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" style:family="table-cell" style:parent-style-name="_19968__33324__4.2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4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5" style:family="table-cell" style:parent-style-name="_19968__33324__4.2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" style:family="table-cell" style:parent-style-name="_19968__33324__4.2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7" style:family="table-cell" style:parent-style-name="_19968__33324__4.2-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8" style:family="table-cell" style:parent-style-name="_19968__33324__4.2-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9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" style:family="table-cell" style:parent-style-name="_19968__33324__4.2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" style:family="table-cell" style:parent-style-name="_19968__33324__4.2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_19968__33324__Fyeartab1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4" style:family="table-cell" style:parent-style-name="_19968__33324__Fyeartab1" style:data-style-name="N3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5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" style:family="table-cell" style:parent-style-name="_19968__33324__Fyeartab1" style:data-style-name="N30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7" style:family="table-cell" style:parent-style-name="_19968__33324__Fyeartab1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8" style:family="table-cell" style:parent-style-name="_19968__33324__pfctab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9" style:family="table-cell" style:parent-style-name="_19968__33324__pfctab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0" style:family="table-cell" style:parent-style-name="_19968__33324__pfctab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1" style:family="table-cell" style:parent-style-name="_19968__33324__pfctab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_19968__33324__4.2-1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" style:family="table-cell" style:parent-style-name="_19968__33324__4.2-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" style:family="table-cell" style:parent-style-name="_19968__33324__4.2-1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5" style:family="table-cell" style:parent-style-name="_19968__33324__4.2-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6" style:family="table-cell" style:parent-style-name="_19968__33324__4.2-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" style:family="table-cell" style:parent-style-name="_19968__33324__4.2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" style:family="table-cell" style:parent-style-name="_19968__33324__4.2-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" style:family="table-cell" style:parent-style-name="_19968__33324__4.2-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" style:family="table-cell" style:parent-style-name="_19968__33324__4.2-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" style:family="table-cell" style:parent-style-name="_19968__33324__4.2-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" style:family="table-cell" style:parent-style-name="_19968__33324__4.2-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" style:family="table-cell" style:parent-style-name="_19968__33324__4.2-1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" style:family="table-cell" style:parent-style-name="_19968__33324__4.2-1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7" style:family="table-cell" style:parent-style-name="_19968__33324__4.2-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8" style:family="table-cell" style:parent-style-name="_19968__33324__4.2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9" style:family="table-cell" style:parent-style-name="_19968__33324__4.2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40" style:family="table-cell" style:parent-style-name="_19968__33324__4.2-2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1" style:family="table-cell" style:parent-style-name="_19968__33324__4.2-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2" style:family="table-cell" style:parent-style-name="_19968__33324__4.2-2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_19968__33324__4.2-2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44" style:family="table-cell" style:parent-style-name="_19968__33324__4.2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45" style:family="table-cell" style:parent-style-name="_19968__33324__4.2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6" style:family="table-cell" style:parent-style-name="_19968__33324__4.2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47" style:family="table-cell" style:parent-style-name="_19968__33324__4.2-2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8" style:family="table-cell" style:parent-style-name="_19968__33324__4.2-2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49" style:family="table-cell" style:parent-style-name="_19968__33324__4.2-2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0" style:family="table-cell" style:parent-style-name="_19968__33324__4.2-2" style:data-style-name="N49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1" style:family="table-cell" style:parent-style-name="_19968__33324__4.2-2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52" style:family="table-cell" style:parent-style-name="_19968__33324__4.2-2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3" style:family="table-cell" style:parent-style-name="_19968__33324__4.2-2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4" style:family="table-cell" style:parent-style-name="_19968__33324__4.2-2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5" style:family="table-cell" style:parent-style-name="_19968__33324__4.2-2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6" style:family="table-cell" style:parent-style-name="_19968__33324__4.2-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57" style:family="table-cell" style:parent-style-name="_19968__33324__4.2-2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8" style:family="table-cell" style:parent-style-name="_19968__33324__4.2-2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59" style:family="table-cell" style:parent-style-name="_19968__33324__4.2-2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60" style:family="table-cell" style:parent-style-name="_19968__33324__4.2-2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63" style:family="table-cell" style:parent-style-name="_19968__33324__4.2-1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_19968__33324__4.2-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_19968__33324__4.2-1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66" style:family="table-cell" style:parent-style-name="_19968__33324__4.2-1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67" style:family="table-cell" style:parent-style-name="_19968__33324__4.2-2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8" style:family="table-cell" style:parent-style-name="_19968__33324__4.2-2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9" style:family="table-cell" style:parent-style-name="_19968__33324__4.2-2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70" style:family="table-cell" style:parent-style-name="_19968__33324__4.2-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1" style:family="table-cell" style:parent-style-name="_19968__33324__4.2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72" style:family="table-cell" style:parent-style-name="_19968__33324__4.2-3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3" style:family="table-cell" style:parent-style-name="_19968__33324__4.2-3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74" style:family="table-cell" style:parent-style-name="_19968__33324__4.2-3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75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76" style:family="table-cell" style:parent-style-name="_19968__33324__4.2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7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8" style:family="table-cell" style:parent-style-name="_19968__33324__4.2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79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80" style:family="table-cell" style:parent-style-name="_19968__33324__4.2-3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1" style:family="table-cell" style:parent-style-name="_19968__33324__4.2-3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2" style:family="table-cell" style:parent-style-name="_19968__33324__4.2-3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3" style:family="table-cell" style:parent-style-name="_19968__33324__4.2-3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4" style:family="table-cell" style:parent-style-name="_19968__33324__4.2-3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85" style:family="table-cell" style:parent-style-name="_19968__33324__4.2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6" style:family="table-cell" style:parent-style-name="_19968__33324__4.2-3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7" style:family="table-cell" style:parent-style-name="_19968__33324__4.2-3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8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89" style:family="table-cell" style:parent-style-name="_19968__33324__4.2-3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0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1" style:family="table-cell" style:parent-style-name="_19968__33324__4.2-3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2" style:family="table-cell" style:parent-style-name="_19968__33324__4.2-3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3" style:family="table-cell" style:parent-style-name="_19968__33324__4.2-3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4" style:family="table-cell" style:parent-style-name="_19968__33324__4.2-3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5" style:family="table-cell" style:parent-style-name="_19968__33324__4.2-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6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97" style:family="table-cell" style:parent-style-name="_19968__33324__4.2-4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8" style:family="table-cell" style:parent-style-name="_19968__33324__4.2-4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99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0" style:family="table-cell" style:parent-style-name="_19968__33324__4.2-4" style:data-style-name="N53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01" style:family="table-cell" style:parent-style-name="_19968__33324__4.2-4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2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03" style:family="table-cell" style:parent-style-name="_19968__33324__4.2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4" style:family="table-cell" style:parent-style-name="_19968__33324__4.2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5" style:family="table-cell" style:parent-style-name="_19968__33324__4.2-4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6" style:family="table-cell" style:parent-style-name="_19968__33324__4.2-4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7" style:family="table-cell" style:parent-style-name="_19968__33324__4.2-4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8" style:family="table-cell" style:parent-style-name="_19968__33324__4.2-4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09" style:family="table-cell" style:parent-style-name="_19968__33324__4.2-4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10" style:family="table-cell" style:parent-style-name="_19968__33324__4.2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1" style:family="table-cell" style:parent-style-name="_19968__33324__4.2-4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2" style:family="table-cell" style:parent-style-name="_19968__33324__4.2-4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3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4" style:family="table-cell" style:parent-style-name="_19968__33324__4.2-4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5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6" style:family="table-cell" style:parent-style-name="_19968__33324__4.2-4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7" style:family="table-cell" style:parent-style-name="_19968__33324__4.2-4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8" style:family="table-cell" style:parent-style-name="_19968__33324__4.2-4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9" style:family="table-cell" style:parent-style-name="_19968__33324__4.2-4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0" style:family="table-cell" style:parent-style-name="_19968__33324__4.2-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1" style:family="table-cell" style:parent-style-name="_19968__33324__4.2-3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2" style:family="table-cell" style:parent-style-name="_19968__33324__4.2-3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3" style:family="table-cell" style:parent-style-name="_19968__33324__4.2-3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24" style:family="table-cell" style:parent-style-name="_19968__33324__4.2-3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5" style:family="table-cell" style:parent-style-name="_19968__33324__4.2-4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_19968__33324__4.2-4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_19968__33324__4.2-4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28" style:family="table-cell" style:parent-style-name="_19968__33324__4.2-4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9" style:family="table-cell" style:parent-style-name="_19968__33324__4.2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30" style:family="table-cell" style:parent-style-name="_19968__33324__4.2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1" style:family="table-cell" style:parent-style-name="_19968__33324__4.2-5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32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3" style:family="table-cell" style:parent-style-name="_19968__33324__4.2-5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4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5" style:family="table-cell" style:parent-style-name="_19968__33324__4.2-5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19968__33324__4.2-5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38" style:family="table-cell" style:parent-style-name="_19968__33324__4.2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9" style:family="table-cell" style:parent-style-name="_19968__33324__4.2-5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0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1" style:family="table-cell" style:parent-style-name="_19968__33324__4.2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2" style:family="table-cell" style:parent-style-name="_19968__33324__4.2-5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3" style:family="table-cell" style:parent-style-name="_19968__33324__4.2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4" style:family="table-cell" style:parent-style-name="_19968__33324__4.2-5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5" style:family="table-cell" style:parent-style-name="_19968__33324__4.2-5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6" style:family="table-cell" style:parent-style-name="_19968__33324__4.2-5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7" style:family="table-cell" style:parent-style-name="_19968__33324__4.2-5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8" style:family="table-cell" style:parent-style-name="_19968__33324__4.2-5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49" style:family="table-cell" style:parent-style-name="_19968__33324__4.2-5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0" style:family="table-cell" style:parent-style-name="_19968__33324__4.2-5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1" style:family="table-cell" style:parent-style-name="_19968__33324__4.2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2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3" style:family="table-cell" style:parent-style-name="_19968__33324__4.2-5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4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5" style:family="table-cell" style:parent-style-name="_19968__33324__4.2-5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6" style:family="table-cell" style:parent-style-name="_19968__33324__4.2-5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7" style:family="table-cell" style:parent-style-name="_19968__33324__4.2-5" style:data-style-name="N4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8" style:family="table-cell" style:parent-style-name="_19968__33324__4.2-5" style:data-style-name="N49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9" style:family="table-cell" style:parent-style-name="_19968__33324__4.2-5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0" style:family="table-cell" style:parent-style-name="_19968__33324__4.2-5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1" style:family="table-cell" style:parent-style-name="_19968__33324__4.2-5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2" style:family="table-cell" style:parent-style-name="_19968__33324__4.2-5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63" style:family="table-cell" style:parent-style-name="_19968__33324__4.2-5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4" style:family="table-cell" style:parent-style-name="_19968__33324__4.2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65" style:family="table-cell" style:parent-style-name="_19968__33324__4.2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6" style:family="table-cell" style:parent-style-name="_19968__33324__4.2-6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167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8" style:family="table-cell" style:parent-style-name="_19968__33324__4.2-6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9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0" style:family="table-cell" style:parent-style-name="_19968__33324__4.2-6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71" style:family="table-cell" style:parent-style-name="_19968__33324__4.2-6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172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73" style:family="table-cell" style:parent-style-name="_19968__33324__4.2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4" style:family="table-cell" style:parent-style-name="_19968__33324__4.2-6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5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6" style:family="table-cell" style:parent-style-name="_19968__33324__4.2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7" style:family="table-cell" style:parent-style-name="_19968__33324__4.2-6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8" style:family="table-cell" style:parent-style-name="_19968__33324__4.2-6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9" style:family="table-cell" style:parent-style-name="_19968__33324__4.2-6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0" style:family="table-cell" style:parent-style-name="_19968__33324__4.2-6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1" style:family="table-cell" style:parent-style-name="_19968__33324__4.2-6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2" style:family="table-cell" style:parent-style-name="_19968__33324__4.2-6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3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184" style:family="table-cell" style:parent-style-name="_19968__33324__4.2-6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5" style:family="table-cell" style:parent-style-name="_19968__33324__4.2-6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6" style:family="table-cell" style:parent-style-name="_19968__33324__4.2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7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8" style:family="table-cell" style:parent-style-name="_19968__33324__4.2-6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9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0" style:family="table-cell" style:parent-style-name="_19968__33324__4.2-6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1" style:family="table-cell" style:parent-style-name="_19968__33324__4.2-6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2" style:family="table-cell" style:parent-style-name="_19968__33324__4.2-6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3" style:family="table-cell" style:parent-style-name="_19968__33324__4.2-6" style:data-style-name="N5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4" style:family="table-cell" style:parent-style-name="_19968__33324__4.2-6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5" style:family="table-cell" style:parent-style-name="_19968__33324__4.2-6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6" style:family="table-cell" style:parent-style-name="_19968__33324__4.2-6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197" style:family="table-cell" style:parent-style-name="_19968__33324__4.2-6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8" style:family="table-cell" style:parent-style-name="_19968__33324__4.2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7pt" style:font-size-asian="7pt" style:font-size-complex="7pt"/>
    </style:style>
    <style:style style:name="ce199" style:family="table-cell" style:parent-style-name="_19968__33324__4.2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0" style:family="table-cell" style:parent-style-name="_19968__33324__4.2-7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01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2" style:family="table-cell" style:parent-style-name="_19968__33324__4.2-7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3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4" style:family="table-cell" style:parent-style-name="_19968__33324__4.2-7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05" style:family="table-cell" style:parent-style-name="_19968__33324__4.2-7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06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07" style:family="table-cell" style:parent-style-name="_19968__33324__4.2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8" style:family="table-cell" style:parent-style-name="_19968__33324__4.2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9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0" style:family="table-cell" style:parent-style-name="_19968__33324__4.2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1" style:family="table-cell" style:parent-style-name="_19968__33324__4.2-7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2" style:family="table-cell" style:parent-style-name="_19968__33324__4.2-7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3" style:family="table-cell" style:parent-style-name="_19968__33324__4.2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4" style:family="table-cell" style:parent-style-name="_19968__33324__4.2-7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15" style:family="table-cell" style:parent-style-name="_19968__33324__4.2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6" style:family="table-cell" style:parent-style-name="_19968__33324__4.2-7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7" style:family="table-cell" style:parent-style-name="_19968__33324__4.2-7" style:data-style-name="N51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8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19" style:family="table-cell" style:parent-style-name="_19968__33324__4.2-7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0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1" style:family="table-cell" style:parent-style-name="_19968__33324__4.2-7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2" style:family="table-cell" style:parent-style-name="_19968__33324__4.2-7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3" style:family="table-cell" style:parent-style-name="_19968__33324__4.2-7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4" style:family="table-cell" style:parent-style-name="_19968__33324__4.2-7" style:data-style-name="N51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5" style:family="table-cell" style:parent-style-name="_19968__33324__4.2-7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6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7" style:family="table-cell" style:parent-style-name="_19968__33324__4.2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8" style:family="table-cell" style:parent-style-name="_19968__33324__4.2-8" style:data-style-name="N5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29" style:family="table-cell" style:parent-style-name="_19968__33324__4.2-8" style:data-style-name="N51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0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1" style:family="table-cell" style:parent-style-name="_19968__33324__4.2-8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32" style:family="table-cell" style:parent-style-name="_19968__33324__4.2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33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34" style:family="table-cell" style:parent-style-name="_19968__33324__4.2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35" style:family="table-cell" style:parent-style-name="_19968__33324__4.2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6" style:family="table-cell" style:parent-style-name="_19968__33324__4.2-8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7" style:family="table-cell" style:parent-style-name="_19968__33324__4.2-8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8" style:family="table-cell" style:parent-style-name="_19968__33324__4.2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39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40" style:family="table-cell" style:parent-style-name="_19968__33324__4.2-8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1" style:family="table-cell" style:parent-style-name="_19968__33324__4.2-8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2" style:family="table-cell" style:parent-style-name="_19968__33324__4.2-8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3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4" style:family="table-cell" style:parent-style-name="_19968__33324__4.2-8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5" style:family="table-cell" style:parent-style-name="_19968__33324__4.2-8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6" style:family="table-cell" style:parent-style-name="_19968__33324__4.2-8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7" style:family="table-cell" style:parent-style-name="_19968__33324__4.2-8" style:data-style-name="N48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8" style:family="table-cell" style:parent-style-name="_19968__33324__4.2-8" style:data-style-name="N3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49" style:family="table-cell" style:parent-style-name="_19968__33324__4.2-8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0" style:family="table-cell" style:parent-style-name="_19968__33324__3.12" style:data-style-name="N0">
      <style:table-cell-properties style:vertical-align="middle" fo:background-color="transparent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1" style:family="table-cell" style:parent-style-name="_19968__33324__4.3-8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2" style:family="table-cell" style:parent-style-name="_19968__33324__4.2-7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3" style:family="table-cell" style:parent-style-name="_19968__33324__4.2-7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4" style:family="table-cell" style:parent-style-name="_19968__33324__4.2-7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5" style:family="table-cell" style:parent-style-name="_19968__33324__4.2-7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56" style:family="table-cell" style:parent-style-name="_19968__33324__4.2-8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7" style:family="table-cell" style:parent-style-name="_19968__33324__4.2-8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8" style:family="table-cell" style:parent-style-name="_19968__33324__4.2-8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59" style:family="table-cell" style:parent-style-name="_19968__33324__4.2-8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0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61" style:family="table-cell" style:parent-style-name="_19968__33324__4.2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2" style:family="table-cell" style:parent-style-name="_19968__33324__4.2-9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3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264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5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66" style:family="table-cell" style:parent-style-name="_19968__33324__4.2-9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267" style:family="table-cell" style:parent-style-name="_19968__33324__4.2-9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268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69" style:family="table-cell" style:parent-style-name="_19968__33324__4.2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0" style:family="table-cell" style:parent-style-name="_19968__33324__4.2-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1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2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3" style:family="table-cell" style:parent-style-name="_19968__33324__4.2-9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4" style:family="table-cell" style:parent-style-name="_19968__33324__4.2-9" style:data-style-name="N0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5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6" style:family="table-cell" style:parent-style-name="_19968__33324__4.2-9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7" style:family="table-cell" style:parent-style-name="_19968__33324__4.2-9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278" style:family="table-cell" style:parent-style-name="_19968__33324__4.2-9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79" style:family="table-cell" style:parent-style-name="_19968__33324__4.2-9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0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1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2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3" style:family="table-cell" style:parent-style-name="_19968__33324__4.2-9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4" style:family="table-cell" style:parent-style-name="_19968__33324__4.2-9" style:data-style-name="N0">
      <style:table-cell-properties fo:border-top="none" fo:border-bottom="thin solid #000000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5" style:family="table-cell" style:parent-style-name="_19968__33324__4.2-9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6" style:family="table-cell" style:parent-style-name="_19968__33324__4.2-9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7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8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1.059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89" style:family="table-cell" style:parent-style-name="_19968__33324__4.2-9" style:data-style-name="N48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0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1" style:family="table-cell" style:parent-style-name="_19968__33324__4.2-9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2" style:family="table-cell" style:parent-style-name="_19968__33324__4.2-9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3" style:family="table-cell" style:parent-style-name="_19968__33324__4.2-9" style:data-style-name="N52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4" style:family="table-cell" style:parent-style-name="_19968__33324__4.2-9" style:data-style-name="N52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5" style:family="table-cell" style:parent-style-name="_19968__33324__4.2-9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6" style:family="table-cell" style:parent-style-name="_19968__33324__4.2-9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7" style:family="table-cell" style:parent-style-name="_19968__33324__4.2-9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98" style:family="table-cell" style:parent-style-name="_19968__33324__4.2-9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299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00" style:family="table-cell" style:parent-style-name="_19968__33324__4.2-10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1" style:family="table-cell" style:parent-style-name="_19968__33324__4.2-10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2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7pt" style:font-size-asian="7pt" style:font-size-complex="7pt"/>
    </style:style>
    <style:style style:name="ce303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4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5" style:family="table-cell" style:parent-style-name="_19968__33324__4.2-10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306" style:family="table-cell" style:parent-style-name="_19968__33324__4.2-10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07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08" style:family="table-cell" style:parent-style-name="_19968__33324__4.2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09" style:family="table-cell" style:parent-style-name="_19968__33324__4.2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0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1" style:family="table-cell" style:parent-style-name="_19968__33324__4.2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2" style:family="table-cell" style:parent-style-name="_19968__33324__4.2-10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3" style:family="table-cell" style:parent-style-name="_19968__33324__4.2-10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4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15" style:family="table-cell" style:parent-style-name="_19968__33324__4.2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6" style:family="table-cell" style:parent-style-name="_19968__33324__4.2-10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7" style:family="table-cell" style:parent-style-name="_19968__33324__4.2-10" style:data-style-name="N52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8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19" style:family="table-cell" style:parent-style-name="_19968__33324__4.2-10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0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1" style:family="table-cell" style:parent-style-name="_19968__33324__4.2-10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2" style:family="table-cell" style:parent-style-name="_19968__33324__4.2-10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3" style:family="table-cell" style:parent-style-name="_19968__33324__4.2-10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4" style:family="table-cell" style:parent-style-name="_19968__33324__4.2-10" style:data-style-name="N52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5" style:family="table-cell" style:parent-style-name="_19968__33324__4.2-10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6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7" style:family="table-cell" style:parent-style-name="_19968__33324__4.2-11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8" style:family="table-cell" style:parent-style-name="_19968__33324__4.2-11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29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0" style:family="table-cell" style:parent-style-name="_19968__33324__4.2-11" style:data-style-name="N0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331" style:family="table-cell" style:parent-style-name="_19968__33324__4.2-11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ce332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33" style:family="table-cell" style:parent-style-name="_19968__33324__4.2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4" style:family="table-cell" style:parent-style-name="_19968__33324__4.2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1.412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5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36" style:family="table-cell" style:parent-style-name="_19968__33324__4.2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37" style:family="table-cell" style:parent-style-name="_19968__33324__4.2-11" style:data-style-name="N48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38" style:family="table-cell" style:parent-style-name="_19968__33324__4.2-11" style:data-style-name="N48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39" style:family="table-cell" style:parent-style-name="_19968__33324__4.2-1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0" style:family="table-cell" style:parent-style-name="_19968__33324__4.2-11" style:data-style-name="N49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1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/>
    </style:style>
    <style:style style:name="ce342" style:family="table-cell" style:parent-style-name="_19968__33324__4.2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3" style:family="table-cell" style:parent-style-name="_19968__33324__4.2-11" style:data-style-name="N48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4" style:family="table-cell" style:parent-style-name="_19968__33324__4.2-11" style:data-style-name="N48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5" style:family="table-cell" style:parent-style-name="_19968__33324__4.2-11" style:data-style-name="N49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6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7" style:family="table-cell" style:parent-style-name="_19968__33324__4.2-11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8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49" style:family="table-cell" style:parent-style-name="_19968__33324__4.2-11" style:data-style-name="N4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0" style:family="table-cell" style:parent-style-name="_19968__33324__4.2-11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1" style:family="table-cell" style:parent-style-name="_19968__33324__4.2-11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2" style:family="table-cell" style:parent-style-name="_19968__33324__4.2-11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3" style:family="table-cell" style:parent-style-name="_19968__33324__4.2-11" style:data-style-name="N48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4" style:family="table-cell" style:parent-style-name="_19968__33324__4.2-11" style:data-style-name="N49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5" style:family="table-cell" style:parent-style-name="_19968__33324__4.2-11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706cm"/>
      <style:text-properties style:font-name="Times New Roman" style:font-name-asian="Times New Roman" style:font-name-complex="Times New Roman" fo:font-size="8pt" style:font-size-asian="8pt" style:font-size-complex="8pt"/>
    </style:style>
    <style:style style:name="ce356" style:family="table-cell" style:parent-style-name="_19968__33324__4.2-10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7" style:family="table-cell" style:parent-style-name="_19968__33324__4.2-10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8" style:family="table-cell" style:parent-style-name="_19968__33324__4.2-10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59" style:family="table-cell" style:parent-style-name="_19968__33324__4.2-10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360" style:family="table-cell" style:parent-style-name="_19968__33324__4.2-11" style:data-style-name="N3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1" style:family="table-cell" style:parent-style-name="_19968__33324__4.2-11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2" style:family="table-cell" style:parent-style-name="_19968__33324__4.2-11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363" style:family="table-cell" style:parent-style-name="_19968__33324__4.2-11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54cm"/>
    </style:style>
    <style:style style:name="ro1" style:family="table-row">
      <style:table-row-properties style:row-height="9.9pt" style:use-optimal-row-height="false" fo:break-before="auto"/>
    </style:style>
    <style:style style:name="ro2" style:family="table-row">
      <style:table-row-properties style:row-height="24.9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39.9pt" style:use-optimal-row-height="false" fo:break-before="auto"/>
    </style:style>
    <style:style style:name="ro5" style:family="table-row">
      <style:table-row-properties style:row-height="10.2pt" style:use-optimal-row-height="true" fo:break-before="auto"/>
    </style:style>
    <style:style style:name="ro6" style:family="table-row">
      <style:table-row-properties style:row-height="9.75pt" style:use-optimal-row-height="false" fo:break-before="auto"/>
    </style:style>
    <style:style style:name="ro7" style:family="table-row">
      <style:table-row-properties style:row-height="3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5.1pt" style:use-optimal-row-height="false" fo:break-before="auto"/>
    </style:style>
    <style:style style:name="ro11" style:family="table-row">
      <style:table-row-properties style:row-height="12.9pt" style:use-optimal-row-height="false" fo:break-before="auto"/>
    </style:style>
    <style:style style:name="ro12" style:family="table-row">
      <style:table-row-properties style:row-height="32.1pt" style:use-optimal-row-height="false" fo:break-before="auto"/>
    </style:style>
    <style:style style:name="ro13" style:family="table-row">
      <style:table-row-properties style:row-height="11.4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6.05pt" style:use-optimal-row-height="false" fo:break-before="auto"/>
    </style:style>
    <style:style style:name="ro16" style:family="table-row">
      <style:table-row-properties style:row-height="9.9pt" style:use-optimal-row-height="false" fo:break-before="page"/>
    </style:style>
    <style:style style:name="ro17" style:family="table-row">
      <style:table-row-properties style:row-height="15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4_2_1" table:style-name="ta1" table:print-ranges="4_2_1.A1:4_2_1.P26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16365" table:default-cell-style-name="ce3"/>
        <table:table-row table:style-name="ro1">
          <table:table-cell office:value-type="string" table:style-name="ce2">
            <text:p><text:s text:c="2"/>148 <text:s text:c="4"/>104<text:span text:style-name="T3">年糧食供需年報</text:span></text:p>
          </table:table-cell>
          <table:table-cell table:number-columns-repeated="13" table:style-name="ce3"/>
          <table:table-cell office:value-type="string" table:style-name="ce4">
            <text:p>FOOD SUPPLY &amp; UTILIZATION 2015 <text:s text:c="4"/>149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62">
            <text:p>2.<text:s/><text:span text:style-name="T5">進口量之內容</text:span></text:p>
          </table:table-cell>
          <table:covered-table-cell table:number-columns-repeated="6"/>
          <table:table-cell table:style-name="ce5"/>
          <table:table-cell office:value-type="string" table:number-columns-spanned="7" table:number-rows-spanned="1" table:style-name="ce62">
            <text:p>2. Import by Food Groups</text:p>
          </table:table-cell>
          <table:covered-table-cell table:number-columns-repeated="6"/>
          <table:table-cell table:number-columns-repeated="2" table:style-name="ce6"/>
          <table:table-cell table:number-columns-spanned="2" table:number-rows-spanned="1" table:style-name="ce61"/>
          <table:covered-table-cell/>
          <table:table-cell table:number-columns-repeated="16365" table:style-name="ce6"/>
        </table:table-row>
        <table:table-row table:style-name="ro2">
          <table:table-cell office:value-type="string" table:number-columns-spanned="7" table:number-rows-spanned="1" table:style-name="ce63">
            <text:p>(1)<text:s text:c="2"/><text:span text:style-name="T6">穀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7"/>
          <table:table-cell office:value-type="string" table:number-columns-spanned="7" table:number-rows-spanned="1" table:style-name="ce64">
            <text:p>(1) <text:s/>Import of Cereals</text:p>
          </table:table-cell>
          <table:covered-table-cell table:number-columns-repeated="6"/>
          <table:table-cell table:number-columns-repeated="2" table:style-name="ce8"/>
          <table:table-cell table:number-columns-spanned="2" table:number-rows-spanned="1" table:style-name="ce61"/>
          <table:covered-table-cell/>
          <table:table-cell table:number-columns-repeated="16365" table:style-name="ce8"/>
        </table:table-row>
        <table:table-row table:style-name="ro1">
          <table:table-cell office:value-type="string" table:style-name="ce9">
            <text:p>單位：公噸</text:p>
          </table:table-cell>
          <table:table-cell table:style-name="ce3"/>
          <table:table-cell table:number-columns-repeated="5" table:style-name="ce10"/>
          <table:table-cell table:style-name="ce11"/>
          <table:table-cell table:number-columns-repeated="6" table:style-name="ce10"/>
          <table:table-cell office:value-type="string" table:style-name="ce12">
            <text:p>Unit:M.T.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65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3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15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7">
            <text:p>民國<text:span text:style-name="T4"><text:s/>104</text:span><text:s/>年</text:p>
          </table:table-cell>
          <table:table-cell office:value-type="string" table:number-columns-spanned="2" table:number-rows-spanned="2" table:style-name="ce66">
            <text:p>Category</text:p>
          </table:table-cell>
          <table:covered-table-cell/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8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15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21">
            <text:p>(2015)</text:p>
          </table:table-cell>
          <table:covered-table-cell/>
          <table:covered-table-cell/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2">
            <text:p>1.<text:s/><text:span text:style-name="T8">穀　　　類</text:span></text:p>
          </table:table-cell>
          <table:table-cell office:value-type="float" office:value="6629269.1399999997" table:style-name="ce23">
            <text:p>6,629,269<text:s/></text:p>
          </table:table-cell>
          <table:table-cell office:value-type="float" office:value="6154216.2929999996" table:style-name="ce23">
            <text:p>6,154,216<text:s/></text:p>
          </table:table-cell>
          <table:table-cell office:value-type="float" office:value="5850181.8799999999" table:style-name="ce23">
            <text:p>5,850,182<text:s/></text:p>
          </table:table-cell>
          <table:table-cell office:value-type="float" office:value="6368930.7960000001" table:style-name="ce23">
            <text:p>6,368,931<text:s/></text:p>
          </table:table-cell>
          <table:table-cell office:value-type="float" office:value="6871122.2359999996" table:style-name="ce23">
            <text:p>6,871,122<text:s/></text:p>
          </table:table-cell>
          <table:table-cell table:style-name="ce23"/>
          <table:table-cell office:value-type="float" office:value="6149315.5173372999" table:style-name="ce24">
            <text:p>6,149,316<text:s/></text:p>
          </table:table-cell>
          <table:table-cell office:value-type="float" office:value="6336778.1971739" table:style-name="ce24">
            <text:p>6,336,778<text:s/></text:p>
          </table:table-cell>
          <table:table-cell office:value-type="float" office:value="6013031.6056965003" table:style-name="ce24">
            <text:p>6,013,032<text:s/></text:p>
          </table:table-cell>
          <table:table-cell office:value-type="float" office:value="6100109.1161901997" table:style-name="ce24">
            <text:p>6,100,109<text:s/></text:p>
          </table:table-cell>
          <table:table-cell office:value-type="float" office:value="6162071.4019152997" table:style-name="ce24">
            <text:p>6,162,071<text:s/></text:p>
          </table:table-cell>
          <table:table-cell table:style-name="ce25"/>
          <table:table-cell office:value-type="string" table:style-name="ce26">
            <text:p>1.Cereal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1)<text:s/><text:span text:style-name="T3">　　米</text:span></text:p>
          </table:table-cell>
          <table:table-cell office:value-type="float" office:value="133450.39000000001" table:style-name="ce28">
            <text:p>133,450<text:s/></text:p>
          </table:table-cell>
          <table:table-cell office:value-type="float" office:value="161636.946" table:style-name="ce28">
            <text:p>161,637<text:s/></text:p>
          </table:table-cell>
          <table:table-cell office:value-type="float" office:value="121970.77" table:style-name="ce28">
            <text:p>121,971<text:s/></text:p>
          </table:table-cell>
          <table:table-cell office:value-type="float" office:value="103279.109" table:style-name="ce28">
            <text:p>103,279<text:s/></text:p>
          </table:table-cell>
          <table:table-cell office:value-type="float" office:value="181458.35699999999" table:style-name="ce28">
            <text:p>181,458<text:s/></text:p>
          </table:table-cell>
          <table:table-cell table:style-name="ce28"/>
          <table:table-cell office:value-type="float" office:value="131675.40097799999" table:style-name="ce28">
            <text:p>131,675<text:s/></text:p>
          </table:table-cell>
          <table:table-cell office:value-type="float" office:value="156799.14923040001" table:style-name="ce28">
            <text:p>156,799<text:s/></text:p>
          </table:table-cell>
          <table:table-cell office:value-type="float" office:value="138762.45616559999" table:style-name="ce28">
            <text:p>138,762<text:s/></text:p>
          </table:table-cell>
          <table:table-cell office:value-type="float" office:value="130202.14815360001" table:style-name="ce28">
            <text:p>130,202<text:s/></text:p>
          </table:table-cell>
          <table:table-cell office:value-type="float" office:value="152924.84457479999" table:style-name="ce28">
            <text:p>152,925<text:s/></text:p>
          </table:table-cell>
          <table:table-cell table:style-name="ce29"/>
          <table:table-cell office:value-type="string" table:style-name="ce30">
            <text:p>(1) Rice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2)<text:s/><text:span text:style-name="T3">小　　　麥</text:span></text:p>
          </table:table-cell>
          <table:table-cell office:value-type="float" office:value="1056450.6000000001" table:style-name="ce28">
            <text:p>1,056,451<text:s/></text:p>
          </table:table-cell>
          <table:table-cell office:value-type="float" office:value="1252382.5789999999" table:style-name="ce28">
            <text:p>1,252,383<text:s/></text:p>
          </table:table-cell>
          <table:table-cell office:value-type="float" office:value="1061695.6100000001" table:style-name="ce28">
            <text:p>1,061,696<text:s/></text:p>
          </table:table-cell>
          <table:table-cell office:value-type="float" office:value="1303064.378" table:style-name="ce28">
            <text:p>1,303,064<text:s/></text:p>
          </table:table-cell>
          <table:table-cell office:value-type="float" office:value="1210413.672" table:style-name="ce28">
            <text:p>1,210,414<text:s/></text:p>
          </table:table-cell>
          <table:table-cell table:style-name="ce28"/>
          <table:table-cell office:value-type="float" office:value="1433234.6774005" table:style-name="ce28">
            <text:p>1,433,235<text:s/></text:p>
          </table:table-cell>
          <table:table-cell office:value-type="float" office:value="1431670.3560635" table:style-name="ce28">
            <text:p>1,431,670<text:s/></text:p>
          </table:table-cell>
          <table:table-cell office:value-type="float" office:value="1387291.9439395" table:style-name="ce28">
            <text:p>1,387,292<text:s/></text:p>
          </table:table-cell>
          <table:table-cell office:value-type="float" office:value="1368643.3585955" table:style-name="ce28">
            <text:p>1,368,643<text:s/></text:p>
          </table:table-cell>
          <table:table-cell office:value-type="float" office:value="1419537.719422" table:style-name="ce28">
            <text:p>1,419,538<text:s/></text:p>
          </table:table-cell>
          <table:table-cell table:style-name="ce29"/>
          <table:table-cell office:value-type="string" table:style-name="ce30">
            <text:p>(2) Whea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3)<text:s/><text:span text:style-name="T3">玉　　　米</text:span></text:p>
          </table:table-cell>
          <table:table-cell office:value-type="float" office:value="5111935.99" table:style-name="ce28">
            <text:p>5,111,936<text:s/></text:p>
          </table:table-cell>
          <table:table-cell office:value-type="float" office:value="4427774.8080000002" table:style-name="ce28">
            <text:p>4,427,775<text:s/></text:p>
          </table:table-cell>
          <table:table-cell office:value-type="float" office:value="4343578.21" table:style-name="ce28">
            <text:p>4,343,578<text:s/></text:p>
          </table:table-cell>
          <table:table-cell office:value-type="float" office:value="4625003.0760000004" table:style-name="ce28">
            <text:p>4,625,003<text:s/></text:p>
          </table:table-cell>
          <table:table-cell office:value-type="float" office:value="5120240.6169999996" table:style-name="ce28">
            <text:p>5,120,241<text:s/></text:p>
          </table:table-cell>
          <table:table-cell table:style-name="ce28"/>
          <table:table-cell office:value-type="float" office:value="4211587.4671759997" table:style-name="ce28">
            <text:p>4,211,587<text:s/></text:p>
          </table:table-cell>
          <table:table-cell office:value-type="float" office:value="4391162.0223399997" table:style-name="ce28">
            <text:p>4,391,162<text:s/></text:p>
          </table:table-cell>
          <table:table-cell office:value-type="float" office:value="4100479.8786559999" table:style-name="ce28">
            <text:p>4,100,480<text:s/></text:p>
          </table:table-cell>
          <table:table-cell office:value-type="float" office:value="4252677.6203244999" table:style-name="ce28">
            <text:p>4,252,678<text:s/></text:p>
          </table:table-cell>
          <table:table-cell office:value-type="float" office:value="4254989.0296614999" table:style-name="ce28">
            <text:p>4,254,989<text:s/></text:p>
          </table:table-cell>
          <table:table-cell table:style-name="ce29"/>
          <table:table-cell office:value-type="string" table:style-name="ce30">
            <text:p>(3) Corn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4)<text:s/><text:span text:style-name="T3">高　　　粱</text:span></text:p>
          </table:table-cell>
          <table:table-cell office:value-type="float" office:value="57929" table:style-name="ce28">
            <text:p>57,929<text:s/></text:p>
          </table:table-cell>
          <table:table-cell office:value-type="float" office:value="67857" table:style-name="ce28">
            <text:p>67,857<text:s/></text:p>
          </table:table-cell>
          <table:table-cell office:value-type="float" office:value="88630" table:style-name="ce28">
            <text:p>88,630<text:s/></text:p>
          </table:table-cell>
          <table:table-cell office:value-type="float" office:value="68946" table:style-name="ce28">
            <text:p>68,946<text:s/></text:p>
          </table:table-cell>
          <table:table-cell office:value-type="float" office:value="69794" table:style-name="ce28">
            <text:p>69,794<text:s/></text:p>
          </table:table-cell>
          <table:table-cell table:style-name="ce28"/>
          <table:table-cell office:value-type="float" office:value="97646" table:style-name="ce28">
            <text:p>97,646<text:s/></text:p>
          </table:table-cell>
          <table:table-cell office:value-type="float" office:value="98495" table:style-name="ce28">
            <text:p>98,495<text:s/></text:p>
          </table:table-cell>
          <table:table-cell office:value-type="float" office:value="119652" table:style-name="ce28">
            <text:p>119,652<text:s/></text:p>
          </table:table-cell>
          <table:table-cell office:value-type="float" office:value="87648" table:style-name="ce28">
            <text:p>87,648<text:s/></text:p>
          </table:table-cell>
          <table:table-cell office:value-type="float" office:value="69065" table:style-name="ce28">
            <text:p>69,065<text:s/></text:p>
          </table:table-cell>
          <table:table-cell table:style-name="ce29"/>
          <table:table-cell office:value-type="string" table:style-name="ce30">
            <text:p>(4) Sorghum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27">
            <text:p>(5)<text:s/><text:span text:style-name="T3">其　　　他</text:span></text:p>
          </table:table-cell>
          <table:table-cell office:value-type="float" office:value="269503.15999999997" table:style-name="ce28">
            <text:p>269,503<text:s/></text:p>
          </table:table-cell>
          <table:table-cell office:value-type="float" office:value="244564.96" table:style-name="ce28">
            <text:p>244,565<text:s/></text:p>
          </table:table-cell>
          <table:table-cell office:value-type="float" office:value="234307.29" table:style-name="ce28">
            <text:p>234,307<text:s/></text:p>
          </table:table-cell>
          <table:table-cell office:value-type="float" office:value="268638.23300000001" table:style-name="ce28">
            <text:p>268,638<text:s/></text:p>
          </table:table-cell>
          <table:table-cell office:value-type="float" office:value="289215.59000000003" table:style-name="ce28">
            <text:p>289,216<text:s/></text:p>
          </table:table-cell>
          <table:table-cell table:style-name="ce28"/>
          <table:table-cell office:value-type="float" office:value="275171.97178279998" table:style-name="ce28">
            <text:p>275,172<text:s/></text:p>
          </table:table-cell>
          <table:table-cell office:value-type="float" office:value="258651.66954" table:style-name="ce28">
            <text:p>258,652<text:s/></text:p>
          </table:table-cell>
          <table:table-cell office:value-type="float" office:value="266845.32693540002" table:style-name="ce28">
            <text:p>266,845<text:s/></text:p>
          </table:table-cell>
          <table:table-cell office:value-type="float" office:value="260937.98911659999" table:style-name="ce28">
            <text:p>260,938<text:s/></text:p>
          </table:table-cell>
          <table:table-cell office:value-type="float" office:value="265554.808257" table:style-name="ce28">
            <text:p>265,555<text:s/></text:p>
          </table:table-cell>
          <table:table-cell table:style-name="ce29"/>
          <table:table-cell office:value-type="string" table:style-name="ce30">
            <text:p>(5) Other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a.<text:s/><text:span text:style-name="T3">　　粟</text:span></text:p>
          </table:table-cell>
          <table:table-cell office:value-type="float" office:value="2887" table:style-name="ce28">
            <text:p>2,887<text:s/></text:p>
          </table:table-cell>
          <table:table-cell office:value-type="float" office:value="3208" table:style-name="ce28">
            <text:p>3,208<text:s/></text:p>
          </table:table-cell>
          <table:table-cell office:value-type="float" office:value="4683" table:style-name="ce28">
            <text:p>4,683<text:s/></text:p>
          </table:table-cell>
          <table:table-cell office:value-type="float" office:value="2873" table:style-name="ce28">
            <text:p>2,873<text:s/></text:p>
          </table:table-cell>
          <table:table-cell office:value-type="float" office:value="3191" table:style-name="ce28">
            <text:p>3,191<text:s/></text:p>
          </table:table-cell>
          <table:table-cell table:style-name="ce28"/>
          <table:table-cell office:value-type="float" office:value="2323" table:style-name="ce28">
            <text:p>2,323<text:s/></text:p>
          </table:table-cell>
          <table:table-cell office:value-type="float" office:value="4470" table:style-name="ce28">
            <text:p>4,470<text:s/></text:p>
          </table:table-cell>
          <table:table-cell office:value-type="float" office:value="4396" table:style-name="ce28">
            <text:p>4,396<text:s/></text:p>
          </table:table-cell>
          <table:table-cell office:value-type="float" office:value="1397" table:style-name="ce28">
            <text:p>1,397<text:s/></text:p>
          </table:table-cell>
          <table:table-cell office:value-type="float" office:value="1507" table:style-name="ce28">
            <text:p>1,507<text:s/></text:p>
          </table:table-cell>
          <table:table-cell table:style-name="ce29"/>
          <table:table-cell office:value-type="string" table:style-name="ce32">
            <text:p>a. Mille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b.<text:s/><text:span text:style-name="T3">　　黍</text:span>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8"/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28">
            <text:p>-</text:p>
          </table:table-cell>
          <table:table-cell table:style-name="ce29"/>
          <table:table-cell office:value-type="string" table:style-name="ce32">
            <text:p>b. Barn-yard millet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"/>
          <table:table-cell office:value-type="string" table:style-name="ce31">
            <text:p>c.<text:s/><text:span text:style-name="T3">大　　　麥</text:span></text:p>
          </table:table-cell>
          <table:table-cell office:value-type="float" office:value="203060.51" table:style-name="ce28">
            <text:p>203,061<text:s/></text:p>
          </table:table-cell>
          <table:table-cell office:value-type="float" office:value="174235.7" table:style-name="ce28">
            <text:p>174,236<text:s/></text:p>
          </table:table-cell>
          <table:table-cell office:value-type="float" office:value="161584.46" table:style-name="ce28">
            <text:p>161,584<text:s/></text:p>
          </table:table-cell>
          <table:table-cell office:value-type="float" office:value="182455.03" table:style-name="ce28">
            <text:p>182,455<text:s/></text:p>
          </table:table-cell>
          <table:table-cell office:value-type="float" office:value="200708.08799999999" table:style-name="ce28">
            <text:p>200,708<text:s/></text:p>
          </table:table-cell>
          <table:table-cell table:style-name="ce28"/>
          <table:table-cell office:value-type="float" office:value="183490.22399999999" table:style-name="ce28">
            <text:p>183,490<text:s/></text:p>
          </table:table-cell>
          <table:table-cell office:value-type="float" office:value="167370.78200000001" table:style-name="ce28">
            <text:p>167,371<text:s/></text:p>
          </table:table-cell>
          <table:table-cell office:value-type="float" office:value="170191.734" table:style-name="ce28">
            <text:p>170,192<text:s/></text:p>
          </table:table-cell>
          <table:table-cell office:value-type="float" office:value="167666.242" table:style-name="ce28">
            <text:p>167,666<text:s/></text:p>
          </table:table-cell>
          <table:table-cell office:value-type="float" office:value="162966.85399999999" table:style-name="ce28">
            <text:p>162,967<text:s/></text:p>
          </table:table-cell>
          <table:table-cell table:style-name="ce29"/>
          <table:table-cell office:value-type="string" table:style-name="ce32">
            <text:p>c. Barley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3"/>
          <table:table-cell office:value-type="string" table:style-name="ce34">
            <text:p>d.<text:s/><text:span text:style-name="T3">其</text:span><text:s/><text:span text:style-name="T3">他</text:span><text:s/><text:span text:style-name="T3">穀</text:span><text:s/><text:span text:style-name="T3">類</text:span></text:p>
          </table:table-cell>
          <table:table-cell office:value-type="float" office:value="63555.65" table:style-name="ce35">
            <text:p>63,556<text:s/></text:p>
          </table:table-cell>
          <table:table-cell office:value-type="float" office:value="67121.259999999995" table:style-name="ce35">
            <text:p>67,121<text:s/></text:p>
          </table:table-cell>
          <table:table-cell office:value-type="float" office:value="68039.83" table:style-name="ce35">
            <text:p>68,040<text:s/></text:p>
          </table:table-cell>
          <table:table-cell office:value-type="float" office:value="83310.202999999994" table:style-name="ce35">
            <text:p>83,310<text:s/></text:p>
          </table:table-cell>
          <table:table-cell office:value-type="float" office:value="85316.501999999993" table:style-name="ce35">
            <text:p>85,317<text:s/></text:p>
          </table:table-cell>
          <table:table-cell table:style-name="ce28"/>
          <table:table-cell office:value-type="float" office:value="89358.747782799997" table:style-name="ce35">
            <text:p>89,359<text:s/></text:p>
          </table:table-cell>
          <table:table-cell office:value-type="float" office:value="86810.887539999996" table:style-name="ce35">
            <text:p>86,811<text:s/></text:p>
          </table:table-cell>
          <table:table-cell office:value-type="float" office:value="92257.592935399996" table:style-name="ce35">
            <text:p>92,258<text:s/></text:p>
          </table:table-cell>
          <table:table-cell office:value-type="float" office:value="91874.747116600003" table:style-name="ce35">
            <text:p>91,875<text:s/></text:p>
          </table:table-cell>
          <table:table-cell office:value-type="float" office:value="101080.954257" table:style-name="ce35">
            <text:p>101,081<text:s/></text:p>
          </table:table-cell>
          <table:table-cell table:style-name="ce36"/>
          <table:table-cell office:value-type="string" table:style-name="ce37">
            <text:p>d. Other cereals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38"/>
          <table:table-cell table:style-name="ce39"/>
          <table:table-cell table:number-columns-repeated="12" table:style-name="ce40"/>
          <table:table-cell table:style-name="ce41"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table-cell office:value-type="string" table:number-columns-spanned="7" table:number-rows-spanned="1" table:style-name="ce67">
            <text:p>(2)<text:s text:c="2"/><text:span text:style-name="T6">薯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42"/>
          <table:table-cell office:value-type="string" table:number-columns-spanned="7" table:number-rows-spanned="1" table:style-name="ce68">
            <text:p>(2) <text:s/>Import of Starchy Roots</text:p>
          </table:table-cell>
          <table:covered-table-cell table:number-columns-repeated="6"/>
          <table:table-cell table:number-columns-repeated="2" table:style-name="ce43"/>
          <table:table-cell table:number-columns-spanned="2" table:number-rows-spanned="1" table:style-name="ce61"/>
          <table:covered-table-cell/>
          <table:table-cell table:number-columns-repeated="16365" table:style-name="ce43"/>
        </table:table-row>
        <table:table-row table:style-name="ro1">
          <table:table-cell office:value-type="string" table:style-name="ce44">
            <text:p>單位：公噸</text:p>
          </table:table-cell>
          <table:table-cell table:style-name="ce38"/>
          <table:table-cell table:number-columns-repeated="5" table:style-name="ce45"/>
          <table:table-cell table:style-name="ce41"/>
          <table:table-cell table:number-columns-repeated="6" table:style-name="ce45"/>
          <table:table-cell office:value-type="string" table:style-name="ce46">
            <text:p>Unit:M.T.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table-cell office:value-type="string" table:number-columns-spanned="2" table:number-rows-spanned="2" table:style-name="ce69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39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70">
            <text:p>Category</text:p>
          </table:table-cell>
          <table:covered-table-cell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39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47">
            <text:p>2.<text:s/><text:span text:style-name="T8">薯　　　類</text:span></text:p>
          </table:table-cell>
          <table:table-cell office:value-type="float" office:value="1589794.79" table:style-name="ce48">
            <text:p>1,589,795<text:s/></text:p>
          </table:table-cell>
          <table:table-cell office:value-type="float" office:value="1607158.5660000001" table:style-name="ce48">
            <text:p>1,607,159<text:s/></text:p>
          </table:table-cell>
          <table:table-cell office:value-type="float" office:value="1301983.1499999999" table:style-name="ce48">
            <text:p>1,301,983<text:s/></text:p>
          </table:table-cell>
          <table:table-cell office:value-type="float" office:value="1456271.39" table:style-name="ce48">
            <text:p>1,456,271<text:s/></text:p>
          </table:table-cell>
          <table:table-cell office:value-type="float" office:value="1204160.453" table:style-name="ce48">
            <text:p>1,204,160<text:s/></text:p>
          </table:table-cell>
          <table:table-cell table:style-name="ce49"/>
          <table:table-cell office:value-type="float" office:value="1477920.7911753" table:style-name="ce48">
            <text:p>1,477,921<text:s/></text:p>
          </table:table-cell>
          <table:table-cell office:value-type="float" office:value="1583351.2122571" table:style-name="ce48">
            <text:p>1,583,351<text:s/></text:p>
          </table:table-cell>
          <table:table-cell office:value-type="float" office:value="1371506.125311" table:style-name="ce48">
            <text:p>1,371,506<text:s/></text:p>
          </table:table-cell>
          <table:table-cell office:value-type="float" office:value="1436571.4192762999" table:style-name="ce48">
            <text:p>1,436,571<text:s/></text:p>
          </table:table-cell>
          <table:table-cell office:value-type="float" office:value="1461804.872491" table:style-name="ce48">
            <text:p>1,461,805<text:s/></text:p>
          </table:table-cell>
          <table:table-cell table:style-name="ce50"/>
          <table:table-cell office:value-type="string" table:style-name="ce51">
            <text:p>2.Starchy root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1)<text:s/><text:span text:style-name="T3">甘　　　藷</text:span></text:p>
          </table:table-cell>
          <table:table-cell office:value-type="float" office:value="71.37" table:style-name="ce53">
            <text:p>71<text:s/></text:p>
          </table:table-cell>
          <table:table-cell office:value-type="float" office:value="102.509" table:style-name="ce53">
            <text:p>103<text:s/></text:p>
          </table:table-cell>
          <table:table-cell office:value-type="float" office:value="169.36" table:style-name="ce53">
            <text:p>169<text:s/></text:p>
          </table:table-cell>
          <table:table-cell office:value-type="float" office:value="207.84200000000001" table:style-name="ce53">
            <text:p>208<text:s/></text:p>
          </table:table-cell>
          <table:table-cell office:value-type="float" office:value="262.36" table:style-name="ce53">
            <text:p>262<text:s/></text:p>
          </table:table-cell>
          <table:table-cell table:style-name="ce53"/>
          <table:table-cell office:value-type="float" office:value="317.1572931" table:style-name="ce53">
            <text:p>317<text:s/></text:p>
          </table:table-cell>
          <table:table-cell office:value-type="float" office:value="405.19214590000001" table:style-name="ce53">
            <text:p>405<text:s/></text:p>
          </table:table-cell>
          <table:table-cell office:value-type="float" office:value="652.94821720000004" table:style-name="ce53">
            <text:p>653<text:s/></text:p>
          </table:table-cell>
          <table:table-cell office:value-type="float" office:value="992.70885029999999" table:style-name="ce53">
            <text:p>993<text:s/></text:p>
          </table:table-cell>
          <table:table-cell office:value-type="float" office:value="907.23194060000003" table:style-name="ce53">
            <text:p>907<text:s/></text:p>
          </table:table-cell>
          <table:table-cell table:style-name="ce54"/>
          <table:table-cell office:value-type="string" table:style-name="ce55">
            <text:p>(1) Sweet potatoe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2)<text:s/><text:span text:style-name="T3">樹　　　薯</text:span></text:p>
          </table:table-cell>
          <table:table-cell office:value-type="float" office:value="1343563.42" table:style-name="ce53">
            <text:p>1,343,563<text:s/></text:p>
          </table:table-cell>
          <table:table-cell office:value-type="float" office:value="1405786.5060000001" table:style-name="ce53">
            <text:p>1,405,787<text:s/></text:p>
          </table:table-cell>
          <table:table-cell office:value-type="float" office:value="1099282.3400000001" table:style-name="ce53">
            <text:p>1,099,282<text:s/></text:p>
          </table:table-cell>
          <table:table-cell office:value-type="float" office:value="1190555.156" table:style-name="ce53">
            <text:p>1,190,555<text:s/></text:p>
          </table:table-cell>
          <table:table-cell office:value-type="float" office:value="926169.02800000005" table:style-name="ce53">
            <text:p>926,169<text:s/></text:p>
          </table:table-cell>
          <table:table-cell table:style-name="ce53"/>
          <table:table-cell office:value-type="float" office:value="1332963.07332" table:style-name="ce53">
            <text:p>1,332,963<text:s/></text:p>
          </table:table-cell>
          <table:table-cell office:value-type="float" office:value="1278884.3399799999" table:style-name="ce53">
            <text:p>1,278,884<text:s/></text:p>
          </table:table-cell>
          <table:table-cell office:value-type="float" office:value="1108950.729754" table:style-name="ce53">
            <text:p>1,108,951<text:s/></text:p>
          </table:table-cell>
          <table:table-cell office:value-type="float" office:value="1241485.5555400001" table:style-name="ce53">
            <text:p>1,241,486<text:s/></text:p>
          </table:table-cell>
          <table:table-cell office:value-type="float" office:value="1161965.9999800001" table:style-name="ce53">
            <text:p>1,161,966<text:s/></text:p>
          </table:table-cell>
          <table:table-cell table:style-name="ce54"/>
          <table:table-cell office:value-type="string" table:style-name="ce55">
            <text:p>(2) Cassava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38"/>
          <table:table-cell office:value-type="string" table:style-name="ce52">
            <text:p>(3)<text:s/><text:span text:style-name="T3">馬　鈴　薯</text:span></text:p>
          </table:table-cell>
          <table:table-cell office:value-type="float" office:value="242165.64" table:style-name="ce53">
            <text:p>242,166<text:s/></text:p>
          </table:table-cell>
          <table:table-cell office:value-type="float" office:value="195874.82800000001" table:style-name="ce53">
            <text:p>195,875<text:s/></text:p>
          </table:table-cell>
          <table:table-cell office:value-type="float" office:value="197540.94" table:style-name="ce53">
            <text:p>197,541<text:s/></text:p>
          </table:table-cell>
          <table:table-cell office:value-type="float" office:value="259624.06200000001" table:style-name="ce53">
            <text:p>259,624<text:s/></text:p>
          </table:table-cell>
          <table:table-cell office:value-type="float" office:value="268954.44" table:style-name="ce53">
            <text:p>268,954<text:s/></text:p>
          </table:table-cell>
          <table:table-cell table:style-name="ce53"/>
          <table:table-cell office:value-type="float" office:value="137887.40451689999" table:style-name="ce53">
            <text:p>137,887<text:s/></text:p>
          </table:table-cell>
          <table:table-cell office:value-type="float" office:value="298210.52932809998" table:style-name="ce53">
            <text:p>298,211<text:s/></text:p>
          </table:table-cell>
          <table:table-cell office:value-type="float" office:value="256463.731183" table:style-name="ce53">
            <text:p>256,464<text:s/></text:p>
          </table:table-cell>
          <table:table-cell office:value-type="float" office:value="186529.3365034" table:style-name="ce53">
            <text:p>186,529<text:s/></text:p>
          </table:table-cell>
          <table:table-cell office:value-type="float" office:value="294054.2167854" table:style-name="ce53">
            <text:p>294,054<text:s/></text:p>
          </table:table-cell>
          <table:table-cell table:style-name="ce54"/>
          <table:table-cell office:value-type="string" table:style-name="ce55">
            <text:p>(3) Potatoe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3">
          <table:table-cell table:style-name="ce56"/>
          <table:table-cell office:value-type="string" table:style-name="ce57">
            <text:p>(4)<text:s/><text:span text:style-name="T3">其　　　他</text:span></text:p>
          </table:table-cell>
          <table:table-cell office:value-type="float" office:value="3994.36" table:style-name="ce58">
            <text:p>3,994<text:s/></text:p>
          </table:table-cell>
          <table:table-cell office:value-type="float" office:value="5394.723" table:style-name="ce58">
            <text:p>5,395<text:s/></text:p>
          </table:table-cell>
          <table:table-cell office:value-type="float" office:value="4990.51" table:style-name="ce58">
            <text:p>4,991<text:s/></text:p>
          </table:table-cell>
          <table:table-cell office:value-type="float" office:value="5884.33" table:style-name="ce58">
            <text:p>5,884<text:s/></text:p>
          </table:table-cell>
          <table:table-cell office:value-type="float" office:value="8774.625" table:style-name="ce58">
            <text:p>8,775<text:s/></text:p>
          </table:table-cell>
          <table:table-cell table:style-name="ce53"/>
          <table:table-cell office:value-type="float" office:value="6753.1560453000002" table:style-name="ce58">
            <text:p>6,753<text:s/></text:p>
          </table:table-cell>
          <table:table-cell office:value-type="float" office:value="5851.1508031000003" table:style-name="ce58">
            <text:p>5,851<text:s/></text:p>
          </table:table-cell>
          <table:table-cell office:value-type="float" office:value="5438.7161568000001" table:style-name="ce58">
            <text:p>5,439<text:s/></text:p>
          </table:table-cell>
          <table:table-cell office:value-type="float" office:value="7563.8183826000004" table:style-name="ce58">
            <text:p>7,564<text:s/></text:p>
          </table:table-cell>
          <table:table-cell office:value-type="float" office:value="4877.423785" table:style-name="ce58">
            <text:p>4,877<text:s/></text:p>
          </table:table-cell>
          <table:table-cell table:style-name="ce59"/>
          <table:table-cell office:value-type="string" table:style-name="ce60">
            <text:p>(4) Others</text:p>
          </table:table-cell>
          <table:table-cell table:number-columns-repeated="2" table:style-name="ce38"/>
          <table:table-cell table:number-columns-spanned="2" table:number-rows-spanned="1" table:style-name="ce61"/>
          <table:covered-table-cell/>
          <table:table-cell table:number-columns-repeated="16365" table:style-name="ce38"/>
        </table:table-row>
        <table:table-row table:style-name="ro5">
          <table:table-cell table:number-columns-repeated="16384" table:style-name="ce38"/>
        </table:table-row>
        <table:table-row table:number-rows-repeated="1048549" table:style-name="ro5">
          <table:table-cell table:number-columns-repeated="16384"/>
        </table:table-row>
      </table:table>
      <table:table table:name="4_2_3" table:style-name="ta1" table:print-ranges="4_2_3.A1:4_2_3.P27">
        <table:table-column table:style-name="co1" table:default-cell-style-name="ce71"/>
        <table:table-column table:style-name="co2" table:default-cell-style-name="ce71"/>
        <table:table-column table:style-name="co3" table:number-columns-repeated="5" table:default-cell-style-name="ce71"/>
        <table:table-column table:style-name="co4" table:default-cell-style-name="ce71"/>
        <table:table-column table:style-name="co3" table:number-columns-repeated="5" table:default-cell-style-name="ce71"/>
        <table:table-column table:style-name="co5" table:default-cell-style-name="ce71"/>
        <table:table-column table:style-name="co6" table:default-cell-style-name="ce71"/>
        <table:table-column table:style-name="co7" table:number-columns-repeated="2" table:default-cell-style-name="ce71"/>
        <table:table-column table:style-name="co8" table:default-cell-style-name="ce71"/>
        <table:table-column table:style-name="co9" table:default-cell-style-name="ce71"/>
        <table:table-column table:style-name="co7" table:number-columns-repeated="16365" table:default-cell-style-name="ce71"/>
        <table:table-row table:style-name="ro1">
          <table:table-cell office:value-type="string" table:style-name="ce2">
            <text:p><text:s text:c="2"/>150 <text:s text:c="4"/>104<text:span text:style-name="T3">年糧食供需年報</text:span></text:p>
          </table:table-cell>
          <table:table-cell table:number-columns-repeated="13" table:style-name="ce3"/>
          <table:table-cell office:value-type="string" table:style-name="ce4">
            <text:p>FOOD SUPPLY &amp; UTILIZATION 2015 <text:s text:c="4"/>151</text:p>
          </table:table-cell>
          <table:table-cell table:number-columns-repeated="2" table:style-name="ce3"/>
          <table:table-cell table:number-columns-spanned="2" table:number-rows-spanned="1" table:style-name="ce61"/>
          <table:covered-table-cell/>
          <table:table-cell table:number-columns-repeated="16365" table:style-name="ce3"/>
        </table:table-row>
        <table:table-row table:style-name="ro2">
          <table:table-cell table:number-columns-repeated="2" table:style-name="ce71"/>
          <table:table-cell table:number-columns-repeated="12" table:style-name="ce72"/>
          <table:table-cell table:number-columns-repeated="3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121">
            <text:p>(3)<text:s text:c="2"/><text:span text:style-name="T6">糖</text:span><text:s/><text:span text:style-name="T6">及</text:span><text:s/><text:span text:style-name="T6">蜂</text:span><text:s/><text:span text:style-name="T6">蜜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73"/>
          <table:table-cell office:value-type="string" table:number-columns-spanned="7" table:number-rows-spanned="1" table:style-name="ce122">
            <text:p>(3) <text:s/>Import of Sugars and Honey</text:p>
          </table:table-cell>
          <table:covered-table-cell table:number-columns-repeated="6"/>
          <table:table-cell table:number-columns-repeated="2" table:style-name="ce74"/>
          <table:table-cell table:number-columns-spanned="2" table:number-rows-spanned="1" table:style-name="ce61"/>
          <table:covered-table-cell/>
          <table:table-cell table:number-columns-repeated="16365" table:style-name="ce74"/>
        </table:table-row>
        <table:table-row table:style-name="ro1">
          <table:table-cell office:value-type="string" table:style-name="ce75">
            <text:p>單位：公噸</text:p>
          </table:table-cell>
          <table:table-cell table:style-name="ce71"/>
          <table:table-cell table:number-columns-repeated="5" table:style-name="ce76"/>
          <table:table-cell table:style-name="ce77"/>
          <table:table-cell table:number-columns-repeated="6" table:style-name="ce76"/>
          <table:table-cell office:value-type="string" table:style-name="ce78">
            <text:p>Unit:M.T.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123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79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124">
            <text:p>Category</text:p>
          </table:table-cell>
          <table:covered-table-cell/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79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1"/>
          <table:table-cell office:value-type="string" table:style-name="ce80">
            <text:p>3.<text:s/><text:span text:style-name="T8">糖</text:span><text:s/><text:span text:style-name="T8">及</text:span><text:s/><text:span text:style-name="T8">蜂</text:span><text:s/><text:span text:style-name="T8">蜜</text:span></text:p>
          </table:table-cell>
          <table:table-cell office:value-type="float" office:value="682359.29" table:style-name="ce81">
            <text:p>682,359<text:s/></text:p>
          </table:table-cell>
          <table:table-cell office:value-type="float" office:value="602628.55099999998" table:style-name="ce81">
            <text:p>602,629<text:s/></text:p>
          </table:table-cell>
          <table:table-cell office:value-type="float" office:value="726690.43" table:style-name="ce81">
            <text:p>726,690<text:s/></text:p>
          </table:table-cell>
          <table:table-cell office:value-type="float" office:value="684646.96" table:style-name="ce81">
            <text:p>684,647<text:s/></text:p>
          </table:table-cell>
          <table:table-cell office:value-type="float" office:value="657070.07499999995" table:style-name="ce81">
            <text:p>657,070<text:s/></text:p>
          </table:table-cell>
          <table:table-cell table:style-name="ce82"/>
          <table:table-cell office:value-type="float" office:value="682375.96719390003" table:style-name="ce81">
            <text:p>682,376<text:s/></text:p>
          </table:table-cell>
          <table:table-cell office:value-type="float" office:value="693871.66291980003" table:style-name="ce81">
            <text:p>693,872<text:s/></text:p>
          </table:table-cell>
          <table:table-cell office:value-type="float" office:value="612176.51973019994" table:style-name="ce81">
            <text:p>612,177<text:s/></text:p>
          </table:table-cell>
          <table:table-cell office:value-type="float" office:value="721000.74076479999" table:style-name="ce81">
            <text:p>721,001<text:s/></text:p>
          </table:table-cell>
          <table:table-cell office:value-type="float" office:value="713806.71085220005" table:style-name="ce81">
            <text:p>713,807<text:s/></text:p>
          </table:table-cell>
          <table:table-cell table:style-name="ce83"/>
          <table:table-cell office:value-type="string" table:style-name="ce84">
            <text:p>3.Sugars and honey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1"/>
          <table:table-cell office:value-type="string" table:style-name="ce85">
            <text:p>(1)<text:s/><text:span text:style-name="T3">　　糖</text:span></text:p>
          </table:table-cell>
          <table:table-cell office:value-type="float" office:value="680404.22" table:style-name="ce86">
            <text:p>680,404<text:s/></text:p>
          </table:table-cell>
          <table:table-cell office:value-type="float" office:value="600006.57900000003" table:style-name="ce86">
            <text:p>600,007<text:s/></text:p>
          </table:table-cell>
          <table:table-cell office:value-type="float" office:value="724427.35" table:style-name="ce86">
            <text:p>724,427<text:s/></text:p>
          </table:table-cell>
          <table:table-cell office:value-type="float" office:value="681124.16599999997" table:style-name="ce86">
            <text:p>681,124<text:s/></text:p>
          </table:table-cell>
          <table:table-cell office:value-type="float" office:value="654881.44499999995" table:style-name="ce86">
            <text:p>654,881<text:s/></text:p>
          </table:table-cell>
          <table:table-cell table:style-name="ce86"/>
          <table:table-cell office:value-type="float" office:value="680548.75919390004" table:style-name="ce86">
            <text:p>680,549<text:s/></text:p>
          </table:table-cell>
          <table:table-cell office:value-type="float" office:value="691746.38891980005" table:style-name="ce86">
            <text:p>691,746<text:s/></text:p>
          </table:table-cell>
          <table:table-cell office:value-type="float" office:value="608945.70273020002" table:style-name="ce86">
            <text:p>608,946<text:s/></text:p>
          </table:table-cell>
          <table:table-cell office:value-type="float" office:value="716248.72076479997" table:style-name="ce86">
            <text:p>716,249<text:s/></text:p>
          </table:table-cell>
          <table:table-cell office:value-type="float" office:value="709091.48085219995" table:style-name="ce86">
            <text:p>709,091<text:s/></text:p>
          </table:table-cell>
          <table:table-cell table:style-name="ce87"/>
          <table:table-cell office:value-type="string" table:style-name="ce88">
            <text:p>(1) Sugars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1"/>
          <table:table-cell office:value-type="string" table:style-name="ce89">
            <text:p>a.<text:s/><text:span text:style-name="T3">砂　　　糖</text:span>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table:style-name="ce86"/>
          <table:table-cell office:value-type="string" table:style-name="ce86">
            <text:p>-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table:style-name="ce87"/>
          <table:table-cell office:value-type="string" table:style-name="ce90">
            <text:p>a. Refined sugar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71"/>
          <table:table-cell office:value-type="string" table:style-name="ce89">
            <text:p>b.<text:s/><text:span text:style-name="T3">紅　　　糖</text:span>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table:style-name="ce86"/>
          <table:table-cell office:value-type="string" table:style-name="ce86">
            <text:p>-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office:value-type="string" table:style-name="ce86">
            <text:p>…</text:p>
          </table:table-cell>
          <table:table-cell table:style-name="ce87"/>
          <table:table-cell office:value-type="string" table:style-name="ce90">
            <text:p>b. Brown sugar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91"/>
          <table:table-cell office:value-type="string" table:style-name="ce92">
            <text:p>(2)<text:s/><text:span text:style-name="T3">蜂　　　蜜</text:span></text:p>
          </table:table-cell>
          <table:table-cell office:value-type="float" office:value="1955.07" table:style-name="ce93">
            <text:p>1,955<text:s/></text:p>
          </table:table-cell>
          <table:table-cell office:value-type="float" office:value="2621.9720000000002" table:style-name="ce93">
            <text:p>2,622<text:s/></text:p>
          </table:table-cell>
          <table:table-cell office:value-type="float" office:value="2263.08" table:style-name="ce93">
            <text:p>2,263<text:s/></text:p>
          </table:table-cell>
          <table:table-cell office:value-type="float" office:value="3522.7939999999999" table:style-name="ce93">
            <text:p>3,523<text:s/></text:p>
          </table:table-cell>
          <table:table-cell office:value-type="float" office:value="2188.63" table:style-name="ce93">
            <text:p>2,189<text:s/></text:p>
          </table:table-cell>
          <table:table-cell table:style-name="ce86"/>
          <table:table-cell office:value-type="float" office:value="1827.2080000000001" table:style-name="ce93">
            <text:p>1,827<text:s/></text:p>
          </table:table-cell>
          <table:table-cell office:value-type="float" office:value="2125.2739999999999" table:style-name="ce93">
            <text:p>2,125<text:s/></text:p>
          </table:table-cell>
          <table:table-cell office:value-type="float" office:value="3230.817" table:style-name="ce93">
            <text:p>3,231<text:s/></text:p>
          </table:table-cell>
          <table:table-cell office:value-type="float" office:value="4752.0200000000004" table:style-name="ce93">
            <text:p>4,752<text:s/></text:p>
          </table:table-cell>
          <table:table-cell office:value-type="float" office:value="4715.2299999999996" table:style-name="ce93">
            <text:p>4,715<text:s/></text:p>
          </table:table-cell>
          <table:table-cell table:style-name="ce94"/>
          <table:table-cell office:value-type="string" table:style-name="ce95">
            <text:p>(2) Honey</text:p>
          </table:table-cell>
          <table:table-cell table:number-columns-repeated="2" table:style-name="ce71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96"/>
          <table:table-cell table:style-name="ce97"/>
          <table:table-cell table:number-columns-repeated="12" table:style-name="ce98"/>
          <table:table-cell table:style-name="ce99"/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2">
          <table:table-cell office:value-type="string" table:number-columns-spanned="7" table:number-rows-spanned="1" table:style-name="ce125">
            <text:p>(4)<text:s text:c="2"/><text:span text:style-name="T6">子</text:span><text:s/><text:span text:style-name="T6">仁</text:span><text:s/><text:span text:style-name="T6">及</text:span><text:s/><text:span text:style-name="T6">油</text:span><text:s/><text:span text:style-name="T6">籽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100"/>
          <table:table-cell office:value-type="string" table:number-columns-spanned="7" table:number-rows-spanned="1" table:style-name="ce126">
            <text:p>(4) <text:s/>Import of Pulses and Oilseeds</text:p>
          </table:table-cell>
          <table:covered-table-cell table:number-columns-repeated="6"/>
          <table:table-cell table:number-columns-repeated="2" table:style-name="ce101"/>
          <table:table-cell table:number-columns-spanned="2" table:number-rows-spanned="1" table:style-name="ce61"/>
          <table:covered-table-cell/>
          <table:table-cell table:number-columns-repeated="16365" table:style-name="ce101"/>
        </table:table-row>
        <table:table-row table:style-name="ro1">
          <table:table-cell office:value-type="string" table:style-name="ce102">
            <text:p>單位：公噸</text:p>
          </table:table-cell>
          <table:table-cell table:style-name="ce97"/>
          <table:table-cell table:number-columns-repeated="5" table:style-name="ce103"/>
          <table:table-cell table:style-name="ce99"/>
          <table:table-cell table:number-columns-repeated="6" table:style-name="ce103"/>
          <table:table-cell office:value-type="string" table:style-name="ce104">
            <text:p>Unit:M.T.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2">
          <table:table-cell office:value-type="string" table:number-columns-spanned="2" table:number-rows-spanned="2" table:style-name="ce127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96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128">
            <text:p>Category</text:p>
          </table:table-cell>
          <table:covered-table-cell/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96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05">
            <text:p>4.<text:s/><text:span text:style-name="T8">子仁及油籽類</text:span></text:p>
          </table:table-cell>
          <table:table-cell office:value-type="float" office:value="2568358.84" table:style-name="ce106">
            <text:p>2,568,359<text:s/></text:p>
          </table:table-cell>
          <table:table-cell office:value-type="float" office:value="2563910.7620000001" table:style-name="ce106">
            <text:p>2,563,911<text:s/></text:p>
          </table:table-cell>
          <table:table-cell office:value-type="float" office:value="2238520.4300000002" table:style-name="ce106">
            <text:p>2,238,520<text:s/></text:p>
          </table:table-cell>
          <table:table-cell office:value-type="float" office:value="2528852.1749999998" table:style-name="ce106">
            <text:p>2,528,852<text:s/></text:p>
          </table:table-cell>
          <table:table-cell office:value-type="float" office:value="2711976.3220000002" table:style-name="ce106">
            <text:p>2,711,976<text:s/></text:p>
          </table:table-cell>
          <table:table-cell table:style-name="ce107"/>
          <table:table-cell office:value-type="float" office:value="2513783.3332827999" table:style-name="ce106">
            <text:p>2,513,783<text:s/></text:p>
          </table:table-cell>
          <table:table-cell office:value-type="float" office:value="2510733.5003908998" table:style-name="ce106">
            <text:p>2,510,734<text:s/></text:p>
          </table:table-cell>
          <table:table-cell office:value-type="float" office:value="2312312.7755034999" table:style-name="ce106">
            <text:p>2,312,313<text:s/></text:p>
          </table:table-cell>
          <table:table-cell office:value-type="float" office:value="2548364.0653534001" table:style-name="ce106">
            <text:p>2,548,364<text:s/></text:p>
          </table:table-cell>
          <table:table-cell office:value-type="float" office:value="2863905.9564455999" table:style-name="ce106">
            <text:p>2,863,906<text:s/></text:p>
          </table:table-cell>
          <table:table-cell table:style-name="ce108"/>
          <table:table-cell office:value-type="string" table:style-name="ce109">
            <text:p>4.Pulses and oilseed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0">
            <text:p>(1)<text:s/><text:span text:style-name="T3">大　　　豆</text:span></text:p>
          </table:table-cell>
          <table:table-cell office:value-type="float" office:value="2390869.0299999998" table:style-name="ce111">
            <text:p>2,390,869<text:s/></text:p>
          </table:table-cell>
          <table:table-cell office:value-type="float" office:value="2384838.0129999998" table:style-name="ce111">
            <text:p>2,384,838<text:s/></text:p>
          </table:table-cell>
          <table:table-cell office:value-type="float" office:value="2094345.1" table:style-name="ce111">
            <text:p>2,094,345<text:s/></text:p>
          </table:table-cell>
          <table:table-cell office:value-type="float" office:value="2364765.7039999999" table:style-name="ce111">
            <text:p>2,364,766<text:s/></text:p>
          </table:table-cell>
          <table:table-cell office:value-type="float" office:value="2551098.875" table:style-name="ce111">
            <text:p>2,551,099<text:s/></text:p>
          </table:table-cell>
          <table:table-cell table:style-name="ce111"/>
          <table:table-cell office:value-type="float" office:value="2344976.4075036002" table:style-name="ce111">
            <text:p>2,344,976<text:s/></text:p>
          </table:table-cell>
          <table:table-cell office:value-type="float" office:value="2348128.5242724" table:style-name="ce111">
            <text:p>2,348,129<text:s/></text:p>
          </table:table-cell>
          <table:table-cell office:value-type="float" office:value="2140611.4408644" table:style-name="ce111">
            <text:p>2,140,611<text:s/></text:p>
          </table:table-cell>
          <table:table-cell office:value-type="float" office:value="2375161.6607304001" table:style-name="ce111">
            <text:p>2,375,162<text:s/></text:p>
          </table:table-cell>
          <table:table-cell office:value-type="float" office:value="2696280.4751964002" table:style-name="ce111">
            <text:p>2,696,280<text:s/></text:p>
          </table:table-cell>
          <table:table-cell table:style-name="ce112"/>
          <table:table-cell office:value-type="string" table:style-name="ce113">
            <text:p>(1) Soybean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0">
            <text:p>(2)<text:s/><text:span text:style-name="T3">花　　　生</text:span></text:p>
          </table:table-cell>
          <table:table-cell office:value-type="float" office:value="8853.6299999999992" table:style-name="ce111">
            <text:p>8,854<text:s/></text:p>
          </table:table-cell>
          <table:table-cell office:value-type="float" office:value="7114.2259999999997" table:style-name="ce111">
            <text:p>7,114<text:s/></text:p>
          </table:table-cell>
          <table:table-cell office:value-type="float" office:value="10117.280000000001" table:style-name="ce111">
            <text:p>10,117<text:s/></text:p>
          </table:table-cell>
          <table:table-cell office:value-type="float" office:value="8871.0429999999997" table:style-name="ce111">
            <text:p>8,871<text:s/></text:p>
          </table:table-cell>
          <table:table-cell office:value-type="float" office:value="8979.4150000000009" table:style-name="ce111">
            <text:p>8,979<text:s/></text:p>
          </table:table-cell>
          <table:table-cell table:style-name="ce111"/>
          <table:table-cell office:value-type="float" office:value="8795.5043363999994" table:style-name="ce111">
            <text:p>8,796<text:s/></text:p>
          </table:table-cell>
          <table:table-cell office:value-type="float" office:value="8546.4802285000005" table:style-name="ce111">
            <text:p>8,546<text:s/></text:p>
          </table:table-cell>
          <table:table-cell office:value-type="float" office:value="9857.7771219000006" table:style-name="ce111">
            <text:p>9,858<text:s/></text:p>
          </table:table-cell>
          <table:table-cell office:value-type="float" office:value="9974.0753327000002" table:style-name="ce111">
            <text:p>9,974<text:s/></text:p>
          </table:table-cell>
          <table:table-cell office:value-type="float" office:value="9677.3656964000002" table:style-name="ce111">
            <text:p>9,677<text:s/></text:p>
          </table:table-cell>
          <table:table-cell table:style-name="ce112"/>
          <table:table-cell office:value-type="string" table:style-name="ce113">
            <text:p>(2) Peanut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0">
            <text:p>(3)<text:s/><text:span text:style-name="T3">芝　　　麻</text:span></text:p>
          </table:table-cell>
          <table:table-cell office:value-type="float" office:value="33833" table:style-name="ce111">
            <text:p>33,833<text:s/></text:p>
          </table:table-cell>
          <table:table-cell office:value-type="float" office:value="39211" table:style-name="ce111">
            <text:p>39,211<text:s/></text:p>
          </table:table-cell>
          <table:table-cell office:value-type="float" office:value="28169" table:style-name="ce111">
            <text:p>28,169<text:s/></text:p>
          </table:table-cell>
          <table:table-cell office:value-type="float" office:value="42446" table:style-name="ce111">
            <text:p>42,446<text:s/></text:p>
          </table:table-cell>
          <table:table-cell office:value-type="float" office:value="43611" table:style-name="ce111">
            <text:p>43,611<text:s/></text:p>
          </table:table-cell>
          <table:table-cell table:style-name="ce111"/>
          <table:table-cell office:value-type="float" office:value="39451" table:style-name="ce111">
            <text:p>39,451<text:s/></text:p>
          </table:table-cell>
          <table:table-cell office:value-type="float" office:value="37622" table:style-name="ce111">
            <text:p>37,622<text:s/></text:p>
          </table:table-cell>
          <table:table-cell office:value-type="float" office:value="38992" table:style-name="ce111">
            <text:p>38,992<text:s/></text:p>
          </table:table-cell>
          <table:table-cell office:value-type="float" office:value="46313" table:style-name="ce111">
            <text:p>46,313<text:s/></text:p>
          </table:table-cell>
          <table:table-cell office:value-type="float" office:value="39162" table:style-name="ce111">
            <text:p>39,162<text:s/></text:p>
          </table:table-cell>
          <table:table-cell table:style-name="ce112"/>
          <table:table-cell office:value-type="string" table:style-name="ce113">
            <text:p>(3) Sesame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0">
            <text:p>(4)<text:s/><text:span text:style-name="T3">其　　　他</text:span></text:p>
          </table:table-cell>
          <table:table-cell office:value-type="float" office:value="134803.18" table:style-name="ce111">
            <text:p>134,803<text:s/></text:p>
          </table:table-cell>
          <table:table-cell office:value-type="float" office:value="132747.52299999999" table:style-name="ce111">
            <text:p>132,748<text:s/></text:p>
          </table:table-cell>
          <table:table-cell office:value-type="float" office:value="105889.05" table:style-name="ce111">
            <text:p>105,889<text:s/></text:p>
          </table:table-cell>
          <table:table-cell office:value-type="float" office:value="112769.428" table:style-name="ce111">
            <text:p>112,769<text:s/></text:p>
          </table:table-cell>
          <table:table-cell office:value-type="float" office:value="108287.03200000001" table:style-name="ce111">
            <text:p>108,287<text:s/></text:p>
          </table:table-cell>
          <table:table-cell table:style-name="ce111"/>
          <table:table-cell office:value-type="float" office:value="120560.4214428" table:style-name="ce111">
            <text:p>120,560<text:s/></text:p>
          </table:table-cell>
          <table:table-cell office:value-type="float" office:value="116436.49589000001" table:style-name="ce111">
            <text:p>116,436<text:s/></text:p>
          </table:table-cell>
          <table:table-cell office:value-type="float" office:value="122851.5575172" table:style-name="ce111">
            <text:p>122,852<text:s/></text:p>
          </table:table-cell>
          <table:table-cell office:value-type="float" office:value="116915.3292903" table:style-name="ce111">
            <text:p>116,915<text:s/></text:p>
          </table:table-cell>
          <table:table-cell office:value-type="float" office:value="118786.11555279999" table:style-name="ce111">
            <text:p>118,786<text:s/></text:p>
          </table:table-cell>
          <table:table-cell table:style-name="ce112"/>
          <table:table-cell office:value-type="string" table:style-name="ce113">
            <text:p>(4) Other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4">
            <text:p>a.<text:s/><text:span text:style-name="T3">油　菜　子</text:span></text:p>
          </table:table-cell>
          <table:table-cell office:value-type="float" office:value="133" table:style-name="ce111">
            <text:p>133<text:s/></text:p>
          </table:table-cell>
          <table:table-cell office:value-type="float" office:value="57" table:style-name="ce111">
            <text:p>57<text:s/></text:p>
          </table:table-cell>
          <table:table-cell office:value-type="float" office:value="37" table:style-name="ce111">
            <text:p>37<text:s/></text:p>
          </table:table-cell>
          <table:table-cell office:value-type="float" office:value="101" table:style-name="ce111">
            <text:p>101<text:s/></text:p>
          </table:table-cell>
          <table:table-cell office:value-type="float" office:value="2431" table:style-name="ce111">
            <text:p>2,431<text:s/></text:p>
          </table:table-cell>
          <table:table-cell table:style-name="ce111"/>
          <table:table-cell office:value-type="float" office:value="77" table:style-name="ce111">
            <text:p>77<text:s/></text:p>
          </table:table-cell>
          <table:table-cell office:value-type="float" office:value="91" table:style-name="ce111">
            <text:p>91<text:s/></text:p>
          </table:table-cell>
          <table:table-cell office:value-type="float" office:value="84" table:style-name="ce111">
            <text:p>84<text:s/></text:p>
          </table:table-cell>
          <table:table-cell office:value-type="float" office:value="123" table:style-name="ce111">
            <text:p>123<text:s/></text:p>
          </table:table-cell>
          <table:table-cell office:value-type="float" office:value="82" table:style-name="ce111">
            <text:p>82<text:s/></text:p>
          </table:table-cell>
          <table:table-cell table:style-name="ce112"/>
          <table:table-cell office:value-type="string" table:style-name="ce115">
            <text:p>a. Rapeseed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4">
            <text:p>b.<text:s/><text:span text:style-name="T3">花　　　豆</text:span>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table:style-name="ce111"/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office:value-type="string" table:style-name="ce111">
            <text:p>-</text:p>
          </table:table-cell>
          <table:table-cell table:style-name="ce112"/>
          <table:table-cell office:value-type="string" table:style-name="ce115">
            <text:p>b. Common bean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4">
            <text:p>c.<text:s/><text:span text:style-name="T3">紅　　　豆</text:span></text:p>
          </table:table-cell>
          <table:table-cell office:value-type="float" office:value="7170.21" table:style-name="ce111">
            <text:p>7,170<text:s/></text:p>
          </table:table-cell>
          <table:table-cell office:value-type="float" office:value="10403.945" table:style-name="ce111">
            <text:p>10,404<text:s/></text:p>
          </table:table-cell>
          <table:table-cell office:value-type="float" office:value="4966.1400000000003" table:style-name="ce111">
            <text:p>4,966<text:s/></text:p>
          </table:table-cell>
          <table:table-cell office:value-type="float" office:value="2802.4749999999999" table:style-name="ce111">
            <text:p>2,802<text:s/></text:p>
          </table:table-cell>
          <table:table-cell office:value-type="float" office:value="3717.3470000000002" table:style-name="ce111">
            <text:p>3,717<text:s/></text:p>
          </table:table-cell>
          <table:table-cell table:style-name="ce111"/>
          <table:table-cell office:value-type="float" office:value="4773.2548033000003" table:style-name="ce111">
            <text:p>4,773<text:s/></text:p>
          </table:table-cell>
          <table:table-cell office:value-type="float" office:value="3134.5599283000001" table:style-name="ce111">
            <text:p>3,135<text:s/></text:p>
          </table:table-cell>
          <table:table-cell office:value-type="float" office:value="3167.6367762999998" table:style-name="ce111">
            <text:p>3,168<text:s/></text:p>
          </table:table-cell>
          <table:table-cell office:value-type="float" office:value="2301.0504218000001" table:style-name="ce111">
            <text:p>2,301<text:s/></text:p>
          </table:table-cell>
          <table:table-cell office:value-type="float" office:value="3011.4926248000002" table:style-name="ce111">
            <text:p>3,011<text:s/></text:p>
          </table:table-cell>
          <table:table-cell table:style-name="ce112"/>
          <table:table-cell office:value-type="string" table:style-name="ce115">
            <text:p>c. Adzuki bean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4">
            <text:p>d.<text:s/><text:span text:style-name="T3">綠　　　豆</text:span></text:p>
          </table:table-cell>
          <table:table-cell office:value-type="float" office:value="30835.040000000001" table:style-name="ce111">
            <text:p>30,835<text:s/></text:p>
          </table:table-cell>
          <table:table-cell office:value-type="float" office:value="29562.7" table:style-name="ce111">
            <text:p>29,563<text:s/></text:p>
          </table:table-cell>
          <table:table-cell office:value-type="float" office:value="23825.14" table:style-name="ce111">
            <text:p>23,825<text:s/></text:p>
          </table:table-cell>
          <table:table-cell office:value-type="float" office:value="30096.95" table:style-name="ce111">
            <text:p>30,097<text:s/></text:p>
          </table:table-cell>
          <table:table-cell office:value-type="float" office:value="19250.671999999999" table:style-name="ce111">
            <text:p>19,251<text:s/></text:p>
          </table:table-cell>
          <table:table-cell table:style-name="ce111"/>
          <table:table-cell office:value-type="float" office:value="30070.345533299998" table:style-name="ce111">
            <text:p>30,070<text:s/></text:p>
          </table:table-cell>
          <table:table-cell office:value-type="float" office:value="28424.644795600001" table:style-name="ce111">
            <text:p>28,425<text:s/></text:p>
          </table:table-cell>
          <table:table-cell office:value-type="float" office:value="30030.7264727" table:style-name="ce111">
            <text:p>30,031<text:s/></text:p>
          </table:table-cell>
          <table:table-cell office:value-type="float" office:value="24788.765357699998" table:style-name="ce111">
            <text:p>24,789<text:s/></text:p>
          </table:table-cell>
          <table:table-cell office:value-type="float" office:value="25045.480725500001" table:style-name="ce111">
            <text:p>25,045<text:s/></text:p>
          </table:table-cell>
          <table:table-cell table:style-name="ce112"/>
          <table:table-cell office:value-type="string" table:style-name="ce115">
            <text:p>d. Mung bean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97"/>
          <table:table-cell office:value-type="string" table:style-name="ce114">
            <text:p>e.<text:s/><text:span text:style-name="T3">其</text:span><text:s/><text:span text:style-name="T3">他</text:span><text:s/><text:span text:style-name="T3">豆</text:span><text:s/><text:span text:style-name="T3">類</text:span></text:p>
          </table:table-cell>
          <table:table-cell office:value-type="float" office:value="41624.959999999999" table:style-name="ce111">
            <text:p>41,625<text:s/></text:p>
          </table:table-cell>
          <table:table-cell office:value-type="float" office:value="41485.688999999998" table:style-name="ce111">
            <text:p>41,486<text:s/></text:p>
          </table:table-cell>
          <table:table-cell office:value-type="float" office:value="35215.26" table:style-name="ce111">
            <text:p>35,215<text:s/></text:p>
          </table:table-cell>
          <table:table-cell office:value-type="float" office:value="40509.866000000002" table:style-name="ce111">
            <text:p>40,510<text:s/></text:p>
          </table:table-cell>
          <table:table-cell office:value-type="float" office:value="39118.040999999997" table:style-name="ce111">
            <text:p>39,118<text:s/></text:p>
          </table:table-cell>
          <table:table-cell table:style-name="ce111"/>
          <table:table-cell office:value-type="float" office:value="39664.3995383" table:style-name="ce111">
            <text:p>39,664<text:s/></text:p>
          </table:table-cell>
          <table:table-cell office:value-type="float" office:value="35947.5788627" table:style-name="ce111">
            <text:p>35,948<text:s/></text:p>
          </table:table-cell>
          <table:table-cell office:value-type="float" office:value="37184.174789800003" table:style-name="ce111">
            <text:p>37,184<text:s/></text:p>
          </table:table-cell>
          <table:table-cell office:value-type="float" office:value="35238.993162500003" table:style-name="ce111">
            <text:p>35,239<text:s/></text:p>
          </table:table-cell>
          <table:table-cell office:value-type="float" office:value="38446.702079399998" table:style-name="ce111">
            <text:p>38,447<text:s/></text:p>
          </table:table-cell>
          <table:table-cell table:style-name="ce112"/>
          <table:table-cell office:value-type="string" table:style-name="ce115">
            <text:p>e. Other bean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3">
          <table:table-cell table:style-name="ce116"/>
          <table:table-cell office:value-type="string" table:style-name="ce117">
            <text:p>f.<text:s/><text:span text:style-name="T3">其　　　他</text:span></text:p>
          </table:table-cell>
          <table:table-cell office:value-type="float" office:value="55039.97" table:style-name="ce118">
            <text:p>55,040<text:s/></text:p>
          </table:table-cell>
          <table:table-cell office:value-type="float" office:value="51238.188999999998" table:style-name="ce118">
            <text:p>51,238<text:s/></text:p>
          </table:table-cell>
          <table:table-cell office:value-type="float" office:value="41845.51" table:style-name="ce118">
            <text:p>41,846<text:s/></text:p>
          </table:table-cell>
          <table:table-cell office:value-type="float" office:value="39259.137000000002" table:style-name="ce118">
            <text:p>39,259<text:s/></text:p>
          </table:table-cell>
          <table:table-cell office:value-type="float" office:value="43769.972000000002" table:style-name="ce118">
            <text:p>43,770<text:s/></text:p>
          </table:table-cell>
          <table:table-cell table:style-name="ce111"/>
          <table:table-cell office:value-type="float" office:value="45975.421567899997" table:style-name="ce118">
            <text:p>45,975<text:s/></text:p>
          </table:table-cell>
          <table:table-cell office:value-type="float" office:value="48838.712303400003" table:style-name="ce118">
            <text:p>48,839<text:s/></text:p>
          </table:table-cell>
          <table:table-cell office:value-type="float" office:value="52385.019478399998" table:style-name="ce118">
            <text:p>52,385<text:s/></text:p>
          </table:table-cell>
          <table:table-cell office:value-type="float" office:value="54463.5203483" table:style-name="ce118">
            <text:p>54,464<text:s/></text:p>
          </table:table-cell>
          <table:table-cell office:value-type="float" office:value="52200.440123100001" table:style-name="ce118">
            <text:p>52,200<text:s/></text:p>
          </table:table-cell>
          <table:table-cell table:style-name="ce119"/>
          <table:table-cell office:value-type="string" table:style-name="ce120">
            <text:p>f. Others</text:p>
          </table:table-cell>
          <table:table-cell table:number-columns-repeated="2" table:style-name="ce97"/>
          <table:table-cell table:number-columns-spanned="2" table:number-rows-spanned="1" table:style-name="ce61"/>
          <table:covered-table-cell/>
          <table:table-cell table:number-columns-repeated="16365" table:style-name="ce97"/>
        </table:table-row>
        <table:table-row table:style-name="ro5">
          <table:table-cell table:number-columns-repeated="16384" table:style-name="ce97"/>
        </table:table-row>
        <table:table-row table:number-rows-repeated="1048548" table:style-name="ro5">
          <table:table-cell table:number-columns-repeated="16384"/>
        </table:table-row>
      </table:table>
      <table:table table:name="4_2_5" table:style-name="ta1">
        <table:table-column table:style-name="co1" table:default-cell-style-name="ce130"/>
        <table:table-column table:style-name="co2" table:default-cell-style-name="ce130"/>
        <table:table-column table:style-name="co3" table:number-columns-repeated="5" table:default-cell-style-name="ce130"/>
        <table:table-column table:style-name="co4" table:default-cell-style-name="ce130"/>
        <table:table-column table:style-name="co3" table:number-columns-repeated="5" table:default-cell-style-name="ce130"/>
        <table:table-column table:style-name="co5" table:default-cell-style-name="ce130"/>
        <table:table-column table:style-name="co6" table:default-cell-style-name="ce130"/>
        <table:table-column table:style-name="co7" table:number-columns-repeated="16369" table:default-cell-style-name="ce130"/>
        <table:table-row table:style-name="ro6">
          <table:table-cell office:value-type="string" table:style-name="ce129">
            <text:p><text:s text:c="2"/>152 <text:s text:c="4"/>104<text:span text:style-name="T3">年糧食供需年報</text:span></text:p>
          </table:table-cell>
          <table:table-cell table:number-columns-repeated="13" table:style-name="ce130"/>
          <table:table-cell office:value-type="string" table:style-name="ce131">
            <text:p>FOOD SUPPLY &amp; UTILIZATION 2015 <text:s text:c="4"/>153</text:p>
          </table:table-cell>
          <table:table-cell table:number-columns-repeated="16369"/>
        </table:table-row>
        <table:table-row table:style-name="ro2">
          <table:table-cell table:style-name="ce132"/>
          <table:table-cell table:style-name="ce130"/>
          <table:table-cell table:number-columns-repeated="12" table:style-name="ce133"/>
          <table:table-cell table:style-name="ce134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60">
            <text:p>(5)<text:s text:c="2"/><text:span text:style-name="T6">蔬</text:span><text:s/><text:span text:style-name="T6">菜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135"/>
          <table:table-cell office:value-type="string" table:number-columns-spanned="7" table:number-rows-spanned="1" table:style-name="ce161">
            <text:p>(5) <text:s/>Import of Vegetables</text:p>
          </table:table-cell>
          <table:covered-table-cell table:number-columns-repeated="6"/>
          <table:table-cell table:number-columns-repeated="16369" table:style-name="ce136"/>
        </table:table-row>
        <table:table-row table:style-name="ro1">
          <table:table-cell office:value-type="string" table:style-name="ce137">
            <text:p>單位：公噸</text:p>
          </table:table-cell>
          <table:table-cell table:style-name="ce130"/>
          <table:table-cell table:number-columns-repeated="5" table:style-name="ce138"/>
          <table:table-cell table:style-name="ce132"/>
          <table:table-cell table:number-columns-repeated="6" table:style-name="ce138"/>
          <table:table-cell office:value-type="string" table:style-name="ce139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62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140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163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140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130"/>
          <table:table-cell table:style-name="ce141"/>
          <table:table-cell table:number-columns-repeated="5" table:style-name="ce142"/>
          <table:table-cell table:style-name="ce143"/>
          <table:table-cell table:number-columns-repeated="5" table:style-name="ce142"/>
          <table:table-cell table:style-name="ce144"/>
          <table:table-cell table:style-name="ce134"/>
          <table:table-cell table:number-columns-repeated="16369"/>
        </table:table-row>
        <table:table-row table:style-name="ro8">
          <table:table-cell table:style-name="ce130"/>
          <table:table-cell office:value-type="string" table:style-name="ce145">
            <text:p>5.<text:s/><text:span text:style-name="T8">蔬　菜　類</text:span></text:p>
          </table:table-cell>
          <table:table-cell office:value-type="float" office:value="372602.21" table:style-name="ce146">
            <text:p>372,602<text:s/></text:p>
          </table:table-cell>
          <table:table-cell office:value-type="float" office:value="432775.98300000001" table:style-name="ce146">
            <text:p>432,776<text:s/></text:p>
          </table:table-cell>
          <table:table-cell office:value-type="float" office:value="382825.5" table:style-name="ce146">
            <text:p>382,826<text:s/></text:p>
          </table:table-cell>
          <table:table-cell office:value-type="float" office:value="368193.924" table:style-name="ce146">
            <text:p>368,194<text:s/></text:p>
          </table:table-cell>
          <table:table-cell office:value-type="float" office:value="356409.62800000003" table:style-name="ce146">
            <text:p>356,410<text:s/></text:p>
          </table:table-cell>
          <table:table-cell table:style-name="ce146"/>
          <table:table-cell office:value-type="float" office:value="324933.01968269999" table:style-name="ce146">
            <text:p>324,933<text:s/></text:p>
          </table:table-cell>
          <table:table-cell office:value-type="float" office:value="415022.17785430001" table:style-name="ce146">
            <text:p>415,022<text:s/></text:p>
          </table:table-cell>
          <table:table-cell office:value-type="float" office:value="386087.91518449999" table:style-name="ce146">
            <text:p>386,088<text:s/></text:p>
          </table:table-cell>
          <table:table-cell office:value-type="float" office:value="371394.38005189999" table:style-name="ce146">
            <text:p>371,394<text:s/></text:p>
          </table:table-cell>
          <table:table-cell office:value-type="float" office:value="430171.88617670001" table:style-name="ce146">
            <text:p>430,172<text:s/></text:p>
          </table:table-cell>
          <table:table-cell table:style-name="ce147"/>
          <table:table-cell office:value-type="string" table:style-name="ce148">
            <text:p>5.Vegetables</text:p>
          </table:table-cell>
          <table:table-cell table:number-columns-repeated="16369"/>
        </table:table-row>
        <table:table-row table:style-name="ro7">
          <table:table-cell table:style-name="ce130"/>
          <table:table-cell table:style-name="ce141"/>
          <table:table-cell table:number-columns-repeated="11" table:style-name="ce149"/>
          <table:table-cell table:style-name="ce150"/>
          <table:table-cell table:style-name="ce132"/>
          <table:table-cell table:number-columns-repeated="16369"/>
        </table:table-row>
        <table:table-row table:style-name="ro8">
          <table:table-cell table:style-name="ce130"/>
          <table:table-cell office:value-type="string" table:style-name="ce151">
            <text:p>(1)<text:s/><text:span text:style-name="T3">葉　菜　類</text:span></text:p>
          </table:table-cell>
          <table:table-cell office:value-type="float" office:value="29900.53" table:style-name="ce149">
            <text:p>29,901<text:s/></text:p>
          </table:table-cell>
          <table:table-cell office:value-type="float" office:value="35631.741999999998" table:style-name="ce149">
            <text:p>35,632<text:s/></text:p>
          </table:table-cell>
          <table:table-cell office:value-type="float" office:value="38443.75" table:style-name="ce149">
            <text:p>38,444<text:s/></text:p>
          </table:table-cell>
          <table:table-cell office:value-type="float" office:value="38644.483" table:style-name="ce149">
            <text:p>38,644<text:s/></text:p>
          </table:table-cell>
          <table:table-cell office:value-type="float" office:value="35791.633999999998" table:style-name="ce149">
            <text:p>35,792<text:s/></text:p>
          </table:table-cell>
          <table:table-cell table:style-name="ce149"/>
          <table:table-cell office:value-type="float" office:value="51068.309457099997" table:style-name="ce149">
            <text:p>51,068<text:s/></text:p>
          </table:table-cell>
          <table:table-cell office:value-type="float" office:value="91228.576593999998" table:style-name="ce149">
            <text:p>91,229<text:s/></text:p>
          </table:table-cell>
          <table:table-cell office:value-type="float" office:value="81111.906786299995" table:style-name="ce149">
            <text:p>81,112<text:s/></text:p>
          </table:table-cell>
          <table:table-cell office:value-type="float" office:value="77426.369158600006" table:style-name="ce149">
            <text:p>77,426<text:s/></text:p>
          </table:table-cell>
          <table:table-cell office:value-type="float" office:value="107200.37619340001" table:style-name="ce149">
            <text:p>107,200<text:s/></text:p>
          </table:table-cell>
          <table:table-cell table:style-name="ce150"/>
          <table:table-cell office:value-type="string" table:style-name="ce152">
            <text:p>(1) Green leafy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a.<text:s/><text:span text:style-name="T3">甘　　　藍</text:span></text:p>
          </table:table-cell>
          <table:table-cell office:value-type="float" office:value="6.6" table:style-name="ce149">
            <text:p>7<text:s/></text:p>
          </table:table-cell>
          <table:table-cell office:value-type="string" table:style-name="ce149">
            <text:p>-</text:p>
          </table:table-cell>
          <table:table-cell office:value-type="float" office:value="38.380000000000003" table:style-name="ce149">
            <text:p>38<text:s/></text:p>
          </table:table-cell>
          <table:table-cell office:value-type="float" office:value="143.66" table:style-name="ce149">
            <text:p>144<text:s/></text:p>
          </table:table-cell>
          <table:table-cell office:value-type="float" office:value="6.5000000000000002E-2" table:style-name="ce149">
            <text:p>0<text:s/></text:p>
          </table:table-cell>
          <table:table-cell table:style-name="ce149"/>
          <table:table-cell office:value-type="float" office:value="12859.691000000001" table:style-name="ce149">
            <text:p>12,860<text:s/></text:p>
          </table:table-cell>
          <table:table-cell office:value-type="float" office:value="45590.03" table:style-name="ce149">
            <text:p>45,590<text:s/></text:p>
          </table:table-cell>
          <table:table-cell office:value-type="float" office:value="36096.826999999997" table:style-name="ce149">
            <text:p>36,097<text:s/></text:p>
          </table:table-cell>
          <table:table-cell office:value-type="float" office:value="24460.864000000001" table:style-name="ce149">
            <text:p>24,461<text:s/></text:p>
          </table:table-cell>
          <table:table-cell office:value-type="float" office:value="45825.82" table:style-name="ce149">
            <text:p>45,826<text:s/></text:p>
          </table:table-cell>
          <table:table-cell table:style-name="ce150"/>
          <table:table-cell office:value-type="string" table:style-name="ce154">
            <text:p>a. Cabbage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b.<text:s/><text:span text:style-name="T3">大　芥　菜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b. Leaf mustard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c.<text:s/><text:span text:style-name="T3">結</text:span><text:s/><text:span text:style-name="T3">球</text:span><text:s/><text:span text:style-name="T3">白</text:span><text:s/><text:span text:style-name="T3">菜</text:span></text:p>
          </table:table-cell>
          <table:table-cell office:value-type="float" office:value="10551.9" table:style-name="ce149">
            <text:p>10,552<text:s/></text:p>
          </table:table-cell>
          <table:table-cell office:value-type="float" office:value="13780.248" table:style-name="ce149">
            <text:p>13,780<text:s/></text:p>
          </table:table-cell>
          <table:table-cell office:value-type="float" office:value="16105.59" table:style-name="ce149">
            <text:p>16,106<text:s/></text:p>
          </table:table-cell>
          <table:table-cell office:value-type="float" office:value="16611.043000000001" table:style-name="ce149">
            <text:p>16,611<text:s/></text:p>
          </table:table-cell>
          <table:table-cell office:value-type="float" office:value="14577.1" table:style-name="ce149">
            <text:p>14,577<text:s/></text:p>
          </table:table-cell>
          <table:table-cell table:style-name="ce149"/>
          <table:table-cell office:value-type="float" office:value="16837.8580496" table:style-name="ce149">
            <text:p>16,838<text:s/></text:p>
          </table:table-cell>
          <table:table-cell office:value-type="float" office:value="20127.269204" table:style-name="ce149">
            <text:p>20,127<text:s/></text:p>
          </table:table-cell>
          <table:table-cell office:value-type="float" office:value="19216.4752672" table:style-name="ce149">
            <text:p>19,216<text:s/></text:p>
          </table:table-cell>
          <table:table-cell office:value-type="float" office:value="26559.002190399999" table:style-name="ce149">
            <text:p>26,559<text:s/></text:p>
          </table:table-cell>
          <table:table-cell office:value-type="float" office:value="33985.567223999999" table:style-name="ce149">
            <text:p>33,986<text:s/></text:p>
          </table:table-cell>
          <table:table-cell table:style-name="ce150"/>
          <table:table-cell office:value-type="string" table:style-name="ce154">
            <text:p>c. Chinese cabbage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d.<text:s/><text:span text:style-name="T3">小　白　菜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d. Celery cabbage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e.<text:s/><text:span text:style-name="T3">甕　　　菜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e. Water convolvulu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f.<text:s/><text:span text:style-name="T3">芹　　　菜</text:span></text:p>
          </table:table-cell>
          <table:table-cell office:value-type="float" office:value="7582.25" table:style-name="ce149">
            <text:p>7,582<text:s/></text:p>
          </table:table-cell>
          <table:table-cell office:value-type="float" office:value="8404.8220000000001" table:style-name="ce149">
            <text:p>8,405<text:s/></text:p>
          </table:table-cell>
          <table:table-cell office:value-type="float" office:value="7945.81" table:style-name="ce149">
            <text:p>7,946<text:s/></text:p>
          </table:table-cell>
          <table:table-cell office:value-type="float" office:value="7544.8379999999997" table:style-name="ce149">
            <text:p>7,545<text:s/></text:p>
          </table:table-cell>
          <table:table-cell office:value-type="float" office:value="6399.1760000000004" table:style-name="ce149">
            <text:p>6,399<text:s/></text:p>
          </table:table-cell>
          <table:table-cell table:style-name="ce149"/>
          <table:table-cell office:value-type="float" office:value="5701.4260000000004" table:style-name="ce149">
            <text:p>5,701<text:s/></text:p>
          </table:table-cell>
          <table:table-cell office:value-type="float" office:value="7880.67" table:style-name="ce149">
            <text:p>7,881<text:s/></text:p>
          </table:table-cell>
          <table:table-cell office:value-type="float" office:value="6902.9660000000003" table:style-name="ce149">
            <text:p>6,903<text:s/></text:p>
          </table:table-cell>
          <table:table-cell office:value-type="float" office:value="6748.8069999999998" table:style-name="ce149">
            <text:p>6,749<text:s/></text:p>
          </table:table-cell>
          <table:table-cell office:value-type="float" office:value="6223.3119999999999" table:style-name="ce149">
            <text:p>6,223<text:s/></text:p>
          </table:table-cell>
          <table:table-cell table:style-name="ce150"/>
          <table:table-cell office:value-type="string" table:style-name="ce154">
            <text:p>f. Celery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g.<text:s/><text:span text:style-name="T3">其　　　他</text:span></text:p>
          </table:table-cell>
          <table:table-cell office:value-type="float" office:value="11759.78" table:style-name="ce149">
            <text:p>11,760<text:s/></text:p>
          </table:table-cell>
          <table:table-cell office:value-type="float" office:value="13446.672" table:style-name="ce149">
            <text:p>13,447<text:s/></text:p>
          </table:table-cell>
          <table:table-cell office:value-type="float" office:value="14353.97" table:style-name="ce149">
            <text:p>14,354<text:s/></text:p>
          </table:table-cell>
          <table:table-cell office:value-type="float" office:value="14344.941999999999" table:style-name="ce149">
            <text:p>14,345<text:s/></text:p>
          </table:table-cell>
          <table:table-cell office:value-type="float" office:value="14815.293" table:style-name="ce149">
            <text:p>14,815<text:s/></text:p>
          </table:table-cell>
          <table:table-cell table:style-name="ce149"/>
          <table:table-cell office:value-type="float" office:value="15669.3344075" table:style-name="ce149">
            <text:p>15,669<text:s/></text:p>
          </table:table-cell>
          <table:table-cell office:value-type="float" office:value="17630.607390000001" table:style-name="ce149">
            <text:p>17,631<text:s/></text:p>
          </table:table-cell>
          <table:table-cell office:value-type="float" office:value="18895.638519100001" table:style-name="ce149">
            <text:p>18,896<text:s/></text:p>
          </table:table-cell>
          <table:table-cell office:value-type="float" office:value="19657.695968200002" table:style-name="ce149">
            <text:p>19,658<text:s/></text:p>
          </table:table-cell>
          <table:table-cell office:value-type="float" office:value="21165.6769694" table:style-name="ce149">
            <text:p>21,166<text:s/></text:p>
          </table:table-cell>
          <table:table-cell table:style-name="ce150"/>
          <table:table-cell office:value-type="string" table:style-name="ce154">
            <text:p>g. Others</text:p>
          </table:table-cell>
          <table:table-cell table:number-columns-repeated="16369"/>
        </table:table-row>
        <table:table-row table:style-name="ro7">
          <table:table-cell/>
          <table:table-cell table:style-name="ce141"/>
          <table:table-cell table:number-columns-repeated="11" table:style-name="ce149"/>
          <table:table-cell table:style-name="ce150"/>
          <table:table-cell table:style-name="ce132"/>
          <table:table-cell table:number-columns-repeated="16369"/>
        </table:table-row>
        <table:table-row table:style-name="ro8">
          <table:table-cell/>
          <table:table-cell office:value-type="string" table:style-name="ce151">
            <text:p>(2)<text:s/><text:span text:style-name="T3">根　菜　類</text:span></text:p>
          </table:table-cell>
          <table:table-cell office:value-type="float" office:value="43265.06" table:style-name="ce149">
            <text:p>43,265<text:s/></text:p>
          </table:table-cell>
          <table:table-cell office:value-type="float" office:value="47483.101999999999" table:style-name="ce149">
            <text:p>47,483<text:s/></text:p>
          </table:table-cell>
          <table:table-cell office:value-type="float" office:value="44851.81" table:style-name="ce149">
            <text:p>44,852<text:s/></text:p>
          </table:table-cell>
          <table:table-cell office:value-type="float" office:value="36299.055" table:style-name="ce149">
            <text:p>36,299<text:s/></text:p>
          </table:table-cell>
          <table:table-cell office:value-type="float" office:value="39552.951000000001" table:style-name="ce149">
            <text:p>39,553<text:s/></text:p>
          </table:table-cell>
          <table:table-cell table:style-name="ce149"/>
          <table:table-cell office:value-type="float" office:value="32271.934854300001" table:style-name="ce149">
            <text:p>32,272<text:s/></text:p>
          </table:table-cell>
          <table:table-cell office:value-type="float" office:value="36793.3051958" table:style-name="ce149">
            <text:p>36,793<text:s/></text:p>
          </table:table-cell>
          <table:table-cell office:value-type="float" office:value="40909.090005899998" table:style-name="ce149">
            <text:p>40,909<text:s/></text:p>
          </table:table-cell>
          <table:table-cell office:value-type="float" office:value="37596.390507399999" table:style-name="ce149">
            <text:p>37,596<text:s/></text:p>
          </table:table-cell>
          <table:table-cell office:value-type="float" office:value="48059.078063300003" table:style-name="ce149">
            <text:p>48,059<text:s/></text:p>
          </table:table-cell>
          <table:table-cell table:style-name="ce150"/>
          <table:table-cell office:value-type="string" table:style-name="ce152">
            <text:p>(2) Roo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a.<text:s/><text:span text:style-name="T3">蘿　　　蔔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float" office:value="131.959" table:style-name="ce149">
            <text:p>132<text:s/></text:p>
          </table:table-cell>
          <table:table-cell office:value-type="float" office:value="21031.327000000001" table:style-name="ce149">
            <text:p>21,031<text:s/></text:p>
          </table:table-cell>
          <table:table-cell table:style-name="ce149"/>
          <table:table-cell office:value-type="float" office:value="18385.791000000001" table:style-name="ce149">
            <text:p>18,386<text:s/></text:p>
          </table:table-cell>
          <table:table-cell office:value-type="float" office:value="22503.15" table:style-name="ce149">
            <text:p>22,503<text:s/></text:p>
          </table:table-cell>
          <table:table-cell office:value-type="float" office:value="25905.469000000001" table:style-name="ce149">
            <text:p>25,905<text:s/></text:p>
          </table:table-cell>
          <table:table-cell office:value-type="float" office:value="24501.427" table:style-name="ce149">
            <text:p>24,501<text:s/></text:p>
          </table:table-cell>
          <table:table-cell office:value-type="float" office:value="33203.794000000002" table:style-name="ce149">
            <text:p>33,204<text:s/></text:p>
          </table:table-cell>
          <table:table-cell table:style-name="ce150"/>
          <table:table-cell office:value-type="string" table:style-name="ce154">
            <text:p>a. Radishe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b.<text:s/><text:span text:style-name="T3">胡　蘿　蔔</text:span></text:p>
          </table:table-cell>
          <table:table-cell office:value-type="float" office:value="2848" table:style-name="ce149">
            <text:p>2,848<text:s/></text:p>
          </table:table-cell>
          <table:table-cell office:value-type="float" office:value="2679.59" table:style-name="ce149">
            <text:p>2,680<text:s/></text:p>
          </table:table-cell>
          <table:table-cell office:value-type="float" office:value="2254.86" table:style-name="ce149">
            <text:p>2,255<text:s/></text:p>
          </table:table-cell>
          <table:table-cell office:value-type="float" office:value="1187.2919999999999" table:style-name="ce149">
            <text:p>1,187<text:s/></text:p>
          </table:table-cell>
          <table:table-cell office:value-type="float" office:value="1066.5239999999999" table:style-name="ce149">
            <text:p>1,067<text:s/></text:p>
          </table:table-cell>
          <table:table-cell table:style-name="ce149"/>
          <table:table-cell office:value-type="float" office:value="832.90226789999997" table:style-name="ce149">
            <text:p>833<text:s/></text:p>
          </table:table-cell>
          <table:table-cell office:value-type="float" office:value="3191.9748816000001" table:style-name="ce149">
            <text:p>3,192<text:s/></text:p>
          </table:table-cell>
          <table:table-cell office:value-type="float" office:value="2003.9693316" table:style-name="ce149">
            <text:p>2,004<text:s/></text:p>
          </table:table-cell>
          <table:table-cell office:value-type="float" office:value="1350.4263684" table:style-name="ce149">
            <text:p>1,350<text:s/></text:p>
          </table:table-cell>
          <table:table-cell office:value-type="float" office:value="1898.5497597000001" table:style-name="ce149">
            <text:p>1,899<text:s/></text:p>
          </table:table-cell>
          <table:table-cell table:style-name="ce150"/>
          <table:table-cell office:value-type="string" table:style-name="ce154">
            <text:p>b. Carro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c.<text:s/><text:span text:style-name="T3">其　　　他</text:span></text:p>
          </table:table-cell>
          <table:table-cell office:value-type="float" office:value="40417.06" table:style-name="ce149">
            <text:p>40,417<text:s/></text:p>
          </table:table-cell>
          <table:table-cell office:value-type="float" office:value="44803.512000000002" table:style-name="ce149">
            <text:p>44,804<text:s/></text:p>
          </table:table-cell>
          <table:table-cell office:value-type="float" office:value="42596.95" table:style-name="ce149">
            <text:p>42,597<text:s/></text:p>
          </table:table-cell>
          <table:table-cell office:value-type="float" office:value="34979.803999999996" table:style-name="ce149">
            <text:p>34,980<text:s/></text:p>
          </table:table-cell>
          <table:table-cell office:value-type="float" office:value="17455.099999999999" table:style-name="ce149">
            <text:p>17,455<text:s/></text:p>
          </table:table-cell>
          <table:table-cell table:style-name="ce149"/>
          <table:table-cell office:value-type="float" office:value="13053.2415864" table:style-name="ce149">
            <text:p>13,053<text:s/></text:p>
          </table:table-cell>
          <table:table-cell office:value-type="float" office:value="11098.180314200001" table:style-name="ce149">
            <text:p>11,098<text:s/></text:p>
          </table:table-cell>
          <table:table-cell office:value-type="float" office:value="12999.651674299999" table:style-name="ce149">
            <text:p>13,000<text:s/></text:p>
          </table:table-cell>
          <table:table-cell office:value-type="float" office:value="11744.537139" table:style-name="ce149">
            <text:p>11,745<text:s/></text:p>
          </table:table-cell>
          <table:table-cell office:value-type="float" office:value="12956.7343036" table:style-name="ce149">
            <text:p>12,957<text:s/></text:p>
          </table:table-cell>
          <table:table-cell table:style-name="ce150"/>
          <table:table-cell office:value-type="string" table:style-name="ce154">
            <text:p>c. Others</text:p>
          </table:table-cell>
          <table:table-cell table:number-columns-repeated="16369"/>
        </table:table-row>
        <table:table-row table:style-name="ro7">
          <table:table-cell/>
          <table:table-cell table:style-name="ce141"/>
          <table:table-cell table:number-columns-repeated="11" table:style-name="ce149"/>
          <table:table-cell table:style-name="ce150"/>
          <table:table-cell table:style-name="ce132"/>
          <table:table-cell table:number-columns-repeated="16369"/>
        </table:table-row>
        <table:table-row table:style-name="ro8">
          <table:table-cell/>
          <table:table-cell office:value-type="string" table:style-name="ce151">
            <text:p>(3)<text:s/><text:span text:style-name="T3">莖　菜　類</text:span></text:p>
          </table:table-cell>
          <table:table-cell office:value-type="float" office:value="141879.21" table:style-name="ce149">
            <text:p>141,879<text:s/></text:p>
          </table:table-cell>
          <table:table-cell office:value-type="float" office:value="182275.19699999999" table:style-name="ce149">
            <text:p>182,275<text:s/></text:p>
          </table:table-cell>
          <table:table-cell office:value-type="float" office:value="135549.57999999999" table:style-name="ce149">
            <text:p>135,550<text:s/></text:p>
          </table:table-cell>
          <table:table-cell office:value-type="float" office:value="136455.179" table:style-name="ce149">
            <text:p>136,455<text:s/></text:p>
          </table:table-cell>
          <table:table-cell office:value-type="float" office:value="122057.827" table:style-name="ce149">
            <text:p>122,058<text:s/></text:p>
          </table:table-cell>
          <table:table-cell table:style-name="ce149"/>
          <table:table-cell office:value-type="float" office:value="85443.686650599993" table:style-name="ce149">
            <text:p>85,444<text:s/></text:p>
          </table:table-cell>
          <table:table-cell office:value-type="float" office:value="117742.6324244" table:style-name="ce149">
            <text:p>117,743<text:s/></text:p>
          </table:table-cell>
          <table:table-cell office:value-type="float" office:value="106112.99201479999" table:style-name="ce149">
            <text:p>106,113<text:s/></text:p>
          </table:table-cell>
          <table:table-cell office:value-type="float" office:value="101293.49359519999" table:style-name="ce149">
            <text:p>101,293<text:s/></text:p>
          </table:table-cell>
          <table:table-cell office:value-type="float" office:value="99407.242617399999" table:style-name="ce149">
            <text:p>99,407<text:s/></text:p>
          </table:table-cell>
          <table:table-cell table:style-name="ce150"/>
          <table:table-cell office:value-type="string" table:style-name="ce152">
            <text:p>(3) Bulbs and tuber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a.<text:s/><text:span text:style-name="T3">　　薑</text:span></text:p>
          </table:table-cell>
          <table:table-cell office:value-type="float" office:value="1058.67" table:style-name="ce149">
            <text:p>1,059<text:s/></text:p>
          </table:table-cell>
          <table:table-cell office:value-type="float" office:value="433.42399999999998" table:style-name="ce149">
            <text:p>433<text:s/></text:p>
          </table:table-cell>
          <table:table-cell office:value-type="float" office:value="427.04" table:style-name="ce149">
            <text:p>427<text:s/></text:p>
          </table:table-cell>
          <table:table-cell office:value-type="float" office:value="706.78099999999995" table:style-name="ce149">
            <text:p>707<text:s/></text:p>
          </table:table-cell>
          <table:table-cell office:value-type="float" office:value="557.798" table:style-name="ce149">
            <text:p>558<text:s/></text:p>
          </table:table-cell>
          <table:table-cell table:style-name="ce149"/>
          <table:table-cell office:value-type="float" office:value="426.11294040000001" table:style-name="ce149">
            <text:p>426<text:s/></text:p>
          </table:table-cell>
          <table:table-cell office:value-type="float" office:value="1086.9683927999999" table:style-name="ce149">
            <text:p>1,087<text:s/></text:p>
          </table:table-cell>
          <table:table-cell office:value-type="float" office:value="920.72053679999999" table:style-name="ce149">
            <text:p>921<text:s/></text:p>
          </table:table-cell>
          <table:table-cell office:value-type="float" office:value="753.11003489999996" table:style-name="ce149">
            <text:p>753<text:s/></text:p>
          </table:table-cell>
          <table:table-cell office:value-type="float" office:value="618.16089959999999" table:style-name="ce149">
            <text:p>618<text:s/></text:p>
          </table:table-cell>
          <table:table-cell table:style-name="ce150"/>
          <table:table-cell office:value-type="string" table:style-name="ce154">
            <text:p>a. Ging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b.<text:s/><text:span text:style-name="T3">　　芋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b. Taro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c.<text:s/><text:span text:style-name="T3">　　蔥</text:span></text:p>
          </table:table-cell>
          <table:table-cell office:value-type="float" office:value="7480.42" table:style-name="ce149">
            <text:p>7,480<text:s/></text:p>
          </table:table-cell>
          <table:table-cell office:value-type="float" office:value="10174.458000000001" table:style-name="ce149">
            <text:p>10,174<text:s/></text:p>
          </table:table-cell>
          <table:table-cell office:value-type="float" office:value="4347.4799999999996" table:style-name="ce149">
            <text:p>4,347<text:s/></text:p>
          </table:table-cell>
          <table:table-cell office:value-type="float" office:value="5190.28" table:style-name="ce149">
            <text:p>5,190<text:s/></text:p>
          </table:table-cell>
          <table:table-cell office:value-type="float" office:value="5013.8509999999997" table:style-name="ce149">
            <text:p>5,014<text:s/></text:p>
          </table:table-cell>
          <table:table-cell table:style-name="ce149"/>
          <table:table-cell office:value-type="float" office:value="4736.4808984000001" table:style-name="ce149">
            <text:p>4,736<text:s/></text:p>
          </table:table-cell>
          <table:table-cell office:value-type="float" office:value="6031.6259418" table:style-name="ce149">
            <text:p>6,032<text:s/></text:p>
          </table:table-cell>
          <table:table-cell office:value-type="float" office:value="3402.1549516" table:style-name="ce149">
            <text:p>3,402<text:s/></text:p>
          </table:table-cell>
          <table:table-cell office:value-type="float" office:value="4459.8799814000004" table:style-name="ce149">
            <text:p>4,460<text:s/></text:p>
          </table:table-cell>
          <table:table-cell office:value-type="float" office:value="4833.5963664000001" table:style-name="ce149">
            <text:p>4,834<text:s/></text:p>
          </table:table-cell>
          <table:table-cell table:style-name="ce150"/>
          <table:table-cell office:value-type="string" table:style-name="ce154">
            <text:p>c. Scallion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d.<text:s/><text:span text:style-name="T3">蔥　　　頭</text:span></text:p>
          </table:table-cell>
          <table:table-cell office:value-type="float" office:value="22173.02" table:style-name="ce149">
            <text:p>22,173<text:s/></text:p>
          </table:table-cell>
          <table:table-cell office:value-type="float" office:value="27654.841" table:style-name="ce149">
            <text:p>27,655<text:s/></text:p>
          </table:table-cell>
          <table:table-cell office:value-type="float" office:value="22129.46" table:style-name="ce149">
            <text:p>22,129<text:s/></text:p>
          </table:table-cell>
          <table:table-cell office:value-type="float" office:value="21114.958999999999" table:style-name="ce149">
            <text:p>21,115<text:s/></text:p>
          </table:table-cell>
          <table:table-cell office:value-type="float" office:value="23682.117999999999" table:style-name="ce149">
            <text:p>23,682<text:s/></text:p>
          </table:table-cell>
          <table:table-cell table:style-name="ce149"/>
          <table:table-cell office:value-type="float" office:value="22875.514920000001" table:style-name="ce149">
            <text:p>22,876<text:s/></text:p>
          </table:table-cell>
          <table:table-cell office:value-type="float" office:value="21460.262542" table:style-name="ce149">
            <text:p>21,460<text:s/></text:p>
          </table:table-cell>
          <table:table-cell office:value-type="float" office:value="15130.5353032" table:style-name="ce149">
            <text:p>15,131<text:s/></text:p>
          </table:table-cell>
          <table:table-cell office:value-type="float" office:value="19780.611750399999" table:style-name="ce149">
            <text:p>19,781<text:s/></text:p>
          </table:table-cell>
          <table:table-cell office:value-type="float" office:value="8873.3902376000005" table:style-name="ce149">
            <text:p>8,873<text:s/></text:p>
          </table:table-cell>
          <table:table-cell table:style-name="ce150"/>
          <table:table-cell office:value-type="string" table:style-name="ce154">
            <text:p>d. Scallion bulb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e.<text:s/><text:span text:style-name="T3">洋　　　蔥</text:span></text:p>
          </table:table-cell>
          <table:table-cell office:value-type="float" office:value="36772.74" table:style-name="ce149">
            <text:p>36,773<text:s/></text:p>
          </table:table-cell>
          <table:table-cell office:value-type="float" office:value="44599.915999999997" table:style-name="ce149">
            <text:p>44,600<text:s/></text:p>
          </table:table-cell>
          <table:table-cell office:value-type="float" office:value="39924.01" table:style-name="ce149">
            <text:p>39,924<text:s/></text:p>
          </table:table-cell>
          <table:table-cell office:value-type="float" office:value="48288.21" table:style-name="ce149">
            <text:p>48,288<text:s/></text:p>
          </table:table-cell>
          <table:table-cell office:value-type="float" office:value="50641.63" table:style-name="ce149">
            <text:p>50,642<text:s/></text:p>
          </table:table-cell>
          <table:table-cell table:style-name="ce149"/>
          <table:table-cell office:value-type="float" office:value="40290.1443334" table:style-name="ce149">
            <text:p>40,290<text:s/></text:p>
          </table:table-cell>
          <table:table-cell office:value-type="float" office:value="69270.721462999994" table:style-name="ce149">
            <text:p>69,271<text:s/></text:p>
          </table:table-cell>
          <table:table-cell office:value-type="float" office:value="65380.259626599996" table:style-name="ce149">
            <text:p>65,380<text:s/></text:p>
          </table:table-cell>
          <table:table-cell office:value-type="float" office:value="53329.348008399997" table:style-name="ce149">
            <text:p>53,329<text:s/></text:p>
          </table:table-cell>
          <table:table-cell office:value-type="float" office:value="65663.309319399996" table:style-name="ce149">
            <text:p>65,663<text:s/></text:p>
          </table:table-cell>
          <table:table-cell table:style-name="ce150"/>
          <table:table-cell office:value-type="string" table:style-name="ce154">
            <text:p>e. Onion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f.<text:s/><text:span text:style-name="T3">　　韭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f. Leek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g.<text:s/><text:span text:style-name="T3">　　蒜</text:span></text:p>
          </table:table-cell>
          <table:table-cell office:value-type="float" office:value="3307.12" table:style-name="ce149">
            <text:p>3,307<text:s/></text:p>
          </table:table-cell>
          <table:table-cell office:value-type="float" office:value="6355.2030000000004" table:style-name="ce149">
            <text:p>6,355<text:s/></text:p>
          </table:table-cell>
          <table:table-cell office:value-type="float" office:value="5182.46" table:style-name="ce149">
            <text:p>5,182<text:s/></text:p>
          </table:table-cell>
          <table:table-cell office:value-type="float" office:value="3393.77" table:style-name="ce149">
            <text:p>3,394<text:s/></text:p>
          </table:table-cell>
          <table:table-cell office:value-type="float" office:value="4561.7479999999996" table:style-name="ce149">
            <text:p>4,562<text:s/></text:p>
          </table:table-cell>
          <table:table-cell table:style-name="ce149"/>
          <table:table-cell office:value-type="float" office:value="3352.3960000000002" table:style-name="ce149">
            <text:p>3,352<text:s/></text:p>
          </table:table-cell>
          <table:table-cell office:value-type="float" office:value="2991.79" table:style-name="ce149">
            <text:p>2,992<text:s/></text:p>
          </table:table-cell>
          <table:table-cell office:value-type="float" office:value="4637.8019999999997" table:style-name="ce149">
            <text:p>4,638<text:s/></text:p>
          </table:table-cell>
          <table:table-cell office:value-type="float" office:value="5822.1450000000004" table:style-name="ce149">
            <text:p>5,822<text:s/></text:p>
          </table:table-cell>
          <table:table-cell office:value-type="float" office:value="2889.18" table:style-name="ce149">
            <text:p>2,889<text:s/></text:p>
          </table:table-cell>
          <table:table-cell table:style-name="ce150"/>
          <table:table-cell office:value-type="string" table:style-name="ce154">
            <text:p>g. Garlic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h.<text:s/><text:span text:style-name="T3">蒜　　　頭</text:span></text:p>
          </table:table-cell>
          <table:table-cell office:value-type="float" office:value="1063.73" table:style-name="ce149">
            <text:p>1,064<text:s/></text:p>
          </table:table-cell>
          <table:table-cell office:value-type="float" office:value="3170.8209999999999" table:style-name="ce149">
            <text:p>3,171<text:s/></text:p>
          </table:table-cell>
          <table:table-cell office:value-type="float" office:value="1113.51" table:style-name="ce149">
            <text:p>1,114<text:s/></text:p>
          </table:table-cell>
          <table:table-cell office:value-type="float" office:value="1000.904" table:style-name="ce149">
            <text:p>1,001<text:s/></text:p>
          </table:table-cell>
          <table:table-cell office:value-type="float" office:value="537.44799999999998" table:style-name="ce149">
            <text:p>537<text:s/></text:p>
          </table:table-cell>
          <table:table-cell table:style-name="ce149"/>
          <table:table-cell office:value-type="float" office:value="1274.2009702" table:style-name="ce149">
            <text:p>1,274<text:s/></text:p>
          </table:table-cell>
          <table:table-cell office:value-type="float" office:value="1141.8428368" table:style-name="ce149">
            <text:p>1,142<text:s/></text:p>
          </table:table-cell>
          <table:table-cell office:value-type="float" office:value="958.45823640000003" table:style-name="ce149">
            <text:p>958<text:s/></text:p>
          </table:table-cell>
          <table:table-cell office:value-type="float" office:value="1181.6521014" table:style-name="ce149">
            <text:p>1,182<text:s/></text:p>
          </table:table-cell>
          <table:table-cell office:value-type="float" office:value="362.6276216" table:style-name="ce149">
            <text:p>363<text:s/></text:p>
          </table:table-cell>
          <table:table-cell table:style-name="ce150"/>
          <table:table-cell office:value-type="string" table:style-name="ce154">
            <text:p>h. Garlic bulb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i.<text:s/><text:span text:style-name="T3">荸　　　薺</text:span></text:p>
          </table:table-cell>
          <table:table-cell office:value-type="float" office:value="2478.21" table:style-name="ce149">
            <text:p>2,478<text:s/></text:p>
          </table:table-cell>
          <table:table-cell office:value-type="float" office:value="2875.55" table:style-name="ce149">
            <text:p>2,876<text:s/></text:p>
          </table:table-cell>
          <table:table-cell office:value-type="float" office:value="2494.69" table:style-name="ce149">
            <text:p>2,495<text:s/></text:p>
          </table:table-cell>
          <table:table-cell office:value-type="float" office:value="2605.1350000000002" table:style-name="ce149">
            <text:p>2,605<text:s/></text:p>
          </table:table-cell>
          <table:table-cell office:value-type="float" office:value="3959.3180000000002" table:style-name="ce149">
            <text:p>3,959<text:s/></text:p>
          </table:table-cell>
          <table:table-cell table:style-name="ce149"/>
          <table:table-cell office:value-type="float" office:value="2031.6826926000001" table:style-name="ce149">
            <text:p>2,032<text:s/></text:p>
          </table:table-cell>
          <table:table-cell office:value-type="float" office:value="2680.8502281000001" table:style-name="ce149">
            <text:p>2,681<text:s/></text:p>
          </table:table-cell>
          <table:table-cell office:value-type="float" office:value="2806.8603625000001" table:style-name="ce149">
            <text:p>2,807<text:s/></text:p>
          </table:table-cell>
          <table:table-cell office:value-type="float" office:value="2864.9513929999998" table:style-name="ce149">
            <text:p>2,865<text:s/></text:p>
          </table:table-cell>
          <table:table-cell office:value-type="float" office:value="3322.3407339999999" table:style-name="ce149">
            <text:p>3,322<text:s/></text:p>
          </table:table-cell>
          <table:table-cell table:style-name="ce150"/>
          <table:table-cell office:value-type="string" table:style-name="ce154">
            <text:p>i. Water chestnu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j.<text:s/><text:span text:style-name="T3">竹　　　筍</text:span></text:p>
          </table:table-cell>
          <table:table-cell office:value-type="float" office:value="16974.599999999999" table:style-name="ce149">
            <text:p>16,975<text:s/></text:p>
          </table:table-cell>
          <table:table-cell office:value-type="float" office:value="11750.14" table:style-name="ce149">
            <text:p>11,750<text:s/></text:p>
          </table:table-cell>
          <table:table-cell office:value-type="float" office:value="13875.7" table:style-name="ce149">
            <text:p>13,876<text:s/></text:p>
          </table:table-cell>
          <table:table-cell office:value-type="float" office:value="15040.666999999999" table:style-name="ce149">
            <text:p>15,041<text:s/></text:p>
          </table:table-cell>
          <table:table-cell office:value-type="float" office:value="7751.39" table:style-name="ce149">
            <text:p>7,751<text:s/></text:p>
          </table:table-cell>
          <table:table-cell table:style-name="ce149"/>
          <table:table-cell office:value-type="float" office:value="6261.3719205999996" table:style-name="ce149">
            <text:p>6,261<text:s/></text:p>
          </table:table-cell>
          <table:table-cell office:value-type="float" office:value="9322.9891824000006" table:style-name="ce149">
            <text:p>9,323<text:s/></text:p>
          </table:table-cell>
          <table:table-cell office:value-type="float" office:value="9992.6821851999994" table:style-name="ce149">
            <text:p>9,993<text:s/></text:p>
          </table:table-cell>
          <table:table-cell office:value-type="float" office:value="8816.7106382000002" table:style-name="ce149">
            <text:p>8,817<text:s/></text:p>
          </table:table-cell>
          <table:table-cell office:value-type="float" office:value="9361.2282637999997" table:style-name="ce149">
            <text:p>9,361<text:s/></text:p>
          </table:table-cell>
          <table:table-cell table:style-name="ce150"/>
          <table:table-cell office:value-type="string" table:style-name="ce154">
            <text:p>j. Bamboo shoot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k.<text:s/><text:span text:style-name="T3">蘆　　　筍</text:span></text:p>
          </table:table-cell>
          <table:table-cell office:value-type="float" office:value="9079.89" table:style-name="ce149">
            <text:p>9,080<text:s/></text:p>
          </table:table-cell>
          <table:table-cell office:value-type="float" office:value="26874.254000000001" table:style-name="ce149">
            <text:p>26,874<text:s/></text:p>
          </table:table-cell>
          <table:table-cell office:value-type="float" office:value="6810.51" table:style-name="ce149">
            <text:p>6,811<text:s/></text:p>
          </table:table-cell>
          <table:table-cell office:value-type="float" office:value="5754.6790000000001" table:style-name="ce149">
            <text:p>5,755<text:s/></text:p>
          </table:table-cell>
          <table:table-cell office:value-type="float" office:value="5287.6760000000004" table:style-name="ce149">
            <text:p>5,288<text:s/></text:p>
          </table:table-cell>
          <table:table-cell table:style-name="ce149"/>
          <table:table-cell office:value-type="float" office:value="3837.5249749999998" table:style-name="ce149">
            <text:p>3,838<text:s/></text:p>
          </table:table-cell>
          <table:table-cell office:value-type="float" office:value="3247.0178375" table:style-name="ce149">
            <text:p>3,247<text:s/></text:p>
          </table:table-cell>
          <table:table-cell office:value-type="float" office:value="2366.5608124999999" table:style-name="ce149">
            <text:p>2,367<text:s/></text:p>
          </table:table-cell>
          <table:table-cell office:value-type="float" office:value="3597.4856875" table:style-name="ce149">
            <text:p>3,597<text:s/></text:p>
          </table:table-cell>
          <table:table-cell office:value-type="float" office:value="3057.0201750000001" table:style-name="ce149">
            <text:p>3,057<text:s/></text:p>
          </table:table-cell>
          <table:table-cell table:style-name="ce150"/>
          <table:table-cell office:value-type="string" table:style-name="ce154">
            <text:p>k. Asparagu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l.<text:s/><text:span text:style-name="T3">茭　白　筍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l. Water bamboo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m.<text:s/><text:span text:style-name="T3">其　　　他</text:span></text:p>
          </table:table-cell>
          <table:table-cell office:value-type="float" office:value="41490.81" table:style-name="ce149">
            <text:p>41,491<text:s/></text:p>
          </table:table-cell>
          <table:table-cell office:value-type="float" office:value="48386.59" table:style-name="ce149">
            <text:p>48,387<text:s/></text:p>
          </table:table-cell>
          <table:table-cell office:value-type="float" office:value="39244.720000000001" table:style-name="ce149">
            <text:p>39,245<text:s/></text:p>
          </table:table-cell>
          <table:table-cell office:value-type="float" office:value="33359.794000000002" table:style-name="ce149">
            <text:p>33,360<text:s/></text:p>
          </table:table-cell>
          <table:table-cell office:value-type="float" office:value="20064.849999999999" table:style-name="ce149">
            <text:p>20,065<text:s/></text:p>
          </table:table-cell>
          <table:table-cell table:style-name="ce149"/>
          <table:table-cell office:value-type="float" office:value="358.25700000000001" table:style-name="ce149">
            <text:p>358<text:s/></text:p>
          </table:table-cell>
          <table:table-cell office:value-type="float" office:value="508.56400000000002" table:style-name="ce149">
            <text:p>509<text:s/></text:p>
          </table:table-cell>
          <table:table-cell office:value-type="float" office:value="516.95799999999997" table:style-name="ce149">
            <text:p>517<text:s/></text:p>
          </table:table-cell>
          <table:table-cell office:value-type="float" office:value="687.59900000000005" table:style-name="ce149">
            <text:p>688<text:s/></text:p>
          </table:table-cell>
          <table:table-cell office:value-type="float" office:value="426.38900000000001" table:style-name="ce149">
            <text:p>426<text:s/></text:p>
          </table:table-cell>
          <table:table-cell table:style-name="ce150"/>
          <table:table-cell office:value-type="string" table:style-name="ce154">
            <text:p>m. Others</text:p>
          </table:table-cell>
          <table:table-cell table:number-columns-repeated="16369"/>
        </table:table-row>
        <table:table-row table:style-name="ro7">
          <table:table-cell/>
          <table:table-cell table:style-name="ce141"/>
          <table:table-cell table:number-columns-repeated="11" table:style-name="ce149"/>
          <table:table-cell table:style-name="ce150"/>
          <table:table-cell table:style-name="ce132"/>
          <table:table-cell table:number-columns-repeated="16369"/>
        </table:table-row>
        <table:table-row table:style-name="ro8">
          <table:table-cell/>
          <table:table-cell office:value-type="string" table:style-name="ce151">
            <text:p>(4)<text:s/><text:span text:style-name="T3">花</text:span><text:s/><text:span text:style-name="T3">果</text:span><text:s/><text:span text:style-name="T3">菜</text:span><text:s/><text:span text:style-name="T3">類</text:span></text:p>
          </table:table-cell>
          <table:table-cell office:value-type="float" office:value="144402.79" table:style-name="ce149">
            <text:p>144,403<text:s/></text:p>
          </table:table-cell>
          <table:table-cell office:value-type="float" office:value="152557.198" table:style-name="ce149">
            <text:p>152,557<text:s/></text:p>
          </table:table-cell>
          <table:table-cell office:value-type="float" office:value="145072.62" table:style-name="ce149">
            <text:p>145,073<text:s/></text:p>
          </table:table-cell>
          <table:table-cell office:value-type="float" office:value="141885.755" table:style-name="ce149">
            <text:p>141,886<text:s/></text:p>
          </table:table-cell>
          <table:table-cell office:value-type="float" office:value="144164.53700000001" table:style-name="ce149">
            <text:p>144,165<text:s/></text:p>
          </table:table-cell>
          <table:table-cell table:style-name="ce149"/>
          <table:table-cell office:value-type="float" office:value="136861.33215239999" table:style-name="ce149">
            <text:p>136,861<text:s/></text:p>
          </table:table-cell>
          <table:table-cell office:value-type="float" office:value="150710.79698730001" table:style-name="ce149">
            <text:p>150,711<text:s/></text:p>
          </table:table-cell>
          <table:table-cell office:value-type="float" office:value="138350.2132001" table:style-name="ce149">
            <text:p>138,350<text:s/></text:p>
          </table:table-cell>
          <table:table-cell office:value-type="float" office:value="135608.04711650001" table:style-name="ce149">
            <text:p>135,608<text:s/></text:p>
          </table:table-cell>
          <table:table-cell office:value-type="float" office:value="154423.34801640001" table:style-name="ce149">
            <text:p>154,423<text:s/></text:p>
          </table:table-cell>
          <table:table-cell table:style-name="ce150"/>
          <table:table-cell office:value-type="string" table:style-name="ce152">
            <text:p>(4) Flowers and frui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a.<text:s/><text:span text:style-name="T3">花　椰　菜</text:span></text:p>
          </table:table-cell>
          <table:table-cell office:value-type="float" office:value="18466.439999999999" table:style-name="ce149">
            <text:p>18,466<text:s/></text:p>
          </table:table-cell>
          <table:table-cell office:value-type="float" office:value="23347.168000000001" table:style-name="ce149">
            <text:p>23,347<text:s/></text:p>
          </table:table-cell>
          <table:table-cell office:value-type="float" office:value="22320.97" table:style-name="ce149">
            <text:p>22,321<text:s/></text:p>
          </table:table-cell>
          <table:table-cell office:value-type="float" office:value="17351.620999999999" table:style-name="ce149">
            <text:p>17,352<text:s/></text:p>
          </table:table-cell>
          <table:table-cell office:value-type="float" office:value="18306.099999999999" table:style-name="ce149">
            <text:p>18,306<text:s/></text:p>
          </table:table-cell>
          <table:table-cell table:style-name="ce149"/>
          <table:table-cell office:value-type="float" office:value="16640.608250000001" table:style-name="ce149">
            <text:p>16,641<text:s/></text:p>
          </table:table-cell>
          <table:table-cell office:value-type="float" office:value="23267.6505" table:style-name="ce149">
            <text:p>23,268<text:s/></text:p>
          </table:table-cell>
          <table:table-cell office:value-type="float" office:value="20391.417750000001" table:style-name="ce149">
            <text:p>20,391<text:s/></text:p>
          </table:table-cell>
          <table:table-cell office:value-type="float" office:value="18706.13625" table:style-name="ce149">
            <text:p>18,706<text:s/></text:p>
          </table:table-cell>
          <table:table-cell office:value-type="float" office:value="22703.008000000002" table:style-name="ce149">
            <text:p>22,703<text:s/></text:p>
          </table:table-cell>
          <table:table-cell table:style-name="ce150"/>
          <table:table-cell office:value-type="string" table:style-name="ce154">
            <text:p>a. Cauliflow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b.<text:s/><text:span text:style-name="T3">金　針　菜</text:span></text:p>
          </table:table-cell>
          <table:table-cell office:value-type="float" office:value="35.03" table:style-name="ce149">
            <text:p>35<text:s/></text:p>
          </table:table-cell>
          <table:table-cell office:value-type="float" office:value="83.099000000000004" table:style-name="ce149">
            <text:p>83<text:s/></text:p>
          </table:table-cell>
          <table:table-cell office:value-type="float" office:value="88.17" table:style-name="ce149">
            <text:p>88<text:s/></text:p>
          </table:table-cell>
          <table:table-cell office:value-type="float" office:value="95.605000000000004" table:style-name="ce149">
            <text:p>96<text:s/></text:p>
          </table:table-cell>
          <table:table-cell office:value-type="float" office:value="55.587000000000003" table:style-name="ce149">
            <text:p>56<text:s/></text:p>
          </table:table-cell>
          <table:table-cell table:style-name="ce149"/>
          <table:table-cell office:value-type="float" office:value="52.856900000000003" table:style-name="ce149">
            <text:p>53<text:s/></text:p>
          </table:table-cell>
          <table:table-cell office:value-type="float" office:value="137.797" table:style-name="ce149">
            <text:p>138<text:s/></text:p>
          </table:table-cell>
          <table:table-cell office:value-type="float" office:value="11.6004" table:style-name="ce149">
            <text:p>12<text:s/></text:p>
          </table:table-cell>
          <table:table-cell office:value-type="float" office:value="34.445999999999998" table:style-name="ce149">
            <text:p>34<text:s/></text:p>
          </table:table-cell>
          <table:table-cell office:value-type="float" office:value="9.8867999999999991" table:style-name="ce149">
            <text:p>10<text:s/></text:p>
          </table:table-cell>
          <table:table-cell table:style-name="ce150"/>
          <table:table-cell office:value-type="string" table:style-name="ce154">
            <text:p>b. Lily flower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c.<text:s/><text:span text:style-name="T3">越　　　瓜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float" office:value="6.0000000000000001E-3" table:style-name="ce149">
            <text:p>0<text:s/></text:p>
          </table:table-cell>
          <table:table-cell office:value-type="float" office:value="6.0000000000000001E-3" table:style-name="ce149">
            <text:p>0<text:s/>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c. Ori.pickling melon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d.<text:s/><text:span text:style-name="T3">胡　　　瓜</text:span></text:p>
          </table:table-cell>
          <table:table-cell office:value-type="float" office:value="4402.2" table:style-name="ce149">
            <text:p>4,402<text:s/></text:p>
          </table:table-cell>
          <table:table-cell office:value-type="float" office:value="4514.5349999999999" table:style-name="ce149">
            <text:p>4,515<text:s/></text:p>
          </table:table-cell>
          <table:table-cell office:value-type="float" office:value="3613.98" table:style-name="ce149">
            <text:p>3,614<text:s/></text:p>
          </table:table-cell>
          <table:table-cell office:value-type="float" office:value="1862.4449999999999" table:style-name="ce149">
            <text:p>1,862<text:s/></text:p>
          </table:table-cell>
          <table:table-cell office:value-type="float" office:value="2139.7060000000001" table:style-name="ce149">
            <text:p>2,140<text:s/></text:p>
          </table:table-cell>
          <table:table-cell table:style-name="ce149"/>
          <table:table-cell office:value-type="float" office:value="2507.0396930000002" table:style-name="ce149">
            <text:p>2,507<text:s/></text:p>
          </table:table-cell>
          <table:table-cell office:value-type="float" office:value="2254.9603120000002" table:style-name="ce149">
            <text:p>2,255<text:s/></text:p>
          </table:table-cell>
          <table:table-cell office:value-type="float" office:value="2251.001569" table:style-name="ce149">
            <text:p>2,251<text:s/></text:p>
          </table:table-cell>
          <table:table-cell office:value-type="float" office:value="2276.6418229999999" table:style-name="ce149">
            <text:p>2,277<text:s/></text:p>
          </table:table-cell>
          <table:table-cell office:value-type="float" office:value="2212.3128889999998" table:style-name="ce149">
            <text:p>2,212<text:s/></text:p>
          </table:table-cell>
          <table:table-cell table:style-name="ce150"/>
          <table:table-cell office:value-type="string" table:style-name="ce154">
            <text:p>d. Cucumber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e.<text:s/><text:span text:style-name="T3">冬　　　瓜</text:span></text:p>
          </table:table-cell>
          <table:table-cell office:value-type="float" office:value="1148.26" table:style-name="ce149">
            <text:p>1,148<text:s/></text:p>
          </table:table-cell>
          <table:table-cell office:value-type="float" office:value="945.22" table:style-name="ce149">
            <text:p>945<text:s/></text:p>
          </table:table-cell>
          <table:table-cell office:value-type="float" office:value="452.62" table:style-name="ce149">
            <text:p>453<text:s/></text:p>
          </table:table-cell>
          <table:table-cell office:value-type="float" office:value="449.03399999999999" table:style-name="ce149">
            <text:p>449<text:s/></text:p>
          </table:table-cell>
          <table:table-cell office:value-type="float" office:value="0.1" table:style-name="ce149">
            <text:p>0<text:s/>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float" office:value="83" table:style-name="ce149">
            <text:p>83<text:s/></text:p>
          </table:table-cell>
          <table:table-cell office:value-type="float" office:value="0.28499999999999998" table:style-name="ce149">
            <text:p>0<text:s/></text:p>
          </table:table-cell>
          <table:table-cell office:value-type="float" office:value="7.2" table:style-name="ce149">
            <text:p>7<text:s/></text:p>
          </table:table-cell>
          <table:table-cell office:value-type="float" office:value="73.575999999999993" table:style-name="ce149">
            <text:p>74<text:s/></text:p>
          </table:table-cell>
          <table:table-cell table:style-name="ce150"/>
          <table:table-cell office:value-type="string" table:style-name="ce154">
            <text:p>e. White gourd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f.<text:s/><text:span text:style-name="T3">苦　　　瓜</text:span></text:p>
          </table:table-cell>
          <table:table-cell office:value-type="float" office:value="0.39" table:style-name="ce149">
            <text:p>0<text:s/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float" office:value="10.157999999999999" table:style-name="ce149">
            <text:p>10<text:s/>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float" office:value="2.5000000000000001E-2" table:style-name="ce149">
            <text:p>0<text:s/></text:p>
          </table:table-cell>
          <table:table-cell table:style-name="ce150"/>
          <table:table-cell office:value-type="string" table:style-name="ce154">
            <text:p>f. Bitter gourd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g.<text:s/><text:span text:style-name="T3">南　　　瓜</text:span></text:p>
          </table:table-cell>
          <table:table-cell office:value-type="float" office:value="1563.9" table:style-name="ce149">
            <text:p>1,564<text:s/></text:p>
          </table:table-cell>
          <table:table-cell office:value-type="float" office:value="1453.529" table:style-name="ce149">
            <text:p>1,454<text:s/></text:p>
          </table:table-cell>
          <table:table-cell office:value-type="float" office:value="1345.87" table:style-name="ce149">
            <text:p>1,346<text:s/></text:p>
          </table:table-cell>
          <table:table-cell office:value-type="float" office:value="1083.7449999999999" table:style-name="ce149">
            <text:p>1,084<text:s/></text:p>
          </table:table-cell>
          <table:table-cell office:value-type="float" office:value="712.47699999999998" table:style-name="ce149">
            <text:p>712<text:s/></text:p>
          </table:table-cell>
          <table:table-cell table:style-name="ce149"/>
          <table:table-cell office:value-type="float" office:value="614.56200000000001" table:style-name="ce149">
            <text:p>615<text:s/></text:p>
          </table:table-cell>
          <table:table-cell office:value-type="float" office:value="2602.864" table:style-name="ce149">
            <text:p>2,603<text:s/></text:p>
          </table:table-cell>
          <table:table-cell office:value-type="float" office:value="2290.7579999999998" table:style-name="ce149">
            <text:p>2,291<text:s/></text:p>
          </table:table-cell>
          <table:table-cell office:value-type="float" office:value="1793.202" table:style-name="ce149">
            <text:p>1,793<text:s/></text:p>
          </table:table-cell>
          <table:table-cell office:value-type="float" office:value="4412.4459999999999" table:style-name="ce149">
            <text:p>4,412<text:s/></text:p>
          </table:table-cell>
          <table:table-cell table:style-name="ce150"/>
          <table:table-cell office:value-type="string" table:style-name="ce154">
            <text:p>g. Squashe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h.<text:s/><text:span text:style-name="T3">茄　　　子</text:span></text:p>
          </table:table-cell>
          <table:table-cell office:value-type="float" office:value="2.0299999999999998" table:style-name="ce149">
            <text:p>2<text:s/></text:p>
          </table:table-cell>
          <table:table-cell office:value-type="float" office:value="2.4750000000000001" table:style-name="ce149">
            <text:p>2<text:s/></text:p>
          </table:table-cell>
          <table:table-cell office:value-type="float" office:value="1.92" table:style-name="ce149">
            <text:p>2<text:s/></text:p>
          </table:table-cell>
          <table:table-cell office:value-type="float" office:value="0.2" table:style-name="ce149">
            <text:p>0<text:s/>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h. Eggplants</text:p>
          </table:table-cell>
          <table:table-cell table:number-columns-repeated="16369"/>
        </table:table-row>
        <table:table-row table:style-name="ro9">
          <table:table-cell/>
          <table:table-cell office:value-type="string" table:style-name="ce153">
            <text:p>i.<text:s/><text:span text:style-name="T3">番　　　茄</text:span></text:p>
          </table:table-cell>
          <table:table-cell office:value-type="float" office:value="9002.98" table:style-name="ce149">
            <text:p>9,003<text:s/></text:p>
          </table:table-cell>
          <table:table-cell office:value-type="float" office:value="12606.906000000001" table:style-name="ce149">
            <text:p>12,607<text:s/></text:p>
          </table:table-cell>
          <table:table-cell office:value-type="float" office:value="15924.17" table:style-name="ce149">
            <text:p>15,924<text:s/></text:p>
          </table:table-cell>
          <table:table-cell office:value-type="float" office:value="10648.242" table:style-name="ce149">
            <text:p>10,648<text:s/></text:p>
          </table:table-cell>
          <table:table-cell office:value-type="float" office:value="10172.446" table:style-name="ce149">
            <text:p>10,172<text:s/></text:p>
          </table:table-cell>
          <table:table-cell table:style-name="ce149"/>
          <table:table-cell office:value-type="float" office:value="15602.979571399999" table:style-name="ce149">
            <text:p>15,603<text:s/></text:p>
          </table:table-cell>
          <table:table-cell office:value-type="float" office:value="15641.930717900001" table:style-name="ce149">
            <text:p>15,642<text:s/></text:p>
          </table:table-cell>
          <table:table-cell office:value-type="float" office:value="14941.0808834" table:style-name="ce149">
            <text:p>14,941<text:s/></text:p>
          </table:table-cell>
          <table:table-cell office:value-type="float" office:value="13958.031425699999" table:style-name="ce149">
            <text:p>13,958<text:s/></text:p>
          </table:table-cell>
          <table:table-cell office:value-type="float" office:value="14742.9466037" table:style-name="ce149">
            <text:p>14,743<text:s/></text:p>
          </table:table-cell>
          <table:table-cell table:style-name="ce150"/>
          <table:table-cell office:value-type="string" table:style-name="ce154">
            <text:p>i. Tomatoe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j.<text:s/><text:span text:style-name="T3">番　　　椒</text:span></text:p>
          </table:table-cell>
          <table:table-cell office:value-type="float" office:value="3417.55" table:style-name="ce149">
            <text:p>3,418<text:s/></text:p>
          </table:table-cell>
          <table:table-cell office:value-type="float" office:value="4629.3720000000003" table:style-name="ce149">
            <text:p>4,629<text:s/></text:p>
          </table:table-cell>
          <table:table-cell office:value-type="float" office:value="4619.29" table:style-name="ce149">
            <text:p>4,619<text:s/></text:p>
          </table:table-cell>
          <table:table-cell office:value-type="float" office:value="4542.2259999999997" table:style-name="ce149">
            <text:p>4,542<text:s/></text:p>
          </table:table-cell>
          <table:table-cell office:value-type="float" office:value="4424.5450000000001" table:style-name="ce149">
            <text:p>4,425<text:s/></text:p>
          </table:table-cell>
          <table:table-cell table:style-name="ce149"/>
          <table:table-cell office:value-type="float" office:value="3294.5889999999999" table:style-name="ce149">
            <text:p>3,295<text:s/></text:p>
          </table:table-cell>
          <table:table-cell office:value-type="float" office:value="3773.1179999999999" table:style-name="ce149">
            <text:p>3,773<text:s/></text:p>
          </table:table-cell>
          <table:table-cell office:value-type="float" office:value="2338.596" table:style-name="ce149">
            <text:p>2,339<text:s/></text:p>
          </table:table-cell>
          <table:table-cell office:value-type="float" office:value="1634.7650000000001" table:style-name="ce149">
            <text:p>1,635<text:s/></text:p>
          </table:table-cell>
          <table:table-cell office:value-type="float" office:value="2877.5970000000002" table:style-name="ce149">
            <text:p>2,878<text:s/></text:p>
          </table:table-cell>
          <table:table-cell table:style-name="ce150"/>
          <table:table-cell office:value-type="string" table:style-name="ce154">
            <text:p>j. Pepper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k.<text:s/><text:span text:style-name="T3">菜　　　豆</text:span></text:p>
          </table:table-cell>
          <table:table-cell office:value-type="float" office:value="53811.7" table:style-name="ce149">
            <text:p>53,812<text:s/></text:p>
          </table:table-cell>
          <table:table-cell office:value-type="float" office:value="51661.116999999998" table:style-name="ce149">
            <text:p>51,661<text:s/></text:p>
          </table:table-cell>
          <table:table-cell office:value-type="float" office:value="48984.61" table:style-name="ce149">
            <text:p>48,985<text:s/></text:p>
          </table:table-cell>
          <table:table-cell office:value-type="float" office:value="55714.248" table:style-name="ce149">
            <text:p>55,714<text:s/></text:p>
          </table:table-cell>
          <table:table-cell office:value-type="float" office:value="58591.968999999997" table:style-name="ce149">
            <text:p>58,592<text:s/></text:p>
          </table:table-cell>
          <table:table-cell table:style-name="ce149"/>
          <table:table-cell office:value-type="float" office:value="48569.227204199997" table:style-name="ce149">
            <text:p>48,569<text:s/></text:p>
          </table:table-cell>
          <table:table-cell office:value-type="float" office:value="52326.667863199997" table:style-name="ce149">
            <text:p>52,327<text:s/></text:p>
          </table:table-cell>
          <table:table-cell office:value-type="float" office:value="50113.881823700001" table:style-name="ce149">
            <text:p>50,114<text:s/></text:p>
          </table:table-cell>
          <table:table-cell office:value-type="float" office:value="50860.210563799999" table:style-name="ce149">
            <text:p>50,860<text:s/></text:p>
          </table:table-cell>
          <table:table-cell office:value-type="float" office:value="53128.219666899997" table:style-name="ce149">
            <text:p>53,128<text:s/></text:p>
          </table:table-cell>
          <table:table-cell table:style-name="ce150"/>
          <table:table-cell office:value-type="string" table:style-name="ce154">
            <text:p>k. Kidney bean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l.<text:s/><text:span text:style-name="T3">荷　蘭　豆</text:span>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49"/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office:value-type="string" table:style-name="ce149">
            <text:p>-</text:p>
          </table:table-cell>
          <table:table-cell table:style-name="ce150"/>
          <table:table-cell office:value-type="string" table:style-name="ce154">
            <text:p>l. Pea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m.<text:s/><text:span text:style-name="T3">毛　　　豆</text:span></text:p>
          </table:table-cell>
          <table:table-cell office:value-type="float" office:value="148.38" table:style-name="ce149">
            <text:p>148<text:s/></text:p>
          </table:table-cell>
          <table:table-cell office:value-type="float" office:value="85.542000000000002" table:style-name="ce149">
            <text:p>86<text:s/></text:p>
          </table:table-cell>
          <table:table-cell office:value-type="float" office:value="434.2" table:style-name="ce149">
            <text:p>434<text:s/></text:p>
          </table:table-cell>
          <table:table-cell office:value-type="float" office:value="339.82600000000002" table:style-name="ce149">
            <text:p>340<text:s/></text:p>
          </table:table-cell>
          <table:table-cell office:value-type="float" office:value="110.258" table:style-name="ce149">
            <text:p>110<text:s/></text:p>
          </table:table-cell>
          <table:table-cell table:style-name="ce149"/>
          <table:table-cell office:value-type="float" office:value="1131.8777987000001" table:style-name="ce149">
            <text:p>1,132<text:s/></text:p>
          </table:table-cell>
          <table:table-cell office:value-type="float" office:value="372.7248285" table:style-name="ce149">
            <text:p>373<text:s/></text:p>
          </table:table-cell>
          <table:table-cell office:value-type="float" office:value="50.234161299999997" table:style-name="ce149">
            <text:p>50<text:s/></text:p>
          </table:table-cell>
          <table:table-cell office:value-type="float" office:value="126.0599984" table:style-name="ce149">
            <text:p>126<text:s/></text:p>
          </table:table-cell>
          <table:table-cell office:value-type="float" office:value="40.956313399999999" table:style-name="ce149">
            <text:p>41<text:s/></text:p>
          </table:table-cell>
          <table:table-cell table:style-name="ce150"/>
          <table:table-cell office:value-type="string" table:style-name="ce154">
            <text:p>m. Vegetable soybean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n.<text:s/><text:span text:style-name="T3">其　　　他</text:span></text:p>
          </table:table-cell>
          <table:table-cell office:value-type="float" office:value="52403.93" table:style-name="ce149">
            <text:p>52,404<text:s/></text:p>
          </table:table-cell>
          <table:table-cell office:value-type="float" office:value="53228.235000000001" table:style-name="ce149">
            <text:p>53,228<text:s/></text:p>
          </table:table-cell>
          <table:table-cell office:value-type="float" office:value="47286.82" table:style-name="ce149">
            <text:p>47,287<text:s/></text:p>
          </table:table-cell>
          <table:table-cell office:value-type="float" office:value="49798.557000000001" table:style-name="ce149">
            <text:p>49,799<text:s/></text:p>
          </table:table-cell>
          <table:table-cell office:value-type="float" office:value="49641.184999999998" table:style-name="ce149">
            <text:p>49,641<text:s/></text:p>
          </table:table-cell>
          <table:table-cell table:style-name="ce149"/>
          <table:table-cell office:value-type="float" office:value="48447.591735100003" table:style-name="ce149">
            <text:p>48,448<text:s/></text:p>
          </table:table-cell>
          <table:table-cell office:value-type="float" office:value="50250.083765700001" table:style-name="ce149">
            <text:p>50,250<text:s/></text:p>
          </table:table-cell>
          <table:table-cell office:value-type="float" office:value="45961.357612699998" table:style-name="ce149">
            <text:p>45,961<text:s/></text:p>
          </table:table-cell>
          <table:table-cell office:value-type="float" office:value="46211.354055600001" table:style-name="ce149">
            <text:p>46,211<text:s/></text:p>
          </table:table-cell>
          <table:table-cell office:value-type="float" office:value="54222.3737434" table:style-name="ce149">
            <text:p>54,222<text:s/></text:p>
          </table:table-cell>
          <table:table-cell table:style-name="ce150"/>
          <table:table-cell office:value-type="string" table:style-name="ce154">
            <text:p>n. Others</text:p>
          </table:table-cell>
          <table:table-cell table:number-columns-repeated="16369"/>
        </table:table-row>
        <table:table-row table:style-name="ro7">
          <table:table-cell table:style-name="ce130"/>
          <table:table-cell table:style-name="ce141"/>
          <table:table-cell table:number-columns-repeated="11" table:style-name="ce149"/>
          <table:table-cell table:style-name="ce150"/>
          <table:table-cell table:style-name="ce132"/>
          <table:table-cell table:number-columns-repeated="16369"/>
        </table:table-row>
        <table:table-row table:style-name="ro8">
          <table:table-cell table:style-name="ce130"/>
          <table:table-cell office:value-type="string" table:style-name="ce151">
            <text:p>(5)<text:s/><text:span text:style-name="T3">菇　　　類</text:span></text:p>
          </table:table-cell>
          <table:table-cell office:value-type="float" office:value="13154.62" table:style-name="ce149">
            <text:p>13,155<text:s/></text:p>
          </table:table-cell>
          <table:table-cell office:value-type="float" office:value="14828.744000000001" table:style-name="ce149">
            <text:p>14,829<text:s/></text:p>
          </table:table-cell>
          <table:table-cell office:value-type="float" office:value="18907.740000000002" table:style-name="ce149">
            <text:p>18,908<text:s/></text:p>
          </table:table-cell>
          <table:table-cell office:value-type="float" office:value="14909.451999999999" table:style-name="ce149">
            <text:p>14,909<text:s/></text:p>
          </table:table-cell>
          <table:table-cell office:value-type="float" office:value="14842.679" table:style-name="ce149">
            <text:p>14,843<text:s/></text:p>
          </table:table-cell>
          <table:table-cell table:style-name="ce149"/>
          <table:table-cell office:value-type="float" office:value="19287.756568299999" table:style-name="ce149">
            <text:p>19,288<text:s/></text:p>
          </table:table-cell>
          <table:table-cell office:value-type="float" office:value="18546.866652799999" table:style-name="ce149">
            <text:p>18,547<text:s/></text:p>
          </table:table-cell>
          <table:table-cell office:value-type="float" office:value="19603.713177400001" table:style-name="ce149">
            <text:p>19,604<text:s/></text:p>
          </table:table-cell>
          <table:table-cell office:value-type="float" office:value="19470.079674199998" table:style-name="ce149">
            <text:p>19,470<text:s/></text:p>
          </table:table-cell>
          <table:table-cell office:value-type="float" office:value="21081.8412862" table:style-name="ce149">
            <text:p>21,082<text:s/></text:p>
          </table:table-cell>
          <table:table-cell table:style-name="ce150"/>
          <table:table-cell office:value-type="string" table:style-name="ce152">
            <text:p>(5) Mushrooms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a.<text:s/><text:span text:style-name="T3">洋　　　菇</text:span></text:p>
          </table:table-cell>
          <table:table-cell office:value-type="float" office:value="1583.69" table:style-name="ce149">
            <text:p>1,584<text:s/></text:p>
          </table:table-cell>
          <table:table-cell office:value-type="float" office:value="2168.7469999999998" table:style-name="ce149">
            <text:p>2,169<text:s/></text:p>
          </table:table-cell>
          <table:table-cell office:value-type="float" office:value="4118.01" table:style-name="ce149">
            <text:p>4,118<text:s/></text:p>
          </table:table-cell>
          <table:table-cell office:value-type="float" office:value="851.18200000000002" table:style-name="ce149">
            <text:p>851<text:s/></text:p>
          </table:table-cell>
          <table:table-cell office:value-type="float" office:value="860.505" table:style-name="ce149">
            <text:p>861<text:s/></text:p>
          </table:table-cell>
          <table:table-cell table:style-name="ce149"/>
          <table:table-cell office:value-type="float" office:value="594.6768869" table:style-name="ce149">
            <text:p>595<text:s/></text:p>
          </table:table-cell>
          <table:table-cell office:value-type="float" office:value="673.53697420000003" table:style-name="ce149">
            <text:p>674<text:s/></text:p>
          </table:table-cell>
          <table:table-cell office:value-type="float" office:value="667.69798600000001" table:style-name="ce149">
            <text:p>668<text:s/></text:p>
          </table:table-cell>
          <table:table-cell office:value-type="float" office:value="703.17372479999995" table:style-name="ce149">
            <text:p>703<text:s/></text:p>
          </table:table-cell>
          <table:table-cell office:value-type="float" office:value="481.78185719999999" table:style-name="ce149">
            <text:p>482<text:s/></text:p>
          </table:table-cell>
          <table:table-cell table:style-name="ce150"/>
          <table:table-cell office:value-type="string" table:style-name="ce154">
            <text:p>a. Mushroom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b.<text:s/><text:span text:style-name="T3">香　　　菇</text:span></text:p>
          </table:table-cell>
          <table:table-cell office:value-type="float" office:value="0.78" table:style-name="ce149">
            <text:p>1<text:s/></text:p>
          </table:table-cell>
          <table:table-cell office:value-type="float" office:value="23.358000000000001" table:style-name="ce149">
            <text:p>23<text:s/></text:p>
          </table:table-cell>
          <table:table-cell office:value-type="float" office:value="2.2000000000000002" table:style-name="ce149">
            <text:p>2<text:s/></text:p>
          </table:table-cell>
          <table:table-cell office:value-type="float" office:value="26.86" table:style-name="ce149">
            <text:p>27<text:s/></text:p>
          </table:table-cell>
          <table:table-cell office:value-type="float" office:value="98.150999999999996" table:style-name="ce149">
            <text:p>98<text:s/></text:p>
          </table:table-cell>
          <table:table-cell table:style-name="ce149"/>
          <table:table-cell office:value-type="float" office:value="206.8813725" table:style-name="ce149">
            <text:p>207<text:s/></text:p>
          </table:table-cell>
          <table:table-cell office:value-type="float" office:value="167.03908749999999" table:style-name="ce149">
            <text:p>167<text:s/></text:p>
          </table:table-cell>
          <table:table-cell office:value-type="float" office:value="102.14870999999999" table:style-name="ce149">
            <text:p>102<text:s/></text:p>
          </table:table-cell>
          <table:table-cell office:value-type="float" office:value="288.92270000000002" table:style-name="ce149">
            <text:p>289<text:s/></text:p>
          </table:table-cell>
          <table:table-cell office:value-type="float" office:value="113.23056750000001" table:style-name="ce149">
            <text:p>113<text:s/></text:p>
          </table:table-cell>
          <table:table-cell table:style-name="ce150"/>
          <table:table-cell office:value-type="string" table:style-name="ce154">
            <text:p>b. Forest mushroom</text:p>
          </table:table-cell>
          <table:table-cell table:number-columns-repeated="16369"/>
        </table:table-row>
        <table:table-row table:style-name="ro9">
          <table:table-cell table:style-name="ce130"/>
          <table:table-cell office:value-type="string" table:style-name="ce153">
            <text:p>c.<text:s/><text:span text:style-name="T3">其　　　他</text:span></text:p>
          </table:table-cell>
          <table:table-cell office:value-type="float" office:value="11570.15" table:style-name="ce149">
            <text:p>11,570<text:s/></text:p>
          </table:table-cell>
          <table:table-cell office:value-type="float" office:value="12636.638999999999" table:style-name="ce149">
            <text:p>12,637<text:s/></text:p>
          </table:table-cell>
          <table:table-cell office:value-type="float" office:value="14787.53" table:style-name="ce149">
            <text:p>14,788<text:s/></text:p>
          </table:table-cell>
          <table:table-cell office:value-type="float" office:value="14031.41" table:style-name="ce149">
            <text:p>14,031<text:s/></text:p>
          </table:table-cell>
          <table:table-cell office:value-type="float" office:value="13884.022999999999" table:style-name="ce149">
            <text:p>13,884<text:s/></text:p>
          </table:table-cell>
          <table:table-cell table:style-name="ce149"/>
          <table:table-cell office:value-type="float" office:value="18486.198308899999" table:style-name="ce149">
            <text:p>18,486<text:s/></text:p>
          </table:table-cell>
          <table:table-cell office:value-type="float" office:value="17706.290591100002" table:style-name="ce149">
            <text:p>17,706<text:s/></text:p>
          </table:table-cell>
          <table:table-cell office:value-type="float" office:value="18833.8664814" table:style-name="ce149">
            <text:p>18,834<text:s/></text:p>
          </table:table-cell>
          <table:table-cell office:value-type="float" office:value="18477.9832494" table:style-name="ce149">
            <text:p>18,478<text:s/></text:p>
          </table:table-cell>
          <table:table-cell office:value-type="float" office:value="20486.828861499998" table:style-name="ce149">
            <text:p>20,487<text:s/></text:p>
          </table:table-cell>
          <table:table-cell table:style-name="ce150"/>
          <table:table-cell office:value-type="string" table:style-name="ce154">
            <text:p>c. Others</text:p>
          </table:table-cell>
          <table:table-cell table:number-columns-repeated="16369"/>
        </table:table-row>
        <table:table-row table:style-name="ro7">
          <table:table-cell table:style-name="ce155"/>
          <table:table-cell table:style-name="ce156"/>
          <table:table-cell table:number-columns-repeated="5" table:style-name="ce157"/>
          <table:table-cell table:style-name="ce158"/>
          <table:table-cell table:number-columns-repeated="5" table:style-name="ce157"/>
          <table:table-cell table:style-name="ce159"/>
          <table:table-cell table:style-name="ce138"/>
          <table:table-cell table:number-columns-repeated="16369"/>
        </table:table-row>
        <table:table-row table:number-rows-repeated="1048517" table:style-name="ro5">
          <table:table-cell table:number-columns-repeated="16384"/>
        </table:table-row>
      </table:table>
      <table:table table:name="4_2_6" table:style-name="ta1">
        <table:table-column table:style-name="co1" table:default-cell-style-name="ce165"/>
        <table:table-column table:style-name="co2" table:default-cell-style-name="ce165"/>
        <table:table-column table:style-name="co3" table:number-columns-repeated="5" table:default-cell-style-name="ce165"/>
        <table:table-column table:style-name="co4" table:default-cell-style-name="ce165"/>
        <table:table-column table:style-name="co3" table:number-columns-repeated="5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number-columns-repeated="16369" table:default-cell-style-name="ce165"/>
        <table:table-row table:style-name="ro6">
          <table:table-cell office:value-type="string" table:style-name="ce164">
            <text:p><text:s text:c="2"/>154 <text:s text:c="4"/>104<text:span text:style-name="T3">年糧食供需年報</text:span></text:p>
          </table:table-cell>
          <table:table-cell table:number-columns-repeated="13" table:style-name="ce165"/>
          <table:table-cell office:value-type="string" table:style-name="ce166">
            <text:p>FOOD SUPPLY &amp; UTILIZATION 2015 <text:s text:c="4"/>155</text:p>
          </table:table-cell>
          <table:table-cell table:number-columns-repeated="16369"/>
        </table:table-row>
        <table:table-row table:style-name="ro2">
          <table:table-cell table:style-name="ce167"/>
          <table:table-cell table:style-name="ce165"/>
          <table:table-cell table:number-columns-repeated="12" table:style-name="ce168"/>
          <table:table-cell table:style-name="ce169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194">
            <text:p>(6)<text:s text:c="2"/><text:span text:style-name="T6">果</text:span><text:s/><text:span text:style-name="T6">品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170"/>
          <table:table-cell office:value-type="string" table:number-columns-spanned="7" table:number-rows-spanned="1" table:style-name="ce195">
            <text:p>(6) <text:s/>Import of Fruits</text:p>
          </table:table-cell>
          <table:covered-table-cell table:number-columns-repeated="6"/>
          <table:table-cell table:number-columns-repeated="16369" table:style-name="ce171"/>
        </table:table-row>
        <table:table-row table:style-name="ro1">
          <table:table-cell office:value-type="string" table:style-name="ce172">
            <text:p>單位：公噸</text:p>
          </table:table-cell>
          <table:table-cell table:style-name="ce165"/>
          <table:table-cell table:number-columns-repeated="5" table:style-name="ce173"/>
          <table:table-cell table:style-name="ce167"/>
          <table:table-cell table:number-columns-repeated="6" table:style-name="ce173"/>
          <table:table-cell office:value-type="string" table:style-name="ce174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196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175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197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175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10">
          <table:table-cell table:style-name="ce165"/>
          <table:table-cell table:style-name="ce176"/>
          <table:table-cell table:number-columns-repeated="5" table:style-name="ce177"/>
          <table:table-cell table:style-name="ce178"/>
          <table:table-cell table:number-columns-repeated="5" table:style-name="ce177"/>
          <table:table-cell table:style-name="ce179"/>
          <table:table-cell table:style-name="ce169"/>
          <table:table-cell table:number-columns-repeated="16369"/>
        </table:table-row>
        <table:table-row table:style-name="ro8">
          <table:table-cell table:style-name="ce165"/>
          <table:table-cell office:value-type="string" table:style-name="ce180">
            <text:p>6.<text:s/><text:span text:style-name="T8">水　果　類</text:span></text:p>
          </table:table-cell>
          <table:table-cell office:value-type="float" office:value="536336.06000000006" table:style-name="ce181">
            <text:p>536,336<text:s/></text:p>
          </table:table-cell>
          <table:table-cell office:value-type="float" office:value="511806.55200000003" table:style-name="ce181">
            <text:p>511,807<text:s/></text:p>
          </table:table-cell>
          <table:table-cell office:value-type="float" office:value="538992.65" table:style-name="ce181">
            <text:p>538,993<text:s/></text:p>
          </table:table-cell>
          <table:table-cell office:value-type="float" office:value="502295.402" table:style-name="ce181">
            <text:p>502,295<text:s/></text:p>
          </table:table-cell>
          <table:table-cell office:value-type="float" office:value="508964.96799999999" table:style-name="ce181">
            <text:p>508,965<text:s/></text:p>
          </table:table-cell>
          <table:table-cell table:style-name="ce181"/>
          <table:table-cell office:value-type="float" office:value="506815.04625080002" table:style-name="ce181">
            <text:p>506,815<text:s/></text:p>
          </table:table-cell>
          <table:table-cell office:value-type="float" office:value="518790.91677060002" table:style-name="ce181">
            <text:p>518,791<text:s/></text:p>
          </table:table-cell>
          <table:table-cell office:value-type="float" office:value="522326.26871009998" table:style-name="ce181">
            <text:p>522,326<text:s/></text:p>
          </table:table-cell>
          <table:table-cell office:value-type="float" office:value="536757.70068470004" table:style-name="ce181">
            <text:p>536,758<text:s/></text:p>
          </table:table-cell>
          <table:table-cell office:value-type="float" office:value="561507.47995449998" table:style-name="ce181">
            <text:p>561,507<text:s/></text:p>
          </table:table-cell>
          <table:table-cell table:style-name="ce182"/>
          <table:table-cell office:value-type="string" table:style-name="ce183">
            <text:p>6.Fruits</text:p>
          </table:table-cell>
          <table:table-cell table:number-columns-repeated="16369"/>
        </table:table-row>
        <table:table-row table:style-name="ro10">
          <table:table-cell table:style-name="ce165"/>
          <table:table-cell table:style-name="ce176"/>
          <table:table-cell table:number-columns-repeated="11" table:style-name="ce184"/>
          <table:table-cell table:style-name="ce185"/>
          <table:table-cell table:style-name="ce167"/>
          <table:table-cell table:number-columns-repeated="16369"/>
        </table:table-row>
        <table:table-row table:style-name="ro8">
          <table:table-cell table:style-name="ce165"/>
          <table:table-cell office:value-type="string" table:style-name="ce186">
            <text:p>(1)<text:s/><text:span text:style-name="T3">香　　　蕉</text:span></text:p>
          </table:table-cell>
          <table:table-cell office:value-type="float" office:value="363.9" table:style-name="ce184">
            <text:p>364<text:s/></text:p>
          </table:table-cell>
          <table:table-cell office:value-type="float" office:value="8.4000000000000005E-2" table:style-name="ce184">
            <text:p>0<text:s/></text:p>
          </table:table-cell>
          <table:table-cell office:value-type="float" office:value="42.52" table:style-name="ce184">
            <text:p>43<text:s/></text:p>
          </table:table-cell>
          <table:table-cell office:value-type="float" office:value="218.96700000000001" table:style-name="ce184">
            <text:p>219<text:s/></text:p>
          </table:table-cell>
          <table:table-cell office:value-type="float" office:value="6.4000000000000001E-2" table:style-name="ce184">
            <text:p>0<text:s/></text:p>
          </table:table-cell>
          <table:table-cell table:style-name="ce184"/>
          <table:table-cell office:value-type="float" office:value="6.7545387000000003" table:style-name="ce184">
            <text:p>7<text:s/></text:p>
          </table:table-cell>
          <table:table-cell office:value-type="float" office:value="7.1926563000000003" table:style-name="ce184">
            <text:p>7<text:s/></text:p>
          </table:table-cell>
          <table:table-cell office:value-type="string" table:style-name="ce184">
            <text:p>-</text:p>
          </table:table-cell>
          <table:table-cell office:value-type="float" office:value="186.77254049999999" table:style-name="ce184">
            <text:p>187<text:s/></text:p>
          </table:table-cell>
          <table:table-cell office:value-type="float" office:value="195.82983569999999" table:style-name="ce184">
            <text:p>196<text:s/></text:p>
          </table:table-cell>
          <table:table-cell table:style-name="ce185"/>
          <table:table-cell office:value-type="string" table:style-name="ce187">
            <text:p>(1) Bananas</text:p>
          </table:table-cell>
          <table:table-cell table:number-columns-repeated="16369"/>
        </table:table-row>
        <table:table-row table:style-name="ro10">
          <table:table-cell table:style-name="ce165"/>
          <table:table-cell table:style-name="ce176"/>
          <table:table-cell table:number-columns-repeated="11" table:style-name="ce184"/>
          <table:table-cell table:style-name="ce185"/>
          <table:table-cell table:style-name="ce167"/>
          <table:table-cell table:number-columns-repeated="16369"/>
        </table:table-row>
        <table:table-row table:style-name="ro8">
          <table:table-cell table:style-name="ce165"/>
          <table:table-cell office:value-type="string" table:style-name="ce186">
            <text:p>(2)<text:s/><text:span text:style-name="T3">鳳　　　梨</text:span></text:p>
          </table:table-cell>
          <table:table-cell office:value-type="float" office:value="36851.599999999999" table:style-name="ce184">
            <text:p>36,852<text:s/></text:p>
          </table:table-cell>
          <table:table-cell office:value-type="float" office:value="24167.373" table:style-name="ce184">
            <text:p>24,167<text:s/></text:p>
          </table:table-cell>
          <table:table-cell office:value-type="float" office:value="29540.84" table:style-name="ce184">
            <text:p>29,541<text:s/></text:p>
          </table:table-cell>
          <table:table-cell office:value-type="float" office:value="21780.625" table:style-name="ce184">
            <text:p>21,781<text:s/></text:p>
          </table:table-cell>
          <table:table-cell office:value-type="float" office:value="24112.507000000001" table:style-name="ce184">
            <text:p>24,113<text:s/></text:p>
          </table:table-cell>
          <table:table-cell table:style-name="ce184"/>
          <table:table-cell office:value-type="float" office:value="29252.214315599998" table:style-name="ce184">
            <text:p>29,252<text:s/></text:p>
          </table:table-cell>
          <table:table-cell office:value-type="float" office:value="27016.914957000001" table:style-name="ce184">
            <text:p>27,017<text:s/></text:p>
          </table:table-cell>
          <table:table-cell office:value-type="float" office:value="29215.386538999999" table:style-name="ce184">
            <text:p>29,215<text:s/></text:p>
          </table:table-cell>
          <table:table-cell office:value-type="float" office:value="25190.123345600001" table:style-name="ce184">
            <text:p>25,190<text:s/></text:p>
          </table:table-cell>
          <table:table-cell office:value-type="float" office:value="30777.053584699999" table:style-name="ce184">
            <text:p>30,777<text:s/></text:p>
          </table:table-cell>
          <table:table-cell table:style-name="ce185"/>
          <table:table-cell office:value-type="string" table:style-name="ce187">
            <text:p>(2) Pineapples</text:p>
          </table:table-cell>
          <table:table-cell table:number-columns-repeated="16369"/>
        </table:table-row>
        <table:table-row table:style-name="ro10">
          <table:table-cell table:style-name="ce165"/>
          <table:table-cell table:style-name="ce176"/>
          <table:table-cell table:number-columns-repeated="11" table:style-name="ce184"/>
          <table:table-cell table:style-name="ce185"/>
          <table:table-cell table:style-name="ce167"/>
          <table:table-cell table:number-columns-repeated="16369"/>
        </table:table-row>
        <table:table-row table:style-name="ro8">
          <table:table-cell table:style-name="ce165"/>
          <table:table-cell office:value-type="string" table:style-name="ce186">
            <text:p>(3)<text:s/><text:span text:style-name="T3">柑　桔　類</text:span></text:p>
          </table:table-cell>
          <table:table-cell office:value-type="float" office:value="53556.68" table:style-name="ce184">
            <text:p>53,557<text:s/></text:p>
          </table:table-cell>
          <table:table-cell office:value-type="float" office:value="42852.21" table:style-name="ce184">
            <text:p>42,852<text:s/></text:p>
          </table:table-cell>
          <table:table-cell office:value-type="float" office:value="52879.74" table:style-name="ce184">
            <text:p>52,880<text:s/></text:p>
          </table:table-cell>
          <table:table-cell office:value-type="float" office:value="50815.415000000001" table:style-name="ce184">
            <text:p>50,815<text:s/></text:p>
          </table:table-cell>
          <table:table-cell office:value-type="float" office:value="46889.938000000002" table:style-name="ce184">
            <text:p>46,890<text:s/></text:p>
          </table:table-cell>
          <table:table-cell table:style-name="ce184"/>
          <table:table-cell office:value-type="float" office:value="43602.8804036" table:style-name="ce184">
            <text:p>43,603<text:s/></text:p>
          </table:table-cell>
          <table:table-cell office:value-type="float" office:value="46826.701658600003" table:style-name="ce184">
            <text:p>46,827<text:s/></text:p>
          </table:table-cell>
          <table:table-cell office:value-type="float" office:value="48706.2837917" table:style-name="ce184">
            <text:p>48,706<text:s/></text:p>
          </table:table-cell>
          <table:table-cell office:value-type="float" office:value="48682.065467300003" table:style-name="ce184">
            <text:p>48,682<text:s/></text:p>
          </table:table-cell>
          <table:table-cell office:value-type="float" office:value="47156.124249300003" table:style-name="ce184">
            <text:p>47,156<text:s/></text:p>
          </table:table-cell>
          <table:table-cell table:style-name="ce185"/>
          <table:table-cell office:value-type="string" table:style-name="ce187">
            <text:p>(3) Citru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a.<text:s/><text:span text:style-name="T3">椪　　　柑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float" office:value="0.15" table:style-name="ce184">
            <text:p>0<text:s/></text:p>
          </table:table-cell>
          <table:table-cell table:style-name="ce185"/>
          <table:table-cell office:value-type="string" table:style-name="ce189">
            <text:p>a. Ponkan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b.<text:s/><text:span text:style-name="T3">桶　　　柑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b. Tanka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c.<text:s/><text:span text:style-name="T3">文　旦　柚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c. Wentan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d.<text:s/><text:span text:style-name="T3">斗　　　柚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d. Tou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e.<text:s/><text:span text:style-name="T3">白　　　柚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e. Pai Pomel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f.<text:s/><text:span text:style-name="T3">溫</text:span><text:s/><text:span text:style-name="T3">州</text:span><text:s/><text:span text:style-name="T3">蜜</text:span><text:s/><text:span text:style-name="T3">柑</text:span></text:p>
          </table:table-cell>
          <table:table-cell office:value-type="float" office:value="787.37" table:style-name="ce184">
            <text:p>787<text:s/></text:p>
          </table:table-cell>
          <table:table-cell office:value-type="float" office:value="652.40899999999999" table:style-name="ce184">
            <text:p>652<text:s/></text:p>
          </table:table-cell>
          <table:table-cell office:value-type="float" office:value="484.55" table:style-name="ce184">
            <text:p>485<text:s/></text:p>
          </table:table-cell>
          <table:table-cell office:value-type="float" office:value="339.52800000000002" table:style-name="ce184">
            <text:p>340<text:s/></text:p>
          </table:table-cell>
          <table:table-cell office:value-type="float" office:value="295.524" table:style-name="ce184">
            <text:p>296<text:s/></text:p>
          </table:table-cell>
          <table:table-cell table:style-name="ce184"/>
          <table:table-cell office:value-type="float" office:value="231.251" table:style-name="ce184">
            <text:p>231<text:s/></text:p>
          </table:table-cell>
          <table:table-cell office:value-type="float" office:value="214.709" table:style-name="ce184">
            <text:p>215<text:s/></text:p>
          </table:table-cell>
          <table:table-cell office:value-type="float" office:value="285.97899999999998" table:style-name="ce184">
            <text:p>286<text:s/></text:p>
          </table:table-cell>
          <table:table-cell office:value-type="float" office:value="275.13299999999998" table:style-name="ce184">
            <text:p>275<text:s/></text:p>
          </table:table-cell>
          <table:table-cell office:value-type="float" office:value="295.44200009999997" table:style-name="ce184">
            <text:p>295<text:s/></text:p>
          </table:table-cell>
          <table:table-cell table:style-name="ce185"/>
          <table:table-cell office:value-type="string" table:style-name="ce189">
            <text:p>f. Satsuma orang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g.<text:s/><text:span text:style-name="T3">晚侖西亞橙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g. Valenci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h.<text:s/><text:span text:style-name="T3">柳　　　橙</text:span></text:p>
          </table:table-cell>
          <table:table-cell office:value-type="float" office:value="30952.77" table:style-name="ce184">
            <text:p>30,953<text:s/></text:p>
          </table:table-cell>
          <table:table-cell office:value-type="float" office:value="20929.352999999999" table:style-name="ce184">
            <text:p>20,929<text:s/></text:p>
          </table:table-cell>
          <table:table-cell office:value-type="float" office:value="29754.2" table:style-name="ce184">
            <text:p>29,754<text:s/></text:p>
          </table:table-cell>
          <table:table-cell office:value-type="float" office:value="27384.726999999999" table:style-name="ce184">
            <text:p>27,385<text:s/></text:p>
          </table:table-cell>
          <table:table-cell office:value-type="float" office:value="25837.858" table:style-name="ce184">
            <text:p>25,838<text:s/></text:p>
          </table:table-cell>
          <table:table-cell table:style-name="ce184"/>
          <table:table-cell office:value-type="float" office:value="24940.899653299999" table:style-name="ce184">
            <text:p>24,941<text:s/></text:p>
          </table:table-cell>
          <table:table-cell office:value-type="float" office:value="24653.6777368" table:style-name="ce184">
            <text:p>24,654<text:s/></text:p>
          </table:table-cell>
          <table:table-cell office:value-type="float" office:value="25041.153288400001" table:style-name="ce184">
            <text:p>25,041<text:s/></text:p>
          </table:table-cell>
          <table:table-cell office:value-type="float" office:value="23368.1796335" table:style-name="ce184">
            <text:p>23,368<text:s/></text:p>
          </table:table-cell>
          <table:table-cell office:value-type="float" office:value="23944.679254499999" table:style-name="ce184">
            <text:p>23,945<text:s/></text:p>
          </table:table-cell>
          <table:table-cell table:style-name="ce185"/>
          <table:table-cell office:value-type="string" table:style-name="ce189">
            <text:p>h. Liucheng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i.<text:s/><text:span text:style-name="T3">檸　　　檬</text:span></text:p>
          </table:table-cell>
          <table:table-cell office:value-type="float" office:value="815.53" table:style-name="ce184">
            <text:p>816<text:s/></text:p>
          </table:table-cell>
          <table:table-cell office:value-type="float" office:value="129.31" table:style-name="ce184">
            <text:p>129<text:s/></text:p>
          </table:table-cell>
          <table:table-cell office:value-type="float" office:value="90.17" table:style-name="ce184">
            <text:p>90<text:s/></text:p>
          </table:table-cell>
          <table:table-cell office:value-type="float" office:value="176.82" table:style-name="ce184">
            <text:p>177<text:s/></text:p>
          </table:table-cell>
          <table:table-cell office:value-type="float" office:value="267.55900000000003" table:style-name="ce184">
            <text:p>268<text:s/></text:p>
          </table:table-cell>
          <table:table-cell table:style-name="ce184"/>
          <table:table-cell office:value-type="float" office:value="240.57300000000001" table:style-name="ce184">
            <text:p>241<text:s/></text:p>
          </table:table-cell>
          <table:table-cell office:value-type="float" office:value="393.65699999999998" table:style-name="ce184">
            <text:p>394<text:s/></text:p>
          </table:table-cell>
          <table:table-cell office:value-type="float" office:value="476.57499999999999" table:style-name="ce184">
            <text:p>477<text:s/></text:p>
          </table:table-cell>
          <table:table-cell office:value-type="float" office:value="466.84500000000003" table:style-name="ce184">
            <text:p>467<text:s/></text:p>
          </table:table-cell>
          <table:table-cell office:value-type="float" office:value="651.88599999999997" table:style-name="ce184">
            <text:p>652<text:s/></text:p>
          </table:table-cell>
          <table:table-cell table:style-name="ce185"/>
          <table:table-cell office:value-type="string" table:style-name="ce189">
            <text:p>i. Lem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j.<text:s/><text:span text:style-name="T3">葡　萄　柚</text:span></text:p>
          </table:table-cell>
          <table:table-cell office:value-type="float" office:value="6558.67" table:style-name="ce184">
            <text:p>6,559<text:s/></text:p>
          </table:table-cell>
          <table:table-cell office:value-type="float" office:value="6826.1289999999999" table:style-name="ce184">
            <text:p>6,826<text:s/></text:p>
          </table:table-cell>
          <table:table-cell office:value-type="float" office:value="5915.13" table:style-name="ce184">
            <text:p>5,915<text:s/></text:p>
          </table:table-cell>
          <table:table-cell office:value-type="float" office:value="6020.0940000000001" table:style-name="ce184">
            <text:p>6,020<text:s/></text:p>
          </table:table-cell>
          <table:table-cell office:value-type="float" office:value="6117.7939999999999" table:style-name="ce184">
            <text:p>6,118<text:s/></text:p>
          </table:table-cell>
          <table:table-cell table:style-name="ce184"/>
          <table:table-cell office:value-type="float" office:value="6632.8450000000003" table:style-name="ce184">
            <text:p>6,633<text:s/></text:p>
          </table:table-cell>
          <table:table-cell office:value-type="float" office:value="5984.1350000000002" table:style-name="ce184">
            <text:p>5,984<text:s/></text:p>
          </table:table-cell>
          <table:table-cell office:value-type="float" office:value="7313.7979999999998" table:style-name="ce184">
            <text:p>7,314<text:s/></text:p>
          </table:table-cell>
          <table:table-cell office:value-type="float" office:value="6168.9989999999998" table:style-name="ce184">
            <text:p>6,169<text:s/></text:p>
          </table:table-cell>
          <table:table-cell office:value-type="float" office:value="5775.6450000000004" table:style-name="ce184">
            <text:p>5,776<text:s/></text:p>
          </table:table-cell>
          <table:table-cell table:style-name="ce185"/>
          <table:table-cell office:value-type="string" table:style-name="ce189">
            <text:p>j. Grapefruit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k.<text:s/><text:span text:style-name="T3">其</text:span><text:s/><text:span text:style-name="T3">他</text:span><text:s/><text:span text:style-name="T3">雜</text:span><text:s/><text:span text:style-name="T3">柑</text:span></text:p>
          </table:table-cell>
          <table:table-cell office:value-type="float" office:value="14442.34" table:style-name="ce184">
            <text:p>14,442<text:s/></text:p>
          </table:table-cell>
          <table:table-cell office:value-type="float" office:value="14315.009" table:style-name="ce184">
            <text:p>14,315<text:s/></text:p>
          </table:table-cell>
          <table:table-cell office:value-type="float" office:value="16635.689999999999" table:style-name="ce184">
            <text:p>16,636<text:s/></text:p>
          </table:table-cell>
          <table:table-cell office:value-type="float" office:value="16894.245999999999" table:style-name="ce184">
            <text:p>16,894<text:s/></text:p>
          </table:table-cell>
          <table:table-cell office:value-type="float" office:value="14371.203" table:style-name="ce184">
            <text:p>14,371<text:s/></text:p>
          </table:table-cell>
          <table:table-cell table:style-name="ce184"/>
          <table:table-cell office:value-type="float" office:value="11557.311750299999" table:style-name="ce184">
            <text:p>11,557<text:s/></text:p>
          </table:table-cell>
          <table:table-cell office:value-type="float" office:value="15580.5229218" table:style-name="ce184">
            <text:p>15,581<text:s/></text:p>
          </table:table-cell>
          <table:table-cell office:value-type="float" office:value="15588.7785033" table:style-name="ce184">
            <text:p>15,589<text:s/></text:p>
          </table:table-cell>
          <table:table-cell office:value-type="float" office:value="18402.9088338" table:style-name="ce184">
            <text:p>18,403<text:s/></text:p>
          </table:table-cell>
          <table:table-cell office:value-type="float" office:value="16488.3219947" table:style-name="ce184">
            <text:p>16,488<text:s/></text:p>
          </table:table-cell>
          <table:table-cell table:style-name="ce185"/>
          <table:table-cell office:value-type="string" table:style-name="ce189">
            <text:p>k. Othercitus</text:p>
          </table:table-cell>
          <table:table-cell table:number-columns-repeated="16369"/>
        </table:table-row>
        <table:table-row table:style-name="ro10">
          <table:table-cell/>
          <table:table-cell table:style-name="ce176"/>
          <table:table-cell table:number-columns-repeated="11" table:style-name="ce184"/>
          <table:table-cell table:style-name="ce185"/>
          <table:table-cell table:style-name="ce167"/>
          <table:table-cell table:number-columns-repeated="16369"/>
        </table:table-row>
        <table:table-row table:style-name="ro8">
          <table:table-cell/>
          <table:table-cell office:value-type="string" table:style-name="ce186">
            <text:p>(4)<text:s/><text:span text:style-name="T3">瓜　果　類</text:span></text:p>
          </table:table-cell>
          <table:table-cell office:value-type="float" office:value="3592.66" table:style-name="ce184">
            <text:p>3,593<text:s/></text:p>
          </table:table-cell>
          <table:table-cell office:value-type="float" office:value="4411.25" table:style-name="ce184">
            <text:p>4,411<text:s/></text:p>
          </table:table-cell>
          <table:table-cell office:value-type="float" office:value="5223.0200000000004" table:style-name="ce184">
            <text:p>5,223<text:s/></text:p>
          </table:table-cell>
          <table:table-cell office:value-type="float" office:value="7722.2709999999997" table:style-name="ce184">
            <text:p>7,722<text:s/></text:p>
          </table:table-cell>
          <table:table-cell office:value-type="float" office:value="5671.2060000000001" table:style-name="ce184">
            <text:p>5,671<text:s/></text:p>
          </table:table-cell>
          <table:table-cell table:style-name="ce184"/>
          <table:table-cell office:value-type="float" office:value="2551.4340000000002" table:style-name="ce184">
            <text:p>2,551<text:s/></text:p>
          </table:table-cell>
          <table:table-cell office:value-type="float" office:value="3735.6480000000001" table:style-name="ce184">
            <text:p>3,736<text:s/></text:p>
          </table:table-cell>
          <table:table-cell office:value-type="float" office:value="1318.7819999999999" table:style-name="ce184">
            <text:p>1,319<text:s/></text:p>
          </table:table-cell>
          <table:table-cell office:value-type="float" office:value="2450.5369999999998" table:style-name="ce184">
            <text:p>2,451<text:s/></text:p>
          </table:table-cell>
          <table:table-cell office:value-type="float" office:value="4162.2709999999997" table:style-name="ce184">
            <text:p>4,162<text:s/></text:p>
          </table:table-cell>
          <table:table-cell table:style-name="ce185"/>
          <table:table-cell office:value-type="string" table:style-name="ce187">
            <text:p>(4) 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a.<text:s/><text:span text:style-name="T3">西　　　瓜</text:span></text:p>
          </table:table-cell>
          <table:table-cell office:value-type="float" office:value="2926.07" table:style-name="ce184">
            <text:p>2,926<text:s/></text:p>
          </table:table-cell>
          <table:table-cell office:value-type="float" office:value="3632.3789999999999" table:style-name="ce184">
            <text:p>3,632<text:s/></text:p>
          </table:table-cell>
          <table:table-cell office:value-type="float" office:value="3959.88" table:style-name="ce184">
            <text:p>3,960<text:s/></text:p>
          </table:table-cell>
          <table:table-cell office:value-type="float" office:value="5823.9679999999998" table:style-name="ce184">
            <text:p>5,824<text:s/></text:p>
          </table:table-cell>
          <table:table-cell office:value-type="float" office:value="4391.0110000000004" table:style-name="ce184">
            <text:p>4,391<text:s/></text:p>
          </table:table-cell>
          <table:table-cell table:style-name="ce184"/>
          <table:table-cell office:value-type="float" office:value="1723.0060000000001" table:style-name="ce184">
            <text:p>1,723<text:s/></text:p>
          </table:table-cell>
          <table:table-cell office:value-type="float" office:value="2406.5590000000002" table:style-name="ce184">
            <text:p>2,407<text:s/></text:p>
          </table:table-cell>
          <table:table-cell office:value-type="float" office:value="540.60599999999999" table:style-name="ce184">
            <text:p>541<text:s/></text:p>
          </table:table-cell>
          <table:table-cell office:value-type="float" office:value="1477.296" table:style-name="ce184">
            <text:p>1,477<text:s/></text:p>
          </table:table-cell>
          <table:table-cell office:value-type="float" office:value="2032.751" table:style-name="ce184">
            <text:p>2,033<text:s/></text:p>
          </table:table-cell>
          <table:table-cell table:style-name="ce185"/>
          <table:table-cell office:value-type="string" table:style-name="ce189">
            <text:p>a. Water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b.<text:s/><text:span text:style-name="T3">香　　　瓜</text:span></text:p>
          </table:table-cell>
          <table:table-cell office:value-type="float" office:value="13.23" table:style-name="ce184">
            <text:p>13<text:s/></text:p>
          </table:table-cell>
          <table:table-cell office:value-type="float" office:value="8.3940000000000001" table:style-name="ce184">
            <text:p>8<text:s/></text:p>
          </table:table-cell>
          <table:table-cell office:value-type="float" office:value="158.28" table:style-name="ce184">
            <text:p>158<text:s/></text:p>
          </table:table-cell>
          <table:table-cell office:value-type="float" office:value="417.38499999999999" table:style-name="ce184">
            <text:p>417<text:s/></text:p>
          </table:table-cell>
          <table:table-cell office:value-type="float" office:value="187.511" table:style-name="ce184">
            <text:p>188<text:s/></text:p>
          </table:table-cell>
          <table:table-cell table:style-name="ce184"/>
          <table:table-cell office:value-type="float" office:value="81.477000000000004" table:style-name="ce184">
            <text:p>81<text:s/></text:p>
          </table:table-cell>
          <table:table-cell office:value-type="float" office:value="204.56399999999999" table:style-name="ce184">
            <text:p>205<text:s/></text:p>
          </table:table-cell>
          <table:table-cell office:value-type="float" office:value="34.231999999999999" table:style-name="ce184">
            <text:p>34<text:s/></text:p>
          </table:table-cell>
          <table:table-cell office:value-type="float" office:value="72.578000000000003" table:style-name="ce184">
            <text:p>73<text:s/></text:p>
          </table:table-cell>
          <table:table-cell office:value-type="float" office:value="424.93700000000001" table:style-name="ce184">
            <text:p>425<text:s/></text:p>
          </table:table-cell>
          <table:table-cell table:style-name="ce185"/>
          <table:table-cell office:value-type="string" table:style-name="ce189">
            <text:p>b. Muskmel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c.<text:s/><text:span text:style-name="T3">洋　香　瓜</text:span></text:p>
          </table:table-cell>
          <table:table-cell office:value-type="float" office:value="653.36" table:style-name="ce184">
            <text:p>653<text:s/></text:p>
          </table:table-cell>
          <table:table-cell office:value-type="float" office:value="770.47699999999998" table:style-name="ce184">
            <text:p>770<text:s/></text:p>
          </table:table-cell>
          <table:table-cell office:value-type="float" office:value="1104.8599999999999" table:style-name="ce184">
            <text:p>1,105<text:s/></text:p>
          </table:table-cell>
          <table:table-cell office:value-type="float" office:value="1480.9179999999999" table:style-name="ce184">
            <text:p>1,481<text:s/></text:p>
          </table:table-cell>
          <table:table-cell office:value-type="float" office:value="1092.684" table:style-name="ce184">
            <text:p>1,093<text:s/></text:p>
          </table:table-cell>
          <table:table-cell table:style-name="ce184"/>
          <table:table-cell office:value-type="float" office:value="746.95100000000002" table:style-name="ce184">
            <text:p>747<text:s/></text:p>
          </table:table-cell>
          <table:table-cell office:value-type="float" office:value="1124.5250000000001" table:style-name="ce184">
            <text:p>1,125<text:s/></text:p>
          </table:table-cell>
          <table:table-cell office:value-type="float" office:value="743.94399999999996" table:style-name="ce184">
            <text:p>744<text:s/></text:p>
          </table:table-cell>
          <table:table-cell office:value-type="float" office:value="900.66300000000001" table:style-name="ce184">
            <text:p>901<text:s/></text:p>
          </table:table-cell>
          <table:table-cell office:value-type="float" office:value="1704.5830000000001" table:style-name="ce184">
            <text:p>1,705<text:s/></text:p>
          </table:table-cell>
          <table:table-cell table:style-name="ce185"/>
          <table:table-cell office:value-type="string" table:style-name="ce189">
            <text:p>c. Cantaloupe</text:p>
          </table:table-cell>
          <table:table-cell table:number-columns-repeated="16369"/>
        </table:table-row>
        <table:table-row table:style-name="ro10">
          <table:table-cell/>
          <table:table-cell table:style-name="ce176"/>
          <table:table-cell table:number-columns-repeated="11" table:style-name="ce184"/>
          <table:table-cell table:style-name="ce185"/>
          <table:table-cell table:style-name="ce167"/>
          <table:table-cell table:number-columns-repeated="16369"/>
        </table:table-row>
        <table:table-row table:style-name="ro8">
          <table:table-cell/>
          <table:table-cell office:value-type="string" table:style-name="ce186">
            <text:p>(5)<text:s/><text:span text:style-name="T3">其　　　他</text:span></text:p>
          </table:table-cell>
          <table:table-cell office:value-type="float" office:value="441971.22" table:style-name="ce184">
            <text:p>441,971<text:s/></text:p>
          </table:table-cell>
          <table:table-cell office:value-type="float" office:value="440375.63500000001" table:style-name="ce184">
            <text:p>440,376<text:s/></text:p>
          </table:table-cell>
          <table:table-cell office:value-type="float" office:value="451306.53" table:style-name="ce184">
            <text:p>451,307<text:s/></text:p>
          </table:table-cell>
          <table:table-cell office:value-type="float" office:value="421758.12400000001" table:style-name="ce184">
            <text:p>421,758<text:s/></text:p>
          </table:table-cell>
          <table:table-cell office:value-type="float" office:value="432291.25300000003" table:style-name="ce184">
            <text:p>432,291<text:s/></text:p>
          </table:table-cell>
          <table:table-cell table:style-name="ce184"/>
          <table:table-cell office:value-type="float" office:value="431401.76299289998" table:style-name="ce184">
            <text:p>431,402<text:s/></text:p>
          </table:table-cell>
          <table:table-cell office:value-type="float" office:value="441204.45949869999" table:style-name="ce184">
            <text:p>441,204<text:s/></text:p>
          </table:table-cell>
          <table:table-cell office:value-type="float" office:value="443085.81637940003" table:style-name="ce184">
            <text:p>443,086<text:s/></text:p>
          </table:table-cell>
          <table:table-cell office:value-type="float" office:value="460248.20233130001" table:style-name="ce184">
            <text:p>460,248<text:s/></text:p>
          </table:table-cell>
          <table:table-cell office:value-type="float" office:value="479216.20128480002" table:style-name="ce184">
            <text:p>479,216<text:s/></text:p>
          </table:table-cell>
          <table:table-cell table:style-name="ce185"/>
          <table:table-cell office:value-type="string" table:style-name="ce187">
            <text:p>(5) Other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a.<text:s/><text:span text:style-name="T3">龍　　　眼</text:span></text:p>
          </table:table-cell>
          <table:table-cell office:value-type="float" office:value="1048.04" table:style-name="ce184">
            <text:p>1,048<text:s/></text:p>
          </table:table-cell>
          <table:table-cell office:value-type="float" office:value="1328.0619999999999" table:style-name="ce184">
            <text:p>1,328<text:s/></text:p>
          </table:table-cell>
          <table:table-cell office:value-type="float" office:value="2109.34" table:style-name="ce184">
            <text:p>2,109<text:s/></text:p>
          </table:table-cell>
          <table:table-cell office:value-type="float" office:value="1299.6020000000001" table:style-name="ce184">
            <text:p>1,300<text:s/></text:p>
          </table:table-cell>
          <table:table-cell office:value-type="float" office:value="990.20600000000002" table:style-name="ce184">
            <text:p>990<text:s/></text:p>
          </table:table-cell>
          <table:table-cell table:style-name="ce184"/>
          <table:table-cell office:value-type="float" office:value="960.77442250000001" table:style-name="ce184">
            <text:p>961<text:s/></text:p>
          </table:table-cell>
          <table:table-cell office:value-type="float" office:value="1029.5591431" table:style-name="ce184">
            <text:p>1,030<text:s/></text:p>
          </table:table-cell>
          <table:table-cell office:value-type="float" office:value="966.30263230000003" table:style-name="ce184">
            <text:p>966<text:s/></text:p>
          </table:table-cell>
          <table:table-cell office:value-type="float" office:value="995.17466390000004" table:style-name="ce184">
            <text:p>995<text:s/></text:p>
          </table:table-cell>
          <table:table-cell office:value-type="float" office:value="1548.1471360999999" table:style-name="ce184">
            <text:p>1,548<text:s/></text:p>
          </table:table-cell>
          <table:table-cell table:style-name="ce185"/>
          <table:table-cell office:value-type="string" table:style-name="ce189">
            <text:p>a. Longa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b.<text:s/><text:span text:style-name="T3">芒　　　果</text:span></text:p>
          </table:table-cell>
          <table:table-cell office:value-type="float" office:value="2745.21" table:style-name="ce184">
            <text:p>2,745<text:s/></text:p>
          </table:table-cell>
          <table:table-cell office:value-type="float" office:value="1735.03" table:style-name="ce184">
            <text:p>1,735<text:s/></text:p>
          </table:table-cell>
          <table:table-cell office:value-type="float" office:value="2834.25" table:style-name="ce184">
            <text:p>2,834<text:s/></text:p>
          </table:table-cell>
          <table:table-cell office:value-type="float" office:value="1659.4580000000001" table:style-name="ce184">
            <text:p>1,659<text:s/></text:p>
          </table:table-cell>
          <table:table-cell office:value-type="float" office:value="2595.8910000000001" table:style-name="ce184">
            <text:p>2,596<text:s/></text:p>
          </table:table-cell>
          <table:table-cell table:style-name="ce184"/>
          <table:table-cell office:value-type="float" office:value="2227.2086973" table:style-name="ce184">
            <text:p>2,227<text:s/></text:p>
          </table:table-cell>
          <table:table-cell office:value-type="float" office:value="3167.9627341" table:style-name="ce184">
            <text:p>3,168<text:s/></text:p>
          </table:table-cell>
          <table:table-cell office:value-type="float" office:value="2719.2895935000001" table:style-name="ce184">
            <text:p>2,719<text:s/></text:p>
          </table:table-cell>
          <table:table-cell office:value-type="float" office:value="2291.9059917999998" table:style-name="ce184">
            <text:p>2,292<text:s/></text:p>
          </table:table-cell>
          <table:table-cell office:value-type="float" office:value="1908.8215679" table:style-name="ce184">
            <text:p>1,909<text:s/></text:p>
          </table:table-cell>
          <table:table-cell table:style-name="ce185"/>
          <table:table-cell office:value-type="string" table:style-name="ce189">
            <text:p>b. Mango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c.<text:s/><text:span text:style-name="T3">番　石　榴</text:span></text:p>
          </table:table-cell>
          <table:table-cell office:value-type="float" office:value="33.840000000000003" table:style-name="ce184">
            <text:p>34<text:s/></text:p>
          </table:table-cell>
          <table:table-cell office:value-type="float" office:value="18.271000000000001" table:style-name="ce184">
            <text:p>18<text:s/></text:p>
          </table:table-cell>
          <table:table-cell office:value-type="float" office:value="7.86" table:style-name="ce184">
            <text:p>8<text:s/></text:p>
          </table:table-cell>
          <table:table-cell office:value-type="float" office:value="11.27" table:style-name="ce184">
            <text:p>11<text:s/></text:p>
          </table:table-cell>
          <table:table-cell office:value-type="float" office:value="3.532" table:style-name="ce184">
            <text:p>4<text:s/></text:p>
          </table:table-cell>
          <table:table-cell table:style-name="ce184"/>
          <table:table-cell office:value-type="float" office:value="24.117087999999999" table:style-name="ce184">
            <text:p>24<text:s/></text:p>
          </table:table-cell>
          <table:table-cell office:value-type="float" office:value="6.7797999999999998" table:style-name="ce184">
            <text:p>7<text:s/></text:p>
          </table:table-cell>
          <table:table-cell office:value-type="string" table:style-name="ce184">
            <text:p>-</text:p>
          </table:table-cell>
          <table:table-cell office:value-type="float" office:value="33.8194996" table:style-name="ce184">
            <text:p>34<text:s/>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c. Guav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d.<text:s/><text:span text:style-name="T3">　　李</text:span></text:p>
          </table:table-cell>
          <table:table-cell office:value-type="float" office:value="14210.18" table:style-name="ce184">
            <text:p>14,210<text:s/></text:p>
          </table:table-cell>
          <table:table-cell office:value-type="float" office:value="8975.5360000000001" table:style-name="ce184">
            <text:p>8,976<text:s/></text:p>
          </table:table-cell>
          <table:table-cell office:value-type="float" office:value="11646.04" table:style-name="ce184">
            <text:p>11,646<text:s/></text:p>
          </table:table-cell>
          <table:table-cell office:value-type="float" office:value="7393.8389999999999" table:style-name="ce184">
            <text:p>7,394<text:s/></text:p>
          </table:table-cell>
          <table:table-cell office:value-type="float" office:value="9452.0229999999992" table:style-name="ce184">
            <text:p>9,452<text:s/></text:p>
          </table:table-cell>
          <table:table-cell table:style-name="ce184"/>
          <table:table-cell office:value-type="float" office:value="8139.9530000000004" table:style-name="ce184">
            <text:p>8,140<text:s/></text:p>
          </table:table-cell>
          <table:table-cell office:value-type="float" office:value="6579.5119999999997" table:style-name="ce184">
            <text:p>6,580<text:s/></text:p>
          </table:table-cell>
          <table:table-cell office:value-type="float" office:value="5537.076" table:style-name="ce184">
            <text:p>5,537<text:s/></text:p>
          </table:table-cell>
          <table:table-cell office:value-type="float" office:value="3540.0250000000001" table:style-name="ce184">
            <text:p>3,540<text:s/></text:p>
          </table:table-cell>
          <table:table-cell office:value-type="float" office:value="4467.6530000000002" table:style-name="ce184">
            <text:p>4,468<text:s/></text:p>
          </table:table-cell>
          <table:table-cell table:style-name="ce185"/>
          <table:table-cell office:value-type="string" table:style-name="ce189">
            <text:p>d. Plum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e.<text:s/><text:span text:style-name="T3">　　桃</text:span></text:p>
          </table:table-cell>
          <table:table-cell office:value-type="float" office:value="38536.57" table:style-name="ce184">
            <text:p>38,537<text:s/></text:p>
          </table:table-cell>
          <table:table-cell office:value-type="float" office:value="42068.534" table:style-name="ce184">
            <text:p>42,069<text:s/></text:p>
          </table:table-cell>
          <table:table-cell office:value-type="float" office:value="37500.76" table:style-name="ce184">
            <text:p>37,501<text:s/></text:p>
          </table:table-cell>
          <table:table-cell office:value-type="float" office:value="27473.325000000001" table:style-name="ce184">
            <text:p>27,473<text:s/></text:p>
          </table:table-cell>
          <table:table-cell office:value-type="float" office:value="30528.022000000001" table:style-name="ce184">
            <text:p>30,528<text:s/></text:p>
          </table:table-cell>
          <table:table-cell table:style-name="ce184"/>
          <table:table-cell office:value-type="float" office:value="25132.416038300002" table:style-name="ce184">
            <text:p>25,132<text:s/></text:p>
          </table:table-cell>
          <table:table-cell office:value-type="float" office:value="22096.407354300001" table:style-name="ce184">
            <text:p>22,096<text:s/></text:p>
          </table:table-cell>
          <table:table-cell office:value-type="float" office:value="25137.881019799999" table:style-name="ce184">
            <text:p>25,138<text:s/></text:p>
          </table:table-cell>
          <table:table-cell office:value-type="float" office:value="16537.700779399998" table:style-name="ce184">
            <text:p>16,538<text:s/></text:p>
          </table:table-cell>
          <table:table-cell office:value-type="float" office:value="18923.831311999998" table:style-name="ce184">
            <text:p>18,924<text:s/></text:p>
          </table:table-cell>
          <table:table-cell table:style-name="ce185"/>
          <table:table-cell office:value-type="string" table:style-name="ce189">
            <text:p>e. Peach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f.<text:span text:style-name="T3">　　</text:span><text:s/><text:span text:style-name="T3">柿</text:span></text:p>
          </table:table-cell>
          <table:table-cell office:value-type="float" office:value="3180.1" table:style-name="ce184">
            <text:p>3,180<text:s/></text:p>
          </table:table-cell>
          <table:table-cell office:value-type="float" office:value="3492.9659999999999" table:style-name="ce184">
            <text:p>3,493<text:s/></text:p>
          </table:table-cell>
          <table:table-cell office:value-type="float" office:value="1411.06" table:style-name="ce184">
            <text:p>1,411<text:s/></text:p>
          </table:table-cell>
          <table:table-cell office:value-type="float" office:value="1932.8209999999999" table:style-name="ce184">
            <text:p>1,933<text:s/></text:p>
          </table:table-cell>
          <table:table-cell office:value-type="float" office:value="1844.251" table:style-name="ce184">
            <text:p>1,844<text:s/></text:p>
          </table:table-cell>
          <table:table-cell table:style-name="ce184"/>
          <table:table-cell office:value-type="float" office:value="1671.5607563999999" table:style-name="ce184">
            <text:p>1,672<text:s/></text:p>
          </table:table-cell>
          <table:table-cell office:value-type="float" office:value="2163.3849166999998" table:style-name="ce184">
            <text:p>2,163<text:s/></text:p>
          </table:table-cell>
          <table:table-cell office:value-type="float" office:value="2656.8037312000001" table:style-name="ce184">
            <text:p>2,657<text:s/></text:p>
          </table:table-cell>
          <table:table-cell office:value-type="float" office:value="2627.6720532999998" table:style-name="ce184">
            <text:p>2,628<text:s/></text:p>
          </table:table-cell>
          <table:table-cell office:value-type="float" office:value="2155.02774" table:style-name="ce184">
            <text:p>2,155<text:s/></text:p>
          </table:table-cell>
          <table:table-cell table:style-name="ce185"/>
          <table:table-cell office:value-type="string" table:style-name="ce189">
            <text:p>f. Persimmon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g.<text:s/><text:span text:style-name="T3">木　　　瓜</text:span></text:p>
          </table:table-cell>
          <table:table-cell office:value-type="float" office:value="5.33" table:style-name="ce184">
            <text:p>5<text:s/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float" office:value="10.37" table:style-name="ce184">
            <text:p>10<text:s/>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float" office:value="24.886212" table:style-name="ce184">
            <text:p>25<text:s/></text:p>
          </table:table-cell>
          <table:table-cell office:value-type="float" office:value="0.1485744" table:style-name="ce184">
            <text:p>0<text:s/>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g. Papay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h.<text:s/><text:span text:style-name="T3">蓮　　　霧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h. Wax appl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i.<text:s/><text:span text:style-name="T3">葡　　　萄</text:span></text:p>
          </table:table-cell>
          <table:table-cell office:value-type="float" office:value="52757.16" table:style-name="ce184">
            <text:p>52,757<text:s/></text:p>
          </table:table-cell>
          <table:table-cell office:value-type="float" office:value="55615.953999999998" table:style-name="ce184">
            <text:p>55,616<text:s/></text:p>
          </table:table-cell>
          <table:table-cell office:value-type="float" office:value="59533.47" table:style-name="ce184">
            <text:p>59,533<text:s/></text:p>
          </table:table-cell>
          <table:table-cell office:value-type="float" office:value="53353.425000000003" table:style-name="ce184">
            <text:p>53,353<text:s/></text:p>
          </table:table-cell>
          <table:table-cell office:value-type="float" office:value="53113.008000000002" table:style-name="ce184">
            <text:p>53,113<text:s/></text:p>
          </table:table-cell>
          <table:table-cell table:style-name="ce184"/>
          <table:table-cell office:value-type="float" office:value="53604.224488499996" table:style-name="ce184">
            <text:p>53,604<text:s/></text:p>
          </table:table-cell>
          <table:table-cell office:value-type="float" office:value="52844.219190800002" table:style-name="ce184">
            <text:p>52,844<text:s/></text:p>
          </table:table-cell>
          <table:table-cell office:value-type="float" office:value="57563.389714700003" table:style-name="ce184">
            <text:p>57,563<text:s/></text:p>
          </table:table-cell>
          <table:table-cell office:value-type="float" office:value="59190.104724299999" table:style-name="ce184">
            <text:p>59,190<text:s/></text:p>
          </table:table-cell>
          <table:table-cell office:value-type="float" office:value="57761.271085599998" table:style-name="ce184">
            <text:p>57,761<text:s/></text:p>
          </table:table-cell>
          <table:table-cell table:style-name="ce185"/>
          <table:table-cell office:value-type="string" table:style-name="ce189">
            <text:p>i. Grap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j.<text:s/><text:span text:style-name="T3">枇　　　杷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j. Loquat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k.<text:span text:style-name="T3">　　</text:span><text:s/><text:span text:style-name="T3">梅</text:span></text:p>
          </table:table-cell>
          <table:table-cell office:value-type="float" office:value="2084.9699999999998" table:style-name="ce184">
            <text:p>2,085<text:s/></text:p>
          </table:table-cell>
          <table:table-cell office:value-type="float" office:value="2218.7489999999998" table:style-name="ce184">
            <text:p>2,219<text:s/></text:p>
          </table:table-cell>
          <table:table-cell office:value-type="float" office:value="2537.9299999999998" table:style-name="ce184">
            <text:p>2,538<text:s/></text:p>
          </table:table-cell>
          <table:table-cell office:value-type="float" office:value="3702.085" table:style-name="ce184">
            <text:p>3,702<text:s/></text:p>
          </table:table-cell>
          <table:table-cell office:value-type="float" office:value="6978.2290000000003" table:style-name="ce184">
            <text:p>6,978<text:s/></text:p>
          </table:table-cell>
          <table:table-cell table:style-name="ce184"/>
          <table:table-cell office:value-type="float" office:value="7505.5376656999997" table:style-name="ce184">
            <text:p>7,506<text:s/></text:p>
          </table:table-cell>
          <table:table-cell office:value-type="float" office:value="6612.1308247999996" table:style-name="ce184">
            <text:p>6,612<text:s/></text:p>
          </table:table-cell>
          <table:table-cell office:value-type="float" office:value="6390.0144974000004" table:style-name="ce184">
            <text:p>6,390<text:s/></text:p>
          </table:table-cell>
          <table:table-cell office:value-type="float" office:value="6760.472796" table:style-name="ce184">
            <text:p>6,760<text:s/></text:p>
          </table:table-cell>
          <table:table-cell office:value-type="float" office:value="5672.2064987000003" table:style-name="ce184">
            <text:p>5,672<text:s/></text:p>
          </table:table-cell>
          <table:table-cell table:style-name="ce185"/>
          <table:table-cell office:value-type="string" table:style-name="ce189">
            <text:p>k. Japanese apricot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l.<text:s/><text:span text:style-name="T3">荔　　　枝</text:span></text:p>
          </table:table-cell>
          <table:table-cell office:value-type="float" office:value="1360.94" table:style-name="ce184">
            <text:p>1,361<text:s/></text:p>
          </table:table-cell>
          <table:table-cell office:value-type="float" office:value="616.99" table:style-name="ce184">
            <text:p>617<text:s/></text:p>
          </table:table-cell>
          <table:table-cell office:value-type="float" office:value="1122.95" table:style-name="ce184">
            <text:p>1,123<text:s/></text:p>
          </table:table-cell>
          <table:table-cell office:value-type="float" office:value="464.42899999999997" table:style-name="ce184">
            <text:p>464<text:s/></text:p>
          </table:table-cell>
          <table:table-cell office:value-type="float" office:value="1176.4280000000001" table:style-name="ce184">
            <text:p>1,176<text:s/></text:p>
          </table:table-cell>
          <table:table-cell table:style-name="ce184"/>
          <table:table-cell office:value-type="float" office:value="1574.8144474000001" table:style-name="ce184">
            <text:p>1,575<text:s/></text:p>
          </table:table-cell>
          <table:table-cell office:value-type="float" office:value="1746.7089897999999" table:style-name="ce184">
            <text:p>1,747<text:s/></text:p>
          </table:table-cell>
          <table:table-cell office:value-type="float" office:value="1596.4937906" table:style-name="ce184">
            <text:p>1,596<text:s/></text:p>
          </table:table-cell>
          <table:table-cell office:value-type="float" office:value="903.53085820000001" table:style-name="ce184">
            <text:p>904<text:s/></text:p>
          </table:table-cell>
          <table:table-cell office:value-type="float" office:value="560.12167320000003" table:style-name="ce184">
            <text:p>560<text:s/></text:p>
          </table:table-cell>
          <table:table-cell table:style-name="ce185"/>
          <table:table-cell office:value-type="string" table:style-name="ce189">
            <text:p>l. Liche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m.<text:s/><text:span text:style-name="T3">橄　　　欖</text:span></text:p>
          </table:table-cell>
          <table:table-cell office:value-type="float" office:value="2937.72" table:style-name="ce184">
            <text:p>2,938<text:s/></text:p>
          </table:table-cell>
          <table:table-cell office:value-type="float" office:value="3104.5439999999999" table:style-name="ce184">
            <text:p>3,105<text:s/></text:p>
          </table:table-cell>
          <table:table-cell office:value-type="float" office:value="3341.47" table:style-name="ce184">
            <text:p>3,341<text:s/></text:p>
          </table:table-cell>
          <table:table-cell office:value-type="float" office:value="3103.6819999999998" table:style-name="ce184">
            <text:p>3,104<text:s/></text:p>
          </table:table-cell>
          <table:table-cell office:value-type="float" office:value="2923.0630000000001" table:style-name="ce184">
            <text:p>2,923<text:s/></text:p>
          </table:table-cell>
          <table:table-cell table:style-name="ce184"/>
          <table:table-cell office:value-type="float" office:value="2752.1450417999999" table:style-name="ce184">
            <text:p>2,752<text:s/></text:p>
          </table:table-cell>
          <table:table-cell office:value-type="float" office:value="3039.1707821999998" table:style-name="ce184">
            <text:p>3,039<text:s/></text:p>
          </table:table-cell>
          <table:table-cell office:value-type="float" office:value="2776.2855245999999" table:style-name="ce184">
            <text:p>2,776<text:s/></text:p>
          </table:table-cell>
          <table:table-cell office:value-type="float" office:value="2785.4257074000002" table:style-name="ce184">
            <text:p>2,785<text:s/></text:p>
          </table:table-cell>
          <table:table-cell office:value-type="float" office:value="2432.4053137999999" table:style-name="ce184">
            <text:p>2,432<text:s/></text:p>
          </table:table-cell>
          <table:table-cell table:style-name="ce185"/>
          <table:table-cell office:value-type="string" table:style-name="ce189">
            <text:p>m. Olive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n.<text:s/><text:span text:style-name="T3">楊　　　桃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n. Carambola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o.<text:s/><text:span text:style-name="T3">　　梨</text:span></text:p>
          </table:table-cell>
          <table:table-cell office:value-type="float" office:value="11719.76" table:style-name="ce184">
            <text:p>11,720<text:s/></text:p>
          </table:table-cell>
          <table:table-cell office:value-type="float" office:value="11810.821" table:style-name="ce184">
            <text:p>11,811<text:s/></text:p>
          </table:table-cell>
          <table:table-cell office:value-type="float" office:value="11736.24" table:style-name="ce184">
            <text:p>11,736<text:s/></text:p>
          </table:table-cell>
          <table:table-cell office:value-type="float" office:value="12455.425999999999" table:style-name="ce184">
            <text:p>12,455<text:s/></text:p>
          </table:table-cell>
          <table:table-cell office:value-type="float" office:value="11759.33" table:style-name="ce184">
            <text:p>11,759<text:s/></text:p>
          </table:table-cell>
          <table:table-cell table:style-name="ce184"/>
          <table:table-cell office:value-type="float" office:value="12101.308999999999" table:style-name="ce184">
            <text:p>12,101<text:s/></text:p>
          </table:table-cell>
          <table:table-cell office:value-type="float" office:value="10501.433999999999" table:style-name="ce184">
            <text:p>10,501<text:s/></text:p>
          </table:table-cell>
          <table:table-cell office:value-type="float" office:value="11398.489" table:style-name="ce184">
            <text:p>11,398<text:s/></text:p>
          </table:table-cell>
          <table:table-cell office:value-type="float" office:value="13104.833000000001" table:style-name="ce184">
            <text:p>13,105<text:s/></text:p>
          </table:table-cell>
          <table:table-cell office:value-type="float" office:value="13097.68" table:style-name="ce184">
            <text:p>13,098<text:s/></text:p>
          </table:table-cell>
          <table:table-cell table:style-name="ce185"/>
          <table:table-cell office:value-type="string" table:style-name="ce189">
            <text:p>o. Pears</text:p>
          </table:table-cell>
          <table:table-cell table:number-columns-repeated="16369"/>
        </table:table-row>
        <table:table-row table:style-name="ro11">
          <table:table-cell/>
          <table:table-cell office:value-type="string" table:style-name="ce188">
            <text:p>p.<text:s/><text:span text:style-name="T3">蘋　　　果</text:span></text:p>
          </table:table-cell>
          <table:table-cell office:value-type="float" office:value="126720.01" table:style-name="ce184">
            <text:p>126,720<text:s/></text:p>
          </table:table-cell>
          <table:table-cell office:value-type="float" office:value="132281.402" table:style-name="ce184">
            <text:p>132,281<text:s/></text:p>
          </table:table-cell>
          <table:table-cell office:value-type="float" office:value="138479.03" table:style-name="ce184">
            <text:p>138,479<text:s/></text:p>
          </table:table-cell>
          <table:table-cell office:value-type="float" office:value="132169.49100000001" table:style-name="ce184">
            <text:p>132,169<text:s/></text:p>
          </table:table-cell>
          <table:table-cell office:value-type="float" office:value="145725.747" table:style-name="ce184">
            <text:p>145,726<text:s/></text:p>
          </table:table-cell>
          <table:table-cell table:style-name="ce184"/>
          <table:table-cell office:value-type="float" office:value="147111.46264780001" table:style-name="ce184">
            <text:p>147,111<text:s/></text:p>
          </table:table-cell>
          <table:table-cell office:value-type="float" office:value="143881.96061939999" table:style-name="ce184">
            <text:p>143,882<text:s/></text:p>
          </table:table-cell>
          <table:table-cell office:value-type="float" office:value="154493.10940829999" table:style-name="ce184">
            <text:p>154,493<text:s/></text:p>
          </table:table-cell>
          <table:table-cell office:value-type="float" office:value="169779.3621923" table:style-name="ce184">
            <text:p>169,779<text:s/></text:p>
          </table:table-cell>
          <table:table-cell office:value-type="float" office:value="170280.3312176" table:style-name="ce184">
            <text:p>170,280<text:s/></text:p>
          </table:table-cell>
          <table:table-cell table:style-name="ce185"/>
          <table:table-cell office:value-type="string" table:style-name="ce189">
            <text:p>p. Apple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q.<text:s/><text:span text:style-name="T3">　　棗</text:span></text:p>
          </table:table-cell>
          <table:table-cell office:value-type="float" office:value="27586.06" table:style-name="ce184">
            <text:p>27,586<text:s/></text:p>
          </table:table-cell>
          <table:table-cell office:value-type="float" office:value="30920.282999999999" table:style-name="ce184">
            <text:p>30,920<text:s/></text:p>
          </table:table-cell>
          <table:table-cell office:value-type="float" office:value="26912.33" table:style-name="ce184">
            <text:p>26,912<text:s/></text:p>
          </table:table-cell>
          <table:table-cell office:value-type="float" office:value="32913.720999999998" table:style-name="ce184">
            <text:p>32,914<text:s/></text:p>
          </table:table-cell>
          <table:table-cell office:value-type="float" office:value="28065.753000000001" table:style-name="ce184">
            <text:p>28,066<text:s/></text:p>
          </table:table-cell>
          <table:table-cell table:style-name="ce184"/>
          <table:table-cell office:value-type="float" office:value="24853.3477896" table:style-name="ce184">
            <text:p>24,853<text:s/></text:p>
          </table:table-cell>
          <table:table-cell office:value-type="float" office:value="29014.818359000001" table:style-name="ce184">
            <text:p>29,015<text:s/></text:p>
          </table:table-cell>
          <table:table-cell office:value-type="float" office:value="29229.732564400001" table:style-name="ce184">
            <text:p>29,230<text:s/></text:p>
          </table:table-cell>
          <table:table-cell office:value-type="float" office:value="27373.192331300001" table:style-name="ce184">
            <text:p>27,373<text:s/></text:p>
          </table:table-cell>
          <table:table-cell office:value-type="float" office:value="29885.815954999998" table:style-name="ce184">
            <text:p>29,886<text:s/></text:p>
          </table:table-cell>
          <table:table-cell table:style-name="ce185"/>
          <table:table-cell office:value-type="string" table:style-name="ce189">
            <text:p>q. Jujube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r.<text:s/><text:span text:style-name="T3">番　荔　枝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r. Sugar apple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s.<text:s/><text:span text:style-name="T3">百　香　果</text:span>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4"/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office:value-type="string" table:style-name="ce184">
            <text:p>-</text:p>
          </table:table-cell>
          <table:table-cell table:style-name="ce185"/>
          <table:table-cell office:value-type="string" table:style-name="ce189">
            <text:p>s. Passion-fruit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t.<text:s/><text:span text:style-name="T3">草　　　莓</text:span></text:p>
          </table:table-cell>
          <table:table-cell office:value-type="float" office:value="2117.7800000000002" table:style-name="ce184">
            <text:p>2,118<text:s/></text:p>
          </table:table-cell>
          <table:table-cell office:value-type="float" office:value="1888.934" table:style-name="ce184">
            <text:p>1,889<text:s/></text:p>
          </table:table-cell>
          <table:table-cell office:value-type="float" office:value="1941.82" table:style-name="ce184">
            <text:p>1,942<text:s/></text:p>
          </table:table-cell>
          <table:table-cell office:value-type="float" office:value="1516.444" table:style-name="ce184">
            <text:p>1,516<text:s/></text:p>
          </table:table-cell>
          <table:table-cell office:value-type="float" office:value="1594.797" table:style-name="ce184">
            <text:p>1,595<text:s/></text:p>
          </table:table-cell>
          <table:table-cell table:style-name="ce184"/>
          <table:table-cell office:value-type="float" office:value="1558.8343711" table:style-name="ce184">
            <text:p>1,559<text:s/></text:p>
          </table:table-cell>
          <table:table-cell office:value-type="float" office:value="1836.0050173" table:style-name="ce184">
            <text:p>1,836<text:s/></text:p>
          </table:table-cell>
          <table:table-cell office:value-type="float" office:value="1546.5288295" table:style-name="ce184">
            <text:p>1,547<text:s/></text:p>
          </table:table-cell>
          <table:table-cell office:value-type="float" office:value="1903.1181974000001" table:style-name="ce184">
            <text:p>1,903<text:s/></text:p>
          </table:table-cell>
          <table:table-cell office:value-type="float" office:value="2197.8115889999999" table:style-name="ce184">
            <text:p>2,198<text:s/></text:p>
          </table:table-cell>
          <table:table-cell table:style-name="ce185"/>
          <table:table-cell office:value-type="string" table:style-name="ce189">
            <text:p>t. Strawberries</text:p>
          </table:table-cell>
          <table:table-cell table:number-columns-repeated="16369"/>
        </table:table-row>
        <table:table-row table:style-name="ro11">
          <table:table-cell table:style-name="ce165"/>
          <table:table-cell office:value-type="string" table:style-name="ce188">
            <text:p>u.<text:s/><text:span text:style-name="T3">其</text:span><text:s/><text:span text:style-name="T3">他</text:span><text:s/><text:span text:style-name="T3">水</text:span><text:s/><text:span text:style-name="T3">果</text:span></text:p>
          </table:table-cell>
          <table:table-cell office:value-type="float" office:value="154927.54999999999" table:style-name="ce184">
            <text:p>154,928<text:s/></text:p>
          </table:table-cell>
          <table:table-cell office:value-type="float" office:value="144299.55900000001" table:style-name="ce184">
            <text:p>144,300<text:s/></text:p>
          </table:table-cell>
          <table:table-cell office:value-type="float" office:value="150191.98000000001" table:style-name="ce184">
            <text:p>150,192<text:s/></text:p>
          </table:table-cell>
          <table:table-cell office:value-type="float" office:value="142309.106" table:style-name="ce184">
            <text:p>142,309<text:s/></text:p>
          </table:table-cell>
          <table:table-cell office:value-type="float" office:value="135530.603" table:style-name="ce184">
            <text:p>135,531<text:s/></text:p>
          </table:table-cell>
          <table:table-cell table:style-name="ce184"/>
          <table:table-cell office:value-type="float" office:value="142184.0575385" table:style-name="ce184">
            <text:p>142,184<text:s/></text:p>
          </table:table-cell>
          <table:table-cell office:value-type="float" office:value="156684.40576719999" table:style-name="ce184">
            <text:p>156,684<text:s/></text:p>
          </table:table-cell>
          <table:table-cell office:value-type="float" office:value="141049.5338611" table:style-name="ce184">
            <text:p>141,050<text:s/></text:p>
          </table:table-cell>
          <table:table-cell office:value-type="float" office:value="152421.71596199999" table:style-name="ce184">
            <text:p>152,422<text:s/></text:p>
          </table:table-cell>
          <table:table-cell office:value-type="float" office:value="168325.0771959" table:style-name="ce184">
            <text:p>168,325<text:s/></text:p>
          </table:table-cell>
          <table:table-cell table:style-name="ce185"/>
          <table:table-cell office:value-type="string" table:style-name="ce189">
            <text:p>u. Other fruits</text:p>
          </table:table-cell>
          <table:table-cell table:number-columns-repeated="16369"/>
        </table:table-row>
        <table:table-row table:style-name="ro10">
          <table:table-cell table:style-name="ce190"/>
          <table:table-cell table:style-name="ce191"/>
          <table:table-cell table:number-columns-repeated="5" table:style-name="ce192"/>
          <table:table-cell table:style-name="ce168"/>
          <table:table-cell table:number-columns-repeated="5" table:style-name="ce192"/>
          <table:table-cell table:style-name="ce193"/>
          <table:table-cell table:style-name="ce173"/>
          <table:table-cell table:number-columns-repeated="16369"/>
        </table:table-row>
        <table:table-row table:number-rows-repeated="1048522" table:style-name="ro5">
          <table:table-cell table:number-columns-repeated="16384"/>
        </table:table-row>
      </table:table>
      <table:table table:name="4_2_7" table:style-name="ta1" table:print-ranges="4_2_7.A1:4_2_7.P27">
        <table:table-column table:style-name="co1" table:default-cell-style-name="ce199"/>
        <table:table-column table:style-name="co2" table:default-cell-style-name="ce199"/>
        <table:table-column table:style-name="co3" table:number-columns-repeated="5" table:default-cell-style-name="ce199"/>
        <table:table-column table:style-name="co4" table:default-cell-style-name="ce199"/>
        <table:table-column table:style-name="co3" table:number-columns-repeated="5" table:default-cell-style-name="ce199"/>
        <table:table-column table:style-name="co5" table:default-cell-style-name="ce199"/>
        <table:table-column table:style-name="co6" table:default-cell-style-name="ce199"/>
        <table:table-column table:style-name="co7" table:number-columns-repeated="2" table:default-cell-style-name="ce199"/>
        <table:table-column table:style-name="co8" table:default-cell-style-name="ce199"/>
        <table:table-column table:style-name="co9" table:default-cell-style-name="ce199"/>
        <table:table-column table:style-name="co7" table:number-columns-repeated="16365" table:default-cell-style-name="ce199"/>
        <table:table-row table:style-name="ro6">
          <table:table-cell office:value-type="string" table:style-name="ce198">
            <text:p><text:s text:c="2"/>156 <text:s text:c="4"/>104<text:span text:style-name="T3">年糧食供需年報</text:span></text:p>
          </table:table-cell>
          <table:table-cell table:number-columns-repeated="13" table:style-name="ce199"/>
          <table:table-cell office:value-type="string" table:style-name="ce200">
            <text:p>FOOD SUPPLY &amp; UTILIZATION 2015 <text:s text:c="4"/>157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table:style-name="ce201"/>
          <table:table-cell table:style-name="ce199"/>
          <table:table-cell table:number-columns-repeated="12" table:style-name="ce202"/>
          <table:table-cell table:style-name="ce203"/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252">
            <text:p>(7)<text:s text:c="2"/><text:span text:style-name="T6">肉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04"/>
          <table:table-cell office:value-type="string" table:number-columns-spanned="7" table:number-rows-spanned="1" table:style-name="ce253">
            <text:p>(7) <text:s/>Import of Meat</text:p>
          </table:table-cell>
          <table:covered-table-cell table:number-columns-repeated="6"/>
          <table:table-cell table:number-columns-repeated="2" table:style-name="ce205"/>
          <table:table-cell table:number-columns-spanned="2" table:number-rows-spanned="1" table:style-name="ce61"/>
          <table:covered-table-cell/>
          <table:table-cell table:number-columns-repeated="16365" table:style-name="ce205"/>
        </table:table-row>
        <table:table-row table:style-name="ro1">
          <table:table-cell office:value-type="string" table:style-name="ce206">
            <text:p>單位：公噸</text:p>
          </table:table-cell>
          <table:table-cell table:style-name="ce199"/>
          <table:table-cell table:number-columns-repeated="5" table:style-name="ce207"/>
          <table:table-cell table:style-name="ce201"/>
          <table:table-cell table:number-columns-repeated="6" table:style-name="ce207"/>
          <table:table-cell office:value-type="string" table:style-name="ce208">
            <text:p>Unit:M.T.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254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209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255">
            <text:p>Category</text:p>
          </table:table-cell>
          <table:covered-table-cell/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09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0">
            <text:p>7.<text:s/><text:span text:style-name="T8">肉　　　類</text:span></text:p>
          </table:table-cell>
          <table:table-cell office:value-type="float" office:value="287988.17" table:style-name="ce211">
            <text:p>287,988<text:s/></text:p>
          </table:table-cell>
          <table:table-cell office:value-type="float" office:value="227628.61799999999" table:style-name="ce211">
            <text:p>227,629<text:s/></text:p>
          </table:table-cell>
          <table:table-cell office:value-type="float" office:value="274964.40999999997" table:style-name="ce211">
            <text:p>274,964<text:s/></text:p>
          </table:table-cell>
          <table:table-cell office:value-type="float" office:value="304086.60100000002" table:style-name="ce211">
            <text:p>304,087<text:s/></text:p>
          </table:table-cell>
          <table:table-cell office:value-type="float" office:value="349363.73300000001" table:style-name="ce211">
            <text:p>349,364<text:s/></text:p>
          </table:table-cell>
          <table:table-cell table:style-name="ce212"/>
          <table:table-cell office:value-type="float" office:value="341089.2288562" table:style-name="ce211">
            <text:p>341,089<text:s/></text:p>
          </table:table-cell>
          <table:table-cell office:value-type="float" office:value="326768.76797310001" table:style-name="ce211">
            <text:p>326,769<text:s/></text:p>
          </table:table-cell>
          <table:table-cell office:value-type="float" office:value="325637.63005520002" table:style-name="ce211">
            <text:p>325,638<text:s/></text:p>
          </table:table-cell>
          <table:table-cell office:value-type="float" office:value="394789.8393088" table:style-name="ce211">
            <text:p>394,790<text:s/></text:p>
          </table:table-cell>
          <table:table-cell office:value-type="float" office:value="474036.52585380001" table:style-name="ce211">
            <text:p>474,037<text:s/></text:p>
          </table:table-cell>
          <table:table-cell table:style-name="ce213"/>
          <table:table-cell office:value-type="string" table:style-name="ce214">
            <text:p>7.Meat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5">
            <text:p>(1)<text:s/><text:span text:style-name="T3">豬　　　肉</text:span></text:p>
          </table:table-cell>
          <table:table-cell office:value-type="float" office:value="52838.21" table:style-name="ce216">
            <text:p>52,838<text:s/></text:p>
          </table:table-cell>
          <table:table-cell office:value-type="float" office:value="44355.722999999998" table:style-name="ce216">
            <text:p>44,356<text:s/></text:p>
          </table:table-cell>
          <table:table-cell office:value-type="float" office:value="64850.48" table:style-name="ce216">
            <text:p>64,850<text:s/></text:p>
          </table:table-cell>
          <table:table-cell office:value-type="float" office:value="95588.269" table:style-name="ce216">
            <text:p>95,588<text:s/></text:p>
          </table:table-cell>
          <table:table-cell office:value-type="float" office:value="82727.342000000004" table:style-name="ce216">
            <text:p>82,727<text:s/></text:p>
          </table:table-cell>
          <table:table-cell table:style-name="ce216"/>
          <table:table-cell office:value-type="float" office:value="80366.426083400002" table:style-name="ce216">
            <text:p>80,366<text:s/></text:p>
          </table:table-cell>
          <table:table-cell office:value-type="float" office:value="59687.3334913" table:style-name="ce216">
            <text:p>59,687<text:s/></text:p>
          </table:table-cell>
          <table:table-cell office:value-type="float" office:value="63701.041029799999" table:style-name="ce216">
            <text:p>63,701<text:s/></text:p>
          </table:table-cell>
          <table:table-cell office:value-type="float" office:value="89521.670783399997" table:style-name="ce216">
            <text:p>89,522<text:s/></text:p>
          </table:table-cell>
          <table:table-cell office:value-type="float" office:value="129442.5846202" table:style-name="ce216">
            <text:p>129,443<text:s/></text:p>
          </table:table-cell>
          <table:table-cell table:style-name="ce217"/>
          <table:table-cell office:value-type="string" table:style-name="ce218">
            <text:p>(1) Pork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5">
            <text:p>(2)<text:s/><text:span text:style-name="T3">牛　　　肉</text:span></text:p>
          </table:table-cell>
          <table:table-cell office:value-type="float" office:value="85053.31" table:style-name="ce216">
            <text:p>85,053<text:s/></text:p>
          </table:table-cell>
          <table:table-cell office:value-type="float" office:value="83368.482000000004" table:style-name="ce216">
            <text:p>83,368<text:s/></text:p>
          </table:table-cell>
          <table:table-cell office:value-type="float" office:value="84887.74" table:style-name="ce216">
            <text:p>84,888<text:s/></text:p>
          </table:table-cell>
          <table:table-cell office:value-type="float" office:value="92864.475000000006" table:style-name="ce216">
            <text:p>92,864<text:s/></text:p>
          </table:table-cell>
          <table:table-cell office:value-type="float" office:value="109609.14200000001" table:style-name="ce216">
            <text:p>109,609<text:s/></text:p>
          </table:table-cell>
          <table:table-cell table:style-name="ce216"/>
          <table:table-cell office:value-type="float" office:value="109424.4628109" table:style-name="ce216">
            <text:p>109,424<text:s/></text:p>
          </table:table-cell>
          <table:table-cell office:value-type="float" office:value="98855.709802199999" table:style-name="ce216">
            <text:p>98,856<text:s/></text:p>
          </table:table-cell>
          <table:table-cell office:value-type="float" office:value="109526.9708125" table:style-name="ce216">
            <text:p>109,527<text:s/></text:p>
          </table:table-cell>
          <table:table-cell office:value-type="float" office:value="117361.3638963" table:style-name="ce216">
            <text:p>117,361<text:s/></text:p>
          </table:table-cell>
          <table:table-cell office:value-type="float" office:value="114937.2504125" table:style-name="ce216">
            <text:p>114,937<text:s/></text:p>
          </table:table-cell>
          <table:table-cell table:style-name="ce217"/>
          <table:table-cell office:value-type="string" table:style-name="ce218">
            <text:p>(2) Beef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5">
            <text:p>(3)<text:s/><text:span text:style-name="T3">羊　　　肉</text:span></text:p>
          </table:table-cell>
          <table:table-cell office:value-type="float" office:value="31664.98" table:style-name="ce216">
            <text:p>31,665<text:s/></text:p>
          </table:table-cell>
          <table:table-cell office:value-type="float" office:value="29117.38" table:style-name="ce216">
            <text:p>29,117<text:s/></text:p>
          </table:table-cell>
          <table:table-cell office:value-type="float" office:value="33372.43" table:style-name="ce216">
            <text:p>33,372<text:s/></text:p>
          </table:table-cell>
          <table:table-cell office:value-type="float" office:value="22972.518" table:style-name="ce216">
            <text:p>22,973<text:s/></text:p>
          </table:table-cell>
          <table:table-cell office:value-type="float" office:value="27651.125" table:style-name="ce216">
            <text:p>27,651<text:s/></text:p>
          </table:table-cell>
          <table:table-cell table:style-name="ce216"/>
          <table:table-cell office:value-type="float" office:value="24620.9429648" table:style-name="ce216">
            <text:p>24,621<text:s/></text:p>
          </table:table-cell>
          <table:table-cell office:value-type="float" office:value="22205.3834183" table:style-name="ce216">
            <text:p>22,205<text:s/></text:p>
          </table:table-cell>
          <table:table-cell office:value-type="float" office:value="22988.225493900001" table:style-name="ce216">
            <text:p>22,988<text:s/></text:p>
          </table:table-cell>
          <table:table-cell office:value-type="float" office:value="27072.396459200001" table:style-name="ce216">
            <text:p>27,072<text:s/></text:p>
          </table:table-cell>
          <table:table-cell office:value-type="float" office:value="24945.787539199999" table:style-name="ce216">
            <text:p>24,946<text:s/></text:p>
          </table:table-cell>
          <table:table-cell table:style-name="ce217"/>
          <table:table-cell office:value-type="string" table:style-name="ce218">
            <text:p>(3) Goats &amp; Sheep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5">
            <text:p>(4)<text:s/><text:span text:style-name="T3">家　禽　肉</text:span></text:p>
          </table:table-cell>
          <table:table-cell office:value-type="float" office:value="117491.94" table:style-name="ce216">
            <text:p>117,492<text:s/></text:p>
          </table:table-cell>
          <table:table-cell office:value-type="float" office:value="69940.837" table:style-name="ce216">
            <text:p>69,941<text:s/></text:p>
          </table:table-cell>
          <table:table-cell office:value-type="float" office:value="91193.87" table:style-name="ce216">
            <text:p>91,194<text:s/></text:p>
          </table:table-cell>
          <table:table-cell office:value-type="float" office:value="91981.316999999995" table:style-name="ce216">
            <text:p>91,981<text:s/></text:p>
          </table:table-cell>
          <table:table-cell office:value-type="float" office:value="128470.042" table:style-name="ce216">
            <text:p>128,470<text:s/></text:p>
          </table:table-cell>
          <table:table-cell table:style-name="ce216"/>
          <table:table-cell office:value-type="float" office:value="125791.7787698" table:style-name="ce216">
            <text:p>125,792<text:s/></text:p>
          </table:table-cell>
          <table:table-cell office:value-type="float" office:value="145197.8221553" table:style-name="ce216">
            <text:p>145,198<text:s/></text:p>
          </table:table-cell>
          <table:table-cell office:value-type="float" office:value="128398.5963678" table:style-name="ce216">
            <text:p>128,399<text:s/></text:p>
          </table:table-cell>
          <table:table-cell office:value-type="float" office:value="159578.43503009999" table:style-name="ce216">
            <text:p>159,578<text:s/></text:p>
          </table:table-cell>
          <table:table-cell office:value-type="float" office:value="203528.549864" table:style-name="ce216">
            <text:p>203,529<text:s/></text:p>
          </table:table-cell>
          <table:table-cell table:style-name="ce217"/>
          <table:table-cell office:value-type="string" table:style-name="ce218">
            <text:p>(4) Poultry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9">
            <text:p>a.<text:s/><text:span text:style-name="T3">　　雞</text:span></text:p>
          </table:table-cell>
          <table:table-cell office:value-type="float" office:value="106340.06" table:style-name="ce216">
            <text:p>106,340<text:s/></text:p>
          </table:table-cell>
          <table:table-cell office:value-type="float" office:value="61749.116999999998" table:style-name="ce216">
            <text:p>61,749<text:s/></text:p>
          </table:table-cell>
          <table:table-cell office:value-type="float" office:value="76572.12" table:style-name="ce216">
            <text:p>76,572<text:s/></text:p>
          </table:table-cell>
          <table:table-cell office:value-type="float" office:value="82697.303" table:style-name="ce216">
            <text:p>82,697<text:s/></text:p>
          </table:table-cell>
          <table:table-cell office:value-type="float" office:value="122997.19" table:style-name="ce216">
            <text:p>122,997<text:s/></text:p>
          </table:table-cell>
          <table:table-cell table:style-name="ce216"/>
          <table:table-cell office:value-type="float" office:value="120423.5594022" table:style-name="ce216">
            <text:p>120,424<text:s/></text:p>
          </table:table-cell>
          <table:table-cell office:value-type="float" office:value="136931.92512959999" table:style-name="ce216">
            <text:p>136,932<text:s/></text:p>
          </table:table-cell>
          <table:table-cell office:value-type="float" office:value="123965.3465593" table:style-name="ce216">
            <text:p>123,965<text:s/></text:p>
          </table:table-cell>
          <table:table-cell office:value-type="float" office:value="156868.29371860001" table:style-name="ce216">
            <text:p>156,868<text:s/></text:p>
          </table:table-cell>
          <table:table-cell office:value-type="float" office:value="200954.62491780001" table:style-name="ce216">
            <text:p>200,955<text:s/></text:p>
          </table:table-cell>
          <table:table-cell table:style-name="ce217"/>
          <table:table-cell office:value-type="string" table:style-name="ce220">
            <text:p>a. Chicken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9">
            <text:p>b.<text:s/><text:span text:style-name="T3">　　鴨</text:span></text:p>
          </table:table-cell>
          <table:table-cell office:value-type="float" office:value="27.53" table:style-name="ce216">
            <text:p>28<text:s/></text:p>
          </table:table-cell>
          <table:table-cell office:value-type="float" office:value="54.698" table:style-name="ce216">
            <text:p>55<text:s/></text:p>
          </table:table-cell>
          <table:table-cell office:value-type="float" office:value="164.58" table:style-name="ce216">
            <text:p>165<text:s/></text:p>
          </table:table-cell>
          <table:table-cell office:value-type="float" office:value="130.995" table:style-name="ce216">
            <text:p>131<text:s/></text:p>
          </table:table-cell>
          <table:table-cell office:value-type="float" office:value="52.238" table:style-name="ce216">
            <text:p>52<text:s/></text:p>
          </table:table-cell>
          <table:table-cell table:style-name="ce216"/>
          <table:table-cell office:value-type="float" office:value="2.4077537000000002" table:style-name="ce216">
            <text:p>2<text:s/></text:p>
          </table:table-cell>
          <table:table-cell office:value-type="float" office:value="53.641685799999998" table:style-name="ce216">
            <text:p>54<text:s/></text:p>
          </table:table-cell>
          <table:table-cell office:value-type="float" office:value="88.635780299999993" table:style-name="ce216">
            <text:p>89<text:s/></text:p>
          </table:table-cell>
          <table:table-cell office:value-type="float" office:value="118.6043695" table:style-name="ce216">
            <text:p>119<text:s/></text:p>
          </table:table-cell>
          <table:table-cell office:value-type="float" office:value="64.002916499999998" table:style-name="ce216">
            <text:p>64<text:s/></text:p>
          </table:table-cell>
          <table:table-cell table:style-name="ce217"/>
          <table:table-cell office:value-type="string" table:style-name="ce220">
            <text:p>b. Ducks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9">
            <text:p>c.<text:s/><text:span text:style-name="T3">　　鵝</text:span></text:p>
          </table:table-cell>
          <table:table-cell office:value-type="float" office:value="18.420000000000002" table:style-name="ce216">
            <text:p>18<text:s/></text:p>
          </table:table-cell>
          <table:table-cell office:value-type="float" office:value="19.155999999999999" table:style-name="ce216">
            <text:p>19<text:s/></text:p>
          </table:table-cell>
          <table:table-cell office:value-type="float" office:value="13.58" table:style-name="ce216">
            <text:p>14<text:s/></text:p>
          </table:table-cell>
          <table:table-cell office:value-type="float" office:value="16.873999999999999" table:style-name="ce216">
            <text:p>17<text:s/></text:p>
          </table:table-cell>
          <table:table-cell office:value-type="float" office:value="15.544" table:style-name="ce216">
            <text:p>16<text:s/></text:p>
          </table:table-cell>
          <table:table-cell table:style-name="ce216"/>
          <table:table-cell office:value-type="float" office:value="23.286000000000001" table:style-name="ce216">
            <text:p>23<text:s/></text:p>
          </table:table-cell>
          <table:table-cell office:value-type="float" office:value="14.7367781" table:style-name="ce216">
            <text:p>15<text:s/></text:p>
          </table:table-cell>
          <table:table-cell office:value-type="float" office:value="14.502665" table:style-name="ce216">
            <text:p>15<text:s/></text:p>
          </table:table-cell>
          <table:table-cell office:value-type="float" office:value="18.070412000000001" table:style-name="ce216">
            <text:p>18<text:s/></text:p>
          </table:table-cell>
          <table:table-cell office:value-type="float" office:value="149.9196207" table:style-name="ce216">
            <text:p>150<text:s/></text:p>
          </table:table-cell>
          <table:table-cell table:style-name="ce217"/>
          <table:table-cell office:value-type="string" table:style-name="ce220">
            <text:p>c. Geese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9">
            <text:p>d.<text:s/><text:span text:style-name="T3">火　　　雞</text:span></text:p>
          </table:table-cell>
          <table:table-cell office:value-type="float" office:value="11094.2" table:style-name="ce216">
            <text:p>11,094<text:s/></text:p>
          </table:table-cell>
          <table:table-cell office:value-type="float" office:value="8101.3159999999998" table:style-name="ce216">
            <text:p>8,101<text:s/></text:p>
          </table:table-cell>
          <table:table-cell office:value-type="float" office:value="14280.33" table:style-name="ce216">
            <text:p>14,280<text:s/></text:p>
          </table:table-cell>
          <table:table-cell office:value-type="float" office:value="9118.6880000000001" table:style-name="ce216">
            <text:p>9,119<text:s/></text:p>
          </table:table-cell>
          <table:table-cell office:value-type="float" office:value="5382.8310000000001" table:style-name="ce216">
            <text:p>5,383<text:s/></text:p>
          </table:table-cell>
          <table:table-cell table:style-name="ce216"/>
          <table:table-cell office:value-type="float" office:value="5313.6202917000001" table:style-name="ce216">
            <text:p>5,314<text:s/></text:p>
          </table:table-cell>
          <table:table-cell office:value-type="float" office:value="8169.6427874000001" table:style-name="ce216">
            <text:p>8,170<text:s/></text:p>
          </table:table-cell>
          <table:table-cell office:value-type="float" office:value="4294.6164933999999" table:style-name="ce216">
            <text:p>4,295<text:s/></text:p>
          </table:table-cell>
          <table:table-cell office:value-type="float" office:value="2567.4005299999999" table:style-name="ce216">
            <text:p>2,567<text:s/></text:p>
          </table:table-cell>
          <table:table-cell office:value-type="float" office:value="2353.4467420999999" table:style-name="ce216">
            <text:p>2,353<text:s/></text:p>
          </table:table-cell>
          <table:table-cell table:style-name="ce217"/>
          <table:table-cell office:value-type="string" table:style-name="ce220">
            <text:p>d. Turkeys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199"/>
          <table:table-cell office:value-type="string" table:style-name="ce219">
            <text:p>e.<text:s/><text:span text:style-name="T3">其　　　他</text:span></text:p>
          </table:table-cell>
          <table:table-cell office:value-type="float" office:value="11.73" table:style-name="ce216">
            <text:p>12<text:s/></text:p>
          </table:table-cell>
          <table:table-cell office:value-type="float" office:value="16.55" table:style-name="ce216">
            <text:p>17<text:s/></text:p>
          </table:table-cell>
          <table:table-cell office:value-type="float" office:value="163.26" table:style-name="ce216">
            <text:p>163<text:s/></text:p>
          </table:table-cell>
          <table:table-cell office:value-type="float" office:value="17.457000000000001" table:style-name="ce216">
            <text:p>17<text:s/></text:p>
          </table:table-cell>
          <table:table-cell office:value-type="float" office:value="22.239000000000001" table:style-name="ce216">
            <text:p>22<text:s/></text:p>
          </table:table-cell>
          <table:table-cell table:style-name="ce216"/>
          <table:table-cell office:value-type="float" office:value="28.905322200000001" table:style-name="ce216">
            <text:p>29<text:s/></text:p>
          </table:table-cell>
          <table:table-cell office:value-type="float" office:value="27.875774400000001" table:style-name="ce216">
            <text:p>28<text:s/></text:p>
          </table:table-cell>
          <table:table-cell office:value-type="float" office:value="35.494869799999996" table:style-name="ce216">
            <text:p>35<text:s/></text:p>
          </table:table-cell>
          <table:table-cell office:value-type="float" office:value="6.0659999999999998" table:style-name="ce216">
            <text:p>6<text:s/></text:p>
          </table:table-cell>
          <table:table-cell office:value-type="float" office:value="6.5556669000000003" table:style-name="ce216">
            <text:p>7<text:s/></text:p>
          </table:table-cell>
          <table:table-cell table:style-name="ce217"/>
          <table:table-cell office:value-type="string" table:style-name="ce220">
            <text:p>e. Others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2">
          <table:table-cell table:style-name="ce221"/>
          <table:table-cell office:value-type="string" table:style-name="ce222">
            <text:p>(5)<text:s/><text:span text:style-name="T3">其　　　他</text:span></text:p>
          </table:table-cell>
          <table:table-cell office:value-type="float" office:value="939.73" table:style-name="ce223">
            <text:p>940<text:s/></text:p>
          </table:table-cell>
          <table:table-cell office:value-type="float" office:value="846.19600000000003" table:style-name="ce223">
            <text:p>846<text:s/></text:p>
          </table:table-cell>
          <table:table-cell office:value-type="float" office:value="659.89" table:style-name="ce223">
            <text:p>660<text:s/></text:p>
          </table:table-cell>
          <table:table-cell office:value-type="float" office:value="680.02200000000005" table:style-name="ce223">
            <text:p>680<text:s/></text:p>
          </table:table-cell>
          <table:table-cell office:value-type="float" office:value="906.08199999999999" table:style-name="ce223">
            <text:p>906<text:s/></text:p>
          </table:table-cell>
          <table:table-cell table:style-name="ce216"/>
          <table:table-cell office:value-type="float" office:value="885.61822729999994" table:style-name="ce223">
            <text:p>886<text:s/></text:p>
          </table:table-cell>
          <table:table-cell office:value-type="float" office:value="822.51910599999997" table:style-name="ce223">
            <text:p>823<text:s/></text:p>
          </table:table-cell>
          <table:table-cell office:value-type="float" office:value="1022.7963512" table:style-name="ce223">
            <text:p>1,023<text:s/></text:p>
          </table:table-cell>
          <table:table-cell office:value-type="float" office:value="1255.9731397999999" table:style-name="ce223">
            <text:p>1,256<text:s/></text:p>
          </table:table-cell>
          <table:table-cell office:value-type="float" office:value="1182.3534179000001" table:style-name="ce223">
            <text:p>1,182<text:s/></text:p>
          </table:table-cell>
          <table:table-cell table:style-name="ce224"/>
          <table:table-cell office:value-type="string" table:style-name="ce225">
            <text:p>(5) Others</text:p>
          </table:table-cell>
          <table:table-cell table:number-columns-repeated="2" table:style-name="ce199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226"/>
          <table:table-cell table:style-name="ce227"/>
          <table:table-cell table:number-columns-repeated="7" table:style-name="ce228"/>
          <table:table-cell table:number-columns-repeated="5" table:style-name="ce229"/>
          <table:table-cell table:style-name="ce230"/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2">
          <table:table-cell office:value-type="string" table:number-columns-spanned="7" table:number-rows-spanned="1" table:style-name="ce256">
            <text:p>(8)<text:s text:c="2"/><text:span text:style-name="T6">蛋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31"/>
          <table:table-cell office:value-type="string" table:number-columns-spanned="7" table:number-rows-spanned="1" table:style-name="ce257">
            <text:p>(8) <text:s/>Import of Eggs</text:p>
          </table:table-cell>
          <table:covered-table-cell table:number-columns-repeated="6"/>
          <table:table-cell table:number-columns-repeated="2" table:style-name="ce232"/>
          <table:table-cell table:number-columns-spanned="2" table:number-rows-spanned="1" table:style-name="ce61"/>
          <table:covered-table-cell/>
          <table:table-cell table:number-columns-repeated="16365" table:style-name="ce232"/>
        </table:table-row>
        <table:table-row table:style-name="ro1">
          <table:table-cell office:value-type="string" table:style-name="ce233">
            <text:p>單位：公噸</text:p>
          </table:table-cell>
          <table:table-cell table:style-name="ce227"/>
          <table:table-cell table:number-columns-repeated="5" table:style-name="ce234"/>
          <table:table-cell table:style-name="ce230"/>
          <table:table-cell table:number-columns-repeated="6" table:style-name="ce234"/>
          <table:table-cell office:value-type="string" table:style-name="ce234">
            <text:p><text:s text:c="24"/>Unit:M.T.</text:p>
          </table:table-cell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2">
          <table:table-cell office:value-type="string" table:number-columns-spanned="2" table:number-rows-spanned="2" table:style-name="ce258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226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259">
            <text:p>Category</text:p>
          </table:table-cell>
          <table:covered-table-cell/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26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12">
          <table:table-cell table:style-name="ce227"/>
          <table:table-cell office:value-type="string" table:style-name="ce235">
            <text:p>8.<text:s/><text:span text:style-name="T8">蛋　　　類</text:span></text:p>
          </table:table-cell>
          <table:table-cell office:value-type="float" office:value="822.83" table:style-name="ce236">
            <text:p>823<text:s/></text:p>
          </table:table-cell>
          <table:table-cell office:value-type="float" office:value="355.68099999999998" table:style-name="ce236">
            <text:p>356<text:s/></text:p>
          </table:table-cell>
          <table:table-cell office:value-type="float" office:value="230.92" table:style-name="ce236">
            <text:p>231<text:s/></text:p>
          </table:table-cell>
          <table:table-cell office:value-type="float" office:value="900.428" table:style-name="ce236">
            <text:p>900<text:s/></text:p>
          </table:table-cell>
          <table:table-cell office:value-type="float" office:value="1304.412" table:style-name="ce236">
            <text:p>1,304<text:s/></text:p>
          </table:table-cell>
          <table:table-cell table:style-name="ce237"/>
          <table:table-cell office:value-type="float" office:value="1466.1363468" table:style-name="ce236">
            <text:p>1,466<text:s/></text:p>
          </table:table-cell>
          <table:table-cell office:value-type="float" office:value="2514.2379326" table:style-name="ce236">
            <text:p>2,514<text:s/></text:p>
          </table:table-cell>
          <table:table-cell office:value-type="float" office:value="2418.5235195999999" table:style-name="ce236">
            <text:p>2,419<text:s/></text:p>
          </table:table-cell>
          <table:table-cell office:value-type="float" office:value="3354.0110931999998" table:style-name="ce236">
            <text:p>3,354<text:s/></text:p>
          </table:table-cell>
          <table:table-cell office:value-type="float" office:value="2061.5550841999998" table:style-name="ce236">
            <text:p>2,062<text:s/></text:p>
          </table:table-cell>
          <table:table-cell table:style-name="ce238"/>
          <table:table-cell office:value-type="string" table:style-name="ce239">
            <text:p>8.Eggs</text:p>
          </table:table-cell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12">
          <table:table-cell table:style-name="ce227"/>
          <table:table-cell office:value-type="string" table:style-name="ce240">
            <text:p>(1)<text:s/><text:span text:style-name="T3">雞　　　蛋</text:span>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table:style-name="ce241"/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float" office:value="36.006" table:style-name="ce241">
            <text:p>36<text:s/></text:p>
          </table:table-cell>
          <table:table-cell office:value-type="float" office:value="972.16200000000003" table:style-name="ce241">
            <text:p>972<text:s/></text:p>
          </table:table-cell>
          <table:table-cell office:value-type="float" office:value="36.606000000000002" table:style-name="ce241">
            <text:p>37<text:s/></text:p>
          </table:table-cell>
          <table:table-cell table:style-name="ce242"/>
          <table:table-cell office:value-type="string" table:style-name="ce243">
            <text:p>(1) Chicken Eggs</text:p>
          </table:table-cell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12">
          <table:table-cell table:style-name="ce227"/>
          <table:table-cell office:value-type="string" table:style-name="ce240">
            <text:p>(2)<text:s/><text:span text:style-name="T3">鴨　　　蛋</text:span>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table:style-name="ce241"/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office:value-type="string" table:style-name="ce241">
            <text:p>-</text:p>
          </table:table-cell>
          <table:table-cell table:style-name="ce242"/>
          <table:table-cell office:value-type="string" table:style-name="ce243">
            <text:p>(2) Duck Eggs</text:p>
          </table:table-cell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12">
          <table:table-cell table:style-name="ce244"/>
          <table:table-cell office:value-type="string" table:style-name="ce245">
            <text:p>(3)<text:s/><text:span text:style-name="T3">其　　　他</text:span></text:p>
          </table:table-cell>
          <table:table-cell office:value-type="float" office:value="822.83" table:style-name="ce246">
            <text:p>823<text:s/></text:p>
          </table:table-cell>
          <table:table-cell office:value-type="float" office:value="355.68099999999998" table:style-name="ce246">
            <text:p>356<text:s/></text:p>
          </table:table-cell>
          <table:table-cell office:value-type="float" office:value="230.92" table:style-name="ce246">
            <text:p>231<text:s/></text:p>
          </table:table-cell>
          <table:table-cell office:value-type="float" office:value="900.428" table:style-name="ce246">
            <text:p>900<text:s/></text:p>
          </table:table-cell>
          <table:table-cell office:value-type="float" office:value="1304.412" table:style-name="ce246">
            <text:p>1,304<text:s/></text:p>
          </table:table-cell>
          <table:table-cell table:style-name="ce241"/>
          <table:table-cell office:value-type="float" office:value="1466.1363468" table:style-name="ce246">
            <text:p>1,466<text:s/></text:p>
          </table:table-cell>
          <table:table-cell office:value-type="float" office:value="2514.2379326" table:style-name="ce247">
            <text:p>2,514<text:s/></text:p>
          </table:table-cell>
          <table:table-cell office:value-type="float" office:value="2382.5175196" table:style-name="ce247">
            <text:p>2,383<text:s/></text:p>
          </table:table-cell>
          <table:table-cell office:value-type="float" office:value="2381.8490932" table:style-name="ce247">
            <text:p>2,382<text:s/></text:p>
          </table:table-cell>
          <table:table-cell office:value-type="float" office:value="2024.9490842" table:style-name="ce247">
            <text:p>2,025<text:s/></text:p>
          </table:table-cell>
          <table:table-cell table:style-name="ce248"/>
          <table:table-cell office:value-type="string" table:style-name="ce249">
            <text:p>(3) Others</text:p>
          </table:table-cell>
          <table:table-cell table:number-columns-repeated="2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13">
          <table:table-cell office:value-type="string" table:style-name="ce250">
            <text:p>註：其他包含帶殼禽蛋及冷凍蛋液、蛋黃、蛋白與乾製蛋粉等。</text:p>
          </table:table-cell>
          <table:table-cell table:number-columns-repeated="7" table:style-name="ce227"/>
          <table:table-cell office:value-type="string" table:style-name="ce251">
            <text:p>Note: Others include shelled eggs and frozen egg mixture, egg yolk, protein and dried egg powder, etc..</text:p>
          </table:table-cell>
          <table:table-cell table:number-columns-repeated="8" table:style-name="ce227"/>
          <table:table-cell table:number-columns-spanned="2" table:number-rows-spanned="1" table:style-name="ce61"/>
          <table:covered-table-cell/>
          <table:table-cell table:number-columns-repeated="16365" table:style-name="ce227"/>
        </table:table-row>
        <table:table-row table:style-name="ro5">
          <table:table-cell table:number-columns-repeated="16384" table:style-name="ce227"/>
        </table:table-row>
        <table:table-row table:number-rows-repeated="1048548" table:style-name="ro5">
          <table:table-cell table:number-columns-repeated="16384"/>
        </table:table-row>
      </table:table>
      <table:table table:name="4_2_9" table:style-name="ta1">
        <table:table-column table:style-name="co10" table:default-cell-style-name="ce261"/>
        <table:table-column table:style-name="co11" table:default-cell-style-name="ce261"/>
        <table:table-column table:style-name="co3" table:number-columns-repeated="5" table:default-cell-style-name="ce261"/>
        <table:table-column table:style-name="co12" table:default-cell-style-name="ce261"/>
        <table:table-column table:style-name="co3" table:number-columns-repeated="5" table:default-cell-style-name="ce261"/>
        <table:table-column table:style-name="co5" table:default-cell-style-name="ce261"/>
        <table:table-column table:style-name="co6" table:default-cell-style-name="ce261"/>
        <table:table-column table:style-name="co7" table:number-columns-repeated="16369" table:default-cell-style-name="ce261"/>
        <table:table-row table:style-name="ro1">
          <table:table-cell office:value-type="string" table:style-name="ce260">
            <text:p><text:s text:c="3"/>158 <text:s text:c="4"/>104<text:span text:style-name="T3">年糧食供需年報</text:span></text:p>
          </table:table-cell>
          <table:table-cell table:style-name="ce261"/>
          <table:table-cell table:number-columns-repeated="12" table:style-name="ce262"/>
          <table:table-cell office:value-type="string" table:style-name="ce263">
            <text:p>FOOD SUPPLY &amp; UTILIZATION 2015 <text:s text:c="4"/>159<text:s text:c="3"/></text:p>
          </table:table-cell>
          <table:table-cell table:number-columns-repeated="16369"/>
        </table:table-row>
        <table:table-row table:style-name="ro14">
          <table:table-cell table:style-name="ce264"/>
          <table:table-cell table:style-name="ce261"/>
          <table:table-cell table:number-columns-repeated="12" table:style-name="ce262"/>
          <table:table-cell table:style-name="ce265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295">
            <text:p>(9)<text:s text:c="2"/><text:span text:style-name="T6">水</text:span><text:s/><text:span text:style-name="T6">產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266"/>
          <table:table-cell office:value-type="string" table:number-columns-spanned="7" table:number-rows-spanned="1" table:style-name="ce296">
            <text:p>(9) <text:s/>Import of Fish and Sea Food</text:p>
          </table:table-cell>
          <table:covered-table-cell table:number-columns-repeated="6"/>
          <table:table-cell table:number-columns-repeated="16369" table:style-name="ce267"/>
        </table:table-row>
        <table:table-row table:style-name="ro1">
          <table:table-cell office:value-type="string" table:style-name="ce268">
            <text:p>單位：公噸</text:p>
          </table:table-cell>
          <table:table-cell table:style-name="ce261"/>
          <table:table-cell table:number-columns-repeated="5" table:style-name="ce269"/>
          <table:table-cell table:style-name="ce264"/>
          <table:table-cell table:number-columns-repeated="6" table:style-name="ce269"/>
          <table:table-cell office:value-type="string" table:style-name="ce270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297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271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298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71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261"/>
          <table:table-cell table:style-name="ce272"/>
          <table:table-cell table:number-columns-repeated="5" table:style-name="ce273"/>
          <table:table-cell table:style-name="ce262"/>
          <table:table-cell table:number-columns-repeated="5" table:style-name="ce273"/>
          <table:table-cell table:style-name="ce274"/>
          <table:table-cell table:style-name="ce265"/>
          <table:table-cell table:number-columns-repeated="16369"/>
        </table:table-row>
        <table:table-row table:style-name="ro8">
          <table:table-cell table:style-name="ce261"/>
          <table:table-cell office:value-type="string" table:style-name="ce275">
            <text:p>9.<text:span text:style-name="T8">水</text:span><text:s text:c="4"/><text:span text:style-name="T8">產</text:span><text:s text:c="4"/><text:span text:style-name="T8">類</text:span></text:p>
          </table:table-cell>
          <table:table-cell office:value-type="float" office:value="138162.755541002" table:style-name="ce276">
            <text:p>138,163<text:s/></text:p>
          </table:table-cell>
          <table:table-cell office:value-type="float" office:value="173890.00895901601" table:style-name="ce276">
            <text:p>173,890<text:s/></text:p>
          </table:table-cell>
          <table:table-cell office:value-type="float" office:value="275202.48441844701" table:style-name="ce276">
            <text:p>275,202<text:s/></text:p>
          </table:table-cell>
          <table:table-cell office:value-type="float" office:value="303157.500735045" table:style-name="ce276">
            <text:p>303,158<text:s/></text:p>
          </table:table-cell>
          <table:table-cell office:value-type="float" office:value="340836.44598210801" table:style-name="ce276">
            <text:p>340,836<text:s/></text:p>
          </table:table-cell>
          <table:table-cell table:style-name="ce276"/>
          <table:table-cell office:value-type="float" office:value="349458.0455751" table:style-name="ce276">
            <text:p>349,458<text:s/></text:p>
          </table:table-cell>
          <table:table-cell office:value-type="float" office:value="385147.94494179997" table:style-name="ce276">
            <text:p>385,148<text:s/></text:p>
          </table:table-cell>
          <table:table-cell office:value-type="float" office:value="368591.94188850001" table:style-name="ce276">
            <text:p>368,592<text:s/></text:p>
          </table:table-cell>
          <table:table-cell office:value-type="float" office:value="396940.50364720001" table:style-name="ce276">
            <text:p>396,941<text:s/></text:p>
          </table:table-cell>
          <table:table-cell office:value-type="float" office:value="375973.07836799999" table:style-name="ce276">
            <text:p>375,973<text:s/></text:p>
          </table:table-cell>
          <table:table-cell office:value-type="string" table:style-name="ce277">
            <text:p>9.Fish <text:s/>and <text:s/>sea <text:s/>food</text:p>
          </table:table-cell>
          <table:table-cell table:number-columns-repeated="16370" table:style-name="ce261"/>
        </table:table-row>
        <table:table-row table:style-name="ro7">
          <table:table-cell table:style-name="ce261"/>
          <table:table-cell table:style-name="ce272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5">
          <table:table-cell table:style-name="ce261"/>
          <table:table-cell office:value-type="string" table:style-name="ce280">
            <text:p>(1)<text:s/><text:span text:style-name="T3">魚　　</text:span><text:s/><text:span text:style-name="T3">類</text:span></text:p>
          </table:table-cell>
          <table:table-cell office:value-type="float" office:value="71782.3385410029" table:style-name="ce278">
            <text:p>71,782<text:s/></text:p>
          </table:table-cell>
          <table:table-cell office:value-type="float" office:value="85976.711737017104" table:style-name="ce278">
            <text:p>85,977<text:s/></text:p>
          </table:table-cell>
          <table:table-cell office:value-type="float" office:value="129121.829418447" table:style-name="ce278">
            <text:p>129,122<text:s/></text:p>
          </table:table-cell>
          <table:table-cell office:value-type="float" office:value="161176.34773504501" table:style-name="ce278">
            <text:p>161,176<text:s/></text:p>
          </table:table-cell>
          <table:table-cell office:value-type="float" office:value="174963.32598210801" table:style-name="ce278">
            <text:p>174,963<text:s/></text:p>
          </table:table-cell>
          <table:table-cell table:style-name="ce278"/>
          <table:table-cell office:value-type="float" office:value="174556.1156201" table:style-name="ce278">
            <text:p>174,556<text:s/></text:p>
          </table:table-cell>
          <table:table-cell office:value-type="float" office:value="191903.97811180001" table:style-name="ce278">
            <text:p>191,904<text:s/></text:p>
          </table:table-cell>
          <table:table-cell office:value-type="float" office:value="168861.9606969" table:style-name="ce278">
            <text:p>168,862<text:s/></text:p>
          </table:table-cell>
          <table:table-cell office:value-type="float" office:value="175202.56672130001" table:style-name="ce278">
            <text:p>175,203<text:s/></text:p>
          </table:table-cell>
          <table:table-cell office:value-type="float" office:value="184742.23230989999" table:style-name="ce278">
            <text:p>184,742<text:s/></text:p>
          </table:table-cell>
          <table:table-cell table:style-name="ce279"/>
          <table:table-cell office:value-type="string" table:style-name="ce264">
            <text:p>(1)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.<text:s/><text:span text:style-name="T3">吳　郭　魚</text:span></text:p>
          </table:table-cell>
          <table:table-cell office:value-type="string" table:style-name="ce278">
            <text:p>-</text:p>
          </table:table-cell>
          <table:table-cell office:value-type="float" office:value="34.546999999999997" table:style-name="ce278">
            <text:p>35<text:s/></text:p>
          </table:table-cell>
          <table:table-cell office:value-type="float" office:value="238.8" table:style-name="ce278">
            <text:p>239<text:s/></text:p>
          </table:table-cell>
          <table:table-cell office:value-type="float" office:value="324.74" table:style-name="ce278">
            <text:p>325<text:s/></text:p>
          </table:table-cell>
          <table:table-cell office:value-type="float" office:value="31.506" table:style-name="ce278">
            <text:p>32<text:s/></text:p>
          </table:table-cell>
          <table:table-cell table:style-name="ce278"/>
          <table:table-cell office:value-type="float" office:value="313.27100000000002" table:style-name="ce278">
            <text:p>313<text:s/></text:p>
          </table:table-cell>
          <table:table-cell office:value-type="float" office:value="152.79900000000001" table:style-name="ce278">
            <text:p>153<text:s/></text:p>
          </table:table-cell>
          <table:table-cell office:value-type="float" office:value="163.84" table:style-name="ce278">
            <text:p>164<text:s/></text:p>
          </table:table-cell>
          <table:table-cell office:value-type="float" office:value="465.35500000000002" table:style-name="ce278">
            <text:p>465<text:s/></text:p>
          </table:table-cell>
          <table:table-cell office:value-type="float" office:value="315.26600000000002" table:style-name="ce278">
            <text:p>315<text:s/></text:p>
          </table:table-cell>
          <table:table-cell table:style-name="ce279"/>
          <table:table-cell office:value-type="string" table:style-name="ce282">
            <text:p>a. Talapia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b.<text:s/><text:span text:style-name="T3">鯉　　　類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b. Carp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c.<text:s/><text:span text:style-name="T3">鰻　　　魚</text:span></text:p>
          </table:table-cell>
          <table:table-cell office:value-type="float" office:value="1300.77" table:style-name="ce278">
            <text:p>1,301<text:s/></text:p>
          </table:table-cell>
          <table:table-cell office:value-type="float" office:value="1240.528" table:style-name="ce278">
            <text:p>1,241<text:s/></text:p>
          </table:table-cell>
          <table:table-cell office:value-type="float" office:value="1252.21" table:style-name="ce278">
            <text:p>1,252<text:s/></text:p>
          </table:table-cell>
          <table:table-cell office:value-type="float" office:value="1277.375" table:style-name="ce278">
            <text:p>1,277<text:s/></text:p>
          </table:table-cell>
          <table:table-cell office:value-type="float" office:value="629.24599999999998" table:style-name="ce278">
            <text:p>629<text:s/></text:p>
          </table:table-cell>
          <table:table-cell table:style-name="ce278"/>
          <table:table-cell office:value-type="float" office:value="180.1644" table:style-name="ce278">
            <text:p>180<text:s/></text:p>
          </table:table-cell>
          <table:table-cell office:value-type="float" office:value="35.499902400000003" table:style-name="ce278">
            <text:p>35<text:s/></text:p>
          </table:table-cell>
          <table:table-cell office:value-type="float" office:value="33.685872799999999" table:style-name="ce278">
            <text:p>34<text:s/></text:p>
          </table:table-cell>
          <table:table-cell office:value-type="float" office:value="43.212800000000001" table:style-name="ce278">
            <text:p>43<text:s/></text:p>
          </table:table-cell>
          <table:table-cell office:value-type="float" office:value="30.662192000000001" table:style-name="ce278">
            <text:p>31<text:s/></text:p>
          </table:table-cell>
          <table:table-cell table:style-name="ce279"/>
          <table:table-cell office:value-type="string" table:style-name="ce282">
            <text:p>c. Eel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d.<text:s/><text:span text:style-name="T3">鱸　　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float" office:value="39.08" table:style-name="ce278">
            <text:p>39<text:s/></text:p>
          </table:table-cell>
          <table:table-cell office:value-type="float" office:value="1.1879999999999999" table:style-name="ce278">
            <text:p>1<text:s/></text:p>
          </table:table-cell>
          <table:table-cell office:value-type="float" office:value="8.6750000000000007" table:style-name="ce278">
            <text:p>9<text:s/></text:p>
          </table:table-cell>
          <table:table-cell table:style-name="ce278"/>
          <table:table-cell office:value-type="float" office:value="32.279000000000003" table:style-name="ce278">
            <text:p>32<text:s/></text:p>
          </table:table-cell>
          <table:table-cell office:value-type="float" office:value="10.557" table:style-name="ce278">
            <text:p>11<text:s/></text:p>
          </table:table-cell>
          <table:table-cell office:value-type="float" office:value="22.356000000000002" table:style-name="ce278">
            <text:p>22<text:s/></text:p>
          </table:table-cell>
          <table:table-cell office:value-type="float" office:value="58.387" table:style-name="ce278">
            <text:p>58<text:s/></text:p>
          </table:table-cell>
          <table:table-cell office:value-type="float" office:value="100.452" table:style-name="ce278">
            <text:p>100<text:s/></text:p>
          </table:table-cell>
          <table:table-cell table:style-name="ce279"/>
          <table:table-cell office:value-type="string" table:style-name="ce282">
            <text:p>d. Sea perc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e.<text:s/><text:span text:style-name="T3">鱒　　　魚</text:span></text:p>
          </table:table-cell>
          <table:table-cell office:value-type="float" office:value="524.64" table:style-name="ce278">
            <text:p>525<text:s/></text:p>
          </table:table-cell>
          <table:table-cell office:value-type="float" office:value="3344.348" table:style-name="ce278">
            <text:p>3,344<text:s/></text:p>
          </table:table-cell>
          <table:table-cell office:value-type="float" office:value="3732" table:style-name="ce278">
            <text:p>3,732<text:s/></text:p>
          </table:table-cell>
          <table:table-cell office:value-type="float" office:value="3515.34" table:style-name="ce278">
            <text:p>3,515<text:s/></text:p>
          </table:table-cell>
          <table:table-cell office:value-type="float" office:value="1780.674" table:style-name="ce278">
            <text:p>1,781<text:s/></text:p>
          </table:table-cell>
          <table:table-cell table:style-name="ce278"/>
          <table:table-cell office:value-type="float" office:value="1179.5382" table:style-name="ce278">
            <text:p>1,180<text:s/></text:p>
          </table:table-cell>
          <table:table-cell office:value-type="float" office:value="1012.3772" table:style-name="ce278">
            <text:p>1,012<text:s/></text:p>
          </table:table-cell>
          <table:table-cell office:value-type="float" office:value="1369.1830583999999" table:style-name="ce278">
            <text:p>1,369<text:s/></text:p>
          </table:table-cell>
          <table:table-cell office:value-type="float" office:value="872.89336560000004" table:style-name="ce278">
            <text:p>873<text:s/></text:p>
          </table:table-cell>
          <table:table-cell office:value-type="float" office:value="1914.1376" table:style-name="ce278">
            <text:p>1,914<text:s/></text:p>
          </table:table-cell>
          <table:table-cell table:style-name="ce279"/>
          <table:table-cell office:value-type="string" table:style-name="ce282">
            <text:p>e. Trout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f.<text:s/><text:span text:style-name="T3">香　　　魚</text:span></text:p>
          </table:table-cell>
          <table:table-cell office:value-type="float" office:value="10.08" table:style-name="ce278">
            <text:p>10<text:s/></text:p>
          </table:table-cell>
          <table:table-cell office:value-type="float" office:value="4.5149999999999997" table:style-name="ce278">
            <text:p>5<text:s/></text:p>
          </table:table-cell>
          <table:table-cell office:value-type="float" office:value="0.55000000000000004" table:style-name="ce278">
            <text:p>1<text:s/></text:p>
          </table:table-cell>
          <table:table-cell office:value-type="float" office:value="5.7640000000000002" table:style-name="ce278">
            <text:p>6<text:s/></text:p>
          </table:table-cell>
          <table:table-cell office:value-type="float" office:value="27.99" table:style-name="ce278">
            <text:p>28<text:s/></text:p>
          </table:table-cell>
          <table:table-cell table:style-name="ce278"/>
          <table:table-cell office:value-type="float" office:value="12.615" table:style-name="ce278">
            <text:p>13<text:s/></text:p>
          </table:table-cell>
          <table:table-cell office:value-type="float" office:value="5.3010000000000002" table:style-name="ce278">
            <text:p>5<text:s/></text:p>
          </table:table-cell>
          <table:table-cell office:value-type="float" office:value="1.994" table:style-name="ce278">
            <text:p>2<text:s/></text:p>
          </table:table-cell>
          <table:table-cell office:value-type="float" office:value="2.61" table:style-name="ce278">
            <text:p>3<text:s/></text:p>
          </table:table-cell>
          <table:table-cell office:value-type="float" office:value="3.536" table:style-name="ce278">
            <text:p>4<text:s/></text:p>
          </table:table-cell>
          <table:table-cell table:style-name="ce279"/>
          <table:table-cell office:value-type="string" table:style-name="ce282">
            <text:p>f. Sweet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g.<text:s/><text:span text:style-name="T3">虱　目　魚</text:span></text:p>
          </table:table-cell>
          <table:table-cell office:value-type="float" office:value="28.8" table:style-name="ce278">
            <text:p>29<text:s/></text:p>
          </table:table-cell>
          <table:table-cell office:value-type="float" office:value="24.81" table:style-name="ce278">
            <text:p>25<text:s/></text:p>
          </table:table-cell>
          <table:table-cell office:value-type="float" office:value="45.74" table:style-name="ce278">
            <text:p>46<text:s/></text:p>
          </table:table-cell>
          <table:table-cell office:value-type="string" table:style-name="ce278">
            <text:p>-</text:p>
          </table:table-cell>
          <table:table-cell office:value-type="float" office:value="70.760000000000005" table:style-name="ce278">
            <text:p>71<text:s/></text:p>
          </table:table-cell>
          <table:table-cell table:style-name="ce278"/>
          <table:table-cell office:value-type="float" office:value="0.20499999999999999" table:style-name="ce278">
            <text:p>0<text:s/></text:p>
          </table:table-cell>
          <table:table-cell office:value-type="float" office:value="61.247999999999998" table:style-name="ce278">
            <text:p>61<text:s/></text:p>
          </table:table-cell>
          <table:table-cell office:value-type="float" office:value="118.23" table:style-name="ce278">
            <text:p>118<text:s/></text:p>
          </table:table-cell>
          <table:table-cell office:value-type="float" office:value="613.928" table:style-name="ce278">
            <text:p>614<text:s/></text:p>
          </table:table-cell>
          <table:table-cell office:value-type="float" office:value="277.04000000000002" table:style-name="ce278">
            <text:p>277<text:s/></text:p>
          </table:table-cell>
          <table:table-cell table:style-name="ce279"/>
          <table:table-cell office:value-type="string" table:style-name="ce282">
            <text:p>g. Milk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h.<text:s/><text:span text:style-name="T3">鯛　　　類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h. Sea bream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i.<text:s/><text:span text:style-name="T3">黃</text:span><text:s/><text:span text:style-name="T3">花</text:span><text:s/><text:span text:style-name="T3">魚</text:span><text:s/><text:span text:style-name="T3">類</text:span><text:s text:c="2"/></text:p>
          </table:table-cell>
          <table:table-cell office:value-type="float" office:value="135.21" table:style-name="ce278">
            <text:p>135<text:s/></text:p>
          </table:table-cell>
          <table:table-cell office:value-type="float" office:value="60.104999999999997" table:style-name="ce278">
            <text:p>60<text:s/></text:p>
          </table:table-cell>
          <table:table-cell office:value-type="float" office:value="44.14" table:style-name="ce278">
            <text:p>44<text:s/></text:p>
          </table:table-cell>
          <table:table-cell office:value-type="float" office:value="1813.7929999999999" table:style-name="ce278">
            <text:p>1,814<text:s/></text:p>
          </table:table-cell>
          <table:table-cell office:value-type="float" office:value="2360.6840000000002" table:style-name="ce278">
            <text:p>2,361<text:s/></text:p>
          </table:table-cell>
          <table:table-cell table:style-name="ce278"/>
          <table:table-cell office:value-type="float" office:value="554.06799999999998" table:style-name="ce278">
            <text:p>554<text:s/></text:p>
          </table:table-cell>
          <table:table-cell office:value-type="float" office:value="211.03399999999999" table:style-name="ce278">
            <text:p>211<text:s/></text:p>
          </table:table-cell>
          <table:table-cell office:value-type="float" office:value="94.171000000000006" table:style-name="ce278">
            <text:p>94<text:s/></text:p>
          </table:table-cell>
          <table:table-cell office:value-type="float" office:value="136.87700000000001" table:style-name="ce278">
            <text:p>137<text:s/></text:p>
          </table:table-cell>
          <table:table-cell office:value-type="float" office:value="168.68299999999999" table:style-name="ce278">
            <text:p>169<text:s/></text:p>
          </table:table-cell>
          <table:table-cell table:style-name="ce279"/>
          <table:table-cell office:value-type="string" table:style-name="ce282">
            <text:p>i. Croaker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j.<text:s/><text:span text:style-name="T3">金　　　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float" office:value="261.90100000000001" table:style-name="ce278">
            <text:p>262<text:s/></text:p>
          </table:table-cell>
          <table:table-cell office:value-type="float" office:value="1096.4559999999999" table:style-name="ce278">
            <text:p>1,096<text:s/></text:p>
          </table:table-cell>
          <table:table-cell table:style-name="ce278"/>
          <table:table-cell office:value-type="float" office:value="908.28200000000004" table:style-name="ce278">
            <text:p>908<text:s/></text:p>
          </table:table-cell>
          <table:table-cell office:value-type="float" office:value="679.279" table:style-name="ce278">
            <text:p>679<text:s/></text:p>
          </table:table-cell>
          <table:table-cell office:value-type="float" office:value="473.68799999999999" table:style-name="ce278">
            <text:p>474<text:s/></text:p>
          </table:table-cell>
          <table:table-cell office:value-type="float" office:value="584.13400000000001" table:style-name="ce278">
            <text:p>584<text:s/></text:p>
          </table:table-cell>
          <table:table-cell office:value-type="float" office:value="601.26099999999997" table:style-name="ce278">
            <text:p>601<text:s/></text:p>
          </table:table-cell>
          <table:table-cell table:style-name="ce279"/>
          <table:table-cell office:value-type="string" table:style-name="ce282">
            <text:p>j.<text:s/><text:span text:style-name="T2">Golden threadfin bream</text:span>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k.<text:s/><text:span text:style-name="T3">紅　目　鰱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k. Bulls eye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l.<text:span text:style-name="T3">　　鱠　　</text:span></text:p>
          </table:table-cell>
          <table:table-cell office:value-type="float" office:value="5.78" table:style-name="ce278">
            <text:p>6<text:s/></text:p>
          </table:table-cell>
          <table:table-cell office:value-type="float" office:value="3.3570000000000002" table:style-name="ce278">
            <text:p>3<text:s/></text:p>
          </table:table-cell>
          <table:table-cell office:value-type="float" office:value="2.2000000000000002" table:style-name="ce278">
            <text:p>2<text:s/></text:p>
          </table:table-cell>
          <table:table-cell office:value-type="float" office:value="5.98" table:style-name="ce278">
            <text:p>6<text:s/></text:p>
          </table:table-cell>
          <table:table-cell office:value-type="float" office:value="3.1059999999999999" table:style-name="ce278">
            <text:p>3<text:s/></text:p>
          </table:table-cell>
          <table:table-cell table:style-name="ce278"/>
          <table:table-cell office:value-type="float" office:value="3027.3955999999998" table:style-name="ce278">
            <text:p>3,027<text:s/></text:p>
          </table:table-cell>
          <table:table-cell office:value-type="float" office:value="3126.0232000000001" table:style-name="ce278">
            <text:p>3,126<text:s/></text:p>
          </table:table-cell>
          <table:table-cell office:value-type="float" office:value="2466.1819999999998" table:style-name="ce278">
            <text:p>2,466<text:s/></text:p>
          </table:table-cell>
          <table:table-cell office:value-type="float" office:value="2517.4207999999999" table:style-name="ce278">
            <text:p>2,517<text:s/></text:p>
          </table:table-cell>
          <table:table-cell office:value-type="float" office:value="2748.9461999999999" table:style-name="ce278">
            <text:p>2,749<text:s/></text:p>
          </table:table-cell>
          <table:table-cell table:style-name="ce279"/>
          <table:table-cell office:value-type="string" table:style-name="ce282">
            <text:p>l.<text:s/><text:span text:style-name="T2">White-spotted reef-cod</text:span>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m.<text:s/><text:span text:style-name="T3">狗　　　母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m. Lizard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n.<text:s/><text:span text:style-name="T3">海　　　鰻</text:span></text:p>
          </table:table-cell>
          <table:table-cell office:value-type="float" office:value="1328.71" table:style-name="ce278">
            <text:p>1,329<text:s/></text:p>
          </table:table-cell>
          <table:table-cell office:value-type="float" office:value="849.55200000000002" table:style-name="ce278">
            <text:p>850<text:s/></text:p>
          </table:table-cell>
          <table:table-cell office:value-type="float" office:value="2292.81" table:style-name="ce278">
            <text:p>2,293<text:s/></text:p>
          </table:table-cell>
          <table:table-cell office:value-type="float" office:value="1917.3009999999999" table:style-name="ce278">
            <text:p>1,917<text:s/></text:p>
          </table:table-cell>
          <table:table-cell office:value-type="float" office:value="2061.6590000000001" table:style-name="ce278">
            <text:p>2,062<text:s/></text:p>
          </table:table-cell>
          <table:table-cell table:style-name="ce278"/>
          <table:table-cell office:value-type="float" office:value="1938.7295999999999" table:style-name="ce278">
            <text:p>1,939<text:s/></text:p>
          </table:table-cell>
          <table:table-cell office:value-type="float" office:value="4318.9606000000003" table:style-name="ce278">
            <text:p>4,319<text:s/></text:p>
          </table:table-cell>
          <table:table-cell office:value-type="float" office:value="3189.7937999999999" table:style-name="ce278">
            <text:p>3,190<text:s/></text:p>
          </table:table-cell>
          <table:table-cell office:value-type="float" office:value="4002.2312000000002" table:style-name="ce278">
            <text:p>4,002<text:s/></text:p>
          </table:table-cell>
          <table:table-cell office:value-type="float" office:value="3190.8782000000001" table:style-name="ce278">
            <text:p>3,191<text:s/></text:p>
          </table:table-cell>
          <table:table-cell table:style-name="ce279"/>
          <table:table-cell office:value-type="string" table:style-name="ce282">
            <text:p>n. Pike-eel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o.<text:s/><text:span text:style-name="T3">海　　　鱺</text:span></text:p>
          </table:table-cell>
          <table:table-cell office:value-type="float" office:value="92.54" table:style-name="ce278">
            <text:p>93<text:s/></text:p>
          </table:table-cell>
          <table:table-cell office:value-type="string" table:style-name="ce278">
            <text:p>-</text:p>
          </table:table-cell>
          <table:table-cell office:value-type="float" office:value="126.99" table:style-name="ce278">
            <text:p>127<text:s/></text:p>
          </table:table-cell>
          <table:table-cell office:value-type="float" office:value="697.83299999999997" table:style-name="ce278">
            <text:p>698<text:s/></text:p>
          </table:table-cell>
          <table:table-cell office:value-type="float" office:value="763.36300000000006" table:style-name="ce278">
            <text:p>763<text:s/></text:p>
          </table:table-cell>
          <table:table-cell table:style-name="ce278"/>
          <table:table-cell office:value-type="float" office:value="857.15099999999995" table:style-name="ce278">
            <text:p>857<text:s/></text:p>
          </table:table-cell>
          <table:table-cell office:value-type="float" office:value="607.87699999999995" table:style-name="ce278">
            <text:p>608<text:s/></text:p>
          </table:table-cell>
          <table:table-cell office:value-type="float" office:value="81.847999999999999" table:style-name="ce278">
            <text:p>82<text:s/></text:p>
          </table:table-cell>
          <table:table-cell office:value-type="float" office:value="51.168999999999997" table:style-name="ce278">
            <text:p>51<text:s/></text:p>
          </table:table-cell>
          <table:table-cell office:value-type="float" office:value="226.535" table:style-name="ce278">
            <text:p>227<text:s/></text:p>
          </table:table-cell>
          <table:table-cell table:style-name="ce279"/>
          <table:table-cell office:value-type="string" table:style-name="ce282">
            <text:p>o. Canadian sergeant 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p.<text:s/><text:span text:style-name="T3">皮　　　刀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p. Moon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q.<text:s/><text:span text:style-name="T3">鰺　　　類</text:span></text:p>
          </table:table-cell>
          <table:table-cell office:value-type="float" office:value="58.94" table:style-name="ce278">
            <text:p>59<text:s/></text:p>
          </table:table-cell>
          <table:table-cell office:value-type="float" office:value="87.909000000000006" table:style-name="ce278">
            <text:p>88<text:s/></text:p>
          </table:table-cell>
          <table:table-cell office:value-type="float" office:value="230.36" table:style-name="ce278">
            <text:p>230<text:s/></text:p>
          </table:table-cell>
          <table:table-cell office:value-type="float" office:value="561.50699999999995" table:style-name="ce278">
            <text:p>562<text:s/></text:p>
          </table:table-cell>
          <table:table-cell office:value-type="float" office:value="680.95399999999995" table:style-name="ce278">
            <text:p>681<text:s/></text:p>
          </table:table-cell>
          <table:table-cell table:style-name="ce278"/>
          <table:table-cell office:value-type="float" office:value="1353.8924" table:style-name="ce278">
            <text:p>1,354<text:s/></text:p>
          </table:table-cell>
          <table:table-cell office:value-type="float" office:value="1593.6353839999999" table:style-name="ce278">
            <text:p>1,594<text:s/></text:p>
          </table:table-cell>
          <table:table-cell office:value-type="float" office:value="516.55921520000004" table:style-name="ce278">
            <text:p>517<text:s/></text:p>
          </table:table-cell>
          <table:table-cell office:value-type="float" office:value="450.50839999999999" table:style-name="ce278">
            <text:p>451<text:s/></text:p>
          </table:table-cell>
          <table:table-cell office:value-type="float" office:value="355.1728" table:style-name="ce278">
            <text:p>355<text:s/></text:p>
          </table:table-cell>
          <table:table-cell table:style-name="ce279"/>
          <table:table-cell office:value-type="string" table:style-name="ce282">
            <text:p>q. Scads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r.<text:s/><text:span text:style-name="T3">烏　　　魚</text:span></text:p>
          </table:table-cell>
          <table:table-cell office:value-type="float" office:value="0.02" table:style-name="ce278">
            <text:p>0<text:s/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float" office:value="2E-3" table:style-name="ce278">
            <text:p>0<text:s/></text:p>
          </table:table-cell>
          <table:table-cell office:value-type="float" office:value="0.19800000000000001" table:style-name="ce278">
            <text:p>0<text:s/></text:p>
          </table:table-cell>
          <table:table-cell table:style-name="ce278"/>
          <table:table-cell office:value-type="float" office:value="9.1999999999999998E-2" table:style-name="ce278">
            <text:p>0<text:s/></text:p>
          </table:table-cell>
          <table:table-cell office:value-type="float" office:value="4.9000000000000002E-2" table:style-name="ce278">
            <text:p>0<text:s/></text:p>
          </table:table-cell>
          <table:table-cell office:value-type="float" office:value="8.8829999999999991" table:style-name="ce278">
            <text:p>9<text:s/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r. Mullet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s.<text:s/><text:span text:style-name="T3">黑　　　錩</text:span>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office:value-type="float" office:value="1695.1010000000001" table:style-name="ce278">
            <text:p>1,695<text:s/>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office:value-type="string" table:style-name="ce278">
            <text:p>…</text:p>
          </table:table-cell>
          <table:table-cell table:style-name="ce279"/>
          <table:table-cell office:value-type="string" table:style-name="ce282">
            <text:p>s. Black pomfret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t.<text:s/><text:span text:style-name="T3">肉　　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float" office:value="2330.83" table:style-name="ce278">
            <text:p>2,331<text:s/></text:p>
          </table:table-cell>
          <table:table-cell office:value-type="float" office:value="6495.098" table:style-name="ce278">
            <text:p>6,495<text:s/></text:p>
          </table:table-cell>
          <table:table-cell table:style-name="ce278"/>
          <table:table-cell office:value-type="float" office:value="4357.3869999999997" table:style-name="ce278">
            <text:p>4,357<text:s/></text:p>
          </table:table-cell>
          <table:table-cell office:value-type="float" office:value="6908.03" table:style-name="ce278">
            <text:p>6,908<text:s/></text:p>
          </table:table-cell>
          <table:table-cell office:value-type="float" office:value="5364.2780000000002" table:style-name="ce278">
            <text:p>5,364<text:s/></text:p>
          </table:table-cell>
          <table:table-cell office:value-type="float" office:value="5415.4579999999996" table:style-name="ce278">
            <text:p>5,415<text:s/></text:p>
          </table:table-cell>
          <table:table-cell office:value-type="float" office:value="4069.6570000000002" table:style-name="ce278">
            <text:p>4,070<text:s/></text:p>
          </table:table-cell>
          <table:table-cell table:style-name="ce279"/>
          <table:table-cell office:value-type="string" table:style-name="ce282">
            <text:p>t. Butterfish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u.<text:s/><text:span text:style-name="T3">午　仔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float" office:value="7.0990000000000002" table:style-name="ce278">
            <text:p>7<text:s/></text:p>
          </table:table-cell>
          <table:table-cell office:value-type="float" office:value="26.297999999999998" table:style-name="ce278">
            <text:p>26<text:s/></text:p>
          </table:table-cell>
          <table:table-cell office:value-type="float" office:value="30.291" table:style-name="ce278">
            <text:p>30<text:s/></text:p>
          </table:table-cell>
          <table:table-cell office:value-type="float" office:value="44.216000000000001" table:style-name="ce278">
            <text:p>44<text:s/></text:p>
          </table:table-cell>
          <table:table-cell office:value-type="float" office:value="53.942999999999998" table:style-name="ce278">
            <text:p>54<text:s/></text:p>
          </table:table-cell>
          <table:table-cell table:style-name="ce279"/>
          <table:table-cell office:value-type="string" table:style-name="ce282">
            <text:p>u. Threadfin</text:p>
          </table:table-cell>
          <table:table-cell table:number-columns-repeated="16369"/>
        </table:table-row>
        <table:table-row table:style-name="ro15">
          <table:table-cell/>
          <table:table-cell office:value-type="string" table:style-name="ce281">
            <text:p>v.<text:s/><text:span text:style-name="T3">油　　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v. Gizzard shad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w.<text:s/><text:span text:style-name="T3">白　帶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float" office:value="522.04600000000005" table:style-name="ce278">
            <text:p>522<text:s/></text:p>
          </table:table-cell>
          <table:table-cell office:value-type="float" office:value="2587.4810000000002" table:style-name="ce278">
            <text:p>2,587<text:s/></text:p>
          </table:table-cell>
          <table:table-cell table:style-name="ce278"/>
          <table:table-cell office:value-type="float" office:value="1705.261" table:style-name="ce278">
            <text:p>1,705<text:s/></text:p>
          </table:table-cell>
          <table:table-cell office:value-type="float" office:value="4039.498" table:style-name="ce278">
            <text:p>4,039<text:s/></text:p>
          </table:table-cell>
          <table:table-cell office:value-type="float" office:value="2884.721" table:style-name="ce278">
            <text:p>2,885<text:s/></text:p>
          </table:table-cell>
          <table:table-cell office:value-type="float" office:value="4530.7550000000001" table:style-name="ce278">
            <text:p>4,531<text:s/></text:p>
          </table:table-cell>
          <table:table-cell office:value-type="float" office:value="2513.404" table:style-name="ce278">
            <text:p>2,513<text:s/></text:p>
          </table:table-cell>
          <table:table-cell table:style-name="ce279"/>
          <table:table-cell office:value-type="string" table:style-name="ce282">
            <text:p>w. Hair tail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x.<text:span text:style-name="T3">　　</text:span><text:s/><text:span text:style-name="T3">鱰　</text:span></text:p>
          </table:table-cell>
          <table:table-cell office:value-type="float" office:value="350.14" table:style-name="ce278">
            <text:p>350<text:s/></text:p>
          </table:table-cell>
          <table:table-cell office:value-type="float" office:value="936.86300000000006" table:style-name="ce278">
            <text:p>937<text:s/></text:p>
          </table:table-cell>
          <table:table-cell office:value-type="float" office:value="1433.02" table:style-name="ce278">
            <text:p>1,433<text:s/></text:p>
          </table:table-cell>
          <table:table-cell office:value-type="float" office:value="666.15200000000004" table:style-name="ce278">
            <text:p>666<text:s/></text:p>
          </table:table-cell>
          <table:table-cell office:value-type="float" office:value="802.55600000000004" table:style-name="ce278">
            <text:p>803<text:s/></text:p>
          </table:table-cell>
          <table:table-cell table:style-name="ce278"/>
          <table:table-cell office:value-type="float" office:value="1631.8099661000001" table:style-name="ce278">
            <text:p>1,632<text:s/></text:p>
          </table:table-cell>
          <table:table-cell office:value-type="float" office:value="2172.6318405000002" table:style-name="ce278">
            <text:p>2,173<text:s/></text:p>
          </table:table-cell>
          <table:table-cell office:value-type="float" office:value="1047.7491113000001" table:style-name="ce278">
            <text:p>1,048<text:s/></text:p>
          </table:table-cell>
          <table:table-cell office:value-type="float" office:value="1076.4609943" table:style-name="ce278">
            <text:p>1,076<text:s/></text:p>
          </table:table-cell>
          <table:table-cell office:value-type="float" office:value="358.68699650000002" table:style-name="ce278">
            <text:p>359<text:s/></text:p>
          </table:table-cell>
          <table:table-cell table:style-name="ce279"/>
          <table:table-cell office:value-type="string" table:style-name="ce282">
            <text:p>x. Dorado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y.<text:s/><text:span text:style-name="T3">鰮　魚　類</text:span></text:p>
          </table:table-cell>
          <table:table-cell office:value-type="float" office:value="858.1" table:style-name="ce278">
            <text:p>858<text:s/></text:p>
          </table:table-cell>
          <table:table-cell office:value-type="float" office:value="636.41899999999998" table:style-name="ce278">
            <text:p>636<text:s/></text:p>
          </table:table-cell>
          <table:table-cell office:value-type="float" office:value="3068.16" table:style-name="ce278">
            <text:p>3,068<text:s/></text:p>
          </table:table-cell>
          <table:table-cell office:value-type="float" office:value="3390.8919999999998" table:style-name="ce278">
            <text:p>3,391<text:s/></text:p>
          </table:table-cell>
          <table:table-cell office:value-type="float" office:value="2698.7719999999999" table:style-name="ce278">
            <text:p>2,699<text:s/></text:p>
          </table:table-cell>
          <table:table-cell table:style-name="ce278"/>
          <table:table-cell office:value-type="float" office:value="4154.4895888000001" table:style-name="ce278">
            <text:p>4,154<text:s/></text:p>
          </table:table-cell>
          <table:table-cell office:value-type="float" office:value="3897.5784239999998" table:style-name="ce278">
            <text:p>3,898<text:s/></text:p>
          </table:table-cell>
          <table:table-cell office:value-type="float" office:value="2849.8364655999999" table:style-name="ce278">
            <text:p>2,850<text:s/></text:p>
          </table:table-cell>
          <table:table-cell office:value-type="float" office:value="3630.0311455999999" table:style-name="ce278">
            <text:p>3,630<text:s/></text:p>
          </table:table-cell>
          <table:table-cell office:value-type="float" office:value="5376.9603311999999" table:style-name="ce278">
            <text:p>5,377<text:s/></text:p>
          </table:table-cell>
          <table:table-cell table:style-name="ce279"/>
          <table:table-cell office:value-type="string" table:style-name="ce282">
            <text:p>y. Sardine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z.<text:s/><text:span text:style-name="T3">鯖　　　魚</text:span></text:p>
          </table:table-cell>
          <table:table-cell office:value-type="float" office:value="1004.41" table:style-name="ce278">
            <text:p>1,004<text:s/></text:p>
          </table:table-cell>
          <table:table-cell office:value-type="float" office:value="2617.5650000000001" table:style-name="ce278">
            <text:p>2,618<text:s/></text:p>
          </table:table-cell>
          <table:table-cell office:value-type="float" office:value="6163.57" table:style-name="ce278">
            <text:p>6,164<text:s/></text:p>
          </table:table-cell>
          <table:table-cell office:value-type="float" office:value="7971.4889999999996" table:style-name="ce278">
            <text:p>7,971<text:s/></text:p>
          </table:table-cell>
          <table:table-cell office:value-type="float" office:value="7110.0510000000004" table:style-name="ce278">
            <text:p>7,110<text:s/></text:p>
          </table:table-cell>
          <table:table-cell table:style-name="ce278"/>
          <table:table-cell office:value-type="float" office:value="10386.993128399999" table:style-name="ce278">
            <text:p>10,387<text:s/></text:p>
          </table:table-cell>
          <table:table-cell office:value-type="float" office:value="14343.496101700001" table:style-name="ce278">
            <text:p>14,343<text:s/></text:p>
          </table:table-cell>
          <table:table-cell office:value-type="float" office:value="12096.766045" table:style-name="ce278">
            <text:p>12,097<text:s/></text:p>
          </table:table-cell>
          <table:table-cell office:value-type="float" office:value="12710.709803199999" table:style-name="ce278">
            <text:p>12,711<text:s/></text:p>
          </table:table-cell>
          <table:table-cell office:value-type="float" office:value="12823.8552382" table:style-name="ce278">
            <text:p>12,824<text:s/></text:p>
          </table:table-cell>
          <table:table-cell table:style-name="ce279"/>
          <table:table-cell office:value-type="string" table:style-name="ce282">
            <text:p>z. Mackerel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a.<text:s/><text:span text:style-name="T3">鰹　　　類</text:span></text:p>
          </table:table-cell>
          <table:table-cell office:value-type="float" office:value="96.05" table:style-name="ce278">
            <text:p>96<text:s/></text:p>
          </table:table-cell>
          <table:table-cell office:value-type="float" office:value="82.775999999999996" table:style-name="ce278">
            <text:p>83<text:s/></text:p>
          </table:table-cell>
          <table:table-cell office:value-type="float" office:value="889.72" table:style-name="ce278">
            <text:p>890<text:s/></text:p>
          </table:table-cell>
          <table:table-cell office:value-type="float" office:value="1832.356" table:style-name="ce278">
            <text:p>1,832<text:s/></text:p>
          </table:table-cell>
          <table:table-cell office:value-type="float" office:value="2323.7510000000002" table:style-name="ce278">
            <text:p>2,324<text:s/></text:p>
          </table:table-cell>
          <table:table-cell table:style-name="ce278"/>
          <table:table-cell office:value-type="float" office:value="2455.9020730000002" table:style-name="ce278">
            <text:p>2,456<text:s/></text:p>
          </table:table-cell>
          <table:table-cell office:value-type="float" office:value="4465.2383698000003" table:style-name="ce278">
            <text:p>4,465<text:s/></text:p>
          </table:table-cell>
          <table:table-cell office:value-type="float" office:value="2903.9131923999998" table:style-name="ce278">
            <text:p>2,904<text:s/></text:p>
          </table:table-cell>
          <table:table-cell office:value-type="float" office:value="2244.5631406000002" table:style-name="ce278">
            <text:p>2,245<text:s/></text:p>
          </table:table-cell>
          <table:table-cell office:value-type="float" office:value="2399.9286763999999" table:style-name="ce278">
            <text:p>2,400<text:s/></text:p>
          </table:table-cell>
          <table:table-cell table:style-name="ce279"/>
          <table:table-cell office:value-type="string" table:style-name="ce282">
            <text:p>aa. Bonitos, Skipjack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b.<text:s/><text:span text:style-name="T3">鰆　　　類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ab. Mackerel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c.<text:s/><text:span text:style-name="T3">鮪　　　類</text:span></text:p>
          </table:table-cell>
          <table:table-cell office:value-type="float" office:value="8170.33" table:style-name="ce278">
            <text:p>8,170<text:s/></text:p>
          </table:table-cell>
          <table:table-cell office:value-type="float" office:value="5775.3760000000002" table:style-name="ce278">
            <text:p>5,775<text:s/></text:p>
          </table:table-cell>
          <table:table-cell office:value-type="float" office:value="5681.54" table:style-name="ce278">
            <text:p>5,682<text:s/></text:p>
          </table:table-cell>
          <table:table-cell office:value-type="float" office:value="6876.8770000000004" table:style-name="ce278">
            <text:p>6,877<text:s/></text:p>
          </table:table-cell>
          <table:table-cell office:value-type="float" office:value="11038.218999999999" table:style-name="ce278">
            <text:p>11,038<text:s/></text:p>
          </table:table-cell>
          <table:table-cell table:style-name="ce278"/>
          <table:table-cell office:value-type="float" office:value="8157.1388333000004" table:style-name="ce278">
            <text:p>8,157<text:s/></text:p>
          </table:table-cell>
          <table:table-cell office:value-type="float" office:value="7586.7970031000004" table:style-name="ce278">
            <text:p>7,587<text:s/></text:p>
          </table:table-cell>
          <table:table-cell office:value-type="float" office:value="5757.6152202000003" table:style-name="ce278">
            <text:p>5,758<text:s/></text:p>
          </table:table-cell>
          <table:table-cell office:value-type="float" office:value="4968.5655280000001" table:style-name="ce278">
            <text:p>4,969<text:s/></text:p>
          </table:table-cell>
          <table:table-cell office:value-type="float" office:value="7117.8093509" table:style-name="ce278">
            <text:p>7,118<text:s/></text:p>
          </table:table-cell>
          <table:table-cell table:style-name="ce279"/>
          <table:table-cell office:value-type="string" table:style-name="ce282">
            <text:p>ac. Tuna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d.<text:s/><text:span text:style-name="T3">旗　魚　類</text:span></text:p>
          </table:table-cell>
          <table:table-cell office:value-type="float" office:value="337.32" table:style-name="ce278">
            <text:p>337<text:s/></text:p>
          </table:table-cell>
          <table:table-cell office:value-type="float" office:value="1013.775" table:style-name="ce278">
            <text:p>1,014<text:s/></text:p>
          </table:table-cell>
          <table:table-cell office:value-type="float" office:value="2481.29" table:style-name="ce278">
            <text:p>2,481<text:s/></text:p>
          </table:table-cell>
          <table:table-cell office:value-type="float" office:value="3216.9430000000002" table:style-name="ce278">
            <text:p>3,217<text:s/></text:p>
          </table:table-cell>
          <table:table-cell office:value-type="float" office:value="3340.2179999999998" table:style-name="ce278">
            <text:p>3,340<text:s/></text:p>
          </table:table-cell>
          <table:table-cell table:style-name="ce278"/>
          <table:table-cell office:value-type="float" office:value="2378.5606389999998" table:style-name="ce278">
            <text:p>2,379<text:s/></text:p>
          </table:table-cell>
          <table:table-cell office:value-type="float" office:value="3931.5618159999999" table:style-name="ce278">
            <text:p>3,932<text:s/></text:p>
          </table:table-cell>
          <table:table-cell office:value-type="float" office:value="3616.9363035000001" table:style-name="ce278">
            <text:p>3,617<text:s/></text:p>
          </table:table-cell>
          <table:table-cell office:value-type="float" office:value="3009.2964069999998" table:style-name="ce278">
            <text:p>3,009<text:s/></text:p>
          </table:table-cell>
          <table:table-cell office:value-type="float" office:value="2775.3293815000002" table:style-name="ce278">
            <text:p>2,775<text:s/></text:p>
          </table:table-cell>
          <table:table-cell table:style-name="ce279"/>
          <table:table-cell office:value-type="string" table:style-name="ce282">
            <text:p>ad. Marlin and sail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e.<text:s/><text:span text:style-name="T3">沙　　　魚</text:span></text:p>
          </table:table-cell>
          <table:table-cell office:value-type="float" office:value="424.36" table:style-name="ce278">
            <text:p>424<text:s/></text:p>
          </table:table-cell>
          <table:table-cell office:value-type="float" office:value="1279.0530000000001" table:style-name="ce278">
            <text:p>1,279<text:s/></text:p>
          </table:table-cell>
          <table:table-cell office:value-type="float" office:value="4151.1499999999996" table:style-name="ce278">
            <text:p>4,151<text:s/></text:p>
          </table:table-cell>
          <table:table-cell office:value-type="float" office:value="4139.8500000000004" table:style-name="ce278">
            <text:p>4,140<text:s/></text:p>
          </table:table-cell>
          <table:table-cell office:value-type="float" office:value="5457.7489999999998" table:style-name="ce278">
            <text:p>5,458<text:s/></text:p>
          </table:table-cell>
          <table:table-cell table:style-name="ce278"/>
          <table:table-cell office:value-type="float" office:value="3235.3126455000001" table:style-name="ce278">
            <text:p>3,235<text:s/></text:p>
          </table:table-cell>
          <table:table-cell office:value-type="float" office:value="3819.6343120000001" table:style-name="ce278">
            <text:p>3,820<text:s/></text:p>
          </table:table-cell>
          <table:table-cell office:value-type="float" office:value="3656.2972875" table:style-name="ce278">
            <text:p>3,656<text:s/></text:p>
          </table:table-cell>
          <table:table-cell office:value-type="float" office:value="3649.1317545000002" table:style-name="ce278">
            <text:p>3,649<text:s/></text:p>
          </table:table-cell>
          <table:table-cell office:value-type="float" office:value="4268.0063970000001" table:style-name="ce278">
            <text:p>4,268<text:s/></text:p>
          </table:table-cell>
          <table:table-cell table:style-name="ce279"/>
          <table:table-cell office:value-type="string" table:style-name="ce282">
            <text:p>ae. Sharks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f.<text:s/><text:span text:style-name="T3">秋　刀　魚</text:span></text:p>
          </table:table-cell>
          <table:table-cell office:value-type="float" office:value="77.67" table:style-name="ce278">
            <text:p>78<text:s/></text:p>
          </table:table-cell>
          <table:table-cell office:value-type="float" office:value="39.981999999999999" table:style-name="ce278">
            <text:p>40<text:s/></text:p>
          </table:table-cell>
          <table:table-cell office:value-type="float" office:value="38.89" table:style-name="ce278">
            <text:p>39<text:s/></text:p>
          </table:table-cell>
          <table:table-cell office:value-type="float" office:value="65.218999999999994" table:style-name="ce278">
            <text:p>65<text:s/></text:p>
          </table:table-cell>
          <table:table-cell office:value-type="float" office:value="110.872" table:style-name="ce278">
            <text:p>111<text:s/></text:p>
          </table:table-cell>
          <table:table-cell table:style-name="ce278"/>
          <table:table-cell office:value-type="float" office:value="77.547834399999999" table:style-name="ce278">
            <text:p>78<text:s/></text:p>
          </table:table-cell>
          <table:table-cell office:value-type="float" office:value="90.658268000000007" table:style-name="ce278">
            <text:p>91<text:s/></text:p>
          </table:table-cell>
          <table:table-cell office:value-type="float" office:value="137.5974592" table:style-name="ce278">
            <text:p>138<text:s/></text:p>
          </table:table-cell>
          <table:table-cell office:value-type="float" office:value="62.995212000000002" table:style-name="ce278">
            <text:p>63<text:s/></text:p>
          </table:table-cell>
          <table:table-cell office:value-type="float" office:value="204.85837520000001" table:style-name="ce278">
            <text:p>205<text:s/></text:p>
          </table:table-cell>
          <table:table-cell table:style-name="ce279"/>
          <table:table-cell office:value-type="string" table:style-name="ce282">
            <text:p>af. Saury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g.<text:s/><text:span text:style-name="T3">剝　皮　魚</text:span>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8"/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82">
            <text:p>ag. File fish</text:p>
          </table:table-cell>
          <table:table-cell table:number-columns-repeated="16369"/>
        </table:table-row>
        <table:table-row table:style-name="ro15">
          <table:table-cell table:style-name="ce261"/>
          <table:table-cell office:value-type="string" table:style-name="ce281">
            <text:p>ah.<text:s/><text:span text:style-name="T3">其</text:span><text:s text:c="4"/><text:span text:style-name="T3">他</text:span><text:s text:c="4"/><text:span text:style-name="T3">魚</text:span><text:s/></text:p>
          </table:table-cell>
          <table:table-cell office:value-type="float" office:value="56978.468541002898" table:style-name="ce278">
            <text:p>56,978<text:s/></text:p>
          </table:table-cell>
          <table:table-cell office:value-type="float" office:value="67945.231737017108" table:style-name="ce278">
            <text:p>67,945<text:s/></text:p>
          </table:table-cell>
          <table:table-cell office:value-type="float" office:value="97209.609418446998" table:style-name="ce278">
            <text:p>97,210<text:s/></text:p>
          </table:table-cell>
          <table:table-cell office:value-type="float" office:value="119780.96973504502" table:style-name="ce278">
            <text:p>119,781<text:s/></text:p>
          </table:table-cell>
          <table:table-cell office:value-type="float" office:value="121788.186982108" table:style-name="ce278">
            <text:p>121,788<text:s/></text:p>
          </table:table-cell>
          <table:table-cell table:style-name="ce278"/>
          <table:table-cell office:value-type="float" office:value="125650.9307116" table:style-name="ce278">
            <text:p>125,651<text:s/></text:p>
          </table:table-cell>
          <table:table-cell office:value-type="float" office:value="128807.91569030001" table:style-name="ce278">
            <text:p>128,808<text:s/></text:p>
          </table:table-cell>
          <table:table-cell office:value-type="float" office:value="119975.5456658" table:style-name="ce278">
            <text:p>119,976<text:s/></text:p>
          </table:table-cell>
          <table:table-cell office:value-type="float" office:value="124061.65717050001" table:style-name="ce278">
            <text:p>124,062<text:s/></text:p>
          </table:table-cell>
          <table:table-cell office:value-type="float" office:value="132847.22357099998" table:style-name="ce278">
            <text:p>132,847<text:s/></text:p>
          </table:table-cell>
          <table:table-cell table:style-name="ce279"/>
          <table:table-cell office:value-type="string" table:style-name="ce282">
            <text:p>ah. Other fish</text:p>
          </table:table-cell>
          <table:table-cell table:number-columns-repeated="16369"/>
        </table:table-row>
        <table:table-row table:style-name="ro7">
          <table:table-cell table:style-name="ce283"/>
          <table:table-cell table:style-name="ce284"/>
          <table:table-cell table:number-columns-repeated="5" table:style-name="ce285"/>
          <table:table-cell table:style-name="ce262"/>
          <table:table-cell table:number-columns-repeated="5" table:style-name="ce285"/>
          <table:table-cell table:style-name="ce286"/>
          <table:table-cell table:style-name="ce285"/>
          <table:table-cell table:number-columns-repeated="16369"/>
        </table:table-row>
        <table:table-row table:style-name="ro16">
          <table:table-cell office:value-type="string" table:style-name="ce260">
            <text:p><text:s text:c="3"/>160 <text:s text:c="4"/>104<text:span text:style-name="T3">年糧食供需年報</text:span></text:p>
          </table:table-cell>
          <table:table-cell table:style-name="ce261"/>
          <table:table-cell table:number-columns-repeated="8" table:style-name="ce262"/>
          <table:table-cell table:number-columns-repeated="4" table:style-name="ce264"/>
          <table:table-cell office:value-type="string" table:style-name="ce263">
            <text:p>FOOD SUPPLY &amp; UTILIZATION 2015 <text:s text:c="4"/>161<text:s text:c="3"/></text:p>
          </table:table-cell>
          <table:table-cell table:number-columns-repeated="16369"/>
        </table:table-row>
        <table:table-row table:style-name="ro2">
          <table:table-cell table:style-name="ce264"/>
          <table:table-cell table:style-name="ce261"/>
          <table:table-cell table:number-columns-repeated="2" table:style-name="ce262"/>
          <table:table-cell office:value-type="string" table:style-name="ce262">
            <text:p><text:s/></text:p>
          </table:table-cell>
          <table:table-cell table:number-columns-repeated="5" table:style-name="ce262"/>
          <table:table-cell table:number-columns-repeated="4" table:style-name="ce264"/>
          <table:table-cell table:style-name="ce265"/>
          <table:table-cell table:number-columns-repeated="16369"/>
        </table:table-row>
        <table:table-row table:style-name="ro2">
          <table:table-cell office:value-type="string" table:number-columns-spanned="7" table:number-rows-spanned="1" table:style-name="ce295">
            <text:p>(9)<text:s text:c="2"/><text:span text:style-name="T6">水</text:span><text:s/><text:span text:style-name="T6">產</text:span><text:s/><text:span text:style-name="T6">類</text:span><text:s/><text:span text:style-name="T6">進</text:span><text:s/><text:span text:style-name="T6">口</text:span><text:s/><text:span text:style-name="T6">量</text:span><text:s/>(<text:span text:style-name="T6">續</text:span>1)</text:p>
          </table:table-cell>
          <table:covered-table-cell table:number-columns-repeated="6"/>
          <table:table-cell table:style-name="ce266"/>
          <table:table-cell office:value-type="string" table:number-columns-spanned="7" table:number-rows-spanned="1" table:style-name="ce296">
            <text:p>(9) <text:s/>Import of Fish and Sea Food (Cont'd 1)</text:p>
          </table:table-cell>
          <table:covered-table-cell table:number-columns-repeated="6"/>
          <table:table-cell table:number-columns-repeated="16369" table:style-name="ce267"/>
        </table:table-row>
        <table:table-row table:style-name="ro1">
          <table:table-cell office:value-type="string" table:style-name="ce268">
            <text:p>單位：公噸</text:p>
          </table:table-cell>
          <table:table-cell table:style-name="ce261"/>
          <table:table-cell table:number-columns-repeated="5" table:style-name="ce269"/>
          <table:table-cell table:style-name="ce264"/>
          <table:table-cell table:number-columns-repeated="6" table:style-name="ce269"/>
          <table:table-cell office:value-type="string" table:style-name="ce270">
            <text:p>Unit:M.T.</text:p>
          </table:table-cell>
          <table:table-cell table:number-columns-repeated="16369"/>
        </table:table-row>
        <table:table-row table:style-name="ro2">
          <table:table-cell office:value-type="string" table:number-columns-spanned="2" table:number-rows-spanned="2" table:style-name="ce297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271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298">
            <text:p>Category</text:p>
          </table:table-cell>
          <table:covered-table-cell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271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16369"/>
        </table:table-row>
        <table:table-row table:style-name="ro7">
          <table:table-cell table:style-name="ce261"/>
          <table:table-cell table:style-name="ce287"/>
          <table:table-cell table:number-columns-repeated="5" table:style-name="ce273"/>
          <table:table-cell table:style-name="ce262"/>
          <table:table-cell table:number-columns-repeated="5" table:style-name="ce273"/>
          <table:table-cell table:style-name="ce274"/>
          <table:table-cell table:style-name="ce265"/>
          <table:table-cell table:number-columns-repeated="16369"/>
        </table:table-row>
        <table:table-row table:style-name="ro17">
          <table:table-cell table:style-name="ce261"/>
          <table:table-cell office:value-type="string" table:style-name="ce280">
            <text:p>(2)<text:s/><text:span text:style-name="T3">蝦</text:span><text:s/><text:span text:style-name="T3">及</text:span><text:s/><text:span text:style-name="T3">蟳</text:span><text:s/><text:span text:style-name="T3">蟹</text:span><text:s/><text:span text:style-name="T3">類</text:span></text:p>
          </table:table-cell>
          <table:table-cell office:value-type="float" office:value="14420.44" table:style-name="ce278">
            <text:p>14,420<text:s/></text:p>
          </table:table-cell>
          <table:table-cell office:value-type="float" office:value="26741.417000000001" table:style-name="ce278">
            <text:p>26,741<text:s/></text:p>
          </table:table-cell>
          <table:table-cell office:value-type="float" office:value="53755.83" table:style-name="ce278">
            <text:p>53,756<text:s/></text:p>
          </table:table-cell>
          <table:table-cell office:value-type="float" office:value="52336.482000000004" table:style-name="ce278">
            <text:p>52,336<text:s/></text:p>
          </table:table-cell>
          <table:table-cell office:value-type="float" office:value="62583.747000000003" table:style-name="ce278">
            <text:p>62,584<text:s/></text:p>
          </table:table-cell>
          <table:table-cell table:style-name="ce278"/>
          <table:table-cell office:value-type="float" office:value="59075.420521599997" table:style-name="ce278">
            <text:p>59,075<text:s/></text:p>
          </table:table-cell>
          <table:table-cell office:value-type="float" office:value="57418.298969299998" table:style-name="ce278">
            <text:p>57,418<text:s/></text:p>
          </table:table-cell>
          <table:table-cell office:value-type="float" office:value="62629.627191799998" table:style-name="ce278">
            <text:p>62,630<text:s/></text:p>
          </table:table-cell>
          <table:table-cell office:value-type="float" office:value="54970.596528200003" table:style-name="ce278">
            <text:p>54,971<text:s/></text:p>
          </table:table-cell>
          <table:table-cell office:value-type="float" office:value="59986.374934699998" table:style-name="ce278">
            <text:p>59,986<text:s/></text:p>
          </table:table-cell>
          <table:table-cell table:style-name="ce279"/>
          <table:table-cell office:value-type="string" table:style-name="ce264">
            <text:p>(2) Shrimpsand crab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87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a.<text:s/><text:span text:style-name="T3">蝦　　</text:span><text:s text:c="2"/><text:span text:style-name="T3">類</text:span></text:p>
          </table:table-cell>
          <table:table-cell office:value-type="float" office:value="6177.37" table:style-name="ce278">
            <text:p>6,177<text:s/></text:p>
          </table:table-cell>
          <table:table-cell office:value-type="float" office:value="18768.032999999999" table:style-name="ce278">
            <text:p>18,768<text:s/></text:p>
          </table:table-cell>
          <table:table-cell office:value-type="float" office:value="44118.57" table:style-name="ce278">
            <text:p>44,119<text:s/></text:p>
          </table:table-cell>
          <table:table-cell office:value-type="float" office:value="43151.917000000001" table:style-name="ce278">
            <text:p>43,152<text:s/></text:p>
          </table:table-cell>
          <table:table-cell office:value-type="float" office:value="51643.925999999999" table:style-name="ce278">
            <text:p>51,644<text:s/></text:p>
          </table:table-cell>
          <table:table-cell table:style-name="ce278"/>
          <table:table-cell office:value-type="float" office:value="48567.466658999998" table:style-name="ce278">
            <text:p>48,567<text:s/></text:p>
          </table:table-cell>
          <table:table-cell office:value-type="float" office:value="47922.719014499999" table:style-name="ce278">
            <text:p>47,923<text:s/></text:p>
          </table:table-cell>
          <table:table-cell office:value-type="float" office:value="52572.451269500001" table:style-name="ce278">
            <text:p>52,572<text:s/></text:p>
          </table:table-cell>
          <table:table-cell office:value-type="float" office:value="45189.200807300003" table:style-name="ce278">
            <text:p>45,189<text:s/></text:p>
          </table:table-cell>
          <table:table-cell office:value-type="float" office:value="49711.478569600004" table:style-name="ce278">
            <text:p>49,711<text:s/></text:p>
          </table:table-cell>
          <table:table-cell table:style-name="ce279"/>
          <table:table-cell office:value-type="string" table:style-name="ce282">
            <text:p>a. Shrimps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8">
            <text:p>a)<text:s/><text:span text:style-name="T3">斑　節　蝦</text:span></text:p>
          </table:table-cell>
          <table:table-cell office:value-type="float" office:value="31.01" table:style-name="ce278">
            <text:p>31<text:s/></text:p>
          </table:table-cell>
          <table:table-cell office:value-type="float" office:value="23.6" table:style-name="ce278">
            <text:p>24<text:s/></text:p>
          </table:table-cell>
          <table:table-cell office:value-type="float" office:value="230.76" table:style-name="ce278">
            <text:p>231<text:s/></text:p>
          </table:table-cell>
          <table:table-cell office:value-type="float" office:value="156.08199999999999" table:style-name="ce278">
            <text:p>156<text:s/></text:p>
          </table:table-cell>
          <table:table-cell office:value-type="float" office:value="309.834" table:style-name="ce278">
            <text:p>310<text:s/></text:p>
          </table:table-cell>
          <table:table-cell table:style-name="ce278"/>
          <table:table-cell office:value-type="float" office:value="507.48759080000002" table:style-name="ce278">
            <text:p>507<text:s/></text:p>
          </table:table-cell>
          <table:table-cell office:value-type="float" office:value="316.00410679999999" table:style-name="ce289">
            <text:p>316<text:s/></text:p>
          </table:table-cell>
          <table:table-cell office:value-type="float" office:value="366.31911480000002" table:style-name="ce278">
            <text:p>366<text:s/></text:p>
          </table:table-cell>
          <table:table-cell office:value-type="float" office:value="276.35068339999998" table:style-name="ce278">
            <text:p>276<text:s/></text:p>
          </table:table-cell>
          <table:table-cell office:value-type="float" office:value="213.1569748" table:style-name="ce278">
            <text:p>213<text:s/></text:p>
          </table:table-cell>
          <table:table-cell table:style-name="ce279"/>
          <table:table-cell office:value-type="string" table:style-name="ce290">
            <text:p>a) Kuruma shrimp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8">
            <text:p>b)<text:s/><text:span text:style-name="T3">其</text:span><text:s text:c="13"/><text:span text:style-name="T3">他</text:span><text:s/></text:p>
          </table:table-cell>
          <table:table-cell office:value-type="float" office:value="6146.36" table:style-name="ce278">
            <text:p>6,146<text:s/></text:p>
          </table:table-cell>
          <table:table-cell office:value-type="float" office:value="18744.433000000001" table:style-name="ce278">
            <text:p>18,744<text:s/></text:p>
          </table:table-cell>
          <table:table-cell office:value-type="float" office:value="43887.81" table:style-name="ce278">
            <text:p>43,888<text:s/></text:p>
          </table:table-cell>
          <table:table-cell office:value-type="float" office:value="42995.834999999999" table:style-name="ce278">
            <text:p>42,996<text:s/></text:p>
          </table:table-cell>
          <table:table-cell office:value-type="float" office:value="51334.091999999997" table:style-name="ce278">
            <text:p>51,334<text:s/></text:p>
          </table:table-cell>
          <table:table-cell table:style-name="ce278"/>
          <table:table-cell office:value-type="float" office:value="48059.979068199995" table:style-name="ce278">
            <text:p>48,060<text:s/></text:p>
          </table:table-cell>
          <table:table-cell office:value-type="float" office:value="47606.714907699999" table:style-name="ce278">
            <text:p>47,607<text:s/></text:p>
          </table:table-cell>
          <table:table-cell office:value-type="float" office:value="52206.132154700004" table:style-name="ce278">
            <text:p>52,206<text:s/></text:p>
          </table:table-cell>
          <table:table-cell office:value-type="float" office:value="44912.850123900003" table:style-name="ce278">
            <text:p>44,913<text:s/></text:p>
          </table:table-cell>
          <table:table-cell office:value-type="float" office:value="49498.321594800007" table:style-name="ce278">
            <text:p>49,498<text:s/></text:p>
          </table:table-cell>
          <table:table-cell table:style-name="ce279"/>
          <table:table-cell office:value-type="string" table:style-name="ce290">
            <text:p>b) Other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91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b.<text:s/><text:span text:style-name="T3">蟳　蟹　類</text:span></text:p>
          </table:table-cell>
          <table:table-cell office:value-type="float" office:value="8243.07" table:style-name="ce278">
            <text:p>8,243<text:s/></text:p>
          </table:table-cell>
          <table:table-cell office:value-type="float" office:value="7973.384" table:style-name="ce278">
            <text:p>7,973<text:s/></text:p>
          </table:table-cell>
          <table:table-cell office:value-type="float" office:value="9637.26" table:style-name="ce278">
            <text:p>9,637<text:s/></text:p>
          </table:table-cell>
          <table:table-cell office:value-type="float" office:value="9184.5650000000005" table:style-name="ce278">
            <text:p>9,185<text:s/></text:p>
          </table:table-cell>
          <table:table-cell office:value-type="float" office:value="10939.821" table:style-name="ce278">
            <text:p>10,940<text:s/></text:p>
          </table:table-cell>
          <table:table-cell table:style-name="ce278"/>
          <table:table-cell office:value-type="float" office:value="10507.953862599999" table:style-name="ce278">
            <text:p>10,508<text:s/></text:p>
          </table:table-cell>
          <table:table-cell office:value-type="float" office:value="9495.5799547999995" table:style-name="ce278">
            <text:p>9,496<text:s/></text:p>
          </table:table-cell>
          <table:table-cell office:value-type="float" office:value="10057.175922300001" table:style-name="ce278">
            <text:p>10,057<text:s/></text:p>
          </table:table-cell>
          <table:table-cell office:value-type="float" office:value="9781.3957209" table:style-name="ce278">
            <text:p>9,781<text:s/></text:p>
          </table:table-cell>
          <table:table-cell office:value-type="float" office:value="10274.896365099999" table:style-name="ce278">
            <text:p>10,275<text:s/></text:p>
          </table:table-cell>
          <table:table-cell table:style-name="ce279"/>
          <table:table-cell office:value-type="string" table:style-name="ce282">
            <text:p>b. Crab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91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 table:style-name="ce261"/>
          <table:table-cell office:value-type="string" table:style-name="ce280">
            <text:p>(3)<text:s/><text:span text:style-name="T3">頭　足　類</text:span></text:p>
          </table:table-cell>
          <table:table-cell office:value-type="float" office:value="4312.49" table:style-name="ce278">
            <text:p>4,312<text:s/></text:p>
          </table:table-cell>
          <table:table-cell office:value-type="float" office:value="5763.18" table:style-name="ce278">
            <text:p>5,763<text:s/></text:p>
          </table:table-cell>
          <table:table-cell office:value-type="float" office:value="20051.8" table:style-name="ce278">
            <text:p>20,052<text:s/></text:p>
          </table:table-cell>
          <table:table-cell office:value-type="float" office:value="25124.572" table:style-name="ce278">
            <text:p>25,125<text:s/></text:p>
          </table:table-cell>
          <table:table-cell office:value-type="float" office:value="29679.72" table:style-name="ce278">
            <text:p>29,680<text:s/></text:p>
          </table:table-cell>
          <table:table-cell table:style-name="ce278"/>
          <table:table-cell office:value-type="float" office:value="35106.721252299998" table:style-name="ce278">
            <text:p>35,107<text:s/></text:p>
          </table:table-cell>
          <table:table-cell office:value-type="float" office:value="33115.236411700003" table:style-name="ce278">
            <text:p>33,115<text:s/></text:p>
          </table:table-cell>
          <table:table-cell office:value-type="float" office:value="28305.5265048" table:style-name="ce278">
            <text:p>28,306<text:s/></text:p>
          </table:table-cell>
          <table:table-cell office:value-type="float" office:value="27417.353115900001" table:style-name="ce278">
            <text:p>27,417<text:s/></text:p>
          </table:table-cell>
          <table:table-cell office:value-type="float" office:value="47181.336305999997" table:style-name="ce278">
            <text:p>47,181<text:s/></text:p>
          </table:table-cell>
          <table:table-cell table:style-name="ce279"/>
          <table:table-cell office:value-type="string" table:style-name="ce264">
            <text:p>(3) Cephaopodas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a.<text:s/><text:span text:style-name="T3">魷　　　魚</text:span></text:p>
          </table:table-cell>
          <table:table-cell office:value-type="float" office:value="3404.65" table:style-name="ce278">
            <text:p>3,405<text:s/></text:p>
          </table:table-cell>
          <table:table-cell office:value-type="float" office:value="3857.3820000000001" table:style-name="ce278">
            <text:p>3,857<text:s/></text:p>
          </table:table-cell>
          <table:table-cell office:value-type="float" office:value="13246.91" table:style-name="ce278">
            <text:p>13,247<text:s/></text:p>
          </table:table-cell>
          <table:table-cell office:value-type="float" office:value="15967.782999999999" table:style-name="ce278">
            <text:p>15,968<text:s/></text:p>
          </table:table-cell>
          <table:table-cell office:value-type="float" office:value="17735.133999999998" table:style-name="ce278">
            <text:p>17,735<text:s/></text:p>
          </table:table-cell>
          <table:table-cell table:style-name="ce278"/>
          <table:table-cell office:value-type="float" office:value="23608.697374700001" table:style-name="ce278">
            <text:p>23,609<text:s/></text:p>
          </table:table-cell>
          <table:table-cell office:value-type="float" office:value="21866.4344896" table:style-name="ce278">
            <text:p>21,866<text:s/></text:p>
          </table:table-cell>
          <table:table-cell office:value-type="float" office:value="17673.137724299999" table:style-name="ce278">
            <text:p>17,673<text:s/></text:p>
          </table:table-cell>
          <table:table-cell office:value-type="float" office:value="17580.661944700001" table:style-name="ce278">
            <text:p>17,581<text:s/></text:p>
          </table:table-cell>
          <table:table-cell office:value-type="float" office:value="39143.3534611" table:style-name="ce278">
            <text:p>39,143<text:s/></text:p>
          </table:table-cell>
          <table:table-cell table:style-name="ce279"/>
          <table:table-cell office:value-type="string" table:style-name="ce282">
            <text:p>a. Squids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b.<text:s/><text:span text:style-name="T3">其　　　他</text:span></text:p>
          </table:table-cell>
          <table:table-cell office:value-type="float" office:value="907.83999999999969" table:style-name="ce278">
            <text:p>908<text:s/></text:p>
          </table:table-cell>
          <table:table-cell office:value-type="float" office:value="1905.7980000000002" table:style-name="ce278">
            <text:p>1,906<text:s/></text:p>
          </table:table-cell>
          <table:table-cell office:value-type="float" office:value="6804.8899999999994" table:style-name="ce278">
            <text:p>6,805<text:s/></text:p>
          </table:table-cell>
          <table:table-cell office:value-type="float" office:value="9156.7890000000007" table:style-name="ce278">
            <text:p>9,157<text:s/></text:p>
          </table:table-cell>
          <table:table-cell office:value-type="float" office:value="11944.586000000003" table:style-name="ce278">
            <text:p>11,945<text:s/></text:p>
          </table:table-cell>
          <table:table-cell table:style-name="ce278"/>
          <table:table-cell office:value-type="float" office:value="11498.023877599997" table:style-name="ce278">
            <text:p>11,498<text:s/></text:p>
          </table:table-cell>
          <table:table-cell office:value-type="float" office:value="11248.801922100003" table:style-name="ce278">
            <text:p>11,249<text:s/></text:p>
          </table:table-cell>
          <table:table-cell office:value-type="float" office:value="10632.388780500001" table:style-name="ce278">
            <text:p>10,632<text:s/></text:p>
          </table:table-cell>
          <table:table-cell office:value-type="float" office:value="9836.6911712000001" table:style-name="ce278">
            <text:p>9,837<text:s/></text:p>
          </table:table-cell>
          <table:table-cell office:value-type="float" office:value="8037.9828448999979" table:style-name="ce278">
            <text:p>8,038<text:s/></text:p>
          </table:table-cell>
          <table:table-cell table:style-name="ce279"/>
          <table:table-cell office:value-type="string" table:style-name="ce282">
            <text:p>b. Others</text:p>
          </table:table-cell>
          <table:table-cell table:number-columns-repeated="16369"/>
        </table:table-row>
        <table:table-row table:style-name="ro7">
          <table:table-cell table:style-name="ce261"/>
          <table:table-cell table:style-name="ce287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/>
          <table:table-cell office:value-type="string" table:style-name="ce280">
            <text:p>(4)<text:s/><text:span text:style-name="T3">貝　介　類</text:span></text:p>
          </table:table-cell>
          <table:table-cell office:value-type="float" office:value="28852.720000000001" table:style-name="ce278">
            <text:p>28,853<text:s/></text:p>
          </table:table-cell>
          <table:table-cell office:value-type="float" office:value="35273.387999999999" table:style-name="ce278">
            <text:p>35,273<text:s/></text:p>
          </table:table-cell>
          <table:table-cell office:value-type="float" office:value="47497.32" table:style-name="ce278">
            <text:p>47,497<text:s/></text:p>
          </table:table-cell>
          <table:table-cell office:value-type="float" office:value="40981.983999999997" table:style-name="ce278">
            <text:p>40,982<text:s/></text:p>
          </table:table-cell>
          <table:table-cell office:value-type="float" office:value="50798.993000000002" table:style-name="ce278">
            <text:p>50,799<text:s/></text:p>
          </table:table-cell>
          <table:table-cell table:style-name="ce278"/>
          <table:table-cell office:value-type="float" office:value="55294.636795600003" table:style-name="ce278">
            <text:p>55,295<text:s/></text:p>
          </table:table-cell>
          <table:table-cell office:value-type="float" office:value="77236.799811200006" table:style-name="ce278">
            <text:p>77,237<text:s/></text:p>
          </table:table-cell>
          <table:table-cell office:value-type="float" office:value="83543.715472399999" table:style-name="ce278">
            <text:p>83,544<text:s/></text:p>
          </table:table-cell>
          <table:table-cell office:value-type="float" office:value="113682.3780476" table:style-name="ce278">
            <text:p>113,682<text:s/></text:p>
          </table:table-cell>
          <table:table-cell office:value-type="float" office:value="58652.865098900002" table:style-name="ce278">
            <text:p>58,653<text:s/></text:p>
          </table:table-cell>
          <table:table-cell table:style-name="ce279"/>
          <table:table-cell office:value-type="string" table:style-name="ce264">
            <text:p>(4) Shell fish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1">
            <text:p>a.<text:s/><text:span text:style-name="T3">牡　　</text:span><text:s text:c="2"/><text:span text:style-name="T3">蠣</text:span></text:p>
          </table:table-cell>
          <table:table-cell office:value-type="float" office:value="7622.52" table:style-name="ce278">
            <text:p>7,623<text:s/></text:p>
          </table:table-cell>
          <table:table-cell office:value-type="float" office:value="8101.732" table:style-name="ce278">
            <text:p>8,102<text:s/></text:p>
          </table:table-cell>
          <table:table-cell office:value-type="float" office:value="6903.42" table:style-name="ce278">
            <text:p>6,903<text:s/></text:p>
          </table:table-cell>
          <table:table-cell office:value-type="float" office:value="5151.3940000000002" table:style-name="ce278">
            <text:p>5,151<text:s/></text:p>
          </table:table-cell>
          <table:table-cell office:value-type="float" office:value="8139.36" table:style-name="ce278">
            <text:p>8,139<text:s/></text:p>
          </table:table-cell>
          <table:table-cell table:style-name="ce278"/>
          <table:table-cell office:value-type="float" office:value="8272.6911228000008" table:style-name="ce278">
            <text:p>8,273<text:s/></text:p>
          </table:table-cell>
          <table:table-cell office:value-type="float" office:value="5530.4484702999998" table:style-name="ce278">
            <text:p>5,530<text:s/></text:p>
          </table:table-cell>
          <table:table-cell office:value-type="float" office:value="5192.6938664999998" table:style-name="ce278">
            <text:p>5,193<text:s/></text:p>
          </table:table-cell>
          <table:table-cell office:value-type="float" office:value="6863.6987128999999" table:style-name="ce278">
            <text:p>6,864<text:s/></text:p>
          </table:table-cell>
          <table:table-cell office:value-type="float" office:value="6446.1638288000004" table:style-name="ce278">
            <text:p>6,446<text:s/></text:p>
          </table:table-cell>
          <table:table-cell table:style-name="ce279"/>
          <table:table-cell office:value-type="string" table:style-name="ce282">
            <text:p>a. Oyster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1">
            <text:p>b.<text:s/><text:span text:style-name="T3">　　蛤　　</text:span></text:p>
          </table:table-cell>
          <table:table-cell office:value-type="float" office:value="2158.13" table:style-name="ce278">
            <text:p>2,158<text:s/></text:p>
          </table:table-cell>
          <table:table-cell office:value-type="float" office:value="2053.9850000000001" table:style-name="ce278">
            <text:p>2,054<text:s/></text:p>
          </table:table-cell>
          <table:table-cell office:value-type="float" office:value="2431.94" table:style-name="ce278">
            <text:p>2,432<text:s/></text:p>
          </table:table-cell>
          <table:table-cell office:value-type="float" office:value="2381.1990000000001" table:style-name="ce278">
            <text:p>2,381<text:s/></text:p>
          </table:table-cell>
          <table:table-cell office:value-type="float" office:value="3073.89" table:style-name="ce278">
            <text:p>3,074<text:s/></text:p>
          </table:table-cell>
          <table:table-cell table:style-name="ce278"/>
          <table:table-cell office:value-type="float" office:value="3217.6374596000001" table:style-name="ce278">
            <text:p>3,218<text:s/></text:p>
          </table:table-cell>
          <table:table-cell office:value-type="float" office:value="1795.0484306999999" table:style-name="ce278">
            <text:p>1,795<text:s/></text:p>
          </table:table-cell>
          <table:table-cell office:value-type="float" office:value="1909.2958722000001" table:style-name="ce278">
            <text:p>1,909<text:s/></text:p>
          </table:table-cell>
          <table:table-cell office:value-type="float" office:value="1828.831557" table:style-name="ce278">
            <text:p>1,829<text:s/></text:p>
          </table:table-cell>
          <table:table-cell office:value-type="float" office:value="2124.6961105999999" table:style-name="ce278">
            <text:p>2,125<text:s/></text:p>
          </table:table-cell>
          <table:table-cell table:style-name="ce279"/>
          <table:table-cell office:value-type="string" table:style-name="ce282">
            <text:p>b. Hardclam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1">
            <text:p>c.<text:s/><text:span text:style-name="T3">　　蜊　　</text:span></text:p>
          </table:table-cell>
          <table:table-cell office:value-type="float" office:value="12.33" table:style-name="ce278">
            <text:p>12<text:s/></text:p>
          </table:table-cell>
          <table:table-cell office:value-type="float" office:value="109.672" table:style-name="ce278">
            <text:p>110<text:s/></text:p>
          </table:table-cell>
          <table:table-cell office:value-type="float" office:value="140.49" table:style-name="ce278">
            <text:p>140<text:s/></text:p>
          </table:table-cell>
          <table:table-cell office:value-type="float" office:value="52.277000000000001" table:style-name="ce278">
            <text:p>52<text:s/></text:p>
          </table:table-cell>
          <table:table-cell office:value-type="float" office:value="44.438000000000002" table:style-name="ce278">
            <text:p>44<text:s/></text:p>
          </table:table-cell>
          <table:table-cell table:style-name="ce278"/>
          <table:table-cell office:value-type="float" office:value="85.468821899999995" table:style-name="ce278">
            <text:p>85<text:s/></text:p>
          </table:table-cell>
          <table:table-cell office:value-type="float" office:value="65.242370199999996" table:style-name="ce278">
            <text:p>65<text:s/></text:p>
          </table:table-cell>
          <table:table-cell office:value-type="float" office:value="57.868763800000004" table:style-name="ce278">
            <text:p>58<text:s/></text:p>
          </table:table-cell>
          <table:table-cell office:value-type="float" office:value="70.687295199999994" table:style-name="ce278">
            <text:p>71<text:s/></text:p>
          </table:table-cell>
          <table:table-cell office:value-type="float" office:value="60.928735000000003" table:style-name="ce278">
            <text:p>61<text:s/></text:p>
          </table:table-cell>
          <table:table-cell table:style-name="ce279"/>
          <table:table-cell office:value-type="string" table:style-name="ce282">
            <text:p>c. Short-neckedclam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1">
            <text:p>d.<text:s/><text:span text:style-name="T3">其　　　他</text:span></text:p>
          </table:table-cell>
          <table:table-cell office:value-type="float" office:value="19059.739999999998" table:style-name="ce278">
            <text:p>19,060<text:s/></text:p>
          </table:table-cell>
          <table:table-cell office:value-type="float" office:value="25007.998999999996" table:style-name="ce278">
            <text:p>25,008<text:s/></text:p>
          </table:table-cell>
          <table:table-cell office:value-type="float" office:value="38021.47" table:style-name="ce278">
            <text:p>38,021<text:s/></text:p>
          </table:table-cell>
          <table:table-cell office:value-type="float" office:value="33397.113999999994" table:style-name="ce278">
            <text:p>33,397<text:s/></text:p>
          </table:table-cell>
          <table:table-cell office:value-type="float" office:value="39541.305" table:style-name="ce278">
            <text:p>39,541<text:s/></text:p>
          </table:table-cell>
          <table:table-cell table:style-name="ce278"/>
          <table:table-cell office:value-type="float" office:value="43718.839391300004" table:style-name="ce278">
            <text:p>43,719<text:s/></text:p>
          </table:table-cell>
          <table:table-cell office:value-type="float" office:value="69846.060540000006" table:style-name="ce278">
            <text:p>69,846<text:s/></text:p>
          </table:table-cell>
          <table:table-cell office:value-type="float" office:value="76383.856969899993" table:style-name="ce278">
            <text:p>76,384<text:s/></text:p>
          </table:table-cell>
          <table:table-cell office:value-type="float" office:value="104919.1604825" table:style-name="ce278">
            <text:p>104,919<text:s/></text:p>
          </table:table-cell>
          <table:table-cell office:value-type="float" office:value="50021.076424500003" table:style-name="ce278">
            <text:p>50,021<text:s/></text:p>
          </table:table-cell>
          <table:table-cell table:style-name="ce279"/>
          <table:table-cell office:value-type="string" table:style-name="ce282">
            <text:p>d. Others</text:p>
          </table:table-cell>
          <table:table-cell table:number-columns-repeated="16369"/>
        </table:table-row>
        <table:table-row table:style-name="ro7">
          <table:table-cell/>
          <table:table-cell table:style-name="ce281"/>
          <table:table-cell table:number-columns-repeated="11" table:style-name="ce278"/>
          <table:table-cell table:style-name="ce279"/>
          <table:table-cell table:style-name="ce282"/>
          <table:table-cell table:number-columns-repeated="16369"/>
        </table:table-row>
        <table:table-row table:style-name="ro17">
          <table:table-cell/>
          <table:table-cell office:value-type="string" table:style-name="ce280">
            <text:p>(5)<text:s/><text:span text:style-name="T3">其</text:span><text:s text:c="2"/><text:span text:style-name="T3">他</text:span><text:s text:c="2"/><text:span text:style-name="T3">水</text:span><text:s text:c="2"/><text:span text:style-name="T3">產</text:span></text:p>
          </table:table-cell>
          <table:table-cell office:value-type="float" office:value="14352.73" table:style-name="ce278">
            <text:p>14,353<text:s/></text:p>
          </table:table-cell>
          <table:table-cell office:value-type="float" office:value="15886.564221999201" table:style-name="ce278">
            <text:p>15,887<text:s/></text:p>
          </table:table-cell>
          <table:table-cell office:value-type="float" office:value="16426.650000000001" table:style-name="ce278">
            <text:p>16,427<text:s/></text:p>
          </table:table-cell>
          <table:table-cell office:value-type="float" office:value="15895.924999999999" table:style-name="ce278">
            <text:p>15,896<text:s/></text:p>
          </table:table-cell>
          <table:table-cell office:value-type="float" office:value="15578.883" table:style-name="ce278">
            <text:p>15,579<text:s/></text:p>
          </table:table-cell>
          <table:table-cell table:style-name="ce278"/>
          <table:table-cell office:value-type="float" office:value="18017.458385499998" table:style-name="ce278">
            <text:p>18,017<text:s/></text:p>
          </table:table-cell>
          <table:table-cell office:value-type="float" office:value="14158.8846378" table:style-name="ce278">
            <text:p>14,159<text:s/></text:p>
          </table:table-cell>
          <table:table-cell office:value-type="float" office:value="14438.927022600001" table:style-name="ce278">
            <text:p>14,439<text:s/></text:p>
          </table:table-cell>
          <table:table-cell office:value-type="float" office:value="15556.1662342" table:style-name="ce278">
            <text:p>15,556<text:s/></text:p>
          </table:table-cell>
          <table:table-cell office:value-type="float" office:value="15476.6617185" table:style-name="ce278">
            <text:p>15,477<text:s/></text:p>
          </table:table-cell>
          <table:table-cell table:style-name="ce279"/>
          <table:table-cell office:value-type="string" table:style-name="ce264">
            <text:p>(5) Other seafood</text:p>
          </table:table-cell>
          <table:table-cell table:number-columns-repeated="16369"/>
        </table:table-row>
        <table:table-row table:style-name="ro10">
          <table:table-cell/>
          <table:table-cell table:style-name="ce291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/>
          <table:table-cell office:value-type="string" table:style-name="ce281">
            <text:p>a.<text:s/><text:span text:style-name="T3">水</text:span><text:s/><text:span text:style-name="T3">產</text:span><text:s/><text:span text:style-name="T3">生</text:span><text:s/><text:span text:style-name="T3">物</text:span></text:p>
          </table:table-cell>
          <table:table-cell office:value-type="float" office:value="156.77000000000001" table:style-name="ce278">
            <text:p>157<text:s/></text:p>
          </table:table-cell>
          <table:table-cell office:value-type="float" office:value="278.32122199920002" table:style-name="ce278">
            <text:p>278<text:s/></text:p>
          </table:table-cell>
          <table:table-cell office:value-type="float" office:value="269.88" table:style-name="ce278">
            <text:p>270<text:s/></text:p>
          </table:table-cell>
          <table:table-cell office:value-type="float" office:value="242.42" table:style-name="ce278">
            <text:p>242<text:s/></text:p>
          </table:table-cell>
          <table:table-cell office:value-type="float" office:value="275.65800000000002" table:style-name="ce278">
            <text:p>276<text:s/></text:p>
          </table:table-cell>
          <table:table-cell table:style-name="ce278"/>
          <table:table-cell office:value-type="float" office:value="666.16538549999996" table:style-name="ce278">
            <text:p>666<text:s/></text:p>
          </table:table-cell>
          <table:table-cell office:value-type="float" office:value="1123.7876378000001" table:style-name="ce278">
            <text:p>1,124<text:s/></text:p>
          </table:table-cell>
          <table:table-cell office:value-type="float" office:value="1020.0860226" table:style-name="ce278">
            <text:p>1,020<text:s/></text:p>
          </table:table-cell>
          <table:table-cell office:value-type="float" office:value="873.85423419999995" table:style-name="ce278">
            <text:p>874<text:s/></text:p>
          </table:table-cell>
          <table:table-cell office:value-type="float" office:value="838.08871850000003" table:style-name="ce278">
            <text:p>838<text:s/></text:p>
          </table:table-cell>
          <table:table-cell table:style-name="ce279"/>
          <table:table-cell office:value-type="string" table:style-name="ce282">
            <text:p>a. Aquatic animals</text:p>
          </table:table-cell>
          <table:table-cell table:number-columns-repeated="16369"/>
        </table:table-row>
        <table:table-row table:style-name="ro10">
          <table:table-cell/>
          <table:table-cell table:style-name="ce291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/>
          <table:table-cell office:value-type="string" table:style-name="ce281">
            <text:p>b.<text:s/><text:span text:style-name="T3">海　藻　類</text:span></text:p>
          </table:table-cell>
          <table:table-cell office:value-type="float" office:value="14195.96" table:style-name="ce278">
            <text:p>14,196<text:s/></text:p>
          </table:table-cell>
          <table:table-cell office:value-type="float" office:value="15608.243" table:style-name="ce278">
            <text:p>15,608<text:s/></text:p>
          </table:table-cell>
          <table:table-cell office:value-type="float" office:value="16156.77" table:style-name="ce278">
            <text:p>16,157<text:s/></text:p>
          </table:table-cell>
          <table:table-cell office:value-type="float" office:value="15653.504999999999" table:style-name="ce278">
            <text:p>15,654<text:s/></text:p>
          </table:table-cell>
          <table:table-cell office:value-type="float" office:value="15303.225" table:style-name="ce278">
            <text:p>15,303<text:s/></text:p>
          </table:table-cell>
          <table:table-cell table:style-name="ce278"/>
          <table:table-cell office:value-type="float" office:value="17351.293000000001" table:style-name="ce278">
            <text:p>17,351<text:s/></text:p>
          </table:table-cell>
          <table:table-cell office:value-type="float" office:value="13035.097" table:style-name="ce278">
            <text:p>13,035<text:s/></text:p>
          </table:table-cell>
          <table:table-cell office:value-type="float" office:value="13418.841" table:style-name="ce278">
            <text:p>13,419<text:s/></text:p>
          </table:table-cell>
          <table:table-cell office:value-type="float" office:value="14682.312" table:style-name="ce278">
            <text:p>14,682<text:s/></text:p>
          </table:table-cell>
          <table:table-cell office:value-type="float" office:value="14638.573" table:style-name="ce278">
            <text:p>14,639<text:s/></text:p>
          </table:table-cell>
          <table:table-cell table:style-name="ce279"/>
          <table:table-cell office:value-type="string" table:style-name="ce282">
            <text:p>b. Sea weeds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8">
            <text:p>a)<text:s/><text:span text:style-name="T3">龍　鬚　菜</text:span></text:p>
          </table:table-cell>
          <table:table-cell office:value-type="float" office:value="8.06" table:style-name="ce278">
            <text:p>8<text:s/></text:p>
          </table:table-cell>
          <table:table-cell office:value-type="float" office:value="14.76" table:style-name="ce278">
            <text:p>15<text:s/></text:p>
          </table:table-cell>
          <table:table-cell office:value-type="float" office:value="13.37" table:style-name="ce278">
            <text:p>13<text:s/></text:p>
          </table:table-cell>
          <table:table-cell office:value-type="float" office:value="25.361999999999998" table:style-name="ce278">
            <text:p>25<text:s/></text:p>
          </table:table-cell>
          <table:table-cell office:value-type="float" office:value="9.2609999999999992" table:style-name="ce278">
            <text:p>9<text:s/></text:p>
          </table:table-cell>
          <table:table-cell table:style-name="ce278"/>
          <table:table-cell office:value-type="float" office:value="8.4969999999999999" table:style-name="ce278">
            <text:p>8<text:s/></text:p>
          </table:table-cell>
          <table:table-cell office:value-type="string" table:style-name="ce278">
            <text:p>-</text:p>
          </table:table-cell>
          <table:table-cell office:value-type="float" office:value="2.044" table:style-name="ce278">
            <text:p>2<text:s/></text:p>
          </table:table-cell>
          <table:table-cell office:value-type="float" office:value="8.76" table:style-name="ce278">
            <text:p>9<text:s/></text:p>
          </table:table-cell>
          <table:table-cell office:value-type="string" table:style-name="ce278">
            <text:p>-</text:p>
          </table:table-cell>
          <table:table-cell table:style-name="ce279"/>
          <table:table-cell office:value-type="string" table:style-name="ce290">
            <text:p>a) Gracilar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8">
            <text:p>b)<text:s/><text:span text:style-name="T3">其　　　他</text:span></text:p>
          </table:table-cell>
          <table:table-cell office:value-type="float" office:value="14187.9" table:style-name="ce278">
            <text:p>14,188<text:s/></text:p>
          </table:table-cell>
          <table:table-cell office:value-type="float" office:value="15593.483" table:style-name="ce278">
            <text:p>15,593<text:s/></text:p>
          </table:table-cell>
          <table:table-cell office:value-type="float" office:value="16143.4" table:style-name="ce278">
            <text:p>16,143<text:s/></text:p>
          </table:table-cell>
          <table:table-cell office:value-type="float" office:value="15628.143" table:style-name="ce278">
            <text:p>15,628<text:s/></text:p>
          </table:table-cell>
          <table:table-cell office:value-type="float" office:value="15293.964" table:style-name="ce278">
            <text:p>15,294<text:s/></text:p>
          </table:table-cell>
          <table:table-cell table:style-name="ce278"/>
          <table:table-cell office:value-type="float" office:value="17342.796000000002" table:style-name="ce278">
            <text:p>17,343<text:s/></text:p>
          </table:table-cell>
          <table:table-cell office:value-type="float" office:value="0" table:formula="msoxl:=#VALUE!" table:style-name="ce278">
            <text:p>#VALUE!</text:p>
          </table:table-cell>
          <table:table-cell office:value-type="float" office:value="13416.797" table:style-name="ce278">
            <text:p>13,417<text:s/></text:p>
          </table:table-cell>
          <table:table-cell office:value-type="float" office:value="14673.552" table:style-name="ce278">
            <text:p>14,674<text:s/></text:p>
          </table:table-cell>
          <table:table-cell office:value-type="float" office:value="0" table:formula="msoxl:=#VALUE!" table:style-name="ce278">
            <text:p>#VALUE!</text:p>
          </table:table-cell>
          <table:table-cell table:style-name="ce279"/>
          <table:table-cell office:value-type="string" table:style-name="ce290">
            <text:p>b) Others</text:p>
          </table:table-cell>
          <table:table-cell table:number-columns-repeated="16369"/>
        </table:table-row>
        <table:table-row table:style-name="ro10">
          <table:table-cell/>
          <table:table-cell table:style-name="ce291"/>
          <table:table-cell table:number-columns-repeated="11" table:style-name="ce278"/>
          <table:table-cell table:style-name="ce279"/>
          <table:table-cell table:style-name="ce264"/>
          <table:table-cell table:number-columns-repeated="16369"/>
        </table:table-row>
        <table:table-row table:style-name="ro17">
          <table:table-cell/>
          <table:table-cell office:value-type="string" table:style-name="ce280">
            <text:p>(6)<text:s/><text:span text:style-name="T3">乾　漬　品</text:span></text:p>
          </table:table-cell>
          <table:table-cell office:value-type="float" office:value="4442.0370000000003" table:style-name="ce278">
            <text:p>4,442<text:s/></text:p>
          </table:table-cell>
          <table:table-cell office:value-type="float" office:value="4248.7479999999996" table:style-name="ce278">
            <text:p>4,249<text:s/></text:p>
          </table:table-cell>
          <table:table-cell office:value-type="float" office:value="8349.0550000000003" table:style-name="ce278">
            <text:p>8,349<text:s/></text:p>
          </table:table-cell>
          <table:table-cell office:value-type="float" office:value="7642.19" table:style-name="ce278">
            <text:p>7,642<text:s/></text:p>
          </table:table-cell>
          <table:table-cell office:value-type="float" office:value="7231.777" table:style-name="ce278">
            <text:p>7,232<text:s/></text:p>
          </table:table-cell>
          <table:table-cell table:style-name="ce278"/>
          <table:table-cell office:value-type="float" office:value="7407.6930000000002" table:style-name="ce278">
            <text:p>7,408<text:s/></text:p>
          </table:table-cell>
          <table:table-cell office:value-type="float" office:value="11314.746999999999" table:style-name="ce278">
            <text:p>11,315<text:s/></text:p>
          </table:table-cell>
          <table:table-cell office:value-type="float" office:value="10812.184999999999" table:style-name="ce278">
            <text:p>10,812<text:s/></text:p>
          </table:table-cell>
          <table:table-cell office:value-type="float" office:value="10111.442999999999" table:style-name="ce278">
            <text:p>10,111<text:s/></text:p>
          </table:table-cell>
          <table:table-cell office:value-type="float" office:value="9933.6080000000002" table:style-name="ce278">
            <text:p>9,934<text:s/></text:p>
          </table:table-cell>
          <table:table-cell table:style-name="ce279"/>
          <table:table-cell office:value-type="string" table:style-name="ce264">
            <text:p>(6) Dried(salted)</text:p>
          </table:table-cell>
          <table:table-cell table:number-columns-repeated="16369"/>
        </table:table-row>
        <table:table-row table:style-name="ro17">
          <table:table-cell/>
          <table:table-cell office:value-type="string" table:style-name="ce281">
            <text:p>a.<text:s/><text:span text:style-name="T3">魚　　　類</text:span></text:p>
          </table:table-cell>
          <table:table-cell office:value-type="float" office:value="1199.7750000000001" table:style-name="ce278">
            <text:p>1,200<text:s/></text:p>
          </table:table-cell>
          <table:table-cell office:value-type="float" office:value="1862.8" table:style-name="ce278">
            <text:p>1,863<text:s/></text:p>
          </table:table-cell>
          <table:table-cell office:value-type="float" office:value="3102.1410000000001" table:style-name="ce278">
            <text:p>3,102<text:s/></text:p>
          </table:table-cell>
          <table:table-cell office:value-type="float" office:value="3151.694" table:style-name="ce278">
            <text:p>3,152<text:s/></text:p>
          </table:table-cell>
          <table:table-cell office:value-type="float" office:value="2636.68" table:style-name="ce278">
            <text:p>2,637<text:s/></text:p>
          </table:table-cell>
          <table:table-cell table:style-name="ce278"/>
          <table:table-cell office:value-type="float" office:value="3380.8919999999998" table:style-name="ce278">
            <text:p>3,381<text:s/></text:p>
          </table:table-cell>
          <table:table-cell office:value-type="float" office:value="3766.7689999999998" table:style-name="ce278">
            <text:p>3,767<text:s/></text:p>
          </table:table-cell>
          <table:table-cell office:value-type="float" office:value="2688.0010000000002" table:style-name="ce278">
            <text:p>2,688<text:s/></text:p>
          </table:table-cell>
          <table:table-cell office:value-type="float" office:value="2957.1990000000001" table:style-name="ce278">
            <text:p>2,957<text:s/></text:p>
          </table:table-cell>
          <table:table-cell office:value-type="float" office:value="2608.4250000000002" table:style-name="ce278">
            <text:p>2,608<text:s/></text:p>
          </table:table-cell>
          <table:table-cell table:style-name="ce279"/>
          <table:table-cell office:value-type="string" table:style-name="ce290">
            <text:p>a. Fish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b.<text:s/><text:span text:style-name="T3">蝦　蟹　類</text:span></text:p>
          </table:table-cell>
          <table:table-cell office:value-type="float" office:value="70.293999999999997" table:style-name="ce278">
            <text:p>70<text:s/></text:p>
          </table:table-cell>
          <table:table-cell office:value-type="float" office:value="111.35" table:style-name="ce278">
            <text:p>111<text:s/></text:p>
          </table:table-cell>
          <table:table-cell office:value-type="float" office:value="2370.3719999999998" table:style-name="ce278">
            <text:p>2,370<text:s/></text:p>
          </table:table-cell>
          <table:table-cell office:value-type="float" office:value="2458.4920000000002" table:style-name="ce278">
            <text:p>2,458<text:s/></text:p>
          </table:table-cell>
          <table:table-cell office:value-type="float" office:value="1772.24" table:style-name="ce278">
            <text:p>1,772<text:s/></text:p>
          </table:table-cell>
          <table:table-cell table:style-name="ce278"/>
          <table:table-cell office:value-type="float" office:value="1085.357" table:style-name="ce278">
            <text:p>1,085<text:s/></text:p>
          </table:table-cell>
          <table:table-cell office:value-type="float" office:value="1671.2729999999999" table:style-name="ce278">
            <text:p>1,671<text:s/></text:p>
          </table:table-cell>
          <table:table-cell office:value-type="float" office:value="1887.133" table:style-name="ce278">
            <text:p>1,887<text:s/></text:p>
          </table:table-cell>
          <table:table-cell office:value-type="float" office:value="1231.172" table:style-name="ce278">
            <text:p>1,231<text:s/></text:p>
          </table:table-cell>
          <table:table-cell office:value-type="float" office:value="1290.5409999999999" table:style-name="ce278">
            <text:p>1,291<text:s/></text:p>
          </table:table-cell>
          <table:table-cell table:style-name="ce279"/>
          <table:table-cell office:value-type="string" table:style-name="ce290">
            <text:p>b. Shrimps&amp;crabs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c.<text:s/><text:span text:style-name="T3">頭　足　類</text:span></text:p>
          </table:table-cell>
          <table:table-cell office:value-type="float" office:value="12.223000000000001" table:style-name="ce278">
            <text:p>12<text:s/></text:p>
          </table:table-cell>
          <table:table-cell office:value-type="float" office:value="2.0070000000000001" table:style-name="ce278">
            <text:p>2<text:s/></text:p>
          </table:table-cell>
          <table:table-cell office:value-type="float" office:value="48.954999999999998" table:style-name="ce278">
            <text:p>49<text:s/></text:p>
          </table:table-cell>
          <table:table-cell office:value-type="float" office:value="14.814" table:style-name="ce278">
            <text:p>15<text:s/></text:p>
          </table:table-cell>
          <table:table-cell office:value-type="float" office:value="10.583" table:style-name="ce278">
            <text:p>11<text:s/></text:p>
          </table:table-cell>
          <table:table-cell table:style-name="ce278"/>
          <table:table-cell office:value-type="float" office:value="4.8810000000000002" table:style-name="ce278">
            <text:p>5<text:s/></text:p>
          </table:table-cell>
          <table:table-cell office:value-type="float" office:value="6.4530000000000003" table:style-name="ce278">
            <text:p>6<text:s/></text:p>
          </table:table-cell>
          <table:table-cell office:value-type="float" office:value="7.0819999999999999" table:style-name="ce278">
            <text:p>7<text:s/></text:p>
          </table:table-cell>
          <table:table-cell office:value-type="float" office:value="4.5350000000000001" table:style-name="ce278">
            <text:p>5<text:s/></text:p>
          </table:table-cell>
          <table:table-cell office:value-type="float" office:value="12.246" table:style-name="ce278">
            <text:p>12<text:s/></text:p>
          </table:table-cell>
          <table:table-cell table:style-name="ce279"/>
          <table:table-cell office:value-type="string" table:style-name="ce290">
            <text:p>c. Cephaopodas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d.<text:s/><text:span text:style-name="T3">貝　介　類</text:span></text:p>
          </table:table-cell>
          <table:table-cell office:value-type="float" office:value="295.28500000000003" table:style-name="ce278">
            <text:p>295<text:s/></text:p>
          </table:table-cell>
          <table:table-cell office:value-type="float" office:value="412.15899999999999" table:style-name="ce278">
            <text:p>412<text:s/></text:p>
          </table:table-cell>
          <table:table-cell office:value-type="float" office:value="369.47399999999999" table:style-name="ce278">
            <text:p>369<text:s/></text:p>
          </table:table-cell>
          <table:table-cell office:value-type="float" office:value="245.35300000000001" table:style-name="ce278">
            <text:p>245<text:s/></text:p>
          </table:table-cell>
          <table:table-cell office:value-type="float" office:value="266.45100000000002" table:style-name="ce278">
            <text:p>266<text:s/></text:p>
          </table:table-cell>
          <table:table-cell table:style-name="ce278"/>
          <table:table-cell office:value-type="float" office:value="141.22200000000001" table:style-name="ce278">
            <text:p>141<text:s/></text:p>
          </table:table-cell>
          <table:table-cell office:value-type="float" office:value="191.92099999999999" table:style-name="ce278">
            <text:p>192<text:s/></text:p>
          </table:table-cell>
          <table:table-cell office:value-type="float" office:value="208.863" table:style-name="ce278">
            <text:p>209<text:s/></text:p>
          </table:table-cell>
          <table:table-cell office:value-type="float" office:value="141.964" table:style-name="ce278">
            <text:p>142<text:s/></text:p>
          </table:table-cell>
          <table:table-cell office:value-type="float" office:value="141.91800000000001" table:style-name="ce278">
            <text:p>142<text:s/></text:p>
          </table:table-cell>
          <table:table-cell table:style-name="ce279"/>
          <table:table-cell office:value-type="string" table:style-name="ce290">
            <text:p>d. Shell fish</text:p>
          </table:table-cell>
          <table:table-cell table:number-columns-repeated="16369"/>
        </table:table-row>
        <table:table-row table:style-name="ro17">
          <table:table-cell table:style-name="ce261"/>
          <table:table-cell office:value-type="string" table:style-name="ce281">
            <text:p>e.<text:s/><text:span text:style-name="T3">其　　　他</text:span></text:p>
          </table:table-cell>
          <table:table-cell office:value-type="float" office:value="2864.46" table:style-name="ce278">
            <text:p>2,864<text:s/></text:p>
          </table:table-cell>
          <table:table-cell office:value-type="float" office:value="1860.432" table:style-name="ce278">
            <text:p>1,860<text:s/></text:p>
          </table:table-cell>
          <table:table-cell office:value-type="float" office:value="2458.1129999999998" table:style-name="ce278">
            <text:p>2,458<text:s/></text:p>
          </table:table-cell>
          <table:table-cell office:value-type="float" office:value="1771.837" table:style-name="ce278">
            <text:p>1,772<text:s/></text:p>
          </table:table-cell>
          <table:table-cell office:value-type="float" office:value="2545.8229999999999" table:style-name="ce278">
            <text:p>2,546<text:s/></text:p>
          </table:table-cell>
          <table:table-cell table:style-name="ce278"/>
          <table:table-cell office:value-type="float" office:value="2795.3409999999999" table:style-name="ce278">
            <text:p>2,795<text:s/></text:p>
          </table:table-cell>
          <table:table-cell office:value-type="float" office:value="5678.3310000000001" table:style-name="ce278">
            <text:p>5,678<text:s/></text:p>
          </table:table-cell>
          <table:table-cell office:value-type="float" office:value="6021.1059999999998" table:style-name="ce278">
            <text:p>6,021<text:s/></text:p>
          </table:table-cell>
          <table:table-cell office:value-type="float" office:value="5776.5730000000003" table:style-name="ce278">
            <text:p>5,777<text:s/></text:p>
          </table:table-cell>
          <table:table-cell office:value-type="float" office:value="5880.4780000000001" table:style-name="ce278">
            <text:p>5,880<text:s/></text:p>
          </table:table-cell>
          <table:table-cell table:style-name="ce279"/>
          <table:table-cell office:value-type="string" table:style-name="ce290">
            <text:p>e. Others</text:p>
          </table:table-cell>
          <table:table-cell table:number-columns-repeated="16369"/>
        </table:table-row>
        <table:table-row table:style-name="ro7">
          <table:table-cell table:style-name="ce283"/>
          <table:table-cell table:style-name="ce292"/>
          <table:table-cell table:number-columns-repeated="5" table:style-name="ce285"/>
          <table:table-cell table:style-name="ce262"/>
          <table:table-cell table:number-columns-repeated="2" table:style-name="ce285"/>
          <table:table-cell table:number-columns-repeated="3" table:style-name="ce293"/>
          <table:table-cell table:style-name="ce294"/>
          <table:table-cell table:style-name="ce285"/>
          <table:table-cell table:number-columns-repeated="16369"/>
        </table:table-row>
        <table:table-row table:style-name="ro2">
          <table:table-cell table:style-name="ce264"/>
          <table:table-cell table:style-name="ce261"/>
          <table:table-cell table:number-columns-repeated="12" table:style-name="ce262"/>
          <table:table-cell table:style-name="ce265"/>
          <table:table-cell table:number-columns-repeated="16369"/>
        </table:table-row>
        <table:table-row table:number-rows-repeated="1048490" table:style-name="ro5">
          <table:table-cell table:number-columns-repeated="16384"/>
        </table:table-row>
      </table:table>
      <table:table table:name="4_2_10" table:style-name="ta1" table:print-ranges="4_2_10.A1:4_2_10.P28">
        <table:table-column table:style-name="co1" table:default-cell-style-name="ce300"/>
        <table:table-column table:style-name="co2" table:default-cell-style-name="ce300"/>
        <table:table-column table:style-name="co3" table:number-columns-repeated="5" table:default-cell-style-name="ce300"/>
        <table:table-column table:style-name="co4" table:default-cell-style-name="ce300"/>
        <table:table-column table:style-name="co3" table:number-columns-repeated="5" table:default-cell-style-name="ce300"/>
        <table:table-column table:style-name="co1" table:default-cell-style-name="ce300"/>
        <table:table-column table:style-name="co2" table:default-cell-style-name="ce300"/>
        <table:table-column table:style-name="co7" table:number-columns-repeated="2" table:default-cell-style-name="ce300"/>
        <table:table-column table:style-name="co8" table:default-cell-style-name="ce300"/>
        <table:table-column table:style-name="co9" table:default-cell-style-name="ce300"/>
        <table:table-column table:style-name="co7" table:number-columns-repeated="16365" table:default-cell-style-name="ce300"/>
        <table:table-row table:style-name="ro1">
          <table:table-cell office:value-type="string" table:style-name="ce299">
            <text:p><text:s text:c="2"/>162 <text:s text:c="4"/>104<text:span text:style-name="T3">年糧食供需年報</text:span></text:p>
          </table:table-cell>
          <table:table-cell table:style-name="ce300"/>
          <table:table-cell table:number-columns-repeated="12" table:style-name="ce301"/>
          <table:table-cell office:value-type="string" table:style-name="ce302">
            <text:p>FOOD SUPPLY &amp; UTILIZATION 2015 <text:s text:c="4"/>163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14">
          <table:table-cell table:style-name="ce303"/>
          <table:table-cell table:style-name="ce300"/>
          <table:table-cell table:number-columns-repeated="12" table:style-name="ce301"/>
          <table:table-cell table:style-name="ce304"/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7" table:number-rows-spanned="1" table:style-name="ce356">
            <text:p>(10)<text:s text:c="2"/><text:span text:style-name="T6">乳</text:span><text:s/><text:span text:style-name="T6">品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305"/>
          <table:table-cell office:value-type="string" table:number-columns-spanned="7" table:number-rows-spanned="1" table:style-name="ce357">
            <text:p>(10) <text:s/>Import of Milk</text:p>
          </table:table-cell>
          <table:covered-table-cell table:number-columns-repeated="6"/>
          <table:table-cell table:number-columns-repeated="2" table:style-name="ce306"/>
          <table:table-cell table:number-columns-spanned="2" table:number-rows-spanned="1" table:style-name="ce61"/>
          <table:covered-table-cell/>
          <table:table-cell table:number-columns-repeated="16365" table:style-name="ce306"/>
        </table:table-row>
        <table:table-row table:style-name="ro1">
          <table:table-cell office:value-type="string" table:style-name="ce307">
            <text:p>單位：公噸</text:p>
          </table:table-cell>
          <table:table-cell table:style-name="ce300"/>
          <table:table-cell table:number-columns-repeated="5" table:style-name="ce308"/>
          <table:table-cell table:style-name="ce303"/>
          <table:table-cell table:number-columns-repeated="6" table:style-name="ce308"/>
          <table:table-cell office:value-type="string" table:style-name="ce309">
            <text:p>Unit:M.T.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table-cell office:value-type="string" table:number-columns-spanned="2" table:number-rows-spanned="2" table:style-name="ce358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310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359">
            <text:p>Category</text:p>
          </table:table-cell>
          <table:covered-table-cell/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310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1">
            <text:p>10.<text:span text:style-name="T8">乳</text:span><text:s text:c="3"/><text:span text:style-name="T8">品</text:span><text:s text:c="3"/><text:span text:style-name="T8">類</text:span></text:p>
          </table:table-cell>
          <table:table-cell office:value-type="float" office:value="140692.29999999999" table:style-name="ce312">
            <text:p>140,692<text:s/></text:p>
          </table:table-cell>
          <table:table-cell office:value-type="float" office:value="131965.864" table:style-name="ce312">
            <text:p>131,966<text:s/></text:p>
          </table:table-cell>
          <table:table-cell office:value-type="float" office:value="107609.26" table:style-name="ce312">
            <text:p>107,609<text:s/></text:p>
          </table:table-cell>
          <table:table-cell office:value-type="float" office:value="129698.868" table:style-name="ce312">
            <text:p>129,699<text:s/></text:p>
          </table:table-cell>
          <table:table-cell office:value-type="float" office:value="131769.40900000001" table:style-name="ce312">
            <text:p>131,769<text:s/></text:p>
          </table:table-cell>
          <table:table-cell table:style-name="ce312"/>
          <table:table-cell office:value-type="float" office:value="139954.81599999999" table:style-name="ce312">
            <text:p>139,955<text:s/></text:p>
          </table:table-cell>
          <table:table-cell office:value-type="float" office:value="135649.20000000001" table:style-name="ce312">
            <text:p>135,649<text:s/></text:p>
          </table:table-cell>
          <table:table-cell office:value-type="float" office:value="146628.99299999999" table:style-name="ce312">
            <text:p>146,629<text:s/></text:p>
          </table:table-cell>
          <table:table-cell office:value-type="float" office:value="161163.33799999999" table:style-name="ce312">
            <text:p>161,163<text:s/></text:p>
          </table:table-cell>
          <table:table-cell office:value-type="float" office:value="178619.546" table:style-name="ce312">
            <text:p>178,620<text:s/></text:p>
          </table:table-cell>
          <table:table-cell table:style-name="ce313"/>
          <table:table-cell office:value-type="string" table:style-name="ce314">
            <text:p><text:s/>10.Milk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5">
            <text:p>(1)<text:s/><text:span text:style-name="T3">鮮　　　乳</text:span></text:p>
          </table:table-cell>
          <table:table-cell office:value-type="float" office:value="11042.03" table:style-name="ce316">
            <text:p>11,042<text:s/></text:p>
          </table:table-cell>
          <table:table-cell office:value-type="float" office:value="9320.8220000000001" table:style-name="ce316">
            <text:p>9,321<text:s/></text:p>
          </table:table-cell>
          <table:table-cell office:value-type="float" office:value="8757.49" table:style-name="ce316">
            <text:p>8,757<text:s/></text:p>
          </table:table-cell>
          <table:table-cell office:value-type="float" office:value="13691.540999999999" table:style-name="ce316">
            <text:p>13,692<text:s/></text:p>
          </table:table-cell>
          <table:table-cell office:value-type="float" office:value="18717.671999999999" table:style-name="ce316">
            <text:p>18,718<text:s/></text:p>
          </table:table-cell>
          <table:table-cell table:style-name="ce316"/>
          <table:table-cell office:value-type="float" office:value="20716.738000000001" table:style-name="ce316">
            <text:p>20,717<text:s/></text:p>
          </table:table-cell>
          <table:table-cell office:value-type="float" office:value="19328.663" table:style-name="ce316">
            <text:p>19,329<text:s/></text:p>
          </table:table-cell>
          <table:table-cell office:value-type="float" office:value="14996.3" table:style-name="ce316">
            <text:p>14,996<text:s/></text:p>
          </table:table-cell>
          <table:table-cell office:value-type="float" office:value="21890.100999999999" table:style-name="ce316">
            <text:p>21,890<text:s/></text:p>
          </table:table-cell>
          <table:table-cell office:value-type="float" office:value="26352.252" table:style-name="ce316">
            <text:p>26,352<text:s/></text:p>
          </table:table-cell>
          <table:table-cell table:style-name="ce317"/>
          <table:table-cell office:value-type="string" table:style-name="ce318">
            <text:p>(1) Fresh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5">
            <text:p>(2)<text:s/><text:span text:style-name="T3">奶粉及粉塊</text:span></text:p>
          </table:table-cell>
          <table:table-cell office:value-type="float" office:value="91222.96" table:style-name="ce316">
            <text:p>91,223<text:s/></text:p>
          </table:table-cell>
          <table:table-cell office:value-type="float" office:value="87866.16" table:style-name="ce316">
            <text:p>87,866<text:s/></text:p>
          </table:table-cell>
          <table:table-cell office:value-type="float" office:value="62870.55" table:style-name="ce316">
            <text:p>62,871<text:s/></text:p>
          </table:table-cell>
          <table:table-cell office:value-type="float" office:value="75573.27" table:style-name="ce316">
            <text:p>75,573<text:s/></text:p>
          </table:table-cell>
          <table:table-cell office:value-type="float" office:value="73017.845000000001" table:style-name="ce316">
            <text:p>73,018<text:s/></text:p>
          </table:table-cell>
          <table:table-cell table:style-name="ce316"/>
          <table:table-cell office:value-type="float" office:value="76557.201000000001" table:style-name="ce316">
            <text:p>76,557<text:s/></text:p>
          </table:table-cell>
          <table:table-cell office:value-type="float" office:value="73207.036999999997" table:style-name="ce316">
            <text:p>73,207<text:s/></text:p>
          </table:table-cell>
          <table:table-cell office:value-type="float" office:value="79032.687000000005" table:style-name="ce316">
            <text:p>79,033<text:s/></text:p>
          </table:table-cell>
          <table:table-cell office:value-type="float" office:value="79206.471999999994" table:style-name="ce316">
            <text:p>79,206<text:s/></text:p>
          </table:table-cell>
          <table:table-cell office:value-type="float" office:value="81900.462" table:style-name="ce316">
            <text:p>81,900<text:s/></text:p>
          </table:table-cell>
          <table:table-cell table:style-name="ce317"/>
          <table:table-cell office:value-type="string" table:style-name="ce318">
            <text:p>(2) Powered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5">
            <text:p>(3)<text:s/><text:span text:style-name="T3">其</text:span><text:s/><text:span text:style-name="T3">他</text:span><text:s/><text:span text:style-name="T3">乳</text:span><text:s/><text:span text:style-name="T3">品</text:span></text:p>
          </table:table-cell>
          <table:table-cell office:value-type="float" office:value="38427.31" table:style-name="ce316">
            <text:p>38,427<text:s/></text:p>
          </table:table-cell>
          <table:table-cell office:value-type="float" office:value="34778.881999999998" table:style-name="ce316">
            <text:p>34,779<text:s/></text:p>
          </table:table-cell>
          <table:table-cell office:value-type="float" office:value="35981.22" table:style-name="ce316">
            <text:p>35,981<text:s/></text:p>
          </table:table-cell>
          <table:table-cell office:value-type="float" office:value="40434.057000000001" table:style-name="ce316">
            <text:p>40,434<text:s/></text:p>
          </table:table-cell>
          <table:table-cell office:value-type="float" office:value="40033.892" table:style-name="ce316">
            <text:p>40,034<text:s/></text:p>
          </table:table-cell>
          <table:table-cell table:style-name="ce316"/>
          <table:table-cell office:value-type="float" office:value="42680.876999999993" table:style-name="ce316">
            <text:p>42,681<text:s/></text:p>
          </table:table-cell>
          <table:table-cell office:value-type="float" office:value="43113.5" table:style-name="ce316">
            <text:p>43,114<text:s/></text:p>
          </table:table-cell>
          <table:table-cell office:value-type="float" office:value="52600.006000000001" table:style-name="ce316">
            <text:p>52,600<text:s/></text:p>
          </table:table-cell>
          <table:table-cell office:value-type="float" office:value="60066.764999999999" table:style-name="ce316">
            <text:p>60,067<text:s/></text:p>
          </table:table-cell>
          <table:table-cell office:value-type="float" office:value="70366.831999999995" table:style-name="ce316">
            <text:p>70,367<text:s/></text:p>
          </table:table-cell>
          <table:table-cell table:style-name="ce317"/>
          <table:table-cell office:value-type="string" table:style-name="ce318">
            <text:p>(3) Others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9">
            <text:p>a.<text:s/><text:span text:style-name="T3">奶　　　水</text:span></text:p>
          </table:table-cell>
          <table:table-cell office:value-type="float" office:value="1624.41" table:style-name="ce316">
            <text:p>1,624<text:s/></text:p>
          </table:table-cell>
          <table:table-cell office:value-type="float" office:value="1420.94" table:style-name="ce316">
            <text:p>1,421<text:s/></text:p>
          </table:table-cell>
          <table:table-cell office:value-type="float" office:value="862.72" table:style-name="ce316">
            <text:p>863<text:s/></text:p>
          </table:table-cell>
          <table:table-cell office:value-type="float" office:value="1134.9929999999999" table:style-name="ce316">
            <text:p>1,135<text:s/></text:p>
          </table:table-cell>
          <table:table-cell office:value-type="float" office:value="2148.04" table:style-name="ce316">
            <text:p>2,148<text:s/></text:p>
          </table:table-cell>
          <table:table-cell table:style-name="ce316"/>
          <table:table-cell office:value-type="float" office:value="2233.8760000000002" table:style-name="ce316">
            <text:p>2,234<text:s/></text:p>
          </table:table-cell>
          <table:table-cell office:value-type="float" office:value="2987.1759999999999" table:style-name="ce316">
            <text:p>2,987<text:s/></text:p>
          </table:table-cell>
          <table:table-cell office:value-type="float" office:value="2373.1010000000001" table:style-name="ce316">
            <text:p>2,373<text:s/></text:p>
          </table:table-cell>
          <table:table-cell office:value-type="float" office:value="2592.6329999999998" table:style-name="ce316">
            <text:p>2,593<text:s/></text:p>
          </table:table-cell>
          <table:table-cell office:value-type="float" office:value="3172.0830000000001" table:style-name="ce316">
            <text:p>3,172<text:s/></text:p>
          </table:table-cell>
          <table:table-cell table:style-name="ce317"/>
          <table:table-cell office:value-type="string" table:style-name="ce320">
            <text:p>a. Evaporated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00"/>
          <table:table-cell office:value-type="string" table:style-name="ce319">
            <text:p>b.<text:s/><text:span text:style-name="T3">煉　　　乳</text:span></text:p>
          </table:table-cell>
          <table:table-cell office:value-type="float" office:value="3652.63" table:style-name="ce316">
            <text:p>3,653<text:s/></text:p>
          </table:table-cell>
          <table:table-cell office:value-type="float" office:value="4853.6859999999997" table:style-name="ce316">
            <text:p>4,854<text:s/></text:p>
          </table:table-cell>
          <table:table-cell office:value-type="float" office:value="4022.2" table:style-name="ce316">
            <text:p>4,022<text:s/></text:p>
          </table:table-cell>
          <table:table-cell office:value-type="float" office:value="3700.482" table:style-name="ce316">
            <text:p>3,700<text:s/></text:p>
          </table:table-cell>
          <table:table-cell office:value-type="float" office:value="4896.9340000000002" table:style-name="ce316">
            <text:p>4,897<text:s/></text:p>
          </table:table-cell>
          <table:table-cell table:style-name="ce316"/>
          <table:table-cell office:value-type="float" office:value="4667.2479999999996" table:style-name="ce316">
            <text:p>4,667<text:s/></text:p>
          </table:table-cell>
          <table:table-cell office:value-type="float" office:value="5419.4340000000002" table:style-name="ce316">
            <text:p>5,419<text:s/></text:p>
          </table:table-cell>
          <table:table-cell office:value-type="float" office:value="4881.6660000000002" table:style-name="ce316">
            <text:p>4,882<text:s/></text:p>
          </table:table-cell>
          <table:table-cell office:value-type="float" office:value="7333.9480000000003" table:style-name="ce316">
            <text:p>7,334<text:s/></text:p>
          </table:table-cell>
          <table:table-cell office:value-type="float" office:value="15610.675999999999" table:style-name="ce316">
            <text:p>15,611<text:s/></text:p>
          </table:table-cell>
          <table:table-cell table:style-name="ce317"/>
          <table:table-cell office:value-type="string" table:style-name="ce320">
            <text:p>b. Condensed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3">
          <table:table-cell table:style-name="ce321"/>
          <table:table-cell office:value-type="string" table:style-name="ce322">
            <text:p>c.<text:s/><text:span text:style-name="T3">其　　　他</text:span></text:p>
          </table:table-cell>
          <table:table-cell office:value-type="float" office:value="33150.269999999997" table:style-name="ce323">
            <text:p>33,150<text:s/></text:p>
          </table:table-cell>
          <table:table-cell office:value-type="float" office:value="28504.256000000001" table:style-name="ce323">
            <text:p>28,504<text:s/></text:p>
          </table:table-cell>
          <table:table-cell office:value-type="float" office:value="31096.3" table:style-name="ce323">
            <text:p>31,096<text:s/></text:p>
          </table:table-cell>
          <table:table-cell office:value-type="float" office:value="35598.582000000002" table:style-name="ce323">
            <text:p>35,599<text:s/></text:p>
          </table:table-cell>
          <table:table-cell office:value-type="float" office:value="32988.917999999998" table:style-name="ce323">
            <text:p>32,989<text:s/></text:p>
          </table:table-cell>
          <table:table-cell table:style-name="ce316"/>
          <table:table-cell office:value-type="float" office:value="35779.752999999997" table:style-name="ce323">
            <text:p>35,780<text:s/></text:p>
          </table:table-cell>
          <table:table-cell office:value-type="float" office:value="34706.89" table:style-name="ce323">
            <text:p>34,707<text:s/></text:p>
          </table:table-cell>
          <table:table-cell office:value-type="float" office:value="45345.239000000001" table:style-name="ce323">
            <text:p>45,345<text:s/></text:p>
          </table:table-cell>
          <table:table-cell office:value-type="float" office:value="50140.184000000001" table:style-name="ce323">
            <text:p>50,140<text:s/></text:p>
          </table:table-cell>
          <table:table-cell office:value-type="float" office:value="51584.072999999997" table:style-name="ce323">
            <text:p>51,584<text:s/></text:p>
          </table:table-cell>
          <table:table-cell table:style-name="ce324"/>
          <table:table-cell office:value-type="string" table:style-name="ce325">
            <text:p>c. Others</text:p>
          </table:table-cell>
          <table:table-cell table:number-columns-repeated="2" table:style-name="ce300"/>
          <table:table-cell table:number-columns-spanned="2" table:number-rows-spanned="1" table:style-name="ce61"/>
          <table:covered-table-cell/>
          <table:table-cell table:number-columns-repeated="16365"/>
        </table:table-row>
        <table:table-row table:style-name="ro4">
          <table:table-cell table:style-name="ce326"/>
          <table:table-cell table:style-name="ce327"/>
          <table:table-cell table:number-columns-repeated="12" table:style-name="ce328"/>
          <table:table-cell table:style-name="ce329"/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2">
          <table:table-cell office:value-type="string" table:number-columns-spanned="7" table:number-rows-spanned="1" table:style-name="ce360">
            <text:p>(11)<text:s text:c="2"/><text:span text:style-name="T6">油</text:span><text:s/><text:span text:style-name="T6">脂</text:span><text:s/><text:span text:style-name="T6">類</text:span><text:s/><text:span text:style-name="T6">進</text:span><text:s/><text:span text:style-name="T6">口</text:span><text:s/><text:span text:style-name="T6">量</text:span></text:p>
          </table:table-cell>
          <table:covered-table-cell table:number-columns-repeated="6"/>
          <table:table-cell table:style-name="ce330"/>
          <table:table-cell office:value-type="string" table:number-columns-spanned="7" table:number-rows-spanned="1" table:style-name="ce361">
            <text:p>(11) <text:s/>Import of Oil and Fats</text:p>
          </table:table-cell>
          <table:covered-table-cell table:number-columns-repeated="6"/>
          <table:table-cell table:number-columns-repeated="2" table:style-name="ce331"/>
          <table:table-cell table:number-columns-spanned="2" table:number-rows-spanned="1" table:style-name="ce61"/>
          <table:covered-table-cell/>
          <table:table-cell table:number-columns-repeated="16365" table:style-name="ce331"/>
        </table:table-row>
        <table:table-row table:style-name="ro1">
          <table:table-cell office:value-type="string" table:style-name="ce332">
            <text:p>單位：公噸</text:p>
          </table:table-cell>
          <table:table-cell table:style-name="ce327"/>
          <table:table-cell table:number-columns-repeated="5" table:style-name="ce333"/>
          <table:table-cell table:style-name="ce326"/>
          <table:table-cell table:number-columns-repeated="6" table:style-name="ce333"/>
          <table:table-cell office:value-type="string" table:style-name="ce334">
            <text:p>Unit:M.T.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2">
          <table:table-cell office:value-type="string" table:number-columns-spanned="2" table:number-rows-spanned="2" table:style-name="ce362">
            <text:p>產<text:span text:style-name="T4"><text:s/></text:span>品<text:span text:style-name="T4"><text:s/></text:span>別</text:p>
          </table:table-cell>
          <table:covered-table-cell/>
          <table:table-cell office:value-type="string" table:style-name="ce14">
            <text:p>民國<text:span text:style-name="T4"><text:s/>95</text:span><text:s/>年</text:p>
          </table:table-cell>
          <table:table-cell office:value-type="string" table:style-name="ce14">
            <text:p>民國<text:span text:style-name="T4"><text:s/>96</text:span><text:s/>年</text:p>
          </table:table-cell>
          <table:table-cell office:value-type="string" table:style-name="ce14">
            <text:p>民國<text:span text:style-name="T4"><text:s/>97</text:span><text:s/>年</text:p>
          </table:table-cell>
          <table:table-cell office:value-type="string" table:style-name="ce14">
            <text:p>民國<text:span text:style-name="T4"><text:s/>98</text:span><text:s/>年</text:p>
          </table:table-cell>
          <table:table-cell office:value-type="string" table:style-name="ce14">
            <text:p>民國<text:span text:style-name="T4"><text:s/>99</text:span><text:s/>年</text:p>
          </table:table-cell>
          <table:table-cell table:style-name="ce335"/>
          <table:table-cell office:value-type="string" table:style-name="ce16">
            <text:p>民國<text:span text:style-name="T4"><text:s/>100</text:span><text:s/>年</text:p>
          </table:table-cell>
          <table:table-cell office:value-type="string" table:style-name="ce14">
            <text:p>民國<text:span text:style-name="T4"><text:s/>101</text:span><text:s/>年</text:p>
          </table:table-cell>
          <table:table-cell office:value-type="string" table:style-name="ce14">
            <text:p>民國<text:span text:style-name="T4"><text:s/>102</text:span><text:s/>年</text:p>
          </table:table-cell>
          <table:table-cell office:value-type="string" table:style-name="ce14">
            <text:p>民國<text:span text:style-name="T4"><text:s/>103</text:span><text:s/>年</text:p>
          </table:table-cell>
          <table:table-cell office:value-type="string" table:style-name="ce14">
            <text:p>民國<text:span text:style-name="T4"><text:s/>104</text:span><text:s/>年</text:p>
          </table:table-cell>
          <table:table-cell office:value-type="string" table:number-columns-spanned="2" table:number-rows-spanned="2" table:style-name="ce363">
            <text:p>Category</text:p>
          </table:table-cell>
          <table:covered-table-cell/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2">
          <table:covered-table-cell/>
          <table:covered-table-cell/>
          <table:table-cell office:value-type="string" table:style-name="ce19">
            <text:p>(2006)</text:p>
          </table:table-cell>
          <table:table-cell office:value-type="string" table:style-name="ce19">
            <text:p>(2007)</text:p>
          </table:table-cell>
          <table:table-cell office:value-type="string" table:style-name="ce19">
            <text:p>(2008)</text:p>
          </table:table-cell>
          <table:table-cell office:value-type="string" table:style-name="ce19">
            <text:p>(2009)</text:p>
          </table:table-cell>
          <table:table-cell office:value-type="string" table:style-name="ce19">
            <text:p>(2010)</text:p>
          </table:table-cell>
          <table:table-cell table:style-name="ce335"/>
          <table:table-cell office:value-type="string" table:style-name="ce20">
            <text:p>(2011)</text:p>
          </table:table-cell>
          <table:table-cell office:value-type="string" table:style-name="ce19">
            <text:p>(2012)</text:p>
          </table:table-cell>
          <table:table-cell office:value-type="string" table:style-name="ce19">
            <text:p>(2013)</text:p>
          </table:table-cell>
          <table:table-cell office:value-type="string" table:style-name="ce19">
            <text:p>(2014)</text:p>
          </table:table-cell>
          <table:table-cell office:value-type="string" table:style-name="ce19">
            <text:p>(2015)</text:p>
          </table:table-cell>
          <table:covered-table-cell/>
          <table:covered-table-cell/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36">
            <text:p>11.<text:span text:style-name="T8">油　脂　類</text:span></text:p>
          </table:table-cell>
          <table:table-cell office:value-type="float" office:value="331736.26" table:style-name="ce337">
            <text:p>331,736<text:s/></text:p>
          </table:table-cell>
          <table:table-cell office:value-type="float" office:value="347434.74" table:style-name="ce338">
            <text:p>347,435<text:s/></text:p>
          </table:table-cell>
          <table:table-cell office:value-type="float" office:value="329410.88" table:style-name="ce338">
            <text:p>329,411<text:s/></text:p>
          </table:table-cell>
          <table:table-cell office:value-type="float" office:value="323294.505" table:style-name="ce338">
            <text:p>323,295<text:s/></text:p>
          </table:table-cell>
          <table:table-cell office:value-type="float" office:value="348479.25599999999" table:style-name="ce338">
            <text:p>348,479<text:s/></text:p>
          </table:table-cell>
          <table:table-cell table:style-name="ce339"/>
          <table:table-cell office:value-type="float" office:value="339419.08100000001" table:style-name="ce338">
            <text:p>339,419<text:s/></text:p>
          </table:table-cell>
          <table:table-cell office:value-type="float" office:value="357796.57199999999" table:style-name="ce338">
            <text:p>357,797<text:s/></text:p>
          </table:table-cell>
          <table:table-cell office:value-type="float" office:value="357419.08" table:style-name="ce338">
            <text:p>357,419<text:s/></text:p>
          </table:table-cell>
          <table:table-cell office:value-type="float" office:value="385465.57" table:style-name="ce338">
            <text:p>385,466<text:s/></text:p>
          </table:table-cell>
          <table:table-cell office:value-type="float" office:value="388845.51299999998" table:style-name="ce338">
            <text:p>388,846<text:s/></text:p>
          </table:table-cell>
          <table:table-cell table:style-name="ce340"/>
          <table:table-cell office:value-type="string" table:style-name="ce341">
            <text:p><text:s/>11.Oil and fats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2">
            <text:p>(1)<text:s/><text:span text:style-name="T3">植</text:span><text:s/><text:span text:style-name="T3">物</text:span><text:s/><text:span text:style-name="T3">油</text:span><text:s/><text:span text:style-name="T3">脂</text:span></text:p>
          </table:table-cell>
          <table:table-cell office:value-type="float" office:value="224933.2" table:style-name="ce343">
            <text:p>224,933<text:s/></text:p>
          </table:table-cell>
          <table:table-cell office:value-type="float" office:value="231440.272" table:style-name="ce344">
            <text:p>231,440<text:s/></text:p>
          </table:table-cell>
          <table:table-cell office:value-type="float" office:value="218252.09" table:style-name="ce344">
            <text:p>218,252<text:s/></text:p>
          </table:table-cell>
          <table:table-cell office:value-type="float" office:value="210279.261" table:style-name="ce344">
            <text:p>210,279<text:s/></text:p>
          </table:table-cell>
          <table:table-cell office:value-type="float" office:value="230560.23199999999" table:style-name="ce344">
            <text:p>230,560<text:s/></text:p>
          </table:table-cell>
          <table:table-cell table:style-name="ce344"/>
          <table:table-cell office:value-type="float" office:value="227485.435" table:style-name="ce344">
            <text:p>227,485<text:s/></text:p>
          </table:table-cell>
          <table:table-cell office:value-type="float" office:value="233636.22500000001" table:style-name="ce344">
            <text:p>233,636<text:s/></text:p>
          </table:table-cell>
          <table:table-cell office:value-type="float" office:value="257226.60800000001" table:style-name="ce344">
            <text:p>257,227<text:s/></text:p>
          </table:table-cell>
          <table:table-cell office:value-type="float" office:value="291489.56099999999" table:style-name="ce344">
            <text:p>291,490<text:s/></text:p>
          </table:table-cell>
          <table:table-cell office:value-type="float" office:value="298529.038" table:style-name="ce344">
            <text:p>298,529<text:s/></text:p>
          </table:table-cell>
          <table:table-cell table:style-name="ce345"/>
          <table:table-cell office:value-type="string" table:style-name="ce346">
            <text:p>(1) Vegetable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a.<text:s/><text:span text:style-name="T3">大　豆　油</text:span></text:p>
          </table:table-cell>
          <table:table-cell office:value-type="float" office:value="4256.88" table:style-name="ce343">
            <text:p>4,257<text:s/></text:p>
          </table:table-cell>
          <table:table-cell office:value-type="float" office:value="26901.293000000001" table:style-name="ce344">
            <text:p>26,901<text:s/></text:p>
          </table:table-cell>
          <table:table-cell office:value-type="float" office:value="24630.39" table:style-name="ce344">
            <text:p>24,630<text:s/></text:p>
          </table:table-cell>
          <table:table-cell office:value-type="float" office:value="10528.311" table:style-name="ce344">
            <text:p>10,528<text:s/></text:p>
          </table:table-cell>
          <table:table-cell office:value-type="float" office:value="147.67599999999999" table:style-name="ce344">
            <text:p>148<text:s/></text:p>
          </table:table-cell>
          <table:table-cell table:style-name="ce344"/>
          <table:table-cell office:value-type="float" office:value="5164.5209999999997" table:style-name="ce344">
            <text:p>5,165<text:s/></text:p>
          </table:table-cell>
          <table:table-cell office:value-type="float" office:value="251.744" table:style-name="ce344">
            <text:p>252<text:s/></text:p>
          </table:table-cell>
          <table:table-cell office:value-type="float" office:value="74.867999999999995" table:style-name="ce344">
            <text:p>75<text:s/></text:p>
          </table:table-cell>
          <table:table-cell office:value-type="float" office:value="3209.39" table:style-name="ce344">
            <text:p>3,209<text:s/></text:p>
          </table:table-cell>
          <table:table-cell office:value-type="float" office:value="5192.1040000000003" table:style-name="ce344">
            <text:p>5,192<text:s/></text:p>
          </table:table-cell>
          <table:table-cell table:style-name="ce345"/>
          <table:table-cell office:value-type="string" table:style-name="ce348">
            <text:p>a. Soybean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b.<text:s/><text:span text:style-name="T3">花　生　油</text:span></text:p>
          </table:table-cell>
          <table:table-cell office:value-type="float" office:value="0.03" table:style-name="ce343">
            <text:p>0<text:s/></text:p>
          </table:table-cell>
          <table:table-cell office:value-type="float" office:value="3.5999999999999997E-2" table:style-name="ce344">
            <text:p>0<text:s/></text:p>
          </table:table-cell>
          <table:table-cell office:value-type="string" table:style-name="ce344">
            <text:p>-</text:p>
          </table:table-cell>
          <table:table-cell office:value-type="float" office:value="0.3" table:style-name="ce344">
            <text:p>0<text:s/></text:p>
          </table:table-cell>
          <table:table-cell office:value-type="float" office:value="0.11799999999999999" table:style-name="ce344">
            <text:p>0<text:s/></text:p>
          </table:table-cell>
          <table:table-cell table:style-name="ce344"/>
          <table:table-cell office:value-type="string" table:style-name="ce344">
            <text:p>-</text:p>
          </table:table-cell>
          <table:table-cell office:value-type="string" table:style-name="ce344">
            <text:p>-</text:p>
          </table:table-cell>
          <table:table-cell office:value-type="float" office:value="4.2000000000000003E-2" table:style-name="ce344">
            <text:p>0<text:s/></text:p>
          </table:table-cell>
          <table:table-cell office:value-type="float" office:value="0.109" table:style-name="ce344">
            <text:p>0<text:s/></text:p>
          </table:table-cell>
          <table:table-cell office:value-type="float" office:value="0.48" table:style-name="ce344">
            <text:p>0<text:s/></text:p>
          </table:table-cell>
          <table:table-cell table:style-name="ce345"/>
          <table:table-cell office:value-type="string" table:style-name="ce348">
            <text:p>b. Peanut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c.<text:s/><text:span text:style-name="T3">芝　麻　油</text:span></text:p>
          </table:table-cell>
          <table:table-cell office:value-type="float" office:value="989.8" table:style-name="ce343">
            <text:p>990<text:s/></text:p>
          </table:table-cell>
          <table:table-cell office:value-type="float" office:value="1067.3630000000001" table:style-name="ce344">
            <text:p>1,067<text:s/></text:p>
          </table:table-cell>
          <table:table-cell office:value-type="float" office:value="871.39" table:style-name="ce344">
            <text:p>871<text:s/></text:p>
          </table:table-cell>
          <table:table-cell office:value-type="float" office:value="196.11199999999999" table:style-name="ce344">
            <text:p>196<text:s/></text:p>
          </table:table-cell>
          <table:table-cell office:value-type="float" office:value="916.07" table:style-name="ce344">
            <text:p>916<text:s/></text:p>
          </table:table-cell>
          <table:table-cell table:style-name="ce344"/>
          <table:table-cell office:value-type="float" office:value="458.238" table:style-name="ce344">
            <text:p>458<text:s/></text:p>
          </table:table-cell>
          <table:table-cell office:value-type="float" office:value="1110.6389999999999" table:style-name="ce344">
            <text:p>1,111<text:s/></text:p>
          </table:table-cell>
          <table:table-cell office:value-type="float" office:value="2191.7489999999998" table:style-name="ce344">
            <text:p>2,192<text:s/></text:p>
          </table:table-cell>
          <table:table-cell office:value-type="float" office:value="1285.0440000000001" table:style-name="ce344">
            <text:p>1,285<text:s/></text:p>
          </table:table-cell>
          <table:table-cell office:value-type="float" office:value="2334.8330000000001" table:style-name="ce344">
            <text:p>2,335<text:s/></text:p>
          </table:table-cell>
          <table:table-cell table:style-name="ce345"/>
          <table:table-cell office:value-type="string" table:style-name="ce348">
            <text:p>c. Sesame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d.<text:s/><text:span text:style-name="T3">其　　　他</text:span></text:p>
          </table:table-cell>
          <table:table-cell office:value-type="float" office:value="219686.49" table:style-name="ce343">
            <text:p>219,686<text:s/></text:p>
          </table:table-cell>
          <table:table-cell office:value-type="float" office:value="203471.58" table:style-name="ce344">
            <text:p>203,472<text:s/></text:p>
          </table:table-cell>
          <table:table-cell office:value-type="float" office:value="192750.31" table:style-name="ce344">
            <text:p>192,750<text:s/></text:p>
          </table:table-cell>
          <table:table-cell office:value-type="float" office:value="199554.538" table:style-name="ce344">
            <text:p>199,555<text:s/></text:p>
          </table:table-cell>
          <table:table-cell office:value-type="float" office:value="229496.36799999999" table:style-name="ce344">
            <text:p>229,496<text:s/></text:p>
          </table:table-cell>
          <table:table-cell table:style-name="ce344"/>
          <table:table-cell office:value-type="float" office:value="221862.67600000001" table:style-name="ce344">
            <text:p>221,863<text:s/></text:p>
          </table:table-cell>
          <table:table-cell office:value-type="float" office:value="232273.842" table:style-name="ce344">
            <text:p>232,274<text:s/></text:p>
          </table:table-cell>
          <table:table-cell office:value-type="float" office:value="254959.94899999999" table:style-name="ce344">
            <text:p>254,960<text:s/></text:p>
          </table:table-cell>
          <table:table-cell office:value-type="float" office:value="286995.01799999998" table:style-name="ce344">
            <text:p>286,995<text:s/></text:p>
          </table:table-cell>
          <table:table-cell office:value-type="float" office:value="291001.62099999998" table:style-name="ce344">
            <text:p>291,002<text:s/></text:p>
          </table:table-cell>
          <table:table-cell table:style-name="ce345"/>
          <table:table-cell office:value-type="string" table:style-name="ce348">
            <text:p>d. Others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2">
            <text:p>(2)<text:s/><text:span text:style-name="T3">動</text:span><text:s/><text:span text:style-name="T3">物</text:span><text:s/><text:span text:style-name="T3">油</text:span><text:s/><text:span text:style-name="T3">脂</text:span></text:p>
          </table:table-cell>
          <table:table-cell office:value-type="float" office:value="106803.06" table:style-name="ce343">
            <text:p>106,803<text:s/></text:p>
          </table:table-cell>
          <table:table-cell office:value-type="float" office:value="115994.46799999999" table:style-name="ce344">
            <text:p>115,994<text:s/></text:p>
          </table:table-cell>
          <table:table-cell office:value-type="float" office:value="111158.79" table:style-name="ce344">
            <text:p>111,159<text:s/></text:p>
          </table:table-cell>
          <table:table-cell office:value-type="float" office:value="113015.24400000001" table:style-name="ce344">
            <text:p>113,015<text:s/></text:p>
          </table:table-cell>
          <table:table-cell office:value-type="float" office:value="117919.024" table:style-name="ce344">
            <text:p>117,919<text:s/></text:p>
          </table:table-cell>
          <table:table-cell table:style-name="ce344"/>
          <table:table-cell office:value-type="float" office:value="111933.64599999999" table:style-name="ce344">
            <text:p>111,934<text:s/></text:p>
          </table:table-cell>
          <table:table-cell office:value-type="float" office:value="124160.34699999999" table:style-name="ce344">
            <text:p>124,160<text:s/></text:p>
          </table:table-cell>
          <table:table-cell office:value-type="float" office:value="100192.47199999999" table:style-name="ce344">
            <text:p>100,192<text:s/></text:p>
          </table:table-cell>
          <table:table-cell office:value-type="float" office:value="93976.009000000005" table:style-name="ce344">
            <text:p>93,976<text:s/></text:p>
          </table:table-cell>
          <table:table-cell office:value-type="float" office:value="90316.475000000006" table:style-name="ce344">
            <text:p>90,316<text:s/></text:p>
          </table:table-cell>
          <table:table-cell table:style-name="ce349"/>
          <table:table-cell office:value-type="string" table:style-name="ce346">
            <text:p>(2) Animal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a.<text:s/><text:span text:style-name="T3">豬　　　油</text:span></text:p>
          </table:table-cell>
          <table:table-cell office:value-type="float" office:value="7653.04" table:style-name="ce343">
            <text:p>7,653<text:s/></text:p>
          </table:table-cell>
          <table:table-cell office:value-type="float" office:value="6639.241" table:style-name="ce344">
            <text:p>6,639<text:s/></text:p>
          </table:table-cell>
          <table:table-cell office:value-type="float" office:value="4844.8" table:style-name="ce344">
            <text:p>4,845<text:s/></text:p>
          </table:table-cell>
          <table:table-cell office:value-type="float" office:value="5861.5" table:style-name="ce344">
            <text:p>5,862<text:s/></text:p>
          </table:table-cell>
          <table:table-cell office:value-type="float" office:value="5428.3419999999996" table:style-name="ce344">
            <text:p>5,428<text:s/></text:p>
          </table:table-cell>
          <table:table-cell table:style-name="ce344"/>
          <table:table-cell office:value-type="float" office:value="4781.8649999999998" table:style-name="ce344">
            <text:p>4,782<text:s/></text:p>
          </table:table-cell>
          <table:table-cell office:value-type="float" office:value="3727.1129999999998" table:style-name="ce344">
            <text:p>3,727<text:s/></text:p>
          </table:table-cell>
          <table:table-cell office:value-type="float" office:value="3928.8449999999998" table:style-name="ce344">
            <text:p>3,929<text:s/></text:p>
          </table:table-cell>
          <table:table-cell office:value-type="float" office:value="8176.9889999999996" table:style-name="ce344">
            <text:p>8,177<text:s/></text:p>
          </table:table-cell>
          <table:table-cell office:value-type="float" office:value="5974.7759999999998" table:style-name="ce344">
            <text:p>5,975<text:s/></text:p>
          </table:table-cell>
          <table:table-cell table:style-name="ce349"/>
          <table:table-cell office:value-type="string" table:style-name="ce348">
            <text:p>a. Lard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27"/>
          <table:table-cell office:value-type="string" table:style-name="ce347">
            <text:p>b.<text:s/><text:span text:style-name="T3">奶　　　油</text:span></text:p>
          </table:table-cell>
          <table:table-cell office:value-type="float" office:value="19048.8" table:style-name="ce343">
            <text:p>19,049<text:s/></text:p>
          </table:table-cell>
          <table:table-cell office:value-type="float" office:value="21047.582999999999" table:style-name="ce344">
            <text:p>21,048<text:s/></text:p>
          </table:table-cell>
          <table:table-cell office:value-type="float" office:value="13263.73" table:style-name="ce344">
            <text:p>13,264<text:s/></text:p>
          </table:table-cell>
          <table:table-cell office:value-type="float" office:value="15131.797" table:style-name="ce344">
            <text:p>15,132<text:s/></text:p>
          </table:table-cell>
          <table:table-cell office:value-type="float" office:value="18117.768" table:style-name="ce344">
            <text:p>18,118<text:s/></text:p>
          </table:table-cell>
          <table:table-cell table:style-name="ce344"/>
          <table:table-cell office:value-type="float" office:value="20859.615000000002" table:style-name="ce344">
            <text:p>20,860<text:s/></text:p>
          </table:table-cell>
          <table:table-cell office:value-type="float" office:value="20813.224999999999" table:style-name="ce344">
            <text:p>20,813<text:s/></text:p>
          </table:table-cell>
          <table:table-cell office:value-type="float" office:value="19882.348999999998" table:style-name="ce344">
            <text:p>19,882<text:s/></text:p>
          </table:table-cell>
          <table:table-cell office:value-type="float" office:value="23671.333999999999" table:style-name="ce344">
            <text:p>23,671<text:s/></text:p>
          </table:table-cell>
          <table:table-cell office:value-type="float" office:value="27373.525000000001" table:style-name="ce344">
            <text:p>27,374<text:s/></text:p>
          </table:table-cell>
          <table:table-cell table:style-name="ce349"/>
          <table:table-cell office:value-type="string" table:style-name="ce348">
            <text:p>b. Butter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3">
          <table:table-cell table:style-name="ce350"/>
          <table:table-cell office:value-type="string" table:style-name="ce351">
            <text:p>c.<text:s/><text:span text:style-name="T3">其　　　他</text:span></text:p>
          </table:table-cell>
          <table:table-cell office:value-type="float" office:value="80101.22" table:style-name="ce352">
            <text:p>80,101<text:s/></text:p>
          </table:table-cell>
          <table:table-cell office:value-type="float" office:value="88307.644" table:style-name="ce353">
            <text:p>88,308<text:s/></text:p>
          </table:table-cell>
          <table:table-cell office:value-type="float" office:value="93050.26" table:style-name="ce353">
            <text:p>93,050<text:s/></text:p>
          </table:table-cell>
          <table:table-cell office:value-type="float" office:value="92021.947" table:style-name="ce353">
            <text:p>92,022<text:s/></text:p>
          </table:table-cell>
          <table:table-cell office:value-type="float" office:value="94372.914000000004" table:style-name="ce353">
            <text:p>94,373<text:s/></text:p>
          </table:table-cell>
          <table:table-cell table:style-name="ce344"/>
          <table:table-cell office:value-type="float" office:value="86292.165999999997" table:style-name="ce353">
            <text:p>86,292<text:s/></text:p>
          </table:table-cell>
          <table:table-cell office:value-type="float" office:value="99620.009000000005" table:style-name="ce353">
            <text:p>99,620<text:s/></text:p>
          </table:table-cell>
          <table:table-cell office:value-type="float" office:value="76381.278000000006" table:style-name="ce353">
            <text:p>76,381<text:s/></text:p>
          </table:table-cell>
          <table:table-cell office:value-type="float" office:value="62127.686000000002" table:style-name="ce353">
            <text:p>62,128<text:s/></text:p>
          </table:table-cell>
          <table:table-cell office:value-type="float" office:value="56968.173999999999" table:style-name="ce353">
            <text:p>56,968<text:s/></text:p>
          </table:table-cell>
          <table:table-cell table:style-name="ce354"/>
          <table:table-cell office:value-type="string" table:style-name="ce355">
            <text:p>c. Others</text:p>
          </table:table-cell>
          <table:table-cell table:number-columns-repeated="2" table:style-name="ce327"/>
          <table:table-cell table:number-columns-spanned="2" table:number-rows-spanned="1" table:style-name="ce61"/>
          <table:covered-table-cell/>
          <table:table-cell table:number-columns-repeated="16365" table:style-name="ce327"/>
        </table:table-row>
        <table:table-row table:style-name="ro5">
          <table:table-cell table:number-columns-repeated="16384" table:style-name="ce327"/>
        </table:table-row>
        <table:table-row table:number-rows-repeated="104854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">
      <number:text>-</number:text>
      <number:number number:decimal-places="0" number:min-integer-digits="1" number:grouping="true"/>
      <style:map style:condition="value()&gt;=0" style:apply-style-name="N49P0"/>
    </number:number-style>
    <number:number-style style:name="N50P0">
      <number:number number:decimal-places="1" number:min-integer-digits="1" number:grouping="true"/>
      <number:text> </number:text>
    </number:number-style>
    <number:number-style style:name="N50">
      <number:text>(-</number:text>
      <number:number number:decimal-places="1" number:min-integer-digits="1" number:grouping="true"/>
      <number:text>)</number:text>
      <style:map style:condition="value()&gt;=0" style:apply-style-name="N50P0"/>
    </number:number-style>
    <number:number-style style:name="N51P0">
      <number:number number:decimal-places="0" number:min-integer-digits="1" number:grouping="true"/>
    </number:number-style>
    <number:number-style style:name="N51">
      <style:text-properties fo:color="#FF0000"/>
      <number:text>-</number:text>
      <number:number number:decimal-places="0" number:min-integer-digits="1" number:grouping="true"/>
      <style:map style:condition="value()&gt;=0" style:apply-style-name="N51P0"/>
    </number:number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">
      <number:text>(-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text-style style:name="N53">
      <number:text-content/>
      <number:text> 進 口 量 </number:text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.12" style:display-name="一般_3.12" style:family="table-cell" style:data-style-name="N0">
      <style:table-cell-properties style:vertical-align="automatic" fo:background-color="transparent"/>
    </style:style>
    <style:style style:name="_19968__33324__4.2-1" style:display-name="一般_4.2-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10" style:display-name="一般_4.2-10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11" style:display-name="一般_4.2-1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2" style:display-name="一般_4.2-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3" style:display-name="一般_4.2-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4" style:display-name="一般_4.2-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5" style:display-name="一般_4.2-5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6" style:display-name="一般_4.2-6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7" style:display-name="一般_4.2-7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8" style:display-name="一般_4.2-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2-9" style:display-name="一般_4.2-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4.3-8" style:display-name="一般_4.3-8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Fyeartab1" style:display-name="一般_Fyeartab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pfctab" style:display-name="一般_pfctab" style:family="table-cell" style:data-style-name="N0">
      <style:table-cell-properties style:vertical-align="automatic" fo:background-color="transparent"/>
      <style:text-properties style:font-name="細明體" style:font-name-asian="細明體" style:font-name-complex="細明體" style:font-family-generic="modern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in" fo:margin-left="0.590551181102362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90551181102362in" fo:margin-left="0.590551181102362in" fo:margin-right="0.393700787401575in" fo:margin-bottom="0in"/>
      </style:header-style>
      <style:footer-style>
        <style:header-footer-properties fo:min-height="0in" fo:margin-left="0.590551181102362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調查統計科邱郁筑</meta:initial-creator>
    <dc:creator>調查統計科邱郁筑</dc:creator>
    <meta:creation-date>2014-10-01T08:49:34Z</meta:creation-date>
    <dc:date>2016-09-29T03:16:01Z</dc:date>
    <meta:print-date>2016-09-29T03:14:28Z</meta:print-date>
  </office:meta>
</office:document-meta>
</file>